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4.288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835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4.128cm"/>
    </style:style>
    <style:style style:name="co16" style:family="table-column">
      <style:table-column-properties fo:break-before="auto" style:column-width="4.664cm"/>
    </style:style>
    <style:style style:name="co17" style:family="table-column">
      <style:table-column-properties fo:break-before="auto" style:column-width="4.05cm"/>
    </style:style>
    <style:style style:name="co18" style:family="table-column">
      <style:table-column-properties fo:break-before="auto" style:column-width="4.493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3.725cm"/>
    </style:style>
    <style:style style:name="co21" style:family="table-column">
      <style:table-column-properties fo:break-before="auto" style:column-width="4.872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8" style:family="table-cell" style:parent-style-name="Default"/>
    <style:style style:name="ce36" style:family="table-cell" style:parent-style-name="Default"/>
    <style:style style:name="ce10" style:family="table-cell" style:parent-style-name="Default"/>
    <style:style style:name="ce38" style:family="table-cell" style:parent-style-name="Default"/>
    <style:style style:name="ce12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14" style:family="table-cell" style:parent-style-name="Default"/>
    <style:style style:name="ce44" style:family="table-cell" style:parent-style-name="Default"/>
    <style:style style:name="ce16" style:family="table-cell" style:parent-style-name="Default"/>
    <style:style style:name="ce15" style:family="table-cell" style:parent-style-name="Default"/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/>
    <style:style style:name="ce18" style:family="table-cell" style:parent-style-name="Default"/>
    <style:style style:name="ce17" style:family="table-cell" style:parent-style-name="Default"/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20" style:family="table-cell" style:parent-style-name="Default"/>
    <style:style style:name="ce54" style:family="table-cell" style:parent-style-name="Default"/>
    <style:style style:name="ce22" style:family="table-cell" style:parent-style-name="Default"/>
    <style:style style:name="ce56" style:family="table-cell" style:parent-style-name="Default"/>
    <style:style style:name="ce25" style:family="table-cell" style:parent-style-name="Default"/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transparent"/>
    </style:style>
    <style:style style:name="ce65" style:family="table-cell" style:parent-style-name="Default"/>
    <style:style style:name="ce5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9" style:family="table-cell" style:parent-style-name="Default"/>
    <style:style style:name="ce70" style:family="table-cell" style:parent-style-name="Default"/>
    <style:style style:name="ce72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1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>
      <style:table-cell-properties fo:background-color="transparent"/>
    </style:style>
    <style:style style:name="ce7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78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6" style:family="table-cell" style:parent-style-name="Default" style:data-style-name="N0">
      <style:table-cell-properties fo:background-color="#999999"/>
    </style:style>
    <style:style style:name="ce7" style:family="table-cell" style:parent-style-name="Default" style:data-style-name="N0">
      <style:table-cell-properties fo:background-color="transparent"/>
    </style:style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2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/>
    <style:style style:name="ce119" style:family="table-cell" style:parent-style-name="Default"/>
    <style:style style:name="ce101" style:family="table-cell" style:parent-style-name="Default"/>
    <style:style style:name="ce121" style:family="table-cell" style:parent-style-name="Default"/>
    <style:style style:name="ce103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nMiguel" table:style-name="ta1">
        <table:shapes>
          <draw:frame draw:z-index="0" draw:style-name="gr1" draw:text-style-name="P1" svg:width="15.985cm" svg:height="9.031cm" svg:x="4.097cm" svg:y="24.995cm">
            <draw:object draw:notify-on-update-of-ranges="SanMiguel.C4:SanMiguel.C9 SanMiguel.B4:SanMiguel.B4 SanMiguel.D4:SanMiguel.D9 SanMiguel.C10:SanMiguel.C15 SanMiguel.B10:SanMiguel.B10 SanMiguel.D10:SanMiguel.D15 SanMiguel.C16:SanMiguel.C21 SanMiguel.B16:SanMiguel.B16 SanMiguel.D16:SanMiguel.D21 SanMiguel.C22:SanMiguel.C27 SanMiguel.B22:SanMiguel.B22 SanMiguel.D22:SanMiguel.D27 SanMiguel.C28:SanMiguel.C33 SanMiguel.B28:SanMiguel.B28 SanMiguel.D28:SanMiguel.D33 SanMiguel.C34:SanMiguel.C39 SanMiguel.B34:SanMiguel.B34 SanMiguel.D34:SanMiguel.D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85cm" svg:height="9.031cm" svg:x="21.438cm" svg:y="25.09cm">
            <draw:object draw:notify-on-update-of-ranges="SanMiguel.C4:SanMiguel.C9 SanMiguel.B4:SanMiguel.B4 SanMiguel.V4:SanMiguel.V9 SanMiguel.C10:SanMiguel.C15 SanMiguel.B10:SanMiguel.B10 SanMiguel.V10:SanMiguel.V15 SanMiguel.C16:SanMiguel.C21 SanMiguel.B16:SanMiguel.B16 SanMiguel.V16:SanMiguel.V21 SanMiguel.C22:SanMiguel.C27 SanMiguel.B22:SanMiguel.B22 SanMiguel.V22:SanMiguel.V27 SanMiguel.C28:SanMiguel.C33 SanMiguel.B28:SanMiguel.B28 SanMiguel.V28:SanMiguel.V33 SanMiguel.C34:SanMiguel.C39 SanMiguel.B34:SanMiguel.B34 SanMiguel.V34:SanMiguel.V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85cm" svg:height="9.031cm" svg:x="38.852cm" svg:y="25.03cm">
            <draw:object draw:notify-on-update-of-ranges="SanMiguel.C4:SanMiguel.C9 SanMiguel.B4:SanMiguel.B4 SanMiguel.W4:SanMiguel.W9 SanMiguel.C10:SanMiguel.C15 SanMiguel.B10:SanMiguel.B10 SanMiguel.W10:SanMiguel.W15 SanMiguel.C16:SanMiguel.C21 SanMiguel.B16:SanMiguel.B16 SanMiguel.W16:SanMiguel.W21 SanMiguel.C22:SanMiguel.C27 SanMiguel.B22:SanMiguel.B22 SanMiguel.W22:SanMiguel.W27 SanMiguel.C28:SanMiguel.C33 SanMiguel.B28:SanMiguel.B28 SanMiguel.W28:SanMiguel.W33 SanMiguel.C34:SanMiguel.C39 SanMiguel.B34:SanMiguel.B34 SanMiguel.W34:SanMiguel.W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ce10"/>
        <table:table-column table:style-name="co11" table:default-cell-style-name="ce12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2" table:default-cell-style-name="ce16"/>
        <table:table-column table:style-name="co15" table:default-cell-style-name="Default"/>
        <table:table-column table:style-name="co16" table:default-cell-style-name="ce18"/>
        <table:table-column table:style-name="co17" table:default-cell-style-name="ce20"/>
        <table:table-column table:style-name="co18" table:default-cell-style-name="ce22"/>
        <table:table-column table:style-name="co19" table:default-cell-style-name="ce2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table:style-name="Default" office:value-type="float" office:value="9000000" calcext:value-type="float">
            <text:p>9000000</text:p>
          </table:table-cell>
          <table:table-cell office:value-type="string" calcext:value-type="string">
            <text:p>Frame size const: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style-name="Default" table:formula="of:=(2*([.A6]/[.$T$1])+65536/[.$V$1])/3" office:value-type="float" office:value="0.503488814814815" calcext:value-type="float">
            <text:p>0.503488814814815</text:p>
          </table:table-cell>
          <table:table-cell office:value-type="string" calcext:value-type="string">
            <text:p>Omega 512:</text:p>
          </table:table-cell>
          <table:table-cell table:formula="of:=(2*([.A6]/[.$T$1])+262144/[.$V$1])/3" office:value-type="float" office:value="0.765632814814815" calcext:value-type="float">
            <text:p>0.765632814814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Migue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1 Render 512 (ms)</text:p>
          </table:table-cell>
          <table:table-cell table:style-name="Default" office:value-type="string" calcext:value-type="string">
            <text:p>1 Frame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2 Frame 512 (ms)</text:p>
          </table:table-cell>
          <table:table-cell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 office:value-type="string" calcext:value-type="string">
            <text:p>Trade-off cost SAH 256</text:p>
          </table:table-cell>
          <table:table-cell table:style-name="Default" office:value-type="string" calcext:value-type="string">
            <text:p>Trade-off cost SAH 512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71400" calcext:value-type="float">
            <text:p>71400</text:p>
          </table:table-cell>
          <table:table-cell table:formula="of:=[.D4]+[.E4]" office:value-type="float" office:value="71533" calcext:value-type="float">
            <text:p>71533</text:p>
          </table:table-cell>
          <table:table-cell office:value-type="float" office:value="82300" calcext:value-type="float">
            <text:p>82300</text:p>
          </table:table-cell>
          <table:table-cell table:formula="of:=[.D4]+[.G4]" office:value-type="float" office:value="82433" calcext:value-type="float">
            <text:p>82433</text:p>
          </table:table-cell>
          <table:table-cell office:value-type="float" office:value="68900" calcext:value-type="float">
            <text:p>68900</text:p>
          </table:table-cell>
          <table:table-cell table:formula="of:=[.D4]+[.I4]" office:value-type="float" office:value="69033" calcext:value-type="float">
            <text:p>69033</text:p>
          </table:table-cell>
          <table:table-cell table:formula="of:=([.F4]+[.H4]+[.J4])/3" office:value-type="float" office:value="74333" calcext:value-type="float">
            <text:p>74333</text:p>
          </table:table-cell>
          <table:table-cell/>
          <table:table-cell table:formula="of:=[.D4]+[.L4]" office:value-type="float" office:value="133" calcext:value-type="float">
            <text:p>133</text:p>
          </table:table-cell>
          <table:table-cell/>
          <table:table-cell table:formula="of:=[.D4]+[.N4]" office:value-type="float" office:value="133" calcext:value-type="float">
            <text:p>133</text:p>
          </table:table-cell>
          <table:table-cell/>
          <table:table-cell table:formula="of:=[.D4]+[.P4]" office:value-type="float" office:value="133" calcext:value-type="float">
            <text:p>133</text:p>
          </table:table-cell>
          <table:table-cell table:formula="of:=([.M4]+[.O4]+[.Q4])/3" office:value-type="float" office:value="133" calcext:value-type="float">
            <text:p>133</text:p>
          </table:table-cell>
          <table:table-cell table:formula="of:=[.V4]/MAX([.$V$4:.$V$39]) + [.$T$2] *([.U4]/MAX([.$U$4:.$U$39]))" office:value-type="float" office:value="0.508108326509812" calcext:value-type="float">
            <text:p>0.508108326509812</text:p>
          </table:table-cell>
          <table:table-cell table:formula="of:=[.V4]/MAX([.$V$4:.$V$39]) + [.$V$2] *([.U4]/MAX([.$U$4:.$U$39]))" office:value-type="float" office:value="0.770252326509812" calcext:value-type="float">
            <text:p>0.770252326509812</text:p>
          </table:table-cell>
          <table:table-cell office:value-type="float" office:value="6982.06994428484" calcext:value-type="float">
            <text:p>6982.06994428484</text:p>
          </table:table-cell>
          <table:table-cell office:value-type="float" office:value="115932" calcext:value-type="float">
            <text:p>115932</text:p>
          </table:table-cell>
          <table:table-cell office:value-type="float" office:value="69906" calcext:value-type="float">
            <text:p>69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21000" calcext:value-type="float">
            <text:p>21000</text:p>
          </table:table-cell>
          <table:table-cell table:formula="of:=[.D5]+[.E5]" office:value-type="float" office:value="21195" calcext:value-type="float">
            <text:p>21195</text:p>
          </table:table-cell>
          <table:table-cell office:value-type="float" office:value="21000" calcext:value-type="float">
            <text:p>21000</text:p>
          </table:table-cell>
          <table:table-cell table:formula="of:=[.D5]+[.G5]" office:value-type="float" office:value="21195" calcext:value-type="float">
            <text:p>21195</text:p>
          </table:table-cell>
          <table:table-cell office:value-type="float" office:value="21600" calcext:value-type="float">
            <text:p>21600</text:p>
          </table:table-cell>
          <table:table-cell table:formula="of:=[.D5]+[.I5]" office:value-type="float" office:value="21795" calcext:value-type="float">
            <text:p>21795</text:p>
          </table:table-cell>
          <table:table-cell table:formula="of:=([.F5]+[.H5]+[.J5])/3" office:value-type="float" office:value="21395" calcext:value-type="float">
            <text:p>21395</text:p>
          </table:table-cell>
          <table:table-cell/>
          <table:table-cell table:formula="of:=[.D5]+[.L5]" office:value-type="float" office:value="195" calcext:value-type="float">
            <text:p>195</text:p>
          </table:table-cell>
          <table:table-cell/>
          <table:table-cell table:formula="of:=[.D5]+[.N5]" office:value-type="float" office:value="195" calcext:value-type="float">
            <text:p>195</text:p>
          </table:table-cell>
          <table:table-cell/>
          <table:table-cell table:formula="of:=[.D5]+[.P5]" office:value-type="float" office:value="195" calcext:value-type="float">
            <text:p>195</text:p>
          </table:table-cell>
          <table:table-cell table:formula="of:=([.M5]+[.O5]+[.Q5])/3" office:value-type="float" office:value="195" calcext:value-type="float">
            <text:p>195</text:p>
          </table:table-cell>
          <table:table-cell table:formula="of:=[.V5]/MAX([.$V$4:.$V$39]) + [.$T$2] *([.U5]/MAX([.$U$4:.$U$39]))" office:value-type="float" office:value="0.159549210090474" calcext:value-type="float">
            <text:p>0.159549210090474</text:p>
          </table:table-cell>
          <table:table-cell table:formula="of:=[.V5]/MAX([.$V$4:.$V$39]) + [.$V$2] *([.U5]/MAX([.$U$4:.$U$39]))" office:value-type="float" office:value="0.235669621169874" calcext:value-type="float">
            <text:p>0.235669621169874</text:p>
          </table:table-cell>
          <table:table-cell office:value-type="float" office:value="2027.42780435214" calcext:value-type="float">
            <text:p>2027.42780435214</text:p>
          </table:table-cell>
          <table:table-cell office:value-type="float" office:value="334983" calcext:value-type="float">
            <text:p>334983</text:p>
          </table:table-cell>
          <table:table-cell office:value-type="float" office:value="200044" calcext:value-type="float">
            <text:p>200044</text:p>
          </table:table-cell>
          <table:table-cell table:number-columns-repeated="5"/>
        </table:table-row>
        <table:table-row table:style-name="ro1">
          <table:table-cell office:value-type="float" office:value="5617451" calcext:value-type="float">
            <text:p>56174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  <table:table-cell office:value-type="float" office:value="6040" calcext:value-type="float">
            <text:p>6040</text:p>
          </table:table-cell>
          <table:table-cell table:formula="of:=[.D6]+[.E6]" office:value-type="float" office:value="6343" calcext:value-type="float">
            <text:p>6343</text:p>
          </table:table-cell>
          <table:table-cell office:value-type="float" office:value="6740" calcext:value-type="float">
            <text:p>6740</text:p>
          </table:table-cell>
          <table:table-cell table:formula="of:=[.D6]+[.G6]" office:value-type="float" office:value="7043" calcext:value-type="float">
            <text:p>7043</text:p>
          </table:table-cell>
          <table:table-cell office:value-type="float" office:value="6390" calcext:value-type="float">
            <text:p>6390</text:p>
          </table:table-cell>
          <table:table-cell table:formula="of:=[.D6]+[.I6]" office:value-type="float" office:value="6693" calcext:value-type="float">
            <text:p>6693</text:p>
          </table:table-cell>
          <table:table-cell table:formula="of:=([.F6]+[.H6]+[.J6])/3" office:value-type="float" office:value="6693" calcext:value-type="float">
            <text:p>6693</text:p>
          </table:table-cell>
          <table:table-cell/>
          <table:table-cell table:formula="of:=[.D6]+[.L6]" office:value-type="float" office:value="303" calcext:value-type="float">
            <text:p>303</text:p>
          </table:table-cell>
          <table:table-cell/>
          <table:table-cell table:formula="of:=[.D6]+[.N6]" office:value-type="float" office:value="303" calcext:value-type="float">
            <text:p>303</text:p>
          </table:table-cell>
          <table:table-cell/>
          <table:table-cell table:formula="of:=[.D6]+[.P6]" office:value-type="float" office:value="303" calcext:value-type="float">
            <text:p>303</text:p>
          </table:table-cell>
          <table:table-cell table:formula="of:=([.M6]+[.O6]+[.Q6])/3" office:value-type="float" office:value="303" calcext:value-type="float">
            <text:p>303</text:p>
          </table:table-cell>
          <table:table-cell table:formula="of:=[.V6]/MAX([.$V$4:.$V$39]) + [.$T$2] *([.U6]/MAX([.$U$4:.$U$39]))" office:value-type="float" office:value="0.0855778976982211" calcext:value-type="float">
            <text:p>0.085577897698221</text:p>
          </table:table-cell>
          <table:table-cell table:formula="of:=[.V6]/MAX([.$V$4:.$V$39]) + [.$V$2] *([.U6]/MAX([.$U$4:.$U$39]))" office:value-type="float" office:value="0.111633110379872" calcext:value-type="float">
            <text:p>0.111633110379872</text:p>
          </table:table-cell>
          <table:table-cell office:value-type="float" office:value="693.967122484227" calcext:value-type="float">
            <text:p>693.967122484227</text:p>
          </table:table-cell>
          <table:table-cell office:value-type="float" office:value="891786" calcext:value-type="float">
            <text:p>891786</text:p>
          </table:table-cell>
          <table:table-cell office:value-type="float" office:value="475136" calcext:value-type="float">
            <text:p>475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2650" calcext:value-type="float">
            <text:p>2650</text:p>
          </table:table-cell>
          <table:table-cell table:formula="of:=[.D7]+[.E7]" office:value-type="float" office:value="3092" calcext:value-type="float">
            <text:p>3092</text:p>
          </table:table-cell>
          <table:table-cell office:value-type="float" office:value="3000" calcext:value-type="float">
            <text:p>3000</text:p>
          </table:table-cell>
          <table:table-cell table:formula="of:=[.D7]+[.G7]" office:value-type="float" office:value="3442" calcext:value-type="float">
            <text:p>3442</text:p>
          </table:table-cell>
          <table:table-cell office:value-type="float" office:value="2650" calcext:value-type="float">
            <text:p>2650</text:p>
          </table:table-cell>
          <table:table-cell table:formula="of:=[.D7]+[.I7]" office:value-type="float" office:value="3092" calcext:value-type="float">
            <text:p>3092</text:p>
          </table:table-cell>
          <table:table-cell table:formula="of:=([.F7]+[.H7]+[.J7])/3" office:value-type="float" office:value="3208.66666666667" calcext:value-type="float">
            <text:p>3208.66666666667</text:p>
          </table:table-cell>
          <table:table-cell/>
          <table:table-cell table:formula="of:=[.D7]+[.L7]" office:value-type="float" office:value="442" calcext:value-type="float">
            <text:p>442</text:p>
          </table:table-cell>
          <table:table-cell/>
          <table:table-cell table:formula="of:=[.D7]+[.N7]" office:value-type="float" office:value="442" calcext:value-type="float">
            <text:p>442</text:p>
          </table:table-cell>
          <table:table-cell/>
          <table:table-cell table:formula="of:=[.D7]+[.P7]" office:value-type="float" office:value="442" calcext:value-type="float">
            <text:p>442</text:p>
          </table:table-cell>
          <table:table-cell table:formula="of:=([.M7]+[.O7]+[.Q7])/3" office:value-type="float" office:value="442" calcext:value-type="float">
            <text:p>442</text:p>
          </table:table-cell>
          <table:table-cell table:formula="of:=[.V7]/MAX([.$V$4:.$V$39]) + [.$T$2] *([.U7]/MAX([.$U$4:.$U$39]))" office:value-type="float" office:value="0.0993919442431675" calcext:value-type="float">
            <text:p>0.099391944243168</text:p>
          </table:table-cell>
          <table:table-cell table:formula="of:=[.V7]/MAX([.$V$4:.$V$39]) + [.$V$2] *([.U7]/MAX([.$U$4:.$U$39]))" office:value-type="float" office:value="0.111723649219202" calcext:value-type="float">
            <text:p>0.111723649219202</text:p>
          </table:table-cell>
          <table:table-cell office:value-type="float" office:value="328.44858808501" calcext:value-type="float">
            <text:p>328.44858808501</text:p>
          </table:table-cell>
          <table:table-cell office:value-type="float" office:value="1899954" calcext:value-type="float">
            <text:p>1899954</text:p>
          </table:table-cell>
          <table:table-cell office:value-type="float" office:value="839846" calcext:value-type="float">
            <text:p>8398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4" calcext:value-type="float">
            <text:p>674</text:p>
          </table:table-cell>
          <table:table-cell office:value-type="float" office:value="1530" calcext:value-type="float">
            <text:p>1530</text:p>
          </table:table-cell>
          <table:table-cell table:formula="of:=[.D8]+[.E8]" office:value-type="float" office:value="2204" calcext:value-type="float">
            <text:p>2204</text:p>
          </table:table-cell>
          <table:table-cell office:value-type="float" office:value="1630" calcext:value-type="float">
            <text:p>1630</text:p>
          </table:table-cell>
          <table:table-cell table:formula="of:=[.D8]+[.G8]" office:value-type="float" office:value="2304" calcext:value-type="float">
            <text:p>2304</text:p>
          </table:table-cell>
          <table:table-cell office:value-type="float" office:value="1370" calcext:value-type="float">
            <text:p>1370</text:p>
          </table:table-cell>
          <table:table-cell table:formula="of:=[.D8]+[.I8]" office:value-type="float" office:value="2044" calcext:value-type="float">
            <text:p>2044</text:p>
          </table:table-cell>
          <table:table-cell table:formula="of:=([.F8]+[.H8]+[.J8])/3" office:value-type="float" office:value="2184" calcext:value-type="float">
            <text:p>2184</text:p>
          </table:table-cell>
          <table:table-cell/>
          <table:table-cell table:formula="of:=[.D8]+[.L8]" office:value-type="float" office:value="674" calcext:value-type="float">
            <text:p>674</text:p>
          </table:table-cell>
          <table:table-cell/>
          <table:table-cell table:formula="of:=[.D8]+[.N8]" office:value-type="float" office:value="674" calcext:value-type="float">
            <text:p>674</text:p>
          </table:table-cell>
          <table:table-cell/>
          <table:table-cell table:formula="of:=[.D8]+[.P8]" office:value-type="float" office:value="674" calcext:value-type="float">
            <text:p>674</text:p>
          </table:table-cell>
          <table:table-cell table:formula="of:=([.M8]+[.O8]+[.Q8])/3" office:value-type="float" office:value="674" calcext:value-type="float">
            <text:p>674</text:p>
          </table:table-cell>
          <table:table-cell table:formula="of:=[.V8]/MAX([.$V$4:.$V$39]) + [.$T$2] *([.U8]/MAX([.$U$4:.$U$39]))" office:value-type="float" office:value="0.162244489347045" calcext:value-type="float">
            <text:p>0.162244489347045</text:p>
          </table:table-cell>
          <table:table-cell table:formula="of:=[.V8]/MAX([.$V$4:.$V$39]) + [.$V$2] *([.U8]/MAX([.$U$4:.$U$39]))" office:value-type="float" office:value="0.170410408975742" calcext:value-type="float">
            <text:p>0.170410408975742</text:p>
          </table:table-cell>
          <table:table-cell office:value-type="float" office:value="217.495048549546" calcext:value-type="float">
            <text:p>217.495048549546</text:p>
          </table:table-cell>
          <table:table-cell office:value-type="float" office:value="3678107" calcext:value-type="float">
            <text:p>3678107</text:p>
          </table:table-cell>
          <table:table-cell office:value-type="float" office:value="1395980" calcext:value-type="float">
            <text:p>13959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0" calcext:value-type="float">
            <text:p>1330</text:p>
          </table:table-cell>
          <table:table-cell office:value-type="float" office:value="798" calcext:value-type="float">
            <text:p>798</text:p>
          </table:table-cell>
          <table:table-cell table:formula="of:=[.D9]+[.E9]" office:value-type="float" office:value="2128" calcext:value-type="float">
            <text:p>2128</text:p>
          </table:table-cell>
          <table:table-cell office:value-type="float" office:value="937" calcext:value-type="float">
            <text:p>937</text:p>
          </table:table-cell>
          <table:table-cell table:formula="of:=[.D9]+[.G9]" office:value-type="float" office:value="2267" calcext:value-type="float">
            <text:p>2267</text:p>
          </table:table-cell>
          <table:table-cell office:value-type="float" office:value="848" calcext:value-type="float">
            <text:p>848</text:p>
          </table:table-cell>
          <table:table-cell table:formula="of:=[.D9]+[.I9]" office:value-type="float" office:value="2178" calcext:value-type="float">
            <text:p>2178</text:p>
          </table:table-cell>
          <table:table-cell table:formula="of:=([.F9]+[.H9]+[.J9])/3" office:value-type="float" office:value="2191" calcext:value-type="float">
            <text:p>2191</text:p>
          </table:table-cell>
          <table:table-cell/>
          <table:table-cell table:formula="of:=[.D9]+[.L9]" office:value-type="float" office:value="1330" calcext:value-type="float">
            <text:p>1330</text:p>
          </table:table-cell>
          <table:table-cell/>
          <table:table-cell table:formula="of:=[.D9]+[.N9]" office:value-type="float" office:value="1330" calcext:value-type="float">
            <text:p>1330</text:p>
          </table:table-cell>
          <table:table-cell/>
          <table:table-cell table:formula="of:=[.D9]+[.P9]" office:value-type="float" office:value="1330" calcext:value-type="float">
            <text:p>1330</text:p>
          </table:table-cell>
          <table:table-cell table:formula="of:=([.M9]+[.O9]+[.Q9])/3" office:value-type="float" office:value="1330" calcext:value-type="float">
            <text:p>1330</text:p>
          </table:table-cell>
          <table:table-cell table:formula="of:=[.V9]/MAX([.$V$4:.$V$39]) + [.$T$2] *([.U9]/MAX([.$U$4:.$U$39]))" office:value-type="float" office:value="0.258986392490939" calcext:value-type="float">
            <text:p>0.258986392490939</text:p>
          </table:table-cell>
          <table:table-cell table:formula="of:=[.V9]/MAX([.$V$4:.$V$39]) + [.$V$2] *([.U9]/MAX([.$U$4:.$U$39]))" office:value-type="float" office:value="0.265048506043889" calcext:value-type="float">
            <text:p>0.265048506043889</text:p>
          </table:table-cell>
          <table:table-cell office:value-type="float" office:value="161.461261127057" calcext:value-type="float">
            <text:p>161.461261127057</text:p>
          </table:table-cell>
          <table:table-cell office:value-type="float" office:value="6207363" calcext:value-type="float">
            <text:p>6207363</text:p>
          </table:table-cell>
          <table:table-cell office:value-type="float" office:value="2084134" calcext:value-type="float">
            <text:p>20841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47900" calcext:value-type="float">
            <text:p>47900</text:p>
          </table:table-cell>
          <table:table-cell table:formula="of:=[.D10]+[.E10]" office:value-type="float" office:value="48111" calcext:value-type="float">
            <text:p>48111</text:p>
          </table:table-cell>
          <table:table-cell office:value-type="float" office:value="49900" calcext:value-type="float">
            <text:p>49900</text:p>
          </table:table-cell>
          <table:table-cell table:formula="of:=[.D10]+[.G10]" office:value-type="float" office:value="50111" calcext:value-type="float">
            <text:p>50111</text:p>
          </table:table-cell>
          <table:table-cell office:value-type="float" office:value="44700" calcext:value-type="float">
            <text:p>44700</text:p>
          </table:table-cell>
          <table:table-cell table:formula="of:=[.D10]+[.I10]" office:value-type="float" office:value="44911" calcext:value-type="float">
            <text:p>44911</text:p>
          </table:table-cell>
          <table:table-cell table:formula="of:=([.F10]+[.H10]+[.J10])/3" office:value-type="float" office:value="47711" calcext:value-type="float">
            <text:p>47711</text:p>
          </table:table-cell>
          <table:table-cell/>
          <table:table-cell table:formula="of:=[.D10]+[.L10]" office:value-type="float" office:value="211" calcext:value-type="float">
            <text:p>211</text:p>
          </table:table-cell>
          <table:table-cell/>
          <table:table-cell table:formula="of:=[.D10]+[.N10]" office:value-type="float" office:value="211" calcext:value-type="float">
            <text:p>211</text:p>
          </table:table-cell>
          <table:table-cell/>
          <table:table-cell table:formula="of:=[.D10]+[.P10]" office:value-type="float" office:value="211" calcext:value-type="float">
            <text:p>211</text:p>
          </table:table-cell>
          <table:table-cell table:formula="of:=([.M10]+[.O10]+[.Q10])/3" office:value-type="float" office:value="211" calcext:value-type="float">
            <text:p>211</text:p>
          </table:table-cell>
          <table:table-cell table:formula="of:=[.V10]/MAX([.$V$4:.$V$39]) + [.$T$2] *([.U10]/MAX([.$U$4:.$U$39]))" office:value-type="float" office:value="0.358269402806937" calcext:value-type="float">
            <text:p>0.358269402806937</text:p>
          </table:table-cell>
          <table:table-cell table:formula="of:=[.V10]/MAX([.$V$4:.$V$39]) + [.$V$2] *([.U10]/MAX([.$U$4:.$U$39]))" office:value-type="float" office:value="0.536983180619623" calcext:value-type="float">
            <text:p>0.536983180619623</text:p>
          </table:table-cell>
          <table:table-cell office:value-type="float" office:value="4759.94909933303" calcext:value-type="float">
            <text:p>4759.94909933303</text:p>
          </table:table-cell>
          <table:table-cell office:value-type="float" office:value="376981" calcext:value-type="float">
            <text:p>376981</text:p>
          </table:table-cell>
          <table:table-cell office:value-type="float" office:value="240574" calcext:value-type="float">
            <text:p>2405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11700" calcext:value-type="float">
            <text:p>11700</text:p>
          </table:table-cell>
          <table:table-cell table:formula="of:=[.D11]+[.E11]" office:value-type="float" office:value="12010" calcext:value-type="float">
            <text:p>12010</text:p>
          </table:table-cell>
          <table:table-cell office:value-type="float" office:value="12800" calcext:value-type="float">
            <text:p>12800</text:p>
          </table:table-cell>
          <table:table-cell table:formula="of:=[.D11]+[.G11]" office:value-type="float" office:value="13110" calcext:value-type="float">
            <text:p>13110</text:p>
          </table:table-cell>
          <table:table-cell office:value-type="float" office:value="13100" calcext:value-type="float">
            <text:p>13100</text:p>
          </table:table-cell>
          <table:table-cell table:formula="of:=[.D11]+[.I11]" office:value-type="float" office:value="13410" calcext:value-type="float">
            <text:p>13410</text:p>
          </table:table-cell>
          <table:table-cell table:formula="of:=([.F11]+[.H11]+[.J11])/3" office:value-type="float" office:value="12843.3333333333" calcext:value-type="float">
            <text:p>12843.3333333333</text:p>
          </table:table-cell>
          <table:table-cell/>
          <table:table-cell table:formula="of:=[.D11]+[.L11]" office:value-type="float" office:value="310" calcext:value-type="float">
            <text:p>310</text:p>
          </table:table-cell>
          <table:table-cell/>
          <table:table-cell table:formula="of:=[.D11]+[.N11]" office:value-type="float" office:value="310" calcext:value-type="float">
            <text:p>310</text:p>
          </table:table-cell>
          <table:table-cell/>
          <table:table-cell table:formula="of:=[.D11]+[.P11]" office:value-type="float" office:value="310" calcext:value-type="float">
            <text:p>310</text:p>
          </table:table-cell>
          <table:table-cell table:formula="of:=([.M11]+[.O11]+[.Q11])/3" office:value-type="float" office:value="310" calcext:value-type="float">
            <text:p>310</text:p>
          </table:table-cell>
          <table:table-cell table:formula="of:=[.V11]/MAX([.$V$4:.$V$39]) + [.$T$2] *([.U11]/MAX([.$U$4:.$U$39]))" office:value-type="float" office:value="0.117143312422438" calcext:value-type="float">
            <text:p>0.117143312422438</text:p>
          </table:table-cell>
          <table:table-cell table:formula="of:=[.V11]/MAX([.$V$4:.$V$39]) + [.$V$2] *([.U11]/MAX([.$U$4:.$U$39]))" office:value-type="float" office:value="0.159711494242054" calcext:value-type="float">
            <text:p>0.159711494242054</text:p>
          </table:table-cell>
          <table:table-cell office:value-type="float" office:value="1133.78152033079" calcext:value-type="float">
            <text:p>1133.78152033079</text:p>
          </table:table-cell>
          <table:table-cell office:value-type="float" office:value="888013" calcext:value-type="float">
            <text:p>888013</text:p>
          </table:table-cell>
          <table:table-cell office:value-type="float" office:value="514812" calcext:value-type="float">
            <text:p>514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float" office:value="3610" calcext:value-type="float">
            <text:p>3610</text:p>
          </table:table-cell>
          <table:table-cell table:formula="of:=[.D12]+[.E12]" office:value-type="float" office:value="4076" calcext:value-type="float">
            <text:p>4076</text:p>
          </table:table-cell>
          <table:table-cell office:value-type="float" office:value="4180" calcext:value-type="float">
            <text:p>4180</text:p>
          </table:table-cell>
          <table:table-cell table:formula="of:=[.D12]+[.G12]" office:value-type="float" office:value="4646" calcext:value-type="float">
            <text:p>4646</text:p>
          </table:table-cell>
          <table:table-cell office:value-type="float" office:value="3860" calcext:value-type="float">
            <text:p>3860</text:p>
          </table:table-cell>
          <table:table-cell table:formula="of:=[.D12]+[.I12]" office:value-type="float" office:value="4326" calcext:value-type="float">
            <text:p>4326</text:p>
          </table:table-cell>
          <table:table-cell table:formula="of:=([.F12]+[.H12]+[.J12])/3" office:value-type="float" office:value="4349.33333333333" calcext:value-type="float">
            <text:p>4349.33333333333</text:p>
          </table:table-cell>
          <table:table-cell/>
          <table:table-cell table:formula="of:=[.D12]+[.L12]" office:value-type="float" office:value="466" calcext:value-type="float">
            <text:p>466</text:p>
          </table:table-cell>
          <table:table-cell/>
          <table:table-cell table:formula="of:=[.D12]+[.N12]" office:value-type="float" office:value="466" calcext:value-type="float">
            <text:p>466</text:p>
          </table:table-cell>
          <table:table-cell/>
          <table:table-cell table:formula="of:=[.D12]+[.P12]" office:value-type="float" office:value="466" calcext:value-type="float">
            <text:p>466</text:p>
          </table:table-cell>
          <table:table-cell table:formula="of:=([.M12]+[.O12]+[.Q12])/3" office:value-type="float" office:value="466" calcext:value-type="float">
            <text:p>466</text:p>
          </table:table-cell>
          <table:table-cell table:formula="of:=[.V12]/MAX([.$V$4:.$V$39]) + [.$T$2] *([.U12]/MAX([.$U$4:.$U$39]))" office:value-type="float" office:value="0.111387106610868" calcext:value-type="float">
            <text:p>0.111387106610868</text:p>
          </table:table-cell>
          <table:table-cell table:formula="of:=[.V12]/MAX([.$V$4:.$V$39]) + [.$V$2] *([.U12]/MAX([.$U$4:.$U$39]))" office:value-type="float" office:value="0.128395434973705" calcext:value-type="float">
            <text:p>0.128395434973705</text:p>
          </table:table-cell>
          <table:table-cell office:value-type="float" office:value="453.00803476217" calcext:value-type="float">
            <text:p>453.00803476217</text:p>
          </table:table-cell>
          <table:table-cell office:value-type="float" office:value="1975568" calcext:value-type="float">
            <text:p>1975568</text:p>
          </table:table-cell>
          <table:table-cell office:value-type="float" office:value="965624" calcext:value-type="float">
            <text:p>965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  <table:table-cell office:value-type="float" office:value="1820" calcext:value-type="float">
            <text:p>1820</text:p>
          </table:table-cell>
          <table:table-cell table:formula="of:=[.D13]+[.E13]" office:value-type="float" office:value="2466" calcext:value-type="float">
            <text:p>2466</text:p>
          </table:table-cell>
          <table:table-cell office:value-type="float" office:value="1940" calcext:value-type="float">
            <text:p>1940</text:p>
          </table:table-cell>
          <table:table-cell table:formula="of:=[.D13]+[.G13]" office:value-type="float" office:value="2586" calcext:value-type="float">
            <text:p>2586</text:p>
          </table:table-cell>
          <table:table-cell office:value-type="float" office:value="1700" calcext:value-type="float">
            <text:p>1700</text:p>
          </table:table-cell>
          <table:table-cell table:formula="of:=[.D13]+[.I13]" office:value-type="float" office:value="2346" calcext:value-type="float">
            <text:p>2346</text:p>
          </table:table-cell>
          <table:table-cell table:formula="of:=([.F13]+[.H13]+[.J13])/3" office:value-type="float" office:value="2466" calcext:value-type="float">
            <text:p>2466</text:p>
          </table:table-cell>
          <table:table-cell/>
          <table:table-cell table:formula="of:=[.D13]+[.L13]" office:value-type="float" office:value="646" calcext:value-type="float">
            <text:p>646</text:p>
          </table:table-cell>
          <table:table-cell/>
          <table:table-cell table:formula="of:=[.D13]+[.N13]" office:value-type="float" office:value="646" calcext:value-type="float">
            <text:p>646</text:p>
          </table:table-cell>
          <table:table-cell/>
          <table:table-cell table:formula="of:=[.D13]+[.P13]" office:value-type="float" office:value="646" calcext:value-type="float">
            <text:p>646</text:p>
          </table:table-cell>
          <table:table-cell table:formula="of:=([.M13]+[.O13]+[.Q13])/3" office:value-type="float" office:value="646" calcext:value-type="float">
            <text:p>646</text:p>
          </table:table-cell>
          <table:table-cell table:formula="of:=[.V13]/MAX([.$V$4:.$V$39]) + [.$T$2] *([.U13]/MAX([.$U$4:.$U$39]))" office:value-type="float" office:value="0.154157060180736" calcext:value-type="float">
            <text:p>0.154157060180736</text:p>
          </table:table-cell>
          <table:table-cell table:formula="of:=[.V13]/MAX([.$V$4:.$V$39]) + [.$V$2] *([.U13]/MAX([.$U$4:.$U$39]))" office:value-type="float" office:value="0.163251227708591" calcext:value-type="float">
            <text:p>0.163251227708591</text:p>
          </table:table-cell>
          <table:table-cell office:value-type="float" office:value="242.218451555344" calcext:value-type="float">
            <text:p>242.218451555344</text:p>
          </table:table-cell>
          <table:table-cell office:value-type="float" office:value="3430401" calcext:value-type="float">
            <text:p>3430401</text:p>
          </table:table-cell>
          <table:table-cell office:value-type="float" office:value="1448512" calcext:value-type="float">
            <text:p>1448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[.D14]+[.E14]" office:value-type="float" office:value="2300" calcext:value-type="float">
            <text:p>2300</text:p>
          </table:table-cell>
          <table:table-cell office:value-type="float" office:value="1010" calcext:value-type="float">
            <text:p>1010</text:p>
          </table:table-cell>
          <table:table-cell table:formula="of:=[.D14]+[.G14]" office:value-type="float" office:value="2310" calcext:value-type="float">
            <text:p>2310</text:p>
          </table:table-cell>
          <table:table-cell office:value-type="float" office:value="1010" calcext:value-type="float">
            <text:p>1010</text:p>
          </table:table-cell>
          <table:table-cell table:formula="of:=[.D14]+[.I14]" office:value-type="float" office:value="2310" calcext:value-type="float">
            <text:p>2310</text:p>
          </table:table-cell>
          <table:table-cell table:formula="of:=([.F14]+[.H14]+[.J14])/3" office:value-type="float" office:value="2306.66666666667" calcext:value-type="float">
            <text:p>2306.66666666667</text:p>
          </table:table-cell>
          <table:table-cell/>
          <table:table-cell table:formula="of:=[.D14]+[.L14]" office:value-type="float" office:value="1300" calcext:value-type="float">
            <text:p>1300</text:p>
          </table:table-cell>
          <table:table-cell/>
          <table:table-cell table:formula="of:=[.D14]+[.N14]" office:value-type="float" office:value="1300" calcext:value-type="float">
            <text:p>1300</text:p>
          </table:table-cell>
          <table:table-cell/>
          <table:table-cell table:formula="of:=[.D14]+[.P14]" office:value-type="float" office:value="1300" calcext:value-type="float">
            <text:p>1300</text:p>
          </table:table-cell>
          <table:table-cell table:formula="of:=([.M14]+[.O14]+[.Q14])/3" office:value-type="float" office:value="1300" calcext:value-type="float">
            <text:p>1300</text:p>
          </table:table-cell>
          <table:table-cell table:formula="of:=[.V14]/MAX([.$V$4:.$V$39]) + [.$T$2] *([.U14]/MAX([.$U$4:.$U$39]))" office:value-type="float" office:value="0.248042616772541" calcext:value-type="float">
            <text:p>0.248042616772541</text:p>
          </table:table-cell>
          <table:table-cell table:formula="of:=[.V14]/MAX([.$V$4:.$V$39]) + [.$V$2] *([.U14]/MAX([.$U$4:.$U$39]))" office:value-type="float" office:value="0.254083864930378" calcext:value-type="float">
            <text:p>0.254083864930378</text:p>
          </table:table-cell>
          <table:table-cell office:value-type="float" office:value="160.90552211305" calcext:value-type="float">
            <text:p>160.90552211305</text:p>
          </table:table-cell>
          <table:table-cell office:value-type="float" office:value="5933722" calcext:value-type="float">
            <text:p>5933722</text:p>
          </table:table-cell>
          <table:table-cell office:value-type="float" office:value="2193578" calcext:value-type="float">
            <text:p>21935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70" calcext:value-type="float">
            <text:p>1670</text:p>
          </table:table-cell>
          <table:table-cell office:value-type="float" office:value="703" calcext:value-type="float">
            <text:p>703</text:p>
          </table:table-cell>
          <table:table-cell table:formula="of:=[.D15]+[.E15]" office:value-type="float" office:value="2373" calcext:value-type="float">
            <text:p>2373</text:p>
          </table:table-cell>
          <table:table-cell office:value-type="float" office:value="808" calcext:value-type="float">
            <text:p>808</text:p>
          </table:table-cell>
          <table:table-cell table:formula="of:=[.D15]+[.G15]" office:value-type="float" office:value="2478" calcext:value-type="float">
            <text:p>2478</text:p>
          </table:table-cell>
          <table:table-cell office:value-type="float" office:value="780" calcext:value-type="float">
            <text:p>780</text:p>
          </table:table-cell>
          <table:table-cell table:formula="of:=[.D15]+[.I15]" office:value-type="float" office:value="2450" calcext:value-type="float">
            <text:p>2450</text:p>
          </table:table-cell>
          <table:table-cell table:formula="of:=([.F15]+[.H15]+[.J15])/3" office:value-type="float" office:value="2433.66666666667" calcext:value-type="float">
            <text:p>2433.66666666667</text:p>
          </table:table-cell>
          <table:table-cell/>
          <table:table-cell table:formula="of:=[.D15]+[.L15]" office:value-type="float" office:value="1670" calcext:value-type="float">
            <text:p>1670</text:p>
          </table:table-cell>
          <table:table-cell/>
          <table:table-cell table:formula="of:=[.D15]+[.N15]" office:value-type="float" office:value="1670" calcext:value-type="float">
            <text:p>1670</text:p>
          </table:table-cell>
          <table:table-cell/>
          <table:table-cell table:formula="of:=[.D15]+[.P15]" office:value-type="float" office:value="1670" calcext:value-type="float">
            <text:p>1670</text:p>
          </table:table-cell>
          <table:table-cell table:formula="of:=([.M15]+[.O15]+[.Q15])/3" office:value-type="float" office:value="1670" calcext:value-type="float">
            <text:p>1670</text:p>
          </table:table-cell>
          <table:table-cell table:formula="of:=[.V15]/MAX([.$V$4:.$V$39]) + [.$T$2] *([.U15]/MAX([.$U$4:.$U$39]))" office:value-type="float" office:value="0.371607980719263" calcext:value-type="float">
            <text:p>0.371607980719263</text:p>
          </table:table-cell>
          <table:table-cell table:formula="of:=[.V15]/MAX([.$V$4:.$V$39]) + [.$V$2] *([.U15]/MAX([.$U$4:.$U$39]))" office:value-type="float" office:value="0.376847608985384" calcext:value-type="float">
            <text:p>0.376847608985384</text:p>
          </table:table-cell>
          <table:table-cell office:value-type="float" office:value="139.554790634559" calcext:value-type="float">
            <text:p>139.554790634559</text:p>
          </table:table-cell>
          <table:table-cell office:value-type="float" office:value="9073377" calcext:value-type="float">
            <text:p>9073377</text:p>
          </table:table-cell>
          <table:table-cell office:value-type="float" office:value="3026200" calcext:value-type="float">
            <text:p>3026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29700" calcext:value-type="float">
            <text:p>29700</text:p>
          </table:table-cell>
          <table:table-cell table:formula="of:=[.D16]+[.E16]" office:value-type="float" office:value="30018" calcext:value-type="float">
            <text:p>30018</text:p>
          </table:table-cell>
          <table:table-cell office:value-type="float" office:value="29200" calcext:value-type="float">
            <text:p>29200</text:p>
          </table:table-cell>
          <table:table-cell table:formula="of:=[.D16]+[.G16]" office:value-type="float" office:value="29518" calcext:value-type="float">
            <text:p>29518</text:p>
          </table:table-cell>
          <table:table-cell office:value-type="float" office:value="28200" calcext:value-type="float">
            <text:p>28200</text:p>
          </table:table-cell>
          <table:table-cell table:formula="of:=[.D16]+[.I16]" office:value-type="float" office:value="28518" calcext:value-type="float">
            <text:p>28518</text:p>
          </table:table-cell>
          <table:table-cell table:formula="of:=([.F16]+[.H16]+[.J16])/3" office:value-type="float" office:value="29351.3333333333" calcext:value-type="float">
            <text:p>29351.3333333333</text:p>
          </table:table-cell>
          <table:table-cell/>
          <table:table-cell table:formula="of:=[.D16]+[.L16]" office:value-type="float" office:value="318" calcext:value-type="float">
            <text:p>318</text:p>
          </table:table-cell>
          <table:table-cell/>
          <table:table-cell table:formula="of:=[.D16]+[.N16]" office:value-type="float" office:value="318" calcext:value-type="float">
            <text:p>318</text:p>
          </table:table-cell>
          <table:table-cell/>
          <table:table-cell table:formula="of:=[.D16]+[.P16]" office:value-type="float" office:value="318" calcext:value-type="float">
            <text:p>318</text:p>
          </table:table-cell>
          <table:table-cell table:formula="of:=([.M16]+[.O16]+[.Q16])/3" office:value-type="float" office:value="318" calcext:value-type="float">
            <text:p>318</text:p>
          </table:table-cell>
          <table:table-cell table:formula="of:=[.V16]/MAX([.$V$4:.$V$39]) + [.$T$2] *([.U16]/MAX([.$U$4:.$U$39]))" office:value-type="float" office:value="0.253280887448281" calcext:value-type="float">
            <text:p>0.253280887448281</text:p>
          </table:table-cell>
          <table:table-cell table:formula="of:=[.V16]/MAX([.$V$4:.$V$39]) + [.$V$2] *([.U16]/MAX([.$U$4:.$U$39]))" office:value-type="float" office:value="0.365083040964254" calcext:value-type="float">
            <text:p>0.365083040964254</text:p>
          </table:table-cell>
          <table:table-cell office:value-type="float" office:value="2977.79257114483" calcext:value-type="float">
            <text:p>2977.79257114483</text:p>
          </table:table-cell>
          <table:table-cell office:value-type="float" office:value="967388" calcext:value-type="float">
            <text:p>967388</text:p>
          </table:table-cell>
          <table:table-cell office:value-type="float" office:value="569112" calcext:value-type="float">
            <text:p>5691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6410" calcext:value-type="float">
            <text:p>6410</text:p>
          </table:table-cell>
          <table:table-cell table:formula="of:=[.D17]+[.E17]" office:value-type="float" office:value="6870" calcext:value-type="float">
            <text:p>6870</text:p>
          </table:table-cell>
          <table:table-cell table:style-name="ce1" office:value-type="float" office:value="6860" calcext:value-type="float">
            <text:p>6860</text:p>
          </table:table-cell>
          <table:table-cell table:formula="of:=[.D17]+[.G17]" office:value-type="float" office:value="7320" calcext:value-type="float">
            <text:p>7320</text:p>
          </table:table-cell>
          <table:table-cell table:style-name="ce1" office:value-type="float" office:value="7440" calcext:value-type="float">
            <text:p>7440</text:p>
          </table:table-cell>
          <table:table-cell table:formula="of:=[.D17]+[.I17]" office:value-type="float" office:value="7900" calcext:value-type="float">
            <text:p>7900</text:p>
          </table:table-cell>
          <table:table-cell table:formula="of:=([.F17]+[.H17]+[.J17])/3" office:value-type="float" office:value="7363.33333333333" calcext:value-type="float">
            <text:p>7363.33333333333</text:p>
          </table:table-cell>
          <table:table-cell table:style-name="ce1"/>
          <table:table-cell table:formula="of:=[.D17]+[.L17]" office:value-type="float" office:value="460" calcext:value-type="float">
            <text:p>460</text:p>
          </table:table-cell>
          <table:table-cell table:style-name="ce1"/>
          <table:table-cell table:formula="of:=[.D17]+[.N17]" office:value-type="float" office:value="460" calcext:value-type="float">
            <text:p>460</text:p>
          </table:table-cell>
          <table:table-cell table:style-name="ce1"/>
          <table:table-cell table:formula="of:=[.D17]+[.P17]" office:value-type="float" office:value="460" calcext:value-type="float">
            <text:p>460</text:p>
          </table:table-cell>
          <table:table-cell table:formula="of:=([.M17]+[.O17]+[.Q17])/3" office:value-type="float" office:value="460" calcext:value-type="float">
            <text:p>460</text:p>
          </table:table-cell>
          <table:table-cell table:formula="of:=[.V17]/MAX([.$V$4:.$V$39]) + [.$T$2] *([.U17]/MAX([.$U$4:.$U$39]))" office:value-type="float" office:value="0.126386067116664" calcext:value-type="float">
            <text:p>0.126386067116664</text:p>
          </table:table-cell>
          <table:table-cell table:formula="of:=[.V17]/MAX([.$V$4:.$V$39]) + [.$V$2] *([.U17]/MAX([.$U$4:.$U$39]))" office:value-type="float" office:value="0.152955050149755" calcext:value-type="float">
            <text:p>0.152955050149755</text:p>
          </table:table-cell>
          <table:table-cell table:style-name="ce1" office:value-type="float" office:value="707.651130239726" calcext:value-type="float">
            <text:p>707.651130239726</text:p>
          </table:table-cell>
          <table:table-cell table:style-name="ce1" office:value-type="float" office:value="1891150" calcext:value-type="float">
            <text:p>1891150</text:p>
          </table:table-cell>
          <table:table-cell table:style-name="ce1" office:value-type="float" office:value="988132" calcext:value-type="float">
            <text:p>988132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 office:value-type="float" office:value="2070" calcext:value-type="float">
            <text:p>2070</text:p>
          </table:table-cell>
          <table:table-cell table:formula="of:=[.D18]+[.E18]" office:value-type="float" office:value="2764" calcext:value-type="float">
            <text:p>2764</text:p>
          </table:table-cell>
          <table:table-cell office:value-type="float" office:value="2260" calcext:value-type="float">
            <text:p>2260</text:p>
          </table:table-cell>
          <table:table-cell table:formula="of:=[.D18]+[.G18]" office:value-type="float" office:value="2954" calcext:value-type="float">
            <text:p>2954</text:p>
          </table:table-cell>
          <table:table-cell office:value-type="float" office:value="2080" calcext:value-type="float">
            <text:p>2080</text:p>
          </table:table-cell>
          <table:table-cell table:formula="of:=[.D18]+[.I18]" office:value-type="float" office:value="2774" calcext:value-type="float">
            <text:p>2774</text:p>
          </table:table-cell>
          <table:table-cell table:formula="of:=([.F18]+[.H18]+[.J18])/3" office:value-type="float" office:value="2830.66666666667" calcext:value-type="float">
            <text:p>2830.66666666667</text:p>
          </table:table-cell>
          <table:table-cell/>
          <table:table-cell table:formula="of:=[.D18]+[.L18]" office:value-type="float" office:value="694" calcext:value-type="float">
            <text:p>694</text:p>
          </table:table-cell>
          <table:table-cell/>
          <table:table-cell table:formula="of:=[.D18]+[.N18]" office:value-type="float" office:value="694" calcext:value-type="float">
            <text:p>694</text:p>
          </table:table-cell>
          <table:table-cell/>
          <table:table-cell table:formula="of:=[.D18]+[.P18]" office:value-type="float" office:value="694" calcext:value-type="float">
            <text:p>694</text:p>
          </table:table-cell>
          <table:table-cell table:formula="of:=([.M18]+[.O18]+[.Q18])/3" office:value-type="float" office:value="694" calcext:value-type="float">
            <text:p>694</text:p>
          </table:table-cell>
          <table:table-cell table:formula="of:=[.V18]/MAX([.$V$4:.$V$39]) + [.$T$2] *([.U18]/MAX([.$U$4:.$U$39]))" office:value-type="float" office:value="0.160711822751305" calcext:value-type="float">
            <text:p>0.160711822751305</text:p>
          </table:table-cell>
          <table:table-cell table:formula="of:=[.V18]/MAX([.$V$4:.$V$39]) + [.$V$2] *([.U18]/MAX([.$U$4:.$U$39]))" office:value-type="float" office:value="0.170980928940755" calcext:value-type="float">
            <text:p>0.170980928940755</text:p>
          </table:table-cell>
          <table:table-cell office:value-type="float" office:value="273.512335510342" calcext:value-type="float">
            <text:p>273.512335510342</text:p>
          </table:table-cell>
          <table:table-cell office:value-type="float" office:value="3538267" calcext:value-type="float">
            <text:p>3538267</text:p>
          </table:table-cell>
          <table:table-cell office:value-type="float" office:value="1658370" calcext:value-type="float">
            <text:p>165837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60" calcext:value-type="float">
            <text:p>1260</text:p>
          </table:table-cell>
          <table:table-cell office:value-type="float" office:value="1220" calcext:value-type="float">
            <text:p>1220</text:p>
          </table:table-cell>
          <table:table-cell table:formula="of:=[.D19]+[.E19]" office:value-type="float" office:value="2480" calcext:value-type="float">
            <text:p>2480</text:p>
          </table:table-cell>
          <table:table-cell office:value-type="float" office:value="1190" calcext:value-type="float">
            <text:p>1190</text:p>
          </table:table-cell>
          <table:table-cell table:formula="of:=[.D19]+[.G19]" office:value-type="float" office:value="2450" calcext:value-type="float">
            <text:p>2450</text:p>
          </table:table-cell>
          <table:table-cell office:value-type="float" office:value="1100" calcext:value-type="float">
            <text:p>1100</text:p>
          </table:table-cell>
          <table:table-cell table:formula="of:=[.D19]+[.I19]" office:value-type="float" office:value="2360" calcext:value-type="float">
            <text:p>2360</text:p>
          </table:table-cell>
          <table:table-cell table:formula="of:=([.F19]+[.H19]+[.J19])/3" office:value-type="float" office:value="2430" calcext:value-type="float">
            <text:p>2430</text:p>
          </table:table-cell>
          <table:table-cell/>
          <table:table-cell table:formula="of:=[.D19]+[.L19]" office:value-type="float" office:value="1260" calcext:value-type="float">
            <text:p>1260</text:p>
          </table:table-cell>
          <table:table-cell/>
          <table:table-cell table:formula="of:=[.D19]+[.N19]" office:value-type="float" office:value="1260" calcext:value-type="float">
            <text:p>1260</text:p>
          </table:table-cell>
          <table:table-cell/>
          <table:table-cell table:formula="of:=[.D19]+[.P19]" office:value-type="float" office:value="1260" calcext:value-type="float">
            <text:p>1260</text:p>
          </table:table-cell>
          <table:table-cell table:formula="of:=([.M19]+[.O19]+[.Q19])/3" office:value-type="float" office:value="1260" calcext:value-type="float">
            <text:p>1260</text:p>
          </table:table-cell>
          <table:table-cell table:formula="of:=[.V19]/MAX([.$V$4:.$V$39]) + [.$T$2] *([.U19]/MAX([.$U$4:.$U$39]))" office:value-type="float" office:value="0.236345299782002" calcext:value-type="float">
            <text:p>0.236345299782002</text:p>
          </table:table-cell>
          <table:table-cell table:formula="of:=[.V19]/MAX([.$V$4:.$V$39]) + [.$V$2] *([.U19]/MAX([.$U$4:.$U$39]))" office:value-type="float" office:value="0.243172634862367" calcext:value-type="float">
            <text:p>0.243172634862367</text:p>
          </table:table-cell>
          <table:table-cell office:value-type="float" office:value="181.842540985795" calcext:value-type="float">
            <text:p>181.842540985795</text:p>
          </table:table-cell>
          <table:table-cell office:value-type="float" office:value="5602274" calcext:value-type="float">
            <text:p>5602274</text:p>
          </table:table-cell>
          <table:table-cell office:value-type="float" office:value="2336240" calcext:value-type="float">
            <text:p>2336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0" calcext:value-type="float">
            <text:p>1710</text:p>
          </table:table-cell>
          <table:table-cell office:value-type="float" office:value="873" calcext:value-type="float">
            <text:p>873</text:p>
          </table:table-cell>
          <table:table-cell table:formula="of:=[.D20]+[.E20]" office:value-type="float" office:value="2583" calcext:value-type="float">
            <text:p>2583</text:p>
          </table:table-cell>
          <table:table-cell office:value-type="float" office:value="828" calcext:value-type="float">
            <text:p>828</text:p>
          </table:table-cell>
          <table:table-cell table:formula="of:=[.D20]+[.G20]" office:value-type="float" office:value="2538" calcext:value-type="float">
            <text:p>2538</text:p>
          </table:table-cell>
          <table:table-cell office:value-type="float" office:value="845" calcext:value-type="float">
            <text:p>845</text:p>
          </table:table-cell>
          <table:table-cell table:formula="of:=[.D20]+[.I20]" office:value-type="float" office:value="2555" calcext:value-type="float">
            <text:p>2555</text:p>
          </table:table-cell>
          <table:table-cell table:formula="of:=([.F20]+[.H20]+[.J20])/3" office:value-type="float" office:value="2558.66666666667" calcext:value-type="float">
            <text:p>2558.66666666667</text:p>
          </table:table-cell>
          <table:table-cell/>
          <table:table-cell table:formula="of:=[.D20]+[.L20]" office:value-type="float" office:value="1710" calcext:value-type="float">
            <text:p>1710</text:p>
          </table:table-cell>
          <table:table-cell/>
          <table:table-cell table:formula="of:=[.D20]+[.N20]" office:value-type="float" office:value="1710" calcext:value-type="float">
            <text:p>1710</text:p>
          </table:table-cell>
          <table:table-cell/>
          <table:table-cell table:formula="of:=[.D20]+[.P20]" office:value-type="float" office:value="1710" calcext:value-type="float">
            <text:p>1710</text:p>
          </table:table-cell>
          <table:table-cell table:formula="of:=([.M20]+[.O20]+[.Q20])/3" office:value-type="float" office:value="1710" calcext:value-type="float">
            <text:p>1710</text:p>
          </table:table-cell>
          <table:table-cell table:formula="of:=[.V20]/MAX([.$V$4:.$V$39]) + [.$T$2] *([.U20]/MAX([.$U$4:.$U$39]))" office:value-type="float" office:value="0.362334720611456" calcext:value-type="float">
            <text:p>0.362334720611456</text:p>
          </table:table-cell>
          <table:table-cell table:formula="of:=[.V20]/MAX([.$V$4:.$V$39]) + [.$V$2] *([.U20]/MAX([.$U$4:.$U$39]))" office:value-type="float" office:value="0.367857906372889" calcext:value-type="float">
            <text:p>0.367857906372889</text:p>
          </table:table-cell>
          <table:table-cell office:value-type="float" office:value="147.107197958391" calcext:value-type="float">
            <text:p>147.107197958391</text:p>
          </table:table-cell>
          <table:table-cell office:value-type="float" office:value="8826986" calcext:value-type="float">
            <text:p>8826986</text:p>
          </table:table-cell>
          <table:table-cell office:value-type="float" office:value="3222134" calcext:value-type="float">
            <text:p>3222134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00" calcext:value-type="float">
            <text:p>2700</text:p>
          </table:table-cell>
          <table:table-cell office:value-type="float" office:value="632" calcext:value-type="float">
            <text:p>632</text:p>
          </table:table-cell>
          <table:table-cell table:formula="of:=[.D21]+[.E21]" office:value-type="float" office:value="3332" calcext:value-type="float">
            <text:p>3332</text:p>
          </table:table-cell>
          <table:table-cell office:value-type="float" office:value="707" calcext:value-type="float">
            <text:p>707</text:p>
          </table:table-cell>
          <table:table-cell table:formula="of:=[.D21]+[.G21]" office:value-type="float" office:value="3407" calcext:value-type="float">
            <text:p>3407</text:p>
          </table:table-cell>
          <table:table-cell office:value-type="float" office:value="724" calcext:value-type="float">
            <text:p>724</text:p>
          </table:table-cell>
          <table:table-cell table:formula="of:=[.D21]+[.I21]" office:value-type="float" office:value="3424" calcext:value-type="float">
            <text:p>3424</text:p>
          </table:table-cell>
          <table:table-cell table:formula="of:=([.F21]+[.H21]+[.J21])/3" office:value-type="float" office:value="3387.66666666667" calcext:value-type="float">
            <text:p>3387.66666666667</text:p>
          </table:table-cell>
          <table:table-cell/>
          <table:table-cell table:formula="of:=[.D21]+[.L21]" office:value-type="float" office:value="2700" calcext:value-type="float">
            <text:p>2700</text:p>
          </table:table-cell>
          <table:table-cell/>
          <table:table-cell table:formula="of:=[.D21]+[.N21]" office:value-type="float" office:value="2700" calcext:value-type="float">
            <text:p>2700</text:p>
          </table:table-cell>
          <table:table-cell/>
          <table:table-cell table:formula="of:=[.D21]+[.P21]" office:value-type="float" office:value="2700" calcext:value-type="float">
            <text:p>2700</text:p>
          </table:table-cell>
          <table:table-cell table:formula="of:=([.M21]+[.O21]+[.Q21])/3" office:value-type="float" office:value="2700" calcext:value-type="float">
            <text:p>2700</text:p>
          </table:table-cell>
          <table:table-cell table:formula="of:=[.V21]/MAX([.$V$4:.$V$39]) + [.$T$2] *([.U21]/MAX([.$U$4:.$U$39]))" office:value-type="float" office:value="0.511963326679683" calcext:value-type="float">
            <text:p>0.511963326679683</text:p>
          </table:table-cell>
          <table:table-cell table:formula="of:=[.V21]/MAX([.$V$4:.$V$39]) + [.$V$2] *([.U21]/MAX([.$U$4:.$U$39]))" office:value-type="float" office:value="0.516993355656042" calcext:value-type="float">
            <text:p>0.516993355656042</text:p>
          </table:table-cell>
          <table:table-cell office:value-type="float" office:value="133.972221888428" calcext:value-type="float">
            <text:p>133.972221888428</text:p>
          </table:table-cell>
          <table:table-cell office:value-type="float" office:value="12605860" calcext:value-type="float">
            <text:p>12605860</text:p>
          </table:table-cell>
          <table:table-cell office:value-type="float" office:value="4206398" calcext:value-type="float">
            <text:p>4206398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float" office:value="14100" calcext:value-type="float">
            <text:p>14100</text:p>
          </table:table-cell>
          <table:table-cell table:formula="of:=[.D22]+[.E22]" office:value-type="float" office:value="14542" calcext:value-type="float">
            <text:p>14542</text:p>
          </table:table-cell>
          <table:table-cell office:value-type="float" office:value="12900" calcext:value-type="float">
            <text:p>12900</text:p>
          </table:table-cell>
          <table:table-cell table:formula="of:=[.D22]+[.G23]" office:value-type="float" office:value="4092" calcext:value-type="float">
            <text:p>4092</text:p>
          </table:table-cell>
          <table:table-cell office:value-type="float" office:value="12000" calcext:value-type="float">
            <text:p>12000</text:p>
          </table:table-cell>
          <table:table-cell table:formula="of:=[.D22]+[.I22]" office:value-type="float" office:value="12442" calcext:value-type="float">
            <text:p>12442</text:p>
          </table:table-cell>
          <table:table-cell table:formula="of:=([.F22]+[.H22]+[.J22])/3" office:value-type="float" office:value="10358.6666666667" calcext:value-type="float">
            <text:p>10358.6666666667</text:p>
          </table:table-cell>
          <table:table-cell/>
          <table:table-cell table:formula="of:=[.D22]+[.L22]" office:value-type="float" office:value="442" calcext:value-type="float">
            <text:p>442</text:p>
          </table:table-cell>
          <table:table-cell/>
          <table:table-cell table:formula="of:=[.D22]+[.N22]" office:value-type="float" office:value="442" calcext:value-type="float">
            <text:p>442</text:p>
          </table:table-cell>
          <table:table-cell/>
          <table:table-cell table:formula="of:=[.D22]+[.P22]" office:value-type="float" office:value="442" calcext:value-type="float">
            <text:p>442</text:p>
          </table:table-cell>
          <table:table-cell table:formula="of:=([.M22]+[.O22]+[.Q22])/3" office:value-type="float" office:value="442" calcext:value-type="float">
            <text:p>442</text:p>
          </table:table-cell>
          <table:table-cell table:formula="of:=[.V22]/MAX([.$V$4:.$V$39]) + [.$T$2] *([.U22]/MAX([.$U$4:.$U$39]))" office:value-type="float" office:value="0.184311082034279" calcext:value-type="float">
            <text:p>0.184311082034279</text:p>
          </table:table-cell>
          <table:table-cell table:formula="of:=[.V22]/MAX([.$V$4:.$V$39]) + [.$V$2] *([.U22]/MAX([.$U$4:.$U$39]))" office:value-type="float" office:value="0.24115799791872" calcext:value-type="float">
            <text:p>0.24115799791872</text:p>
          </table:table-cell>
          <table:table-cell office:value-type="float" office:value="1514.0882218248" calcext:value-type="float">
            <text:p>1514.0882218248</text:p>
          </table:table-cell>
          <table:table-cell office:value-type="float" office:value="1885415" calcext:value-type="float">
            <text:p>1885415</text:p>
          </table:table-cell>
          <table:table-cell office:value-type="float" office:value="1005626" calcext:value-type="float">
            <text:p>1005626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3490" calcext:value-type="float">
            <text:p>3490</text:p>
          </table:table-cell>
          <table:table-cell table:formula="of:=[.D23]+[.E23]" office:value-type="float" office:value="4163" calcext:value-type="float">
            <text:p>4163</text:p>
          </table:table-cell>
          <table:table-cell office:value-type="float" office:value="3650" calcext:value-type="float">
            <text:p>3650</text:p>
          </table:table-cell>
          <table:table-cell table:formula="of:=[.D23]+[.G24]" office:value-type="float" office:value="2733" calcext:value-type="float">
            <text:p>2733</text:p>
          </table:table-cell>
          <table:table-cell office:value-type="float" office:value="4030" calcext:value-type="float">
            <text:p>4030</text:p>
          </table:table-cell>
          <table:table-cell table:formula="of:=[.D23]+[.I23]" office:value-type="float" office:value="4703" calcext:value-type="float">
            <text:p>4703</text:p>
          </table:table-cell>
          <table:table-cell table:formula="of:=([.F23]+[.H23]+[.J23])/3" office:value-type="float" office:value="3866.33333333333" calcext:value-type="float">
            <text:p>3866.33333333333</text:p>
          </table:table-cell>
          <table:table-cell/>
          <table:table-cell table:formula="of:=[.D23]+[.L23]" office:value-type="float" office:value="673" calcext:value-type="float">
            <text:p>673</text:p>
          </table:table-cell>
          <table:table-cell/>
          <table:table-cell table:formula="of:=[.D23]+[.N23]" office:value-type="float" office:value="673" calcext:value-type="float">
            <text:p>673</text:p>
          </table:table-cell>
          <table:table-cell/>
          <table:table-cell table:formula="of:=[.D23]+[.P23]" office:value-type="float" office:value="673" calcext:value-type="float">
            <text:p>673</text:p>
          </table:table-cell>
          <table:table-cell table:formula="of:=([.M23]+[.O23]+[.Q23])/3" office:value-type="float" office:value="673" calcext:value-type="float">
            <text:p>673</text:p>
          </table:table-cell>
          <table:table-cell table:formula="of:=[.V23]/MAX([.$V$4:.$V$39]) + [.$T$2] *([.U23]/MAX([.$U$4:.$U$39]))" office:value-type="float" office:value="0.168797456043411" calcext:value-type="float">
            <text:p>0.168797456043411</text:p>
          </table:table-cell>
          <table:table-cell table:formula="of:=[.V23]/MAX([.$V$4:.$V$39]) + [.$V$2] *([.U23]/MAX([.$U$4:.$U$39]))" office:value-type="float" office:value="0.185447623826218" calcext:value-type="float">
            <text:p>0.185447623826218</text:p>
          </table:table-cell>
          <table:table-cell office:value-type="float" office:value="443.468612837358" calcext:value-type="float">
            <text:p>443.468612837358</text:p>
          </table:table-cell>
          <table:table-cell office:value-type="float" office:value="3433611" calcext:value-type="float">
            <text:p>3433611</text:p>
          </table:table-cell>
          <table:table-cell office:value-type="float" office:value="1705672" calcext:value-type="float">
            <text:p>1705672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table:formula="of:=[.D24]+[.E24]" office:value-type="float" office:value="2800" calcext:value-type="float">
            <text:p>2800</text:p>
          </table:table-cell>
          <table:table-cell office:value-type="float" office:value="2060" calcext:value-type="float">
            <text:p>2060</text:p>
          </table:table-cell>
          <table:table-cell table:formula="of:=[.D24]+[.G25]" office:value-type="float" office:value="2213" calcext:value-type="float">
            <text:p>2213</text:p>
          </table:table-cell>
          <table:table-cell office:value-type="float" office:value="1810" calcext:value-type="float">
            <text:p>1810</text:p>
          </table:table-cell>
          <table:table-cell table:formula="of:=[.D24]+[.I24]" office:value-type="float" office:value="3110" calcext:value-type="float">
            <text:p>3110</text:p>
          </table:table-cell>
          <table:table-cell table:formula="of:=([.F24]+[.H24]+[.J24])/3" office:value-type="float" office:value="2707.66666666667" calcext:value-type="float">
            <text:p>2707.66666666667</text:p>
          </table:table-cell>
          <table:table-cell/>
          <table:table-cell table:formula="of:=[.D24]+[.L24]" office:value-type="float" office:value="1300" calcext:value-type="float">
            <text:p>1300</text:p>
          </table:table-cell>
          <table:table-cell/>
          <table:table-cell table:formula="of:=[.D24]+[.N24]" office:value-type="float" office:value="1300" calcext:value-type="float">
            <text:p>1300</text:p>
          </table:table-cell>
          <table:table-cell/>
          <table:table-cell table:formula="of:=[.D24]+[.P24]" office:value-type="float" office:value="1300" calcext:value-type="float">
            <text:p>1300</text:p>
          </table:table-cell>
          <table:table-cell table:formula="of:=([.M24]+[.O24]+[.Q24])/3" office:value-type="float" office:value="1300" calcext:value-type="float">
            <text:p>1300</text:p>
          </table:table-cell>
          <table:table-cell table:formula="of:=[.V24]/MAX([.$V$4:.$V$39]) + [.$T$2] *([.U24]/MAX([.$U$4:.$U$39]))" office:value-type="float" office:value="0.245503827847662" calcext:value-type="float">
            <text:p>0.245503827847662</text:p>
          </table:table-cell>
          <table:table-cell table:formula="of:=[.V24]/MAX([.$V$4:.$V$39]) + [.$V$2] *([.U24]/MAX([.$U$4:.$U$39]))" office:value-type="float" office:value="0.254400074792396" calcext:value-type="float">
            <text:p>0.254400074792396</text:p>
          </table:table-cell>
          <table:table-cell office:value-type="float" office:value="236.946939124146" calcext:value-type="float">
            <text:p>236.946939124146</text:p>
          </table:table-cell>
          <table:table-cell office:value-type="float" office:value="5732394" calcext:value-type="float">
            <text:p>5732394</text:p>
          </table:table-cell>
          <table:table-cell office:value-type="float" office:value="2553594" calcext:value-type="float">
            <text:p>2553594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00" calcext:value-type="float">
            <text:p>1700</text:p>
          </table:table-cell>
          <table:table-cell office:value-type="float" office:value="908" calcext:value-type="float">
            <text:p>908</text:p>
          </table:table-cell>
          <table:table-cell table:formula="of:=[.D25]+[.E25]" office:value-type="float" office:value="2608" calcext:value-type="float">
            <text:p>2608</text:p>
          </table:table-cell>
          <table:table-cell office:value-type="float" office:value="913" calcext:value-type="float">
            <text:p>913</text:p>
          </table:table-cell>
          <table:table-cell table:formula="of:=[.D25]+[.G26]" office:value-type="float" office:value="2467" calcext:value-type="float">
            <text:p>2467</text:p>
          </table:table-cell>
          <table:table-cell office:value-type="float" office:value="859" calcext:value-type="float">
            <text:p>859</text:p>
          </table:table-cell>
          <table:table-cell table:formula="of:=[.D25]+[.I25]" office:value-type="float" office:value="2559" calcext:value-type="float">
            <text:p>2559</text:p>
          </table:table-cell>
          <table:table-cell table:formula="of:=([.F25]+[.H25]+[.J25])/3" office:value-type="float" office:value="2544.66666666667" calcext:value-type="float">
            <text:p>2544.66666666667</text:p>
          </table:table-cell>
          <table:table-cell/>
          <table:table-cell table:formula="of:=[.D25]+[.L25]" office:value-type="float" office:value="1700" calcext:value-type="float">
            <text:p>1700</text:p>
          </table:table-cell>
          <table:table-cell/>
          <table:table-cell table:formula="of:=[.D25]+[.N25]" office:value-type="float" office:value="1700" calcext:value-type="float">
            <text:p>1700</text:p>
          </table:table-cell>
          <table:table-cell/>
          <table:table-cell table:formula="of:=[.D25]+[.P25]" office:value-type="float" office:value="1700" calcext:value-type="float">
            <text:p>1700</text:p>
          </table:table-cell>
          <table:table-cell table:formula="of:=([.M25]+[.O25]+[.Q25])/3" office:value-type="float" office:value="1700" calcext:value-type="float">
            <text:p>1700</text:p>
          </table:table-cell>
          <table:table-cell table:formula="of:=[.V25]/MAX([.$V$4:.$V$39]) + [.$T$2] *([.U25]/MAX([.$U$4:.$U$39]))" office:value-type="float" office:value="0.347501324846841" calcext:value-type="float">
            <text:p>0.347501324846841</text:p>
          </table:table-cell>
          <table:table-cell table:formula="of:=[.V25]/MAX([.$V$4:.$V$39]) + [.$V$2] *([.U25]/MAX([.$U$4:.$U$39]))" office:value-type="float" office:value="0.353315722520485" calcext:value-type="float">
            <text:p>0.353315722520485</text:p>
          </table:table-cell>
          <table:table-cell office:value-type="float" office:value="154.86347671994" calcext:value-type="float">
            <text:p>154.86347671994</text:p>
          </table:table-cell>
          <table:table-cell office:value-type="float" office:value="8440688" calcext:value-type="float">
            <text:p>8440688</text:p>
          </table:table-cell>
          <table:table-cell office:value-type="float" office:value="3431398" calcext:value-type="float">
            <text:p>3431398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10" calcext:value-type="float">
            <text:p>2710</text:p>
          </table:table-cell>
          <table:table-cell table:style-name="ce1" office:value-type="float" office:value="671" calcext:value-type="float">
            <text:p>671</text:p>
          </table:table-cell>
          <table:table-cell table:formula="of:=[.D26]+[.E26]" office:value-type="float" office:value="3381" calcext:value-type="float">
            <text:p>3381</text:p>
          </table:table-cell>
          <table:table-cell table:style-name="ce1" office:value-type="float" office:value="767" calcext:value-type="float">
            <text:p>767</text:p>
          </table:table-cell>
          <table:table-cell table:formula="of:=[.D26]+[.G27]" office:value-type="float" office:value="3398" calcext:value-type="float">
            <text:p>3398</text:p>
          </table:table-cell>
          <table:table-cell table:style-name="ce1" office:value-type="float" office:value="766" calcext:value-type="float">
            <text:p>766</text:p>
          </table:table-cell>
          <table:table-cell table:formula="of:=[.D26]+[.I26]" office:value-type="float" office:value="3476" calcext:value-type="float">
            <text:p>3476</text:p>
          </table:table-cell>
          <table:table-cell table:formula="of:=([.F26]+[.H26]+[.J26])/3" office:value-type="float" office:value="3418.33333333333" calcext:value-type="float">
            <text:p>3418.33333333333</text:p>
          </table:table-cell>
          <table:table-cell table:style-name="ce1"/>
          <table:table-cell table:formula="of:=[.D26]+[.L26]" office:value-type="float" office:value="2710" calcext:value-type="float">
            <text:p>2710</text:p>
          </table:table-cell>
          <table:table-cell table:style-name="ce1"/>
          <table:table-cell table:formula="of:=[.D26]+[.N26]" office:value-type="float" office:value="2710" calcext:value-type="float">
            <text:p>2710</text:p>
          </table:table-cell>
          <table:table-cell table:style-name="ce1"/>
          <table:table-cell table:formula="of:=[.D26]+[.P26]" office:value-type="float" office:value="2710" calcext:value-type="float">
            <text:p>2710</text:p>
          </table:table-cell>
          <table:table-cell table:formula="of:=([.M26]+[.O26]+[.Q26])/3" office:value-type="float" office:value="2710" calcext:value-type="float">
            <text:p>2710</text:p>
          </table:table-cell>
          <table:table-cell table:formula="of:=[.V26]/MAX([.$V$4:.$V$39]) + [.$T$2] *([.U26]/MAX([.$U$4:.$U$39]))" office:value-type="float" office:value="0.514935957790842" calcext:value-type="float">
            <text:p>0.514935957790842</text:p>
          </table:table-cell>
          <table:table-cell table:formula="of:=[.V26]/MAX([.$V$4:.$V$39]) + [.$V$2] *([.U26]/MAX([.$U$4:.$U$39]))" office:value-type="float" office:value="0.519937556372162" calcext:value-type="float">
            <text:p>0.519937556372162</text:p>
          </table:table-cell>
          <table:table-cell table:style-name="ce1" office:value-type="float" office:value="133.214993011505" calcext:value-type="float">
            <text:p>133.214993011505</text:p>
          </table:table-cell>
          <table:table-cell table:style-name="ce1" office:value-type="float" office:value="12681832" calcext:value-type="float">
            <text:p>12681832</text:p>
          </table:table-cell>
          <table:table-cell table:style-name="ce1" office:value-type="float" office:value="4535346" calcext:value-type="float">
            <text:p>4535346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60" calcext:value-type="float">
            <text:p>3660</text:p>
          </table:table-cell>
          <table:table-cell office:value-type="float" office:value="651" calcext:value-type="float">
            <text:p>651</text:p>
          </table:table-cell>
          <table:table-cell table:formula="of:=[.D27]+[.E27]" office:value-type="float" office:value="4311" calcext:value-type="float">
            <text:p>4311</text:p>
          </table:table-cell>
          <table:table-cell table:style-name="ce3" office:value-type="float" office:value="688" calcext:value-type="float">
            <text:p>688</text:p>
          </table:table-cell>
          <table:table-cell table:formula="of:=[.D27]+[.G27]" office:value-type="float" office:value="4348" calcext:value-type="float">
            <text:p>4348</text:p>
          </table:table-cell>
          <table:table-cell office:value-type="float" office:value="713" calcext:value-type="float">
            <text:p>713</text:p>
          </table:table-cell>
          <table:table-cell table:formula="of:=[.D27]+[.I27]" office:value-type="float" office:value="4373" calcext:value-type="float">
            <text:p>4373</text:p>
          </table:table-cell>
          <table:table-cell table:formula="of:=([.F27]+[.H27]+[.J27])/3" office:value-type="float" office:value="4344" calcext:value-type="float">
            <text:p>4344</text:p>
          </table:table-cell>
          <table:table-cell/>
          <table:table-cell table:formula="of:=[.D27]+[.L27]" office:value-type="float" office:value="3660" calcext:value-type="float">
            <text:p>3660</text:p>
          </table:table-cell>
          <table:table-cell/>
          <table:table-cell table:formula="of:=[.D27]+[.N27]" office:value-type="float" office:value="3660" calcext:value-type="float">
            <text:p>3660</text:p>
          </table:table-cell>
          <table:table-cell/>
          <table:table-cell table:formula="of:=[.D27]+[.P27]" office:value-type="float" office:value="3660" calcext:value-type="float">
            <text:p>3660</text:p>
          </table:table-cell>
          <table:table-cell table:formula="of:=([.M27]+[.O27]+[.Q27])/3" office:value-type="float" office:value="3660" calcext:value-type="float">
            <text:p>3660</text:p>
          </table:table-cell>
          <table:table-cell table:formula="of:=[.V27]/MAX([.$V$4:.$V$39]) + [.$T$2] *([.U27]/MAX([.$U$4:.$U$39]))" office:value-type="float" office:value="0.669379018887875" calcext:value-type="float">
            <text:p>0.669379018887875</text:p>
          </table:table-cell>
          <table:table-cell table:formula="of:=[.V27]/MAX([.$V$4:.$V$39]) + [.$V$2] *([.U27]/MAX([.$U$4:.$U$39]))" office:value-type="float" office:value="0.674276690799326" calcext:value-type="float">
            <text:p>0.674276690799326</text:p>
          </table:table-cell>
          <table:table-cell office:value-type="float" office:value="130.446959876678" calcext:value-type="float">
            <text:p>130.446959876678</text:p>
          </table:table-cell>
          <table:table-cell office:value-type="float" office:value="16562769" calcext:value-type="float">
            <text:p>16562769</text:p>
          </table:table-cell>
          <table:table-cell office:value-type="float" office:value="6018310" calcext:value-type="float">
            <text:p>6018310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91" calcext:value-type="float">
            <text:p>691</text:p>
          </table:table-cell>
          <table:table-cell office:value-type="float" office:value="8660" calcext:value-type="float">
            <text:p>8660</text:p>
          </table:table-cell>
          <table:table-cell table:formula="of:=[.D28]+[.E28]" office:value-type="float" office:value="9351" calcext:value-type="float">
            <text:p>9351</text:p>
          </table:table-cell>
          <table:table-cell office:value-type="float" office:value="7740" calcext:value-type="float">
            <text:p>7740</text:p>
          </table:table-cell>
          <table:table-cell table:formula="of:=[.D28]+[.G28]" office:value-type="float" office:value="8431" calcext:value-type="float">
            <text:p>8431</text:p>
          </table:table-cell>
          <table:table-cell office:value-type="float" office:value="6170" calcext:value-type="float">
            <text:p>6170</text:p>
          </table:table-cell>
          <table:table-cell table:formula="of:=[.D28]+[.I28]" office:value-type="float" office:value="6861" calcext:value-type="float">
            <text:p>6861</text:p>
          </table:table-cell>
          <table:table-cell table:formula="of:=([.F28]+[.H28]+[.J28])/3" office:value-type="float" office:value="8214.33333333333" calcext:value-type="float">
            <text:p>8214.33333333333</text:p>
          </table:table-cell>
          <table:table-cell/>
          <table:table-cell table:formula="of:=[.D28]+[.L28]" office:value-type="float" office:value="691" calcext:value-type="float">
            <text:p>691</text:p>
          </table:table-cell>
          <table:table-cell/>
          <table:table-cell table:formula="of:=[.D28]+[.N28]" office:value-type="float" office:value="691" calcext:value-type="float">
            <text:p>691</text:p>
          </table:table-cell>
          <table:table-cell/>
          <table:table-cell table:formula="of:=[.D28]+[.P28]" office:value-type="float" office:value="691" calcext:value-type="float">
            <text:p>691</text:p>
          </table:table-cell>
          <table:table-cell table:formula="of:=([.M28]+[.O28]+[.Q28])/3" office:value-type="float" office:value="691" calcext:value-type="float">
            <text:p>691</text:p>
          </table:table-cell>
          <table:table-cell table:formula="of:=[.V28]/MAX([.$V$4:.$V$39]) + [.$T$2] *([.U28]/MAX([.$U$4:.$U$39]))" office:value-type="float" office:value="0.192984164814865" calcext:value-type="float">
            <text:p>0.192984164814865</text:p>
          </table:table-cell>
          <table:table-cell table:formula="of:=[.V28]/MAX([.$V$4:.$V$39]) + [.$V$2] *([.U28]/MAX([.$U$4:.$U$39]))" office:value-type="float" office:value="0.225995123171045" calcext:value-type="float">
            <text:p>0.225995123171045</text:p>
          </table:table-cell>
          <table:table-cell office:value-type="float" office:value="879.229813273348" calcext:value-type="float">
            <text:p>879.229813273348</text:p>
          </table:table-cell>
          <table:table-cell office:value-type="float" office:value="3251996" calcext:value-type="float">
            <text:p>3251996</text:p>
          </table:table-cell>
          <table:table-cell office:value-type="float" office:value="1797924" calcext:value-type="float">
            <text:p>1797924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40" calcext:value-type="float">
            <text:p>1240</text:p>
          </table:table-cell>
          <table:table-cell office:value-type="float" office:value="2300" calcext:value-type="float">
            <text:p>2300</text:p>
          </table:table-cell>
          <table:table-cell table:formula="of:=[.D29]+[.E29]" office:value-type="float" office:value="3540" calcext:value-type="float">
            <text:p>3540</text:p>
          </table:table-cell>
          <table:table-cell office:value-type="float" office:value="2620" calcext:value-type="float">
            <text:p>2620</text:p>
          </table:table-cell>
          <table:table-cell table:formula="of:=[.D29]+[.G29]" office:value-type="float" office:value="3860" calcext:value-type="float">
            <text:p>3860</text:p>
          </table:table-cell>
          <table:table-cell office:value-type="float" office:value="2500" calcext:value-type="float">
            <text:p>2500</text:p>
          </table:table-cell>
          <table:table-cell table:formula="of:=[.D29]+[.I29]" office:value-type="float" office:value="3740" calcext:value-type="float">
            <text:p>3740</text:p>
          </table:table-cell>
          <table:table-cell table:formula="of:=([.F29]+[.H29]+[.J29])/3" office:value-type="float" office:value="3713.33333333333" calcext:value-type="float">
            <text:p>3713.33333333333</text:p>
          </table:table-cell>
          <table:table-cell/>
          <table:table-cell table:formula="of:=[.D29]+[.L29]" office:value-type="float" office:value="1240" calcext:value-type="float">
            <text:p>1240</text:p>
          </table:table-cell>
          <table:table-cell/>
          <table:table-cell table:formula="of:=[.D29]+[.N29]" office:value-type="float" office:value="1240" calcext:value-type="float">
            <text:p>1240</text:p>
          </table:table-cell>
          <table:table-cell/>
          <table:table-cell table:formula="of:=[.D29]+[.P29]" office:value-type="float" office:value="1240" calcext:value-type="float">
            <text:p>1240</text:p>
          </table:table-cell>
          <table:table-cell table:formula="of:=([.M29]+[.O29]+[.Q29])/3" office:value-type="float" office:value="1240" calcext:value-type="float">
            <text:p>1240</text:p>
          </table:table-cell>
          <table:table-cell table:formula="of:=[.V29]/MAX([.$V$4:.$V$39]) + [.$T$2] *([.U29]/MAX([.$U$4:.$U$39]))" office:value-type="float" office:value="0.236762498763521" calcext:value-type="float">
            <text:p>0.236762498763521</text:p>
          </table:table-cell>
          <table:table-cell table:formula="of:=[.V29]/MAX([.$V$4:.$V$39]) + [.$V$2] *([.U29]/MAX([.$U$4:.$U$39]))" office:value-type="float" office:value="0.249404803929661" calcext:value-type="float">
            <text:p>0.249404803929661</text:p>
          </table:table-cell>
          <table:table-cell office:value-type="float" office:value="336.721263606963" calcext:value-type="float">
            <text:p>336.721263606963</text:p>
          </table:table-cell>
          <table:table-cell office:value-type="float" office:value="5332456" calcext:value-type="float">
            <text:p>5332456</text:p>
          </table:table-cell>
          <table:table-cell office:value-type="float" office:value="2578558" calcext:value-type="float">
            <text:p>2578558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1310" calcext:value-type="float">
            <text:p>1310</text:p>
          </table:table-cell>
          <table:table-cell table:formula="of:=[.D30]+[.E30]" office:value-type="float" office:value="2980" calcext:value-type="float">
            <text:p>2980</text:p>
          </table:table-cell>
          <table:table-cell office:value-type="float" office:value="1830" calcext:value-type="float">
            <text:p>1830</text:p>
          </table:table-cell>
          <table:table-cell table:formula="of:=[.D30]+[.G30]" office:value-type="float" office:value="3500" calcext:value-type="float">
            <text:p>3500</text:p>
          </table:table-cell>
          <table:table-cell office:value-type="float" office:value="1440" calcext:value-type="float">
            <text:p>1440</text:p>
          </table:table-cell>
          <table:table-cell table:formula="of:=[.D30]+[.I30]" office:value-type="float" office:value="3110" calcext:value-type="float">
            <text:p>3110</text:p>
          </table:table-cell>
          <table:table-cell table:formula="of:=([.F30]+[.H30]+[.J30])/3" office:value-type="float" office:value="3196.66666666667" calcext:value-type="float">
            <text:p>3196.66666666667</text:p>
          </table:table-cell>
          <table:table-cell/>
          <table:table-cell table:formula="of:=[.D30]+[.L30]" office:value-type="float" office:value="1670" calcext:value-type="float">
            <text:p>1670</text:p>
          </table:table-cell>
          <table:table-cell/>
          <table:table-cell table:formula="of:=[.D30]+[.N30]" office:value-type="float" office:value="1670" calcext:value-type="float">
            <text:p>1670</text:p>
          </table:table-cell>
          <table:table-cell/>
          <table:table-cell table:formula="of:=[.D30]+[.P30]" office:value-type="float" office:value="1670" calcext:value-type="float">
            <text:p>1670</text:p>
          </table:table-cell>
          <table:table-cell table:formula="of:=([.M30]+[.O30]+[.Q30])/3" office:value-type="float" office:value="1670" calcext:value-type="float">
            <text:p>1670</text:p>
          </table:table-cell>
          <table:table-cell table:formula="of:=[.V30]/MAX([.$V$4:.$V$39]) + [.$T$2] *([.U30]/MAX([.$U$4:.$U$39]))" office:value-type="float" office:value="0.352588931755657" calcext:value-type="float">
            <text:p>0.352588931755657</text:p>
          </table:table-cell>
          <table:table-cell table:formula="of:=[.V30]/MAX([.$V$4:.$V$39]) + [.$V$2] *([.U30]/MAX([.$U$4:.$U$39]))" office:value-type="float" office:value="0.360592435906073" calcext:value-type="float">
            <text:p>0.360592435906073</text:p>
          </table:table-cell>
          <table:table-cell office:value-type="float" office:value="213.169196234044" calcext:value-type="float">
            <text:p>213.169196234044</text:p>
          </table:table-cell>
          <table:table-cell office:value-type="float" office:value="8462850" calcext:value-type="float">
            <text:p>8462850</text:p>
          </table:table-cell>
          <table:table-cell office:value-type="float" office:value="3701656" calcext:value-type="float">
            <text:p>3701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20" calcext:value-type="float">
            <text:p>2520</text:p>
          </table:table-cell>
          <table:table-cell office:value-type="float" office:value="633" calcext:value-type="float">
            <text:p>633</text:p>
          </table:table-cell>
          <table:table-cell table:formula="of:=[.D31]+[.E31]" office:value-type="float" office:value="3153" calcext:value-type="float">
            <text:p>3153</text:p>
          </table:table-cell>
          <table:table-cell office:value-type="float" office:value="754" calcext:value-type="float">
            <text:p>754</text:p>
          </table:table-cell>
          <table:table-cell table:formula="of:=[.D31]+[.G31]" office:value-type="float" office:value="3274" calcext:value-type="float">
            <text:p>3274</text:p>
          </table:table-cell>
          <table:table-cell office:value-type="float" office:value="709" calcext:value-type="float">
            <text:p>709</text:p>
          </table:table-cell>
          <table:table-cell table:formula="of:=[.D31]+[.I31]" office:value-type="float" office:value="3229" calcext:value-type="float">
            <text:p>3229</text:p>
          </table:table-cell>
          <table:table-cell table:formula="of:=([.F31]+[.H31]+[.J31])/3" office:value-type="float" office:value="3218.66666666667" calcext:value-type="float">
            <text:p>3218.66666666667</text:p>
          </table:table-cell>
          <table:table-cell/>
          <table:table-cell table:formula="of:=[.D31]+[.L31]" office:value-type="float" office:value="2520" calcext:value-type="float">
            <text:p>2520</text:p>
          </table:table-cell>
          <table:table-cell/>
          <table:table-cell table:formula="of:=[.D31]+[.N31]" office:value-type="float" office:value="2520" calcext:value-type="float">
            <text:p>2520</text:p>
          </table:table-cell>
          <table:table-cell/>
          <table:table-cell table:formula="of:=[.D31]+[.P31]" office:value-type="float" office:value="2520" calcext:value-type="float">
            <text:p>2520</text:p>
          </table:table-cell>
          <table:table-cell table:formula="of:=([.M31]+[.O31]+[.Q31])/3" office:value-type="float" office:value="2520" calcext:value-type="float">
            <text:p>2520</text:p>
          </table:table-cell>
          <table:table-cell table:formula="of:=[.V31]/MAX([.$V$4:.$V$39]) + [.$T$2] *([.U31]/MAX([.$U$4:.$U$39]))" office:value-type="float" office:value="0.491625362253592" calcext:value-type="float">
            <text:p>0.491625362253592</text:p>
          </table:table-cell>
          <table:table-cell table:formula="of:=[.V31]/MAX([.$V$4:.$V$39]) + [.$V$2] *([.U31]/MAX([.$U$4:.$U$39]))" office:value-type="float" office:value="0.496643321200671" calcext:value-type="float">
            <text:p>0.496643321200671</text:p>
          </table:table-cell>
          <table:table-cell office:value-type="float" office:value="133.65074289723" calcext:value-type="float">
            <text:p>133.65074289723</text:p>
          </table:table-cell>
          <table:table-cell office:value-type="float" office:value="12096037" calcext:value-type="float">
            <text:p>12096037</text:p>
          </table:table-cell>
          <table:table-cell office:value-type="float" office:value="4889404" calcext:value-type="float">
            <text:p>48894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10" calcext:value-type="float">
            <text:p>3610</text:p>
          </table:table-cell>
          <table:table-cell office:value-type="float" office:value="624" calcext:value-type="float">
            <text:p>624</text:p>
          </table:table-cell>
          <table:table-cell table:formula="of:=[.D32]+[.E32]" office:value-type="float" office:value="4234" calcext:value-type="float">
            <text:p>4234</text:p>
          </table:table-cell>
          <table:table-cell office:value-type="float" office:value="743" calcext:value-type="float">
            <text:p>743</text:p>
          </table:table-cell>
          <table:table-cell table:formula="of:=[.D32]+[.G32]" office:value-type="float" office:value="4353" calcext:value-type="float">
            <text:p>4353</text:p>
          </table:table-cell>
          <table:table-cell office:value-type="float" office:value="707" calcext:value-type="float">
            <text:p>707</text:p>
          </table:table-cell>
          <table:table-cell table:formula="of:=[.D32]+[.I32]" office:value-type="float" office:value="4317" calcext:value-type="float">
            <text:p>4317</text:p>
          </table:table-cell>
          <table:table-cell table:formula="of:=([.F32]+[.H32]+[.J32])/3" office:value-type="float" office:value="4301.33333333333" calcext:value-type="float">
            <text:p>4301.33333333333</text:p>
          </table:table-cell>
          <table:table-cell/>
          <table:table-cell table:formula="of:=[.D32]+[.L32]" office:value-type="float" office:value="3610" calcext:value-type="float">
            <text:p>3610</text:p>
          </table:table-cell>
          <table:table-cell/>
          <table:table-cell table:formula="of:=[.D32]+[.N32]" office:value-type="float" office:value="3610" calcext:value-type="float">
            <text:p>3610</text:p>
          </table:table-cell>
          <table:table-cell/>
          <table:table-cell table:formula="of:=[.D32]+[.P32]" office:value-type="float" office:value="3610" calcext:value-type="float">
            <text:p>3610</text:p>
          </table:table-cell>
          <table:table-cell table:formula="of:=([.M32]+[.O32]+[.Q32])/3" office:value-type="float" office:value="3610" calcext:value-type="float">
            <text:p>3610</text:p>
          </table:table-cell>
          <table:table-cell table:formula="of:=[.V32]/MAX([.$V$4:.$V$39]) + [.$T$2] *([.U32]/MAX([.$U$4:.$U$39]))" office:value-type="float" office:value="0.696071034058247" calcext:value-type="float">
            <text:p>0.696071034058247</text:p>
          </table:table-cell>
          <table:table-cell table:formula="of:=[.V32]/MAX([.$V$4:.$V$39]) + [.$V$2] *([.U32]/MAX([.$U$4:.$U$39]))" office:value-type="float" office:value="0.700933272288375" calcext:value-type="float">
            <text:p>0.700933272288375</text:p>
          </table:table-cell>
          <table:table-cell office:value-type="float" office:value="129.503202089422" calcext:value-type="float">
            <text:p>129.503202089422</text:p>
          </table:table-cell>
          <table:table-cell office:value-type="float" office:value="17234344" calcext:value-type="float">
            <text:p>17234344</text:p>
          </table:table-cell>
          <table:table-cell office:value-type="float" office:value="6305606" calcext:value-type="float">
            <text:p>63056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00" calcext:value-type="float">
            <text:p>4400</text:p>
          </table:table-cell>
          <table:table-cell office:value-type="float" office:value="623" calcext:value-type="float">
            <text:p>623</text:p>
          </table:table-cell>
          <table:table-cell table:formula="of:=[.D33]+[.E33]" office:value-type="float" office:value="5023" calcext:value-type="float">
            <text:p>5023</text:p>
          </table:table-cell>
          <table:table-cell office:value-type="float" office:value="728" calcext:value-type="float">
            <text:p>728</text:p>
          </table:table-cell>
          <table:table-cell table:formula="of:=[.D33]+[.G33]" office:value-type="float" office:value="5128" calcext:value-type="float">
            <text:p>5128</text:p>
          </table:table-cell>
          <table:table-cell office:value-type="float" office:value="686" calcext:value-type="float">
            <text:p>686</text:p>
          </table:table-cell>
          <table:table-cell table:formula="of:=[.D33]+[.I33]" office:value-type="float" office:value="5086" calcext:value-type="float">
            <text:p>5086</text:p>
          </table:table-cell>
          <table:table-cell table:formula="of:=([.F33]+[.H33]+[.J33])/3" office:value-type="float" office:value="5079" calcext:value-type="float">
            <text:p>5079</text:p>
          </table:table-cell>
          <table:table-cell/>
          <table:table-cell table:formula="of:=[.D33]+[.L33]" office:value-type="float" office:value="4400" calcext:value-type="float">
            <text:p>4400</text:p>
          </table:table-cell>
          <table:table-cell/>
          <table:table-cell table:formula="of:=[.D33]+[.N33]" office:value-type="float" office:value="4400" calcext:value-type="float">
            <text:p>4400</text:p>
          </table:table-cell>
          <table:table-cell/>
          <table:table-cell table:formula="of:=[.D33]+[.P33]" office:value-type="float" office:value="4400" calcext:value-type="float">
            <text:p>4400</text:p>
          </table:table-cell>
          <table:table-cell table:formula="of:=([.M33]+[.O33]+[.Q33])/3" office:value-type="float" office:value="4400" calcext:value-type="float">
            <text:p>4400</text:p>
          </table:table-cell>
          <table:table-cell table:formula="of:=[.V33]/MAX([.$V$4:.$V$39]) + [.$T$2] *([.U33]/MAX([.$U$4:.$U$39]))" office:value-type="float" office:value="0.837328038590992" calcext:value-type="float">
            <text:p>0.837328038590992</text:p>
          </table:table-cell>
          <table:table-cell table:formula="of:=[.V33]/MAX([.$V$4:.$V$39]) + [.$V$2] *([.U33]/MAX([.$U$4:.$U$39]))" office:value-type="float" office:value="0.842185012330099" calcext:value-type="float">
            <text:p>0.842185012330099</text:p>
          </table:table-cell>
          <table:table-cell office:value-type="float" office:value="129.36298509216" calcext:value-type="float">
            <text:p>129.36298509216</text:p>
          </table:table-cell>
          <table:table-cell office:value-type="float" office:value="20779606" calcext:value-type="float">
            <text:p>20779606</text:p>
          </table:table-cell>
          <table:table-cell office:value-type="float" office:value="7504796" calcext:value-type="float">
            <text:p>75047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3280" calcext:value-type="float">
            <text:p>3280</text:p>
          </table:table-cell>
          <table:table-cell table:formula="of:=[.D34]+[.E34]" office:value-type="float" office:value="4640" calcext:value-type="float">
            <text:p>4640</text:p>
          </table:table-cell>
          <table:table-cell office:value-type="float" office:value="3940" calcext:value-type="float">
            <text:p>3940</text:p>
          </table:table-cell>
          <table:table-cell table:formula="of:=[.D34]+[.G34]" office:value-type="float" office:value="5300" calcext:value-type="float">
            <text:p>5300</text:p>
          </table:table-cell>
          <table:table-cell office:value-type="float" office:value="3240" calcext:value-type="float">
            <text:p>3240</text:p>
          </table:table-cell>
          <table:table-cell table:formula="of:=[.D34]+[.I34]" office:value-type="float" office:value="4600" calcext:value-type="float">
            <text:p>4600</text:p>
          </table:table-cell>
          <table:table-cell table:formula="of:=([.F34]+[.H34]+[.J34])/3" office:value-type="float" office:value="4846.66666666667" calcext:value-type="float">
            <text:p>4846.66666666667</text:p>
          </table:table-cell>
          <table:table-cell/>
          <table:table-cell table:formula="of:=[.D34]+[.L34]" office:value-type="float" office:value="1360" calcext:value-type="float">
            <text:p>1360</text:p>
          </table:table-cell>
          <table:table-cell/>
          <table:table-cell table:formula="of:=[.D34]+[.N34]" office:value-type="float" office:value="1360" calcext:value-type="float">
            <text:p>1360</text:p>
          </table:table-cell>
          <table:table-cell/>
          <table:table-cell table:formula="of:=[.D34]+[.P34]" office:value-type="float" office:value="1360" calcext:value-type="float">
            <text:p>1360</text:p>
          </table:table-cell>
          <table:table-cell table:formula="of:=([.M34]+[.O34]+[.Q34])/3" office:value-type="float" office:value="1360" calcext:value-type="float">
            <text:p>1360</text:p>
          </table:table-cell>
          <table:table-cell table:formula="of:=[.V34]/MAX([.$V$4:.$V$39]) + [.$T$2] *([.U34]/MAX([.$U$4:.$U$39]))" office:value-type="float" office:value="0.232731943243282" calcext:value-type="float">
            <text:p>0.232731943243282</text:p>
          </table:table-cell>
          <table:table-cell table:formula="of:=[.V34]/MAX([.$V$4:.$V$39]) + [.$V$2] *([.U34]/MAX([.$U$4:.$U$39]))" office:value-type="float" office:value="0.247637484815622" calcext:value-type="float">
            <text:p>0.247637484815622</text:p>
          </table:table-cell>
          <table:table-cell office:value-type="float" office:value="397.001395475461" calcext:value-type="float">
            <text:p>397.001395475461</text:p>
          </table:table-cell>
          <table:table-cell office:value-type="float" office:value="5122214" calcext:value-type="float">
            <text:p>5122214</text:p>
          </table:table-cell>
          <table:table-cell office:value-type="float" office:value="2816362" calcext:value-type="float">
            <text:p>28163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60" calcext:value-type="float">
            <text:p>1660</text:p>
          </table:table-cell>
          <table:table-cell office:value-type="float" office:value="1930" calcext:value-type="float">
            <text:p>1930</text:p>
          </table:table-cell>
          <table:table-cell table:formula="of:=[.D35]+[.E35]" office:value-type="float" office:value="3590" calcext:value-type="float">
            <text:p>3590</text:p>
          </table:table-cell>
          <table:table-cell office:value-type="float" office:value="2120" calcext:value-type="float">
            <text:p>2120</text:p>
          </table:table-cell>
          <table:table-cell table:formula="of:=[.D35]+[.G35]" office:value-type="float" office:value="3780" calcext:value-type="float">
            <text:p>3780</text:p>
          </table:table-cell>
          <table:table-cell office:value-type="float" office:value="2100" calcext:value-type="float">
            <text:p>2100</text:p>
          </table:table-cell>
          <table:table-cell table:formula="of:=[.D35]+[.I35]" office:value-type="float" office:value="3760" calcext:value-type="float">
            <text:p>3760</text:p>
          </table:table-cell>
          <table:table-cell table:formula="of:=([.F35]+[.H35]+[.J35])/3" office:value-type="float" office:value="3710" calcext:value-type="float">
            <text:p>3710</text:p>
          </table:table-cell>
          <table:table-cell/>
          <table:table-cell table:formula="of:=[.D35]+[.L35]" office:value-type="float" office:value="1660" calcext:value-type="float">
            <text:p>1660</text:p>
          </table:table-cell>
          <table:table-cell/>
          <table:table-cell table:formula="of:=[.D35]+[.N35]" office:value-type="float" office:value="1660" calcext:value-type="float">
            <text:p>1660</text:p>
          </table:table-cell>
          <table:table-cell/>
          <table:table-cell table:formula="of:=[.D35]+[.P35]" office:value-type="float" office:value="1660" calcext:value-type="float">
            <text:p>1660</text:p>
          </table:table-cell>
          <table:table-cell table:formula="of:=([.M35]+[.O35]+[.Q35])/3" office:value-type="float" office:value="1660" calcext:value-type="float">
            <text:p>1660</text:p>
          </table:table-cell>
          <table:table-cell table:formula="of:=[.V35]/MAX([.$V$4:.$V$39]) + [.$T$2] *([.U35]/MAX([.$U$4:.$U$39]))" office:value-type="float" office:value="0.331575601264294" calcext:value-type="float">
            <text:p>0.331575601264294</text:p>
          </table:table-cell>
          <table:table-cell table:formula="of:=[.V35]/MAX([.$V$4:.$V$39]) + [.$V$2] *([.U35]/MAX([.$U$4:.$U$39]))" office:value-type="float" office:value="0.342171785988793" calcext:value-type="float">
            <text:p>0.342171785988793</text:p>
          </table:table-cell>
          <table:table-cell office:value-type="float" office:value="282.223903232643" calcext:value-type="float">
            <text:p>282.223903232643</text:p>
          </table:table-cell>
          <table:table-cell office:value-type="float" office:value="7810526" calcext:value-type="float">
            <text:p>7810526</text:p>
          </table:table-cell>
          <table:table-cell office:value-type="float" office:value="3752688" calcext:value-type="float">
            <text:p>3752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510" calcext:value-type="float">
            <text:p>2510</text:p>
          </table:table-cell>
          <table:table-cell office:value-type="float" office:value="816" calcext:value-type="float">
            <text:p>816</text:p>
          </table:table-cell>
          <table:table-cell table:formula="of:=[.D36]+[.E36]" office:value-type="float" office:value="3326" calcext:value-type="float">
            <text:p>3326</text:p>
          </table:table-cell>
          <table:table-cell office:value-type="float" office:value="906" calcext:value-type="float">
            <text:p>906</text:p>
          </table:table-cell>
          <table:table-cell table:formula="of:=[.D36]+[.G36]" office:value-type="float" office:value="3416" calcext:value-type="float">
            <text:p>3416</text:p>
          </table:table-cell>
          <table:table-cell office:value-type="float" office:value="931" calcext:value-type="float">
            <text:p>931</text:p>
          </table:table-cell>
          <table:table-cell table:formula="of:=[.D36]+[.I36]" office:value-type="float" office:value="3441" calcext:value-type="float">
            <text:p>3441</text:p>
          </table:table-cell>
          <table:table-cell table:formula="of:=([.F36]+[.H36]+[.J36])/3" office:value-type="float" office:value="3394.33333333333" calcext:value-type="float">
            <text:p>3394.33333333333</text:p>
          </table:table-cell>
          <table:table-cell/>
          <table:table-cell table:formula="of:=[.D36]+[.L36]" office:value-type="float" office:value="2510" calcext:value-type="float">
            <text:p>2510</text:p>
          </table:table-cell>
          <table:table-cell/>
          <table:table-cell table:formula="of:=[.D36]+[.N36]" office:value-type="float" office:value="2510" calcext:value-type="float">
            <text:p>2510</text:p>
          </table:table-cell>
          <table:table-cell/>
          <table:table-cell table:formula="of:=[.D36]+[.P36]" office:value-type="float" office:value="2510" calcext:value-type="float">
            <text:p>2510</text:p>
          </table:table-cell>
          <table:table-cell table:formula="of:=([.M36]+[.O36]+[.Q36])/3" office:value-type="float" office:value="2510" calcext:value-type="float">
            <text:p>2510</text:p>
          </table:table-cell>
          <table:table-cell table:formula="of:=[.V36]/MAX([.$V$4:.$V$39]) + [.$T$2] *([.U36]/MAX([.$U$4:.$U$39]))" office:value-type="float" office:value="0.48456126464591" calcext:value-type="float">
            <text:p>0.48456126464591</text:p>
          </table:table-cell>
          <table:table-cell table:formula="of:=[.V36]/MAX([.$V$4:.$V$39]) + [.$V$2] *([.U36]/MAX([.$U$4:.$U$39]))" office:value-type="float" office:value="0.490154278304623" calcext:value-type="float">
            <text:p>0.490154278304623</text:p>
          </table:table-cell>
          <table:table-cell office:value-type="float" office:value="148.967027910124" calcext:value-type="float">
            <text:p>148.967027910124</text:p>
          </table:table-cell>
          <table:table-cell office:value-type="float" office:value="11891037" calcext:value-type="float">
            <text:p>11891037</text:p>
          </table:table-cell>
          <table:table-cell office:value-type="float" office:value="5128102" calcext:value-type="float">
            <text:p>5128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80" calcext:value-type="float">
            <text:p>3380</text:p>
          </table:table-cell>
          <table:table-cell office:value-type="float" office:value="623" calcext:value-type="float">
            <text:p>623</text:p>
          </table:table-cell>
          <table:table-cell table:formula="of:=[.D37]+[.E37]" office:value-type="float" office:value="4003" calcext:value-type="float">
            <text:p>4003</text:p>
          </table:table-cell>
          <table:table-cell office:value-type="float" office:value="718" calcext:value-type="float">
            <text:p>718</text:p>
          </table:table-cell>
          <table:table-cell table:formula="of:=[.D37]+[.G37]" office:value-type="float" office:value="4098" calcext:value-type="float">
            <text:p>4098</text:p>
          </table:table-cell>
          <table:table-cell office:value-type="float" office:value="721" calcext:value-type="float">
            <text:p>721</text:p>
          </table:table-cell>
          <table:table-cell table:formula="of:=[.D37]+[.I37]" office:value-type="float" office:value="4101" calcext:value-type="float">
            <text:p>4101</text:p>
          </table:table-cell>
          <table:table-cell table:formula="of:=([.F37]+[.H37]+[.J37])/3" office:value-type="float" office:value="4067.33333333333" calcext:value-type="float">
            <text:p>4067.33333333333</text:p>
          </table:table-cell>
          <table:table-cell/>
          <table:table-cell table:formula="of:=[.D37]+[.L37]" office:value-type="float" office:value="3380" calcext:value-type="float">
            <text:p>3380</text:p>
          </table:table-cell>
          <table:table-cell/>
          <table:table-cell table:formula="of:=[.D37]+[.N37]" office:value-type="float" office:value="3380" calcext:value-type="float">
            <text:p>3380</text:p>
          </table:table-cell>
          <table:table-cell/>
          <table:table-cell table:formula="of:=[.D37]+[.P37]" office:value-type="float" office:value="3380" calcext:value-type="float">
            <text:p>3380</text:p>
          </table:table-cell>
          <table:table-cell table:formula="of:=([.M37]+[.O37]+[.Q37])/3" office:value-type="float" office:value="3380" calcext:value-type="float">
            <text:p>3380</text:p>
          </table:table-cell>
          <table:table-cell table:formula="of:=[.V37]/MAX([.$V$4:.$V$39]) + [.$T$2] *([.U37]/MAX([.$U$4:.$U$39]))" office:value-type="float" office:value="0.656349564339478" calcext:value-type="float">
            <text:p>0.656349564339478</text:p>
          </table:table-cell>
          <table:table-cell table:formula="of:=[.V37]/MAX([.$V$4:.$V$39]) + [.$V$2] *([.U37]/MAX([.$U$4:.$U$39]))" office:value-type="float" office:value="0.661291648845682" calcext:value-type="float">
            <text:p>0.661291648845682</text:p>
          </table:table-cell>
          <table:table-cell office:value-type="float" office:value="131.629866382157" calcext:value-type="float">
            <text:p>131.629866382157</text:p>
          </table:table-cell>
          <table:table-cell office:value-type="float" office:value="16233639" calcext:value-type="float">
            <text:p>16233639</text:p>
          </table:table-cell>
          <table:table-cell office:value-type="float" office:value="6511948" calcext:value-type="float">
            <text:p>65119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601" calcext:value-type="float">
            <text:p>601</text:p>
          </table:table-cell>
          <table:table-cell table:formula="of:=[.D38]+[.E38]" office:value-type="float" office:value="5101" calcext:value-type="float">
            <text:p>5101</text:p>
          </table:table-cell>
          <table:table-cell office:value-type="float" office:value="707" calcext:value-type="float">
            <text:p>707</text:p>
          </table:table-cell>
          <table:table-cell table:formula="of:=[.D38]+[.G38]" office:value-type="float" office:value="5207" calcext:value-type="float">
            <text:p>5207</text:p>
          </table:table-cell>
          <table:table-cell office:value-type="float" office:value="710" calcext:value-type="float">
            <text:p>710</text:p>
          </table:table-cell>
          <table:table-cell table:formula="of:=[.D38]+[.I38]" office:value-type="float" office:value="5210" calcext:value-type="float">
            <text:p>5210</text:p>
          </table:table-cell>
          <table:table-cell table:formula="of:=([.F38]+[.H38]+[.J38])/3" office:value-type="float" office:value="5172.66666666667" calcext:value-type="float">
            <text:p>5172.66666666667</text:p>
          </table:table-cell>
          <table:table-cell/>
          <table:table-cell table:formula="of:=[.D38]+[.L38]" office:value-type="float" office:value="4500" calcext:value-type="float">
            <text:p>4500</text:p>
          </table:table-cell>
          <table:table-cell/>
          <table:table-cell table:formula="of:=[.D38]+[.N38]" office:value-type="float" office:value="4500" calcext:value-type="float">
            <text:p>4500</text:p>
          </table:table-cell>
          <table:table-cell/>
          <table:table-cell table:formula="of:=[.D38]+[.P38]" office:value-type="float" office:value="4500" calcext:value-type="float">
            <text:p>4500</text:p>
          </table:table-cell>
          <table:table-cell table:formula="of:=([.M38]+[.O38]+[.Q38])/3" office:value-type="float" office:value="4500" calcext:value-type="float">
            <text:p>4500</text:p>
          </table:table-cell>
          <table:table-cell table:formula="of:=[.V38]/MAX([.$V$4:.$V$39]) + [.$T$2] *([.U38]/MAX([.$U$4:.$U$39]))" office:value-type="float" office:value="0.891678407355811" calcext:value-type="float">
            <text:p>0.891678407355811</text:p>
          </table:table-cell>
          <table:table-cell table:formula="of:=[.V38]/MAX([.$V$4:.$V$39]) + [.$V$2] *([.U38]/MAX([.$U$4:.$U$39]))" office:value-type="float" office:value="0.89650748747609" calcext:value-type="float">
            <text:p>0.89650748747609</text:p>
          </table:table-cell>
          <table:table-cell office:value-type="float" office:value="128.62005297219" calcext:value-type="float">
            <text:p>128.62005297219</text:p>
          </table:table-cell>
          <table:table-cell office:value-type="float" office:value="22144936" calcext:value-type="float">
            <text:p>22144936</text:p>
          </table:table-cell>
          <table:table-cell office:value-type="float" office:value="7844830" calcext:value-type="float">
            <text:p>78448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30" calcext:value-type="float">
            <text:p>6030</text:p>
          </table:table-cell>
          <table:table-cell office:value-type="float" office:value="613" calcext:value-type="float">
            <text:p>613</text:p>
          </table:table-cell>
          <table:table-cell table:formula="of:=[.D39]+[.E39]" office:value-type="float" office:value="6643" calcext:value-type="float">
            <text:p>6643</text:p>
          </table:table-cell>
          <table:table-cell office:value-type="float" office:value="694" calcext:value-type="float">
            <text:p>694</text:p>
          </table:table-cell>
          <table:table-cell table:formula="of:=[.D39]+[.G39]" office:value-type="float" office:value="6724" calcext:value-type="float">
            <text:p>6724</text:p>
          </table:table-cell>
          <table:table-cell office:value-type="float" office:value="705" calcext:value-type="float">
            <text:p>705</text:p>
          </table:table-cell>
          <table:table-cell table:formula="of:=[.D39]+[.I39]" office:value-type="float" office:value="6735" calcext:value-type="float">
            <text:p>6735</text:p>
          </table:table-cell>
          <table:table-cell table:formula="of:=([.F39]+[.H39]+[.J39])/3" office:value-type="float" office:value="6700.66666666667" calcext:value-type="float">
            <text:p>6700.66666666667</text:p>
          </table:table-cell>
          <table:table-cell/>
          <table:table-cell table:formula="of:=[.D39]+[.L39]" office:value-type="float" office:value="6030" calcext:value-type="float">
            <text:p>6030</text:p>
          </table:table-cell>
          <table:table-cell/>
          <table:table-cell table:formula="of:=[.D39]+[.N39]" office:value-type="float" office:value="6030" calcext:value-type="float">
            <text:p>6030</text:p>
          </table:table-cell>
          <table:table-cell/>
          <table:table-cell table:formula="of:=[.D39]+[.P39]" office:value-type="float" office:value="6030" calcext:value-type="float">
            <text:p>6030</text:p>
          </table:table-cell>
          <table:table-cell table:formula="of:=([.M39]+[.O39]+[.Q39])/3" office:value-type="float" office:value="6030" calcext:value-type="float">
            <text:p>6030</text:p>
          </table:table-cell>
          <table:table-cell table:formula="of:=[.V39]/MAX([.$V$4:.$V$39]) + [.$T$2] *([.U39]/MAX([.$U$4:.$U$39]))" office:value-type="float" office:value="1.0092152455066" calcext:value-type="float">
            <text:p>1.0092152455066</text:p>
          </table:table-cell>
          <table:table-cell table:formula="of:=[.V39]/MAX([.$V$4:.$V$39]) + [.$V$2] *([.U39]/MAX([.$U$4:.$U$39]))" office:value-type="float" office:value="1.01401320972546" calcext:value-type="float">
            <text:p>1.01401320972546</text:p>
          </table:table-cell>
          <table:table-cell office:value-type="float" office:value="127.791297021131" calcext:value-type="float">
            <text:p>127.791297021131</text:p>
          </table:table-cell>
          <table:table-cell office:value-type="float" office:value="25096159" calcext:value-type="float">
            <text:p>25096159</text:p>
          </table:table-cell>
          <table:table-cell office:value-type="float" office:value="8688822" calcext:value-type="float">
            <text:p>868882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16"/>
          <table:table-cell table:style-name="ce2" table:formula="of:=CORREL([.S4:.S39];[.K4:.K39])" office:value-type="float" office:value="0.0310910836938993" calcext:value-type="float">
            <text:p>0.031091083693899</text:p>
          </table:table-cell>
          <table:table-cell table:style-name="ce2" table:formula="of:=CORREL([.T4:.T39];[.R4:.R39])" office:value-type="float" office:value="0.828719486272284" calcext:value-type="float">
            <text:p>0.828719486272284</text:p>
          </table:table-cell>
          <table:table-cell table:style-name="ce2" table:formula="of:=CORREL([.U4:.U39];[.E4:.E39])" office:value-type="float" office:value="0.999802173326199" calcext:value-type="float">
            <text:p>0.999802173326199</text:p>
          </table:table-cell>
          <table:table-cell table:style-name="ce2" table:formula="of:=CORREL([.V4:.V39];[.D4:.D39])" office:value-type="float" office:value="0.994023425221719" calcext:value-type="float">
            <text:p>0.994023425221719</text:p>
          </table:table-cell>
          <table:table-cell table:style-name="ce2" table:formula="of:=CORREL([.W4:.W39];[.D4:.D39])" office:value-type="float" office:value="0.983421879002795" calcext:value-type="float">
            <text:p>0.9834218790027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e (ms)</text:p>
          </table:table-cell>
          <table:table-cell office:value-type="string" calcext:value-type="string">
            <text:p>Build (ms) 256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Build (ms) 512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1 Frame 512 (ms)</text:p>
          </table:table-cell>
          <table:table-cell table:style-name="Default" office:value-type="string" calcext:value-type="string">
            <text:p>2 Render 512 (ms)</text:p>
          </table:table-cell>
          <table:table-cell office:value-type="string" calcext:value-type="string">
            <text:p>2 Frame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 office:value-type="string" calcext:value-type="string">
            <text:p>SAH c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BVH</text:p>
          </table:table-cell>
          <table:table-cell table:number-columns-repeated="3"/>
          <table:table-cell table:style-name="ce32" table:formula="of:=[.D42]+[.E42]" office:value-type="float" office:value="0" calcext:value-type="float">
            <text:p>0</text:p>
          </table:table-cell>
          <table:table-cell/>
          <table:table-cell table:style-name="ce36" table:formula="of:=[.G42]+[.D42]" office:value-type="float" office:value="0" calcext:value-type="float">
            <text:p>0</text:p>
          </table:table-cell>
          <table:table-cell/>
          <table:table-cell table:style-name="ce38" table:formula="of:=[.I42]+[.D42]" office:value-type="float" office:value="0" calcext:value-type="float">
            <text:p>0</text:p>
          </table:table-cell>
          <table:table-cell table:style-name="ce40" table:formula="of:=([.F42]+[.H42]+[.J42])/3" office:value-type="float" office:value="0" calcext:value-type="float">
            <text:p>0</text:p>
          </table:table-cell>
          <table:table-cell/>
          <table:table-cell table:style-name="Default"/>
          <table:table-cell table:style-name="ce44"/>
          <table:table-cell table:style-name="ce15"/>
          <table:table-cell table:style-name="ce48"/>
          <table:table-cell table:style-name="ce17"/>
          <table:table-cell table:style-name="ce54"/>
          <table:table-cell table:style-name="ce5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HR Fast</text:p>
          </table:table-cell>
          <table:table-cell table:style-name="ce3" table:number-columns-repeated="3"/>
          <table:table-cell table:style-name="ce32" table:formula="of:=[.D43]+[.E43]" office:value-type="float" office:value="0" calcext:value-type="float">
            <text:p>0</text:p>
          </table:table-cell>
          <table:table-cell table:style-name="ce3"/>
          <table:table-cell table:style-name="ce36" table:formula="of:=[.G43]+[.D43]" office:value-type="float" office:value="0" calcext:value-type="float">
            <text:p>0</text:p>
          </table:table-cell>
          <table:table-cell table:style-name="ce3"/>
          <table:table-cell table:style-name="ce38" table:formula="of:=[.I43]+[.D43]" office:value-type="float" office:value="0" calcext:value-type="float">
            <text:p>0</text:p>
          </table:table-cell>
          <table:table-cell table:style-name="ce40" table:formula="of:=([.F43]+[.H43]+[.J43])/3" office:value-type="float" office:value="0" calcext:value-type="float">
            <text:p>0</text:p>
          </table:table-cell>
          <table:table-cell/>
          <table:table-cell table:style-name="ce3"/>
          <table:table-cell table:style-name="ce44"/>
          <table:table-cell table:style-name="ce47"/>
          <table:table-cell table:style-name="ce48"/>
          <table:table-cell table:style-name="ce51"/>
          <table:table-cell table:style-name="ce54"/>
          <table:table-cell table:style-name="ce56"/>
          <table:table-cell table:style-name="ce58"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HR HQ</text:p>
          </table:table-cell>
          <table:table-cell table:style-name="ce3" table:number-columns-repeated="3"/>
          <table:table-cell table:style-name="ce32" table:formula="of:=[.D44]+[.E44]" office:value-type="float" office:value="0" calcext:value-type="float">
            <text:p>0</text:p>
          </table:table-cell>
          <table:table-cell table:style-name="ce3"/>
          <table:table-cell table:style-name="ce36" table:formula="of:=[.G44]+[.D44]" office:value-type="float" office:value="0" calcext:value-type="float">
            <text:p>0</text:p>
          </table:table-cell>
          <table:table-cell table:style-name="ce3"/>
          <table:table-cell table:style-name="ce38" table:formula="of:=[.I44]+[.D44]" office:value-type="float" office:value="0" calcext:value-type="float">
            <text:p>0</text:p>
          </table:table-cell>
          <table:table-cell table:style-name="ce40" table:formula="of:=([.F44]+[.H44]+[.J44])/3" office:value-type="float" office:value="0" calcext:value-type="float">
            <text:p>0</text:p>
          </table:table-cell>
          <table:table-cell/>
          <table:table-cell table:style-name="ce3"/>
          <table:table-cell table:style-name="ce44"/>
          <table:table-cell table:style-name="ce47"/>
          <table:table-cell table:style-name="ce48"/>
          <table:table-cell table:style-name="ce52"/>
          <table:table-cell table:style-name="ce54"/>
          <table:table-cell table:style-name="ce56"/>
          <table:table-cell table:style-name="ce59"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 Search</text:p>
          </table:table-cell>
          <table:table-cell table:number-columns-repeated="3"/>
          <table:table-cell table:style-name="ce32" table:formula="of:=[.D45]+[.E45]" office:value-type="float" office:value="0" calcext:value-type="float">
            <text:p>0</text:p>
          </table:table-cell>
          <table:table-cell/>
          <table:table-cell table:style-name="ce36" table:formula="of:=[.G45]+[.D45]" office:value-type="float" office:value="0" calcext:value-type="float">
            <text:p>0</text:p>
          </table:table-cell>
          <table:table-cell/>
          <table:table-cell table:style-name="ce38" table:formula="of:=[.I45]+[.D45]" office:value-type="float" office:value="0" calcext:value-type="float">
            <text:p>0</text:p>
          </table:table-cell>
          <table:table-cell table:style-name="ce40" table:formula="of:=([.F45]+[.H45]+[.J45])/3" office:value-type="float" office:value="0" calcext:value-type="float">
            <text:p>0</text:p>
          </table:table-cell>
          <table:table-cell/>
          <table:table-cell table:style-name="Default"/>
          <table:table-cell table:style-name="ce44"/>
          <table:table-cell table:style-name="ce15"/>
          <table:table-cell table:style-name="ce48"/>
          <table:table-cell table:style-name="ce17"/>
          <table:table-cell table:style-name="ce54"/>
          <table:table-cell table:style-name="ce56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yesian Optimization</text:p>
          </table:table-cell>
          <table:table-cell table:number-columns-repeated="3"/>
          <table:table-cell table:style-name="ce32" table:formula="of:=[.D46]+[.E46]" office:value-type="float" office:value="0" calcext:value-type="float">
            <text:p>0</text:p>
          </table:table-cell>
          <table:table-cell/>
          <table:table-cell table:style-name="ce36" table:formula="of:=[.G46]+[.D46]" office:value-type="float" office:value="0" calcext:value-type="float">
            <text:p>0</text:p>
          </table:table-cell>
          <table:table-cell/>
          <table:table-cell table:style-name="ce38" table:formula="of:=[.I46]+[.D46]" office:value-type="float" office:value="0" calcext:value-type="float">
            <text:p>0</text:p>
          </table:table-cell>
          <table:table-cell table:style-name="ce40" table:formula="of:=([.F46]+[.H46]+[.J46])/3" office:value-type="float" office:value="0" calcext:value-type="float">
            <text:p>0</text:p>
          </table:table-cell>
          <table:table-cell/>
          <table:table-cell table:style-name="Default"/>
          <table:table-cell table:style-name="ce44"/>
          <table:table-cell table:style-name="ce15"/>
          <table:table-cell table:style-name="ce48"/>
          <table:table-cell table:style-name="ce17"/>
          <table:table-cell table:style-name="ce54"/>
          <table:table-cell table:style-name="ce56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ing Factor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3 Render 256 (ms)</text:p>
          </table:table-cell>
          <table:table-cell office:value-type="string" calcext:value-type="string">
            <text:p>Render avg 256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Render avg 512 (ms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style-name="ce33"/>
          <table:table-cell table:style-name="Default"/>
          <table:table-cell/>
          <table:table-cell table:style-name="Default"/>
          <table:table-cell table:style-name="ce41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33"/>
          <table:table-cell table:style-name="Default"/>
          <table:table-cell/>
          <table:table-cell table:style-name="Default"/>
          <table:table-cell table:style-name="ce41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style-name="ce33"/>
          <table:table-cell table:style-name="Default"/>
          <table:table-cell/>
          <table:table-cell table:style-name="Default"/>
          <table:table-cell table:style-name="ce41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style-name="ce33"/>
          <table:table-cell table:style-name="Default"/>
          <table:table-cell/>
          <table:table-cell table:style-name="Default"/>
          <table:table-cell table:style-name="ce41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calcext:conditional-formats>
          <calcext:conditional-format calcext:target-range-address="SanMiguel.F4:SanMiguel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H4:SanMiguel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J4:SanMiguel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K4:SanMiguel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Q4:SanMiguel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O4:SanMiguel.O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M4:SanMiguel.M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R4:SanMiguel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S4:SanMiguel.S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T4:SanMiguel.T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T43:SanMiguel.T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T44:SanMiguel.T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F42:SanMiguel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H42:SanMiguel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J42:SanMiguel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K42:SanMiguel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G50:SanMiguel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K50:SanMiguel.K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O42:SanMiguel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Q44:SanMiguel.Q46 SanMiguel.Q42:SanMiguel.Q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S42:SanMiguel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S42:SanMiguel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Q43:SanMiguel.Q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N42:SanMiguel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P42:SanMiguel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R42:SanMiguel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ragon" table:style-name="ta1">
        <table:shapes>
          <draw:frame draw:z-index="0" draw:style-name="gr1" draw:text-style-name="P1" svg:width="15.985cm" svg:height="9.031cm" svg:x="3.398cm" svg:y="25.146cm">
            <draw:object draw:notify-on-update-of-ranges="Dragon.C4:Dragon.C9 Dragon.B4:Dragon.B4 Dragon.D4:Dragon.D9 Dragon.C10:Dragon.C15 Dragon.B10:Dragon.B10 Dragon.D10:Dragon.D15 Dragon.C16:Dragon.C21 Dragon.B16:Dragon.B16 Dragon.D16:Dragon.D21 Dragon.C22:Dragon.C27 Dragon.B22:Dragon.B22 Dragon.D22:Dragon.D27 Dragon.C28:Dragon.C33 Dragon.B28:Dragon.B28 Dragon.D28:Dragon.D33 Dragon.C34:Dragon.C39 Dragon.B34:Dragon.B34 Dragon.D34:Dragon.D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85cm" svg:height="9.031cm" svg:x="21.438cm" svg:y="25.09cm">
            <draw:object draw:notify-on-update-of-ranges="Dragon.C4:Dragon.C9 Dragon.B4:Dragon.B4 Dragon.V4:Dragon.V9 Dragon.C10:Dragon.C15 Dragon.B10:Dragon.B10 Dragon.V10:Dragon.V15 Dragon.C16:Dragon.C21 Dragon.B16:Dragon.B16 Dragon.V16:Dragon.V21 Dragon.C22:Dragon.C27 Dragon.B22:Dragon.B22 Dragon.V22:Dragon.V27 Dragon.C28:Dragon.C33 Dragon.B28:Dragon.B28 Dragon.V28:Dragon.V33 Dragon.C34:Dragon.C39 Dragon.B34:Dragon.B34 Dragon.V34:Dragon.V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85cm" svg:height="9.031cm" svg:x="38.852cm" svg:y="25.03cm">
            <draw:object draw:notify-on-update-of-ranges="Dragon.C4:Dragon.C9 Dragon.B4:Dragon.B4 Dragon.W4:Dragon.W9 Dragon.C10:Dragon.C15 Dragon.B10:Dragon.B10 Dragon.W10:Dragon.W15 Dragon.C16:Dragon.C21 Dragon.B16:Dragon.B16 Dragon.W16:Dragon.W21 Dragon.C22:Dragon.C27 Dragon.B22:Dragon.B22 Dragon.W22:Dragon.W27 Dragon.C28:Dragon.C33 Dragon.B28:Dragon.B28 Dragon.W28:Dragon.W33 Dragon.C34:Dragon.C39 Dragon.B34:Dragon.B34 Dragon.W34:Dragon.W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5"/>
        <table:table-column table:style-name="co7" table:default-cell-style-name="Default"/>
        <table:table-column table:style-name="co8" table:default-cell-style-name="ce68"/>
        <table:table-column table:style-name="co9" table:default-cell-style-name="Default"/>
        <table:table-column table:style-name="co10" table:default-cell-style-name="ce70"/>
        <table:table-column table:style-name="co11" table:default-cell-style-name="ce74"/>
        <table:table-column table:style-name="co12" table:default-cell-style-name="Default"/>
        <table:table-column table:style-name="co13" table:default-cell-style-name="ce77"/>
        <table:table-column table:style-name="co14" table:default-cell-style-name="Default"/>
        <table:table-column table:style-name="co2" table:default-cell-style-name="ce80"/>
        <table:table-column table:style-name="co15" table:default-cell-style-name="Default"/>
        <table:table-column table:style-name="co16" table:default-cell-style-name="ce84"/>
        <table:table-column table:style-name="co17" table:default-cell-style-name="ce88"/>
        <table:table-column table:style-name="co18" table:default-cell-style-name="ce90"/>
        <table:table-column table:style-name="co19" table:default-cell-style-name="ce9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table:style-name="Default" office:value-type="float" office:value="9000000" calcext:value-type="float">
            <text:p>9000000</text:p>
          </table:table-cell>
          <table:table-cell office:value-type="string" calcext:value-type="string">
            <text:p>Frame size const: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style-name="Default" table:formula="of:=(2*([.A6]/[.$T$1])+65536/[.$V$1])/3" office:value-type="float" office:value="0.151922518518519" calcext:value-type="float">
            <text:p>0.151922518518519</text:p>
          </table:table-cell>
          <table:table-cell office:value-type="string" calcext:value-type="string">
            <text:p>Omega 512:</text:p>
          </table:table-cell>
          <table:table-cell table:formula="of:=(2*([.A6]/[.$T$1])+262144/[.$V$1])/3" office:value-type="float" office:value="0.414066518518519" calcext:value-type="float">
            <text:p>0.414066518518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1 Render 512 (ms)</text:p>
          </table:table-cell>
          <table:table-cell table:style-name="Default" office:value-type="string" calcext:value-type="string">
            <text:p>1 Frame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2 Frame 512 (ms)</text:p>
          </table:table-cell>
          <table:table-cell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 office:value-type="string" calcext:value-type="string">
            <text:p>Trade-off cost SAH 256</text:p>
          </table:table-cell>
          <table:table-cell table:style-name="Default" office:value-type="string" calcext:value-type="string">
            <text:p>Trade-off cost SAH 512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</text:p>
          </table:table-cell>
          <table:table-cell office:value-type="float" office:value="191" calcext:value-type="float">
            <text:p>191</text:p>
          </table:table-cell>
          <table:table-cell table:formula="of:=[.D4]+[.E4]" office:value-type="float" office:value="209.5" calcext:value-type="float">
            <text:p>209.5</text:p>
          </table:table-cell>
          <table:table-cell office:value-type="float" office:value="201" calcext:value-type="float">
            <text:p>201</text:p>
          </table:table-cell>
          <table:table-cell table:formula="of:=[.D4]+[.G4]" office:value-type="float" office:value="219.5" calcext:value-type="float">
            <text:p>219.5</text:p>
          </table:table-cell>
          <table:table-cell office:value-type="float" office:value="115" calcext:value-type="float">
            <text:p>115</text:p>
          </table:table-cell>
          <table:table-cell table:formula="of:=[.D4]+[.I4]" office:value-type="float" office:value="133.5" calcext:value-type="float">
            <text:p>133.5</text:p>
          </table:table-cell>
          <table:table-cell table:formula="of:=([.F4]+[.H4]+[.J4])/3" office:value-type="float" office:value="187.5" calcext:value-type="float">
            <text:p>187.5</text:p>
          </table:table-cell>
          <table:table-cell office:value-type="float" office:value="743" calcext:value-type="float">
            <text:p>743</text:p>
          </table:table-cell>
          <table:table-cell table:formula="of:=[.D4]+[.L4]" office:value-type="float" office:value="761.5" calcext:value-type="float">
            <text:p>761.5</text:p>
          </table:table-cell>
          <table:table-cell office:value-type="float" office:value="748" calcext:value-type="float">
            <text:p>748</text:p>
          </table:table-cell>
          <table:table-cell table:formula="of:=[.D4]+[.N4]" office:value-type="float" office:value="766.5" calcext:value-type="float">
            <text:p>766.5</text:p>
          </table:table-cell>
          <table:table-cell office:value-type="float" office:value="414" calcext:value-type="float">
            <text:p>414</text:p>
          </table:table-cell>
          <table:table-cell table:formula="of:=[.D4]+[.P4]" office:value-type="float" office:value="432.5" calcext:value-type="float">
            <text:p>432.5</text:p>
          </table:table-cell>
          <table:table-cell table:formula="of:=([.M4]+[.O4]+[.Q4])/3" office:value-type="float" office:value="653.5" calcext:value-type="float">
            <text:p>653.5</text:p>
          </table:table-cell>
          <table:table-cell table:formula="of:=[.V4]/MAX([.$V$4:.$V$39]) + [.$T$2] *([.U4]/MAX([.$U$4:.$U$39]))" office:value-type="float" office:value="0.154212230905621" calcext:value-type="float">
            <text:p>0.154212230905621</text:p>
          </table:table-cell>
          <table:table-cell table:formula="of:=[.V4]/MAX([.$V$4:.$V$39]) + [.$V$2] *([.U4]/MAX([.$U$4:.$U$39]))" office:value-type="float" office:value="0.416356230905621" calcext:value-type="float">
            <text:p>0.416356230905621</text:p>
          </table:table-cell>
          <table:table-cell office:value-type="float" office:value="828.006352677066" calcext:value-type="float">
            <text:p>828.006352677066</text:p>
          </table:table-cell>
          <table:table-cell office:value-type="float" office:value="17899" calcext:value-type="float">
            <text:p>17899</text:p>
          </table:table-cell>
          <table:table-cell office:value-type="float" office:value="10915" calcext:value-type="float">
            <text:p>10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.4" calcext:value-type="float">
            <text:p>28.4</text:p>
          </table:table-cell>
          <table:table-cell office:value-type="float" office:value="70.8" calcext:value-type="float">
            <text:p>70.8</text:p>
          </table:table-cell>
          <table:table-cell table:formula="of:=[.D5]+[.E5]" office:value-type="float" office:value="99.2" calcext:value-type="float">
            <text:p>99.2</text:p>
          </table:table-cell>
          <table:table-cell office:value-type="float" office:value="75.8" calcext:value-type="float">
            <text:p>75.8</text:p>
          </table:table-cell>
          <table:table-cell table:formula="of:=[.D5]+[.G5]" office:value-type="float" office:value="104.2" calcext:value-type="float">
            <text:p>104.2</text:p>
          </table:table-cell>
          <table:table-cell office:value-type="float" office:value="41.8" calcext:value-type="float">
            <text:p>41.8</text:p>
          </table:table-cell>
          <table:table-cell table:formula="of:=[.D5]+[.I5]" office:value-type="float" office:value="70.2" calcext:value-type="float">
            <text:p>70.2</text:p>
          </table:table-cell>
          <table:table-cell table:formula="of:=([.F5]+[.H5]+[.J5])/3" office:value-type="float" office:value="91.2" calcext:value-type="float">
            <text:p>91.2</text:p>
          </table:table-cell>
          <table:table-cell office:value-type="float" office:value="255" calcext:value-type="float">
            <text:p>255</text:p>
          </table:table-cell>
          <table:table-cell table:formula="of:=[.D5]+[.L5]" office:value-type="float" office:value="283.4" calcext:value-type="float">
            <text:p>283.4</text:p>
          </table:table-cell>
          <table:table-cell office:value-type="float" office:value="278" calcext:value-type="float">
            <text:p>278</text:p>
          </table:table-cell>
          <table:table-cell table:formula="of:=[.D5]+[.N5]" office:value-type="float" office:value="306.4" calcext:value-type="float">
            <text:p>306.4</text:p>
          </table:table-cell>
          <table:table-cell office:value-type="float" office:value="153" calcext:value-type="float">
            <text:p>153</text:p>
          </table:table-cell>
          <table:table-cell table:formula="of:=[.D5]+[.P5]" office:value-type="float" office:value="181.4" calcext:value-type="float">
            <text:p>181.4</text:p>
          </table:table-cell>
          <table:table-cell table:formula="of:=([.M5]+[.O5]+[.Q5])/3" office:value-type="float" office:value="257.066666666667" calcext:value-type="float">
            <text:p>257.066666666667</text:p>
          </table:table-cell>
          <table:table-cell table:formula="of:=[.V5]/MAX([.$V$4:.$V$39]) + [.$T$2] *([.U5]/MAX([.$U$4:.$U$39]))" office:value-type="float" office:value="0.0616734216809955" calcext:value-type="float">
            <text:p>0.061673421680996</text:p>
          </table:table-cell>
          <table:table-cell table:formula="of:=[.V5]/MAX([.$V$4:.$V$39]) + [.$V$2] *([.U5]/MAX([.$U$4:.$U$39]))" office:value-type="float" office:value="0.153455144838683" calcext:value-type="float">
            <text:p>0.153455144838683</text:p>
          </table:table-cell>
          <table:table-cell office:value-type="float" office:value="289.901160561421" calcext:value-type="float">
            <text:p>289.901160561421</text:p>
          </table:table-cell>
          <table:table-cell office:value-type="float" office:value="66308" calcext:value-type="float">
            <text:p>66308</text:p>
          </table:table-cell>
          <table:table-cell office:value-type="float" office:value="40723" calcext:value-type="float">
            <text:p>40723</text:p>
          </table:table-cell>
          <table:table-cell table:number-columns-repeated="5"/>
        </table:table-row>
        <table:table-row table:style-name="ro1">
          <table:table-cell office:value-type="float" office:value="871306" calcext:value-type="float">
            <text:p>8713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.2" calcext:value-type="float">
            <text:p>65.2</text:p>
          </table:table-cell>
          <table:table-cell office:value-type="float" office:value="38.1" calcext:value-type="float">
            <text:p>38.1</text:p>
          </table:table-cell>
          <table:table-cell table:formula="of:=[.D6]+[.E6]" office:value-type="float" office:value="103.3" calcext:value-type="float">
            <text:p>103.3</text:p>
          </table:table-cell>
          <table:table-cell office:value-type="float" office:value="39.4" calcext:value-type="float">
            <text:p>39.4</text:p>
          </table:table-cell>
          <table:table-cell table:formula="of:=[.D6]+[.G6]" office:value-type="float" office:value="104.6" calcext:value-type="float">
            <text:p>104.6</text:p>
          </table:table-cell>
          <table:table-cell office:value-type="float" office:value="23.8" calcext:value-type="float">
            <text:p>23.8</text:p>
          </table:table-cell>
          <table:table-cell table:formula="of:=[.D6]+[.I6]" office:value-type="float" office:value="89" calcext:value-type="float">
            <text:p>89</text:p>
          </table:table-cell>
          <table:table-cell table:formula="of:=([.F6]+[.H6]+[.J6])/3" office:value-type="float" office:value="98.9666666666667" calcext:value-type="float">
            <text:p>98.9666666666667</text:p>
          </table:table-cell>
          <table:table-cell office:value-type="float" office:value="134" calcext:value-type="float">
            <text:p>134</text:p>
          </table:table-cell>
          <table:table-cell table:formula="of:=[.D6]+[.L6]" office:value-type="float" office:value="199.2" calcext:value-type="float">
            <text:p>199.2</text:p>
          </table:table-cell>
          <table:table-cell office:value-type="float" office:value="143" calcext:value-type="float">
            <text:p>143</text:p>
          </table:table-cell>
          <table:table-cell table:formula="of:=[.D6]+[.N6]" office:value-type="float" office:value="208.2" calcext:value-type="float">
            <text:p>208.2</text:p>
          </table:table-cell>
          <table:table-cell office:value-type="float" office:value="84.7" calcext:value-type="float">
            <text:p>84.7</text:p>
          </table:table-cell>
          <table:table-cell table:formula="of:=[.D6]+[.P6]" office:value-type="float" office:value="149.9" calcext:value-type="float">
            <text:p>149.9</text:p>
          </table:table-cell>
          <table:table-cell table:formula="of:=([.M6]+[.O6]+[.Q6])/3" office:value-type="float" office:value="185.766666666667" calcext:value-type="float">
            <text:p>185.766666666667</text:p>
          </table:table-cell>
          <table:table-cell table:formula="of:=[.V6]/MAX([.$V$4:.$V$39]) + [.$T$2] *([.U6]/MAX([.$U$4:.$U$39]))" office:value-type="float" office:value="0.0562783986010565" calcext:value-type="float">
            <text:p>0.056278398601057</text:p>
          </table:table-cell>
          <table:table-cell table:formula="of:=[.V6]/MAX([.$V$4:.$V$39]) + [.$V$2] *([.U6]/MAX([.$U$4:.$U$39]))" office:value-type="float" office:value="0.101527852407944" calcext:value-type="float">
            <text:p>0.101527852407944</text:p>
          </table:table-cell>
          <table:table-cell office:value-type="float" office:value="142.924633816796" calcext:value-type="float">
            <text:p>142.924633816796</text:p>
          </table:table-cell>
          <table:table-cell office:value-type="float" office:value="234941" calcext:value-type="float">
            <text:p>234941</text:p>
          </table:table-cell>
          <table:table-cell office:value-type="float" office:value="143725" calcext:value-type="float">
            <text:p>1437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9.2" calcext:value-type="float">
            <text:p>29.2</text:p>
          </table:table-cell>
          <table:table-cell table:formula="of:=[.D7]+[.E7]" office:value-type="float" office:value="209.2" calcext:value-type="float">
            <text:p>209.2</text:p>
          </table:table-cell>
          <table:table-cell office:value-type="float" office:value="30.6" calcext:value-type="float">
            <text:p>30.6</text:p>
          </table:table-cell>
          <table:table-cell table:formula="of:=[.D7]+[.G7]" office:value-type="float" office:value="210.6" calcext:value-type="float">
            <text:p>210.6</text:p>
          </table:table-cell>
          <table:table-cell office:value-type="float" office:value="18.7" calcext:value-type="float">
            <text:p>18.7</text:p>
          </table:table-cell>
          <table:table-cell table:formula="of:=[.D7]+[.I7]" office:value-type="float" office:value="198.7" calcext:value-type="float">
            <text:p>198.7</text:p>
          </table:table-cell>
          <table:table-cell table:formula="of:=([.F7]+[.H7]+[.J7])/3" office:value-type="float" office:value="206.166666666667" calcext:value-type="float">
            <text:p>206.166666666667</text:p>
          </table:table-cell>
          <table:table-cell office:value-type="float" office:value="104" calcext:value-type="float">
            <text:p>104</text:p>
          </table:table-cell>
          <table:table-cell table:formula="of:=[.D7]+[.L7]"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table:formula="of:=[.D7]+[.N7]" office:value-type="float" office:value="290" calcext:value-type="float">
            <text:p>290</text:p>
          </table:table-cell>
          <table:table-cell office:value-type="float" office:value="65.4" calcext:value-type="float">
            <text:p>65.4</text:p>
          </table:table-cell>
          <table:table-cell table:formula="of:=[.D7]+[.P7]" office:value-type="float" office:value="245.4" calcext:value-type="float">
            <text:p>245.4</text:p>
          </table:table-cell>
          <table:table-cell table:formula="of:=([.M7]+[.O7]+[.Q7])/3" office:value-type="float" office:value="273.133333333333" calcext:value-type="float">
            <text:p>273.133333333333</text:p>
          </table:table-cell>
          <table:table-cell table:formula="of:=[.V7]/MAX([.$V$4:.$V$39]) + [.$T$2] *([.U7]/MAX([.$U$4:.$U$39]))" office:value-type="float" office:value="0.117991255085654" calcext:value-type="float">
            <text:p>0.117991255085654</text:p>
          </table:table-cell>
          <table:table-cell table:formula="of:=[.V7]/MAX([.$V$4:.$V$39]) + [.$V$2] *([.U7]/MAX([.$U$4:.$U$39]))" office:value-type="float" office:value="0.151254828269393" calcext:value-type="float">
            <text:p>0.151254828269393</text:p>
          </table:table-cell>
          <table:table-cell office:value-type="float" office:value="105.066108355998" calcext:value-type="float">
            <text:p>105.066108355998</text:p>
          </table:table-cell>
          <table:table-cell office:value-type="float" office:value="771659" calcext:value-type="float">
            <text:p>771659</text:p>
          </table:table-cell>
          <table:table-cell office:value-type="float" office:value="440435" calcext:value-type="float">
            <text:p>440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27.6" calcext:value-type="float">
            <text:p>27.6</text:p>
          </table:table-cell>
          <table:table-cell table:formula="of:=[.D8]+[.E8]" office:value-type="float" office:value="450.6" calcext:value-type="float">
            <text:p>450.6</text:p>
          </table:table-cell>
          <table:table-cell office:value-type="float" office:value="29.1" calcext:value-type="float">
            <text:p>29.1</text:p>
          </table:table-cell>
          <table:table-cell table:formula="of:=[.D8]+[.G8]" office:value-type="float" office:value="452.1" calcext:value-type="float">
            <text:p>452.1</text:p>
          </table:table-cell>
          <table:table-cell office:value-type="float" office:value="17.9" calcext:value-type="float">
            <text:p>17.9</text:p>
          </table:table-cell>
          <table:table-cell table:formula="of:=[.D8]+[.I8]" office:value-type="float" office:value="440.9" calcext:value-type="float">
            <text:p>440.9</text:p>
          </table:table-cell>
          <table:table-cell table:formula="of:=([.F8]+[.H8]+[.J8])/3" office:value-type="float" office:value="447.866666666667" calcext:value-type="float">
            <text:p>447.866666666667</text:p>
          </table:table-cell>
          <table:table-cell office:value-type="float" office:value="99" calcext:value-type="float">
            <text:p>99</text:p>
          </table:table-cell>
          <table:table-cell table:formula="of:=[.D8]+[.L8]" office:value-type="float" office:value="522" calcext:value-type="float">
            <text:p>522</text:p>
          </table:table-cell>
          <table:table-cell office:value-type="float" office:value="104" calcext:value-type="float">
            <text:p>104</text:p>
          </table:table-cell>
          <table:table-cell table:formula="of:=[.D8]+[.N8]" office:value-type="float" office:value="527" calcext:value-type="float">
            <text:p>527</text:p>
          </table:table-cell>
          <table:table-cell office:value-type="float" office:value="63.4" calcext:value-type="float">
            <text:p>63.4</text:p>
          </table:table-cell>
          <table:table-cell table:formula="of:=[.D8]+[.P8]" office:value-type="float" office:value="486.4" calcext:value-type="float">
            <text:p>486.4</text:p>
          </table:table-cell>
          <table:table-cell table:formula="of:=([.M8]+[.O8]+[.Q8])/3" office:value-type="float" office:value="511.8" calcext:value-type="float">
            <text:p>511.8</text:p>
          </table:table-cell>
          <table:table-cell table:formula="of:=[.V8]/MAX([.$V$4:.$V$39]) + [.$T$2] *([.U8]/MAX([.$U$4:.$U$39]))" office:value-type="float" office:value="0.263095501457462" calcext:value-type="float">
            <text:p>0.263095501457462</text:p>
          </table:table-cell>
          <table:table-cell table:formula="of:=[.V8]/MAX([.$V$4:.$V$39]) + [.$V$2] *([.U8]/MAX([.$U$4:.$U$39]))" office:value-type="float" office:value="0.294159470761473" calcext:value-type="float">
            <text:p>0.294159470761473</text:p>
          </table:table-cell>
          <table:table-cell office:value-type="float" office:value="98.1184536860905" calcext:value-type="float">
            <text:p>98.1184536860905</text:p>
          </table:table-cell>
          <table:table-cell office:value-type="float" office:value="1915924" calcext:value-type="float">
            <text:p>1915924</text:p>
          </table:table-cell>
          <table:table-cell office:value-type="float" office:value="914995" calcext:value-type="float">
            <text:p>9149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7" calcext:value-type="float">
            <text:p>717</text:p>
          </table:table-cell>
          <table:table-cell office:value-type="float" office:value="27.6" calcext:value-type="float">
            <text:p>27.6</text:p>
          </table:table-cell>
          <table:table-cell table:formula="of:=[.D9]+[.E9]" office:value-type="float" office:value="744.6" calcext:value-type="float">
            <text:p>744.6</text:p>
          </table:table-cell>
          <table:table-cell office:value-type="float" office:value="29.1" calcext:value-type="float">
            <text:p>29.1</text:p>
          </table:table-cell>
          <table:table-cell table:formula="of:=[.D9]+[.G9]" office:value-type="float" office:value="746.1" calcext:value-type="float">
            <text:p>746.1</text:p>
          </table:table-cell>
          <table:table-cell office:value-type="float" office:value="17.9" calcext:value-type="float">
            <text:p>17.9</text:p>
          </table:table-cell>
          <table:table-cell table:formula="of:=[.D9]+[.I9]" office:value-type="float" office:value="734.9" calcext:value-type="float">
            <text:p>734.9</text:p>
          </table:table-cell>
          <table:table-cell table:formula="of:=([.F9]+[.H9]+[.J9])/3" office:value-type="float" office:value="741.866666666667" calcext:value-type="float">
            <text:p>741.866666666667</text:p>
          </table:table-cell>
          <table:table-cell office:value-type="float" office:value="98.9" calcext:value-type="float">
            <text:p>98.9</text:p>
          </table:table-cell>
          <table:table-cell table:formula="of:=[.D9]+[.L9]" office:value-type="float" office:value="815.9" calcext:value-type="float">
            <text:p>815.9</text:p>
          </table:table-cell>
          <table:table-cell office:value-type="float" office:value="106" calcext:value-type="float">
            <text:p>106</text:p>
          </table:table-cell>
          <table:table-cell table:formula="of:=[.D9]+[.N9]" office:value-type="float" office:value="823" calcext:value-type="float">
            <text:p>823</text:p>
          </table:table-cell>
          <table:table-cell office:value-type="float" office:value="63.7" calcext:value-type="float">
            <text:p>63.7</text:p>
          </table:table-cell>
          <table:table-cell table:formula="of:=[.D9]+[.P9]" office:value-type="float" office:value="780.7" calcext:value-type="float">
            <text:p>780.7</text:p>
          </table:table-cell>
          <table:table-cell table:formula="of:=([.M9]+[.O9]+[.Q9])/3" office:value-type="float" office:value="806.533333333334" calcext:value-type="float">
            <text:p>806.533333333334</text:p>
          </table:table-cell>
          <table:table-cell table:formula="of:=[.V9]/MAX([.$V$4:.$V$39]) + [.$T$2] *([.U9]/MAX([.$U$4:.$U$39]))" office:value-type="float" office:value="0.482173792834478" calcext:value-type="float">
            <text:p>0.482173792834478</text:p>
          </table:table-cell>
          <table:table-cell table:formula="of:=[.V9]/MAX([.$V$4:.$V$39]) + [.$V$2] *([.U9]/MAX([.$U$4:.$U$39]))" office:value-type="float" office:value="0.512979824236328" calcext:value-type="float">
            <text:p>0.512979824236328</text:p>
          </table:table-cell>
          <table:table-cell office:value-type="float" office:value="97.3037326870005" calcext:value-type="float">
            <text:p>97.3037326870005</text:p>
          </table:table-cell>
          <table:table-cell office:value-type="float" office:value="3629658" calcext:value-type="float">
            <text:p>3629658</text:p>
          </table:table-cell>
          <table:table-cell office:value-type="float" office:value="1383619" calcext:value-type="float">
            <text:p>1383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7.8" calcext:value-type="float">
            <text:p>97.8</text:p>
          </table:table-cell>
          <table:table-cell table:formula="of:=[.D10]+[.E10]" office:value-type="float" office:value="125.8" calcext:value-type="float">
            <text:p>125.8</text:p>
          </table:table-cell>
          <table:table-cell office:value-type="float" office:value="101" calcext:value-type="float">
            <text:p>101</text:p>
          </table:table-cell>
          <table:table-cell table:formula="of:=[.D10]+[.G10]" office:value-type="float" office:value="129" calcext:value-type="float">
            <text:p>129</text:p>
          </table:table-cell>
          <table:table-cell office:value-type="float" office:value="58.9" calcext:value-type="float">
            <text:p>58.9</text:p>
          </table:table-cell>
          <table:table-cell table:formula="of:=[.D10]+[.I10]" office:value-type="float" office:value="86.9" calcext:value-type="float">
            <text:p>86.9</text:p>
          </table:table-cell>
          <table:table-cell table:formula="of:=([.F10]+[.H10]+[.J10])/3" office:value-type="float" office:value="113.9" calcext:value-type="float">
            <text:p>113.9</text:p>
          </table:table-cell>
          <table:table-cell office:value-type="float" office:value="356" calcext:value-type="float">
            <text:p>356</text:p>
          </table:table-cell>
          <table:table-cell table:formula="of:=[.D10]+[.L10]" office:value-type="float" office:value="384" calcext:value-type="float">
            <text:p>384</text:p>
          </table:table-cell>
          <table:table-cell office:value-type="float" office:value="373" calcext:value-type="float">
            <text:p>373</text:p>
          </table:table-cell>
          <table:table-cell table:formula="of:=[.D10]+[.N10]" office:value-type="float" office:value="401" calcext:value-type="float">
            <text:p>401</text:p>
          </table:table-cell>
          <table:table-cell office:value-type="float" office:value="214" calcext:value-type="float">
            <text:p>214</text:p>
          </table:table-cell>
          <table:table-cell table:formula="of:=[.D10]+[.P10]" office:value-type="float" office:value="242" calcext:value-type="float">
            <text:p>242</text:p>
          </table:table-cell>
          <table:table-cell table:formula="of:=([.M10]+[.O10]+[.Q10])/3" office:value-type="float" office:value="342.333333333333" calcext:value-type="float">
            <text:p>342.333333333333</text:p>
          </table:table-cell>
          <table:table-cell table:formula="of:=[.V10]/MAX([.$V$4:.$V$39]) + [.$T$2] *([.U10]/MAX([.$U$4:.$U$39]))" office:value-type="float" office:value="0.083925978141504" calcext:value-type="float">
            <text:p>0.083925978141504</text:p>
          </table:table-cell>
          <table:table-cell table:formula="of:=[.V10]/MAX([.$V$4:.$V$39]) + [.$V$2] *([.U10]/MAX([.$U$4:.$U$39]))" office:value-type="float" office:value="0.218690933380277" calcext:value-type="float">
            <text:p>0.218690933380277</text:p>
          </table:table-cell>
          <table:table-cell office:value-type="float" office:value="425.667721008089" calcext:value-type="float">
            <text:p>425.667721008089</text:p>
          </table:table-cell>
          <table:table-cell office:value-type="float" office:value="45531" calcext:value-type="float">
            <text:p>45531</text:p>
          </table:table-cell>
          <table:table-cell office:value-type="float" office:value="32113" calcext:value-type="float">
            <text:p>32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4.3" calcext:value-type="float">
            <text:p>44.3</text:p>
          </table:table-cell>
          <table:table-cell table:formula="of:=[.D11]+[.E11]" office:value-type="float" office:value="100.3" calcext:value-type="float">
            <text:p>100.3</text:p>
          </table:table-cell>
          <table:table-cell office:value-type="float" office:value="45.1" calcext:value-type="float">
            <text:p>45.1</text:p>
          </table:table-cell>
          <table:table-cell table:formula="of:=[.D11]+[.G11]" office:value-type="float" office:value="101.1" calcext:value-type="float">
            <text:p>101.1</text:p>
          </table:table-cell>
          <table:table-cell office:value-type="float" office:value="26.1" calcext:value-type="float">
            <text:p>26.1</text:p>
          </table:table-cell>
          <table:table-cell table:formula="of:=[.D11]+[.I11]" office:value-type="float" office:value="82.1" calcext:value-type="float">
            <text:p>82.1</text:p>
          </table:table-cell>
          <table:table-cell table:formula="of:=([.F11]+[.H11]+[.J11])/3" office:value-type="float" office:value="94.5" calcext:value-type="float">
            <text:p>94.5</text:p>
          </table:table-cell>
          <table:table-cell office:value-type="float" office:value="156" calcext:value-type="float">
            <text:p>156</text:p>
          </table:table-cell>
          <table:table-cell table:formula="of:=[.D11]+[.L11]" office:value-type="float" office:value="212" calcext:value-type="float">
            <text:p>212</text:p>
          </table:table-cell>
          <table:table-cell office:value-type="float" office:value="162" calcext:value-type="float">
            <text:p>162</text:p>
          </table:table-cell>
          <table:table-cell table:formula="of:=[.D11]+[.N11]" office:value-type="float" office:value="218" calcext:value-type="float">
            <text:p>218</text:p>
          </table:table-cell>
          <table:table-cell office:value-type="float" office:value="94.6" calcext:value-type="float">
            <text:p>94.6</text:p>
          </table:table-cell>
          <table:table-cell table:formula="of:=[.D11]+[.P11]" office:value-type="float" office:value="150.6" calcext:value-type="float">
            <text:p>150.6</text:p>
          </table:table-cell>
          <table:table-cell table:formula="of:=([.M11]+[.O11]+[.Q11])/3" office:value-type="float" office:value="193.533333333333" calcext:value-type="float">
            <text:p>193.533333333333</text:p>
          </table:table-cell>
          <table:table-cell table:formula="of:=[.V11]/MAX([.$V$4:.$V$39]) + [.$T$2] *([.U11]/MAX([.$U$4:.$U$39]))" office:value-type="float" office:value="0.0546618818641495" calcext:value-type="float">
            <text:p>0.05466188186415</text:p>
          </table:table-cell>
          <table:table-cell table:formula="of:=[.V11]/MAX([.$V$4:.$V$39]) + [.$V$2] *([.U11]/MAX([.$U$4:.$U$39]))" office:value-type="float" office:value="0.108155645592911" calcext:value-type="float">
            <text:p>0.108155645592911</text:p>
          </table:table-cell>
          <table:table-cell office:value-type="float" office:value="168.965058120807" calcext:value-type="float">
            <text:p>168.965058120807</text:p>
          </table:table-cell>
          <table:table-cell office:value-type="float" office:value="184955" calcext:value-type="float">
            <text:p>184955</text:p>
          </table:table-cell>
          <table:table-cell office:value-type="float" office:value="129187" calcext:value-type="float">
            <text:p>1291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30.4" calcext:value-type="float">
            <text:p>30.4</text:p>
          </table:table-cell>
          <table:table-cell table:formula="of:=[.D12]+[.E12]" office:value-type="float" office:value="188.4" calcext:value-type="float">
            <text:p>188.4</text:p>
          </table:table-cell>
          <table:table-cell office:value-type="float" office:value="31.6" calcext:value-type="float">
            <text:p>31.6</text:p>
          </table:table-cell>
          <table:table-cell table:formula="of:=[.D12]+[.G12]" office:value-type="float" office:value="189.6" calcext:value-type="float">
            <text:p>189.6</text:p>
          </table:table-cell>
          <table:table-cell office:value-type="float" office:value="19.1" calcext:value-type="float">
            <text:p>19.1</text:p>
          </table:table-cell>
          <table:table-cell table:formula="of:=[.D12]+[.I12]" office:value-type="float" office:value="177.1" calcext:value-type="float">
            <text:p>177.1</text:p>
          </table:table-cell>
          <table:table-cell table:formula="of:=([.F12]+[.H12]+[.J12])/3" office:value-type="float" office:value="185.033333333333" calcext:value-type="float">
            <text:p>185.033333333333</text:p>
          </table:table-cell>
          <table:table-cell office:value-type="float" office:value="108" calcext:value-type="float">
            <text:p>108</text:p>
          </table:table-cell>
          <table:table-cell table:formula="of:=[.D12]+[.L12]" office:value-type="float" office:value="266" calcext:value-type="float">
            <text:p>266</text:p>
          </table:table-cell>
          <table:table-cell office:value-type="float" office:value="113" calcext:value-type="float">
            <text:p>113</text:p>
          </table:table-cell>
          <table:table-cell table:formula="of:=[.D12]+[.N12]" office:value-type="float" office:value="271" calcext:value-type="float">
            <text:p>271</text:p>
          </table:table-cell>
          <table:table-cell office:value-type="float" office:value="72" calcext:value-type="float">
            <text:p>72</text:p>
          </table:table-cell>
          <table:table-cell table:formula="of:=[.D12]+[.P12]" office:value-type="float" office:value="230" calcext:value-type="float">
            <text:p>230</text:p>
          </table:table-cell>
          <table:table-cell table:formula="of:=([.M12]+[.O12]+[.Q12])/3" office:value-type="float" office:value="255.666666666667" calcext:value-type="float">
            <text:p>255.666666666667</text:p>
          </table:table-cell>
          <table:table-cell table:formula="of:=[.V12]/MAX([.$V$4:.$V$39]) + [.$T$2] *([.U12]/MAX([.$U$4:.$U$39]))" office:value-type="float" office:value="0.100910744366175" calcext:value-type="float">
            <text:p>0.100910744366175</text:p>
          </table:table-cell>
          <table:table-cell table:formula="of:=[.V12]/MAX([.$V$4:.$V$39]) + [.$V$2] *([.U12]/MAX([.$U$4:.$U$39]))" office:value-type="float" office:value="0.135690602223699" calcext:value-type="float">
            <text:p>0.135690602223699</text:p>
          </table:table-cell>
          <table:table-cell office:value-type="float" office:value="109.855435376111" calcext:value-type="float">
            <text:p>109.855435376111</text:p>
          </table:table-cell>
          <table:table-cell office:value-type="float" office:value="631269" calcext:value-type="float">
            <text:p>631269</text:p>
          </table:table-cell>
          <table:table-cell office:value-type="float" office:value="408853" calcext:value-type="float">
            <text:p>408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28" calcext:value-type="float">
            <text:p>28</text:p>
          </table:table-cell>
          <table:table-cell table:formula="of:=[.D13]+[.E13]" office:value-type="float" office:value="394" calcext:value-type="float">
            <text:p>394</text:p>
          </table:table-cell>
          <table:table-cell office:value-type="float" office:value="28.8" calcext:value-type="float">
            <text:p>28.8</text:p>
          </table:table-cell>
          <table:table-cell table:formula="of:=[.D13]+[.G13]" office:value-type="float" office:value="394.8" calcext:value-type="float">
            <text:p>394.8</text:p>
          </table:table-cell>
          <table:table-cell office:value-type="float" office:value="17.7" calcext:value-type="float">
            <text:p>17.7</text:p>
          </table:table-cell>
          <table:table-cell table:formula="of:=[.D13]+[.I13]" office:value-type="float" office:value="383.7" calcext:value-type="float">
            <text:p>383.7</text:p>
          </table:table-cell>
          <table:table-cell table:formula="of:=([.F13]+[.H13]+[.J13])/3" office:value-type="float" office:value="390.833333333333" calcext:value-type="float">
            <text:p>390.833333333333</text:p>
          </table:table-cell>
          <table:table-cell office:value-type="float" office:value="100" calcext:value-type="float">
            <text:p>100</text:p>
          </table:table-cell>
          <table:table-cell table:formula="of:=[.D13]+[.L13]" office:value-type="float" office:value="466" calcext:value-type="float">
            <text:p>466</text:p>
          </table:table-cell>
          <table:table-cell office:value-type="float" office:value="104" calcext:value-type="float">
            <text:p>104</text:p>
          </table:table-cell>
          <table:table-cell table:formula="of:=[.D13]+[.N13]" office:value-type="float" office:value="470" calcext:value-type="float">
            <text:p>470</text:p>
          </table:table-cell>
          <table:table-cell office:value-type="float" office:value="63.6" calcext:value-type="float">
            <text:p>63.6</text:p>
          </table:table-cell>
          <table:table-cell table:formula="of:=[.D13]+[.P13]" office:value-type="float" office:value="429.6" calcext:value-type="float">
            <text:p>429.6</text:p>
          </table:table-cell>
          <table:table-cell table:formula="of:=([.M13]+[.O13]+[.Q13])/3" office:value-type="float" office:value="455.2" calcext:value-type="float">
            <text:p>455.2</text:p>
          </table:table-cell>
          <table:table-cell table:formula="of:=[.V13]/MAX([.$V$4:.$V$39]) + [.$T$2] *([.U13]/MAX([.$U$4:.$U$39]))" office:value-type="float" office:value="0.228292367775074" calcext:value-type="float">
            <text:p>0.228292367775074</text:p>
          </table:table-cell>
          <table:table-cell table:formula="of:=[.V13]/MAX([.$V$4:.$V$39]) + [.$V$2] *([.U13]/MAX([.$U$4:.$U$39]))" office:value-type="float" office:value="0.259630945269412" calcext:value-type="float">
            <text:p>0.259630945269412</text:p>
          </table:table-cell>
          <table:table-cell office:value-type="float" office:value="98.9858293501841" calcext:value-type="float">
            <text:p>98.9858293501841</text:p>
          </table:table-cell>
          <table:table-cell office:value-type="float" office:value="1642619" calcext:value-type="float">
            <text:p>1642619</text:p>
          </table:table-cell>
          <table:table-cell office:value-type="float" office:value="891203" calcext:value-type="float">
            <text:p>8912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6" calcext:value-type="float">
            <text:p>726</text:p>
          </table:table-cell>
          <table:table-cell office:value-type="float" office:value="27.7" calcext:value-type="float">
            <text:p>27.7</text:p>
          </table:table-cell>
          <table:table-cell table:formula="of:=[.D14]+[.E14]" office:value-type="float" office:value="753.7" calcext:value-type="float">
            <text:p>753.7</text:p>
          </table:table-cell>
          <table:table-cell office:value-type="float" office:value="28.9" calcext:value-type="float">
            <text:p>28.9</text:p>
          </table:table-cell>
          <table:table-cell table:formula="of:=[.D14]+[.G14]" office:value-type="float" office:value="754.9" calcext:value-type="float">
            <text:p>754.9</text:p>
          </table:table-cell>
          <table:table-cell office:value-type="float" office:value="17.5" calcext:value-type="float">
            <text:p>17.5</text:p>
          </table:table-cell>
          <table:table-cell table:formula="of:=[.D14]+[.I14]" office:value-type="float" office:value="743.5" calcext:value-type="float">
            <text:p>743.5</text:p>
          </table:table-cell>
          <table:table-cell table:formula="of:=([.F14]+[.H14]+[.J14])/3" office:value-type="float" office:value="750.7" calcext:value-type="float">
            <text:p>750.7</text:p>
          </table:table-cell>
          <table:table-cell office:value-type="float" office:value="99.3" calcext:value-type="float">
            <text:p>99.3</text:p>
          </table:table-cell>
          <table:table-cell table:formula="of:=[.D14]+[.L14]" office:value-type="float" office:value="825.3" calcext:value-type="float">
            <text:p>825.3</text:p>
          </table:table-cell>
          <table:table-cell office:value-type="float" office:value="105" calcext:value-type="float">
            <text:p>105</text:p>
          </table:table-cell>
          <table:table-cell table:formula="of:=[.D14]+[.N14]" office:value-type="float" office:value="831" calcext:value-type="float">
            <text:p>831</text:p>
          </table:table-cell>
          <table:table-cell office:value-type="float" office:value="64.2" calcext:value-type="float">
            <text:p>64.2</text:p>
          </table:table-cell>
          <table:table-cell table:formula="of:=[.D14]+[.P14]" office:value-type="float" office:value="790.2" calcext:value-type="float">
            <text:p>790.2</text:p>
          </table:table-cell>
          <table:table-cell table:formula="of:=([.M14]+[.O14]+[.Q14])/3" office:value-type="float" office:value="815.5" calcext:value-type="float">
            <text:p>815.5</text:p>
          </table:table-cell>
          <table:table-cell table:formula="of:=[.V14]/MAX([.$V$4:.$V$39]) + [.$T$2] *([.U14]/MAX([.$U$4:.$U$39]))" office:value-type="float" office:value="0.427575893519796" calcext:value-type="float">
            <text:p>0.427575893519796</text:p>
          </table:table-cell>
          <table:table-cell table:formula="of:=[.V14]/MAX([.$V$4:.$V$39]) + [.$V$2] *([.U14]/MAX([.$U$4:.$U$39]))" office:value-type="float" office:value="0.458470137423056" calcext:value-type="float">
            <text:p>0.458470137423056</text:p>
          </table:table-cell>
          <table:table-cell office:value-type="float" office:value="97.582360126703" calcext:value-type="float">
            <text:p>97.582360126703</text:p>
          </table:table-cell>
          <table:table-cell office:value-type="float" office:value="3202459" calcext:value-type="float">
            <text:p>3202459</text:p>
          </table:table-cell>
          <table:table-cell office:value-type="float" office:value="1367381" calcext:value-type="float">
            <text:p>13673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27.8" calcext:value-type="float">
            <text:p>27.8</text:p>
          </table:table-cell>
          <table:table-cell table:formula="of:=[.D15]+[.E15]" office:value-type="float" office:value="1007.8" calcext:value-type="float">
            <text:p>1007.8</text:p>
          </table:table-cell>
          <table:table-cell office:value-type="float" office:value="29.4" calcext:value-type="float">
            <text:p>29.4</text:p>
          </table:table-cell>
          <table:table-cell table:formula="of:=[.D15]+[.G15]" office:value-type="float" office:value="1009.4" calcext:value-type="float">
            <text:p>1009.4</text:p>
          </table:table-cell>
          <table:table-cell office:value-type="float" office:value="17.6" calcext:value-type="float">
            <text:p>17.6</text:p>
          </table:table-cell>
          <table:table-cell table:formula="of:=[.D15]+[.I15]" office:value-type="float" office:value="997.6" calcext:value-type="float">
            <text:p>997.6</text:p>
          </table:table-cell>
          <table:table-cell table:formula="of:=([.F15]+[.H15]+[.J15])/3" office:value-type="float" office:value="1004.93333333333" calcext:value-type="float">
            <text:p>1004.93333333333</text:p>
          </table:table-cell>
          <table:table-cell office:value-type="float" office:value="99.2" calcext:value-type="float">
            <text:p>99.2</text:p>
          </table:table-cell>
          <table:table-cell table:formula="of:=[.D15]+[.L15]" office:value-type="float" office:value="1079.2" calcext:value-type="float">
            <text:p>1079.2</text:p>
          </table:table-cell>
          <table:table-cell office:value-type="float" office:value="105" calcext:value-type="float">
            <text:p>105</text:p>
          </table:table-cell>
          <table:table-cell table:formula="of:=[.D15]+[.N15]" office:value-type="float" office:value="1085" calcext:value-type="float">
            <text:p>1085</text:p>
          </table:table-cell>
          <table:table-cell office:value-type="float" office:value="63.2" calcext:value-type="float">
            <text:p>63.2</text:p>
          </table:table-cell>
          <table:table-cell table:formula="of:=[.D15]+[.P15]" office:value-type="float" office:value="1043.2" calcext:value-type="float">
            <text:p>1043.2</text:p>
          </table:table-cell>
          <table:table-cell table:formula="of:=([.M15]+[.O15]+[.Q15])/3" office:value-type="float" office:value="1069.13333333333" calcext:value-type="float">
            <text:p>1069.13333333333</text:p>
          </table:table-cell>
          <table:table-cell table:formula="of:=[.V15]/MAX([.$V$4:.$V$39]) + [.$T$2] *([.U15]/MAX([.$U$4:.$U$39]))" office:value-type="float" office:value="0.642048414747269" calcext:value-type="float">
            <text:p>0.642048414747269</text:p>
          </table:table-cell>
          <table:table-cell table:formula="of:=[.V15]/MAX([.$V$4:.$V$39]) + [.$V$2] *([.U15]/MAX([.$U$4:.$U$39]))" office:value-type="float" office:value="0.672856464116901" calcext:value-type="float">
            <text:p>0.672856464116901</text:p>
          </table:table-cell>
          <table:table-cell office:value-type="float" office:value="97.3101066270608" calcext:value-type="float">
            <text:p>97.3101066270608</text:p>
          </table:table-cell>
          <table:table-cell office:value-type="float" office:value="4879411" calcext:value-type="float">
            <text:p>4879411</text:p>
          </table:table-cell>
          <table:table-cell office:value-type="float" office:value="1617107" calcext:value-type="float">
            <text:p>1617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.2" calcext:value-type="float">
            <text:p>50.2</text:p>
          </table:table-cell>
          <table:table-cell office:value-type="float" office:value="53.2" calcext:value-type="float">
            <text:p>53.2</text:p>
          </table:table-cell>
          <table:table-cell table:formula="of:=[.D16]+[.E16]" office:value-type="float" office:value="103.4" calcext:value-type="float">
            <text:p>103.4</text:p>
          </table:table-cell>
          <table:table-cell office:value-type="float" office:value="54.9" calcext:value-type="float">
            <text:p>54.9</text:p>
          </table:table-cell>
          <table:table-cell table:formula="of:=[.D16]+[.G16]" office:value-type="float" office:value="105.1" calcext:value-type="float">
            <text:p>105.1</text:p>
          </table:table-cell>
          <table:table-cell office:value-type="float" office:value="32.4" calcext:value-type="float">
            <text:p>32.4</text:p>
          </table:table-cell>
          <table:table-cell table:formula="of:=[.D16]+[.I16]" office:value-type="float" office:value="82.6" calcext:value-type="float">
            <text:p>82.6</text:p>
          </table:table-cell>
          <table:table-cell table:formula="of:=([.F16]+[.H16]+[.J16])/3" office:value-type="float" office:value="97.0333333333334" calcext:value-type="float">
            <text:p>97.0333333333334</text:p>
          </table:table-cell>
          <table:table-cell office:value-type="float" office:value="192" calcext:value-type="float">
            <text:p>192</text:p>
          </table:table-cell>
          <table:table-cell table:formula="of:=[.D16]+[.L16]" office:value-type="float" office:value="242.2" calcext:value-type="float">
            <text:p>242.2</text:p>
          </table:table-cell>
          <table:table-cell office:value-type="float" office:value="196" calcext:value-type="float">
            <text:p>196</text:p>
          </table:table-cell>
          <table:table-cell table:formula="of:=[.D16]+[.N16]" office:value-type="float" office:value="246.2" calcext:value-type="float">
            <text:p>246.2</text:p>
          </table:table-cell>
          <table:table-cell office:value-type="float" office:value="122" calcext:value-type="float">
            <text:p>122</text:p>
          </table:table-cell>
          <table:table-cell table:formula="of:=[.D16]+[.P16]" office:value-type="float" office:value="172.2" calcext:value-type="float">
            <text:p>172.2</text:p>
          </table:table-cell>
          <table:table-cell table:formula="of:=([.M16]+[.O16]+[.Q16])/3" office:value-type="float" office:value="220.2" calcext:value-type="float">
            <text:p>220.2</text:p>
          </table:table-cell>
          <table:table-cell table:formula="of:=[.V16]/MAX([.$V$4:.$V$39]) + [.$T$2] *([.U16]/MAX([.$U$4:.$U$39]))" office:value-type="float" office:value="0.0591856151330864" calcext:value-type="float">
            <text:p>0.059185615133087</text:p>
          </table:table-cell>
          <table:table-cell table:formula="of:=[.V16]/MAX([.$V$4:.$V$39]) + [.$V$2] *([.U16]/MAX([.$U$4:.$U$39]))" office:value-type="float" office:value="0.127991865087682" calcext:value-type="float">
            <text:p>0.127991865087682</text:p>
          </table:table-cell>
          <table:table-cell office:value-type="float" office:value="217.330978646437" calcext:value-type="float">
            <text:p>217.330978646437</text:p>
          </table:table-cell>
          <table:table-cell office:value-type="float" office:value="150947" calcext:value-type="float">
            <text:p>150947</text:p>
          </table:table-cell>
          <table:table-cell office:value-type="float" office:value="119503" calcext:value-type="float">
            <text:p>1195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2.7" calcext:value-type="float">
            <text:p>32.7</text:p>
          </table:table-cell>
          <table:table-cell table:formula="of:=[.D17]+[.E17]" office:value-type="float" office:value="175.7" calcext:value-type="float">
            <text:p>175.7</text:p>
          </table:table-cell>
          <table:table-cell table:style-name="ce1" office:value-type="float" office:value="33.6" calcext:value-type="float">
            <text:p>33.6</text:p>
          </table:table-cell>
          <table:table-cell table:formula="of:=[.D17]+[.G17]" office:value-type="float" office:value="176.6" calcext:value-type="float">
            <text:p>176.6</text:p>
          </table:table-cell>
          <table:table-cell table:style-name="ce1" office:value-type="float" office:value="19.5" calcext:value-type="float">
            <text:p>19.5</text:p>
          </table:table-cell>
          <table:table-cell table:formula="of:=[.D17]+[.I17]" office:value-type="float" office:value="162.5" calcext:value-type="float">
            <text:p>162.5</text:p>
          </table:table-cell>
          <table:table-cell table:formula="of:=([.F17]+[.H17]+[.J17])/3" office:value-type="float" office:value="171.6" calcext:value-type="float">
            <text:p>171.6</text:p>
          </table:table-cell>
          <table:table-cell table:style-name="ce1" office:value-type="float" office:value="114" calcext:value-type="float">
            <text:p>114</text:p>
          </table:table-cell>
          <table:table-cell table:formula="of:=[.D17]+[.L17]" office:value-type="float" office:value="257" calcext:value-type="float">
            <text:p>257</text:p>
          </table:table-cell>
          <table:table-cell table:style-name="ce1" office:value-type="float" office:value="119" calcext:value-type="float">
            <text:p>119</text:p>
          </table:table-cell>
          <table:table-cell table:formula="of:=[.D17]+[.N17]" office:value-type="float" office:value="262" calcext:value-type="float">
            <text:p>262</text:p>
          </table:table-cell>
          <table:table-cell table:style-name="ce1" office:value-type="float" office:value="71.1" calcext:value-type="float">
            <text:p>71.1</text:p>
          </table:table-cell>
          <table:table-cell table:formula="of:=[.D17]+[.P17]" office:value-type="float" office:value="214.1" calcext:value-type="float">
            <text:p>214.1</text:p>
          </table:table-cell>
          <table:table-cell table:formula="of:=([.M17]+[.O17]+[.Q17])/3" office:value-type="float" office:value="244.366666666667" calcext:value-type="float">
            <text:p>244.366666666667</text:p>
          </table:table-cell>
          <table:table-cell table:formula="of:=[.V17]/MAX([.$V$4:.$V$39]) + [.$T$2] *([.U17]/MAX([.$U$4:.$U$39]))" office:value-type="float" office:value="0.091992501219287" calcext:value-type="float">
            <text:p>0.091992501219287</text:p>
          </table:table-cell>
          <table:table-cell table:formula="of:=[.V17]/MAX([.$V$4:.$V$39]) + [.$V$2] *([.U17]/MAX([.$U$4:.$U$39]))" office:value-type="float" office:value="0.129387587444261" calcext:value-type="float">
            <text:p>0.129387587444261</text:p>
          </table:table-cell>
          <table:table-cell table:style-name="ce1" office:value-type="float" office:value="118.115878880252" calcext:value-type="float">
            <text:p>118.115878880252</text:p>
          </table:table-cell>
          <table:table-cell table:style-name="ce1" office:value-type="float" office:value="549706" calcext:value-type="float">
            <text:p>549706</text:p>
          </table:table-cell>
          <table:table-cell table:style-name="ce1" office:value-type="float" office:value="398117" calcext:value-type="float">
            <text:p>398117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7" calcext:value-type="float">
            <text:p>337</text:p>
          </table:table-cell>
          <table:table-cell office:value-type="float" office:value="29.3" calcext:value-type="float">
            <text:p>29.3</text:p>
          </table:table-cell>
          <table:table-cell table:formula="of:=[.D18]+[.E18]" office:value-type="float" office:value="366.3" calcext:value-type="float">
            <text:p>366.3</text:p>
          </table:table-cell>
          <table:table-cell office:value-type="float" office:value="29.6" calcext:value-type="float">
            <text:p>29.6</text:p>
          </table:table-cell>
          <table:table-cell table:formula="of:=[.D18]+[.G18]" office:value-type="float" office:value="366.6" calcext:value-type="float">
            <text:p>366.6</text:p>
          </table:table-cell>
          <table:table-cell office:value-type="float" office:value="18.1" calcext:value-type="float">
            <text:p>18.1</text:p>
          </table:table-cell>
          <table:table-cell table:formula="of:=[.D18]+[.I18]" office:value-type="float" office:value="355.1" calcext:value-type="float">
            <text:p>355.1</text:p>
          </table:table-cell>
          <table:table-cell table:formula="of:=([.F18]+[.H18]+[.J18])/3" office:value-type="float" office:value="362.666666666667" calcext:value-type="float">
            <text:p>362.666666666667</text:p>
          </table:table-cell>
          <table:table-cell office:value-type="float" office:value="102" calcext:value-type="float">
            <text:p>102</text:p>
          </table:table-cell>
          <table:table-cell table:formula="of:=[.D18]+[.L18]" office:value-type="float" office:value="439" calcext:value-type="float">
            <text:p>439</text:p>
          </table:table-cell>
          <table:table-cell office:value-type="float" office:value="107" calcext:value-type="float">
            <text:p>107</text:p>
          </table:table-cell>
          <table:table-cell table:formula="of:=[.D18]+[.N18]" office:value-type="float" office:value="444" calcext:value-type="float">
            <text:p>444</text:p>
          </table:table-cell>
          <table:table-cell office:value-type="float" office:value="65.2" calcext:value-type="float">
            <text:p>65.2</text:p>
          </table:table-cell>
          <table:table-cell table:formula="of:=[.D18]+[.P18]" office:value-type="float" office:value="402.2" calcext:value-type="float">
            <text:p>402.2</text:p>
          </table:table-cell>
          <table:table-cell table:formula="of:=([.M18]+[.O18]+[.Q18])/3" office:value-type="float" office:value="428.4" calcext:value-type="float">
            <text:p>428.4</text:p>
          </table:table-cell>
          <table:table-cell table:formula="of:=[.V18]/MAX([.$V$4:.$V$39]) + [.$T$2] *([.U18]/MAX([.$U$4:.$U$39]))" office:value-type="float" office:value="0.201111469946499" calcext:value-type="float">
            <text:p>0.201111469946499</text:p>
          </table:table-cell>
          <table:table-cell table:formula="of:=[.V18]/MAX([.$V$4:.$V$39]) + [.$V$2] *([.U18]/MAX([.$U$4:.$U$39]))" office:value-type="float" office:value="0.232966156049822" calcext:value-type="float">
            <text:p>0.232966156049822</text:p>
          </table:table-cell>
          <table:table-cell office:value-type="float" office:value="100.616006683675" calcext:value-type="float">
            <text:p>100.616006683675</text:p>
          </table:table-cell>
          <table:table-cell office:value-type="float" office:value="1427804" calcext:value-type="float">
            <text:p>1427804</text:p>
          </table:table-cell>
          <table:table-cell office:value-type="float" office:value="871445" calcext:value-type="float">
            <text:p>8714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1" calcext:value-type="float">
            <text:p>601</text:p>
          </table:table-cell>
          <table:table-cell office:value-type="float" office:value="29" calcext:value-type="float">
            <text:p>29</text:p>
          </table:table-cell>
          <table:table-cell table:formula="of:=[.D19]+[.E19]" office:value-type="float" office:value="630" calcext:value-type="float">
            <text:p>630</text:p>
          </table:table-cell>
          <table:table-cell office:value-type="float" office:value="28.7" calcext:value-type="float">
            <text:p>28.7</text:p>
          </table:table-cell>
          <table:table-cell table:formula="of:=[.D19]+[.G19]" office:value-type="float" office:value="629.7" calcext:value-type="float">
            <text:p>629.7</text:p>
          </table:table-cell>
          <table:table-cell office:value-type="float" office:value="17.7" calcext:value-type="float">
            <text:p>17.7</text:p>
          </table:table-cell>
          <table:table-cell table:formula="of:=[.D19]+[.I19]" office:value-type="float" office:value="618.7" calcext:value-type="float">
            <text:p>618.7</text:p>
          </table:table-cell>
          <table:table-cell table:formula="of:=([.F19]+[.H19]+[.J19])/3" office:value-type="float" office:value="626.133333333333" calcext:value-type="float">
            <text:p>626.133333333333</text:p>
          </table:table-cell>
          <table:table-cell office:value-type="float" office:value="100" calcext:value-type="float">
            <text:p>100</text:p>
          </table:table-cell>
          <table:table-cell table:formula="of:=[.D19]+[.L19]" office:value-type="float" office:value="701" calcext:value-type="float">
            <text:p>701</text:p>
          </table:table-cell>
          <table:table-cell office:value-type="float" office:value="105" calcext:value-type="float">
            <text:p>105</text:p>
          </table:table-cell>
          <table:table-cell table:formula="of:=[.D19]+[.N19]" office:value-type="float" office:value="706" calcext:value-type="float">
            <text:p>706</text:p>
          </table:table-cell>
          <table:table-cell office:value-type="float" office:value="63.3" calcext:value-type="float">
            <text:p>63.3</text:p>
          </table:table-cell>
          <table:table-cell table:formula="of:=[.D19]+[.P19]" office:value-type="float" office:value="664.3" calcext:value-type="float">
            <text:p>664.3</text:p>
          </table:table-cell>
          <table:table-cell table:formula="of:=([.M19]+[.O19]+[.Q19])/3" office:value-type="float" office:value="690.433333333333" calcext:value-type="float">
            <text:p>690.433333333333</text:p>
          </table:table-cell>
          <table:table-cell table:formula="of:=[.V19]/MAX([.$V$4:.$V$39]) + [.$T$2] *([.U19]/MAX([.$U$4:.$U$39]))" office:value-type="float" office:value="0.37950312372961" calcext:value-type="float">
            <text:p>0.37950312372961</text:p>
          </table:table-cell>
          <table:table-cell table:formula="of:=[.V19]/MAX([.$V$4:.$V$39]) + [.$V$2] *([.U19]/MAX([.$U$4:.$U$39]))" office:value-type="float" office:value="0.410578695705738" calcext:value-type="float">
            <text:p>0.410578695705738</text:p>
          </table:table-cell>
          <table:table-cell office:value-type="float" office:value="98.1551018116266" calcext:value-type="float">
            <text:p>98.1551018116266</text:p>
          </table:table-cell>
          <table:table-cell office:value-type="float" office:value="2825846" calcext:value-type="float">
            <text:p>2825846</text:p>
          </table:table-cell>
          <table:table-cell office:value-type="float" office:value="1347769" calcext:value-type="float">
            <text:p>13477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1" calcext:value-type="float">
            <text:p>921</text:p>
          </table:table-cell>
          <table:table-cell office:value-type="float" office:value="28.1" calcext:value-type="float">
            <text:p>28.1</text:p>
          </table:table-cell>
          <table:table-cell table:formula="of:=[.D20]+[.E20]" office:value-type="float" office:value="949.1" calcext:value-type="float">
            <text:p>949.1</text:p>
          </table:table-cell>
          <table:table-cell office:value-type="float" office:value="29.4" calcext:value-type="float">
            <text:p>29.4</text:p>
          </table:table-cell>
          <table:table-cell table:formula="of:=[.D20]+[.G20]" office:value-type="float" office:value="950.4" calcext:value-type="float">
            <text:p>950.4</text:p>
          </table:table-cell>
          <table:table-cell office:value-type="float" office:value="17.6" calcext:value-type="float">
            <text:p>17.6</text:p>
          </table:table-cell>
          <table:table-cell table:formula="of:=[.D20]+[.I20]" office:value-type="float" office:value="938.6" calcext:value-type="float">
            <text:p>938.6</text:p>
          </table:table-cell>
          <table:table-cell table:formula="of:=([.F20]+[.H20]+[.J20])/3" office:value-type="float" office:value="946.033333333333" calcext:value-type="float">
            <text:p>946.033333333333</text:p>
          </table:table-cell>
          <table:table-cell office:value-type="float" office:value="99.2" calcext:value-type="float">
            <text:p>99.2</text:p>
          </table:table-cell>
          <table:table-cell table:formula="of:=[.D20]+[.L20]" office:value-type="float" office:value="1020.2" calcext:value-type="float">
            <text:p>1020.2</text:p>
          </table:table-cell>
          <table:table-cell office:value-type="float" office:value="105" calcext:value-type="float">
            <text:p>105</text:p>
          </table:table-cell>
          <table:table-cell table:formula="of:=[.D20]+[.N20]" office:value-type="float" office:value="1026" calcext:value-type="float">
            <text:p>1026</text:p>
          </table:table-cell>
          <table:table-cell office:value-type="float" office:value="63.2" calcext:value-type="float">
            <text:p>63.2</text:p>
          </table:table-cell>
          <table:table-cell table:formula="of:=[.D20]+[.P20]" office:value-type="float" office:value="984.2" calcext:value-type="float">
            <text:p>984.2</text:p>
          </table:table-cell>
          <table:table-cell table:formula="of:=([.M20]+[.O20]+[.Q20])/3" office:value-type="float" office:value="1010.13333333333" calcext:value-type="float">
            <text:p>1010.13333333333</text:p>
          </table:table-cell>
          <table:table-cell table:formula="of:=[.V20]/MAX([.$V$4:.$V$39]) + [.$T$2] *([.U20]/MAX([.$U$4:.$U$39]))" office:value-type="float" office:value="0.587070177740194" calcext:value-type="float">
            <text:p>0.587070177740194</text:p>
          </table:table-cell>
          <table:table-cell table:formula="of:=[.V20]/MAX([.$V$4:.$V$39]) + [.$V$2] *([.U20]/MAX([.$U$4:.$U$39]))" office:value-type="float" office:value="0.617910118664237" calcext:value-type="float">
            <text:p>0.617910118664237</text:p>
          </table:table-cell>
          <table:table-cell office:value-type="float" office:value="97.4108390857425" calcext:value-type="float">
            <text:p>97.4108390857425</text:p>
          </table:table-cell>
          <table:table-cell office:value-type="float" office:value="4449494" calcext:value-type="float">
            <text:p>4449494</text:p>
          </table:table-cell>
          <table:table-cell office:value-type="float" office:value="1609111" calcext:value-type="float">
            <text:p>1609111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40" calcext:value-type="float">
            <text:p>1140</text:p>
          </table:table-cell>
          <table:table-cell office:value-type="float" office:value="28" calcext:value-type="float">
            <text:p>28</text:p>
          </table:table-cell>
          <table:table-cell table:formula="of:=[.D21]+[.E21]" office:value-type="float" office:value="1168" calcext:value-type="float">
            <text:p>1168</text:p>
          </table:table-cell>
          <table:table-cell office:value-type="float" office:value="29.3" calcext:value-type="float">
            <text:p>29.3</text:p>
          </table:table-cell>
          <table:table-cell table:formula="of:=[.D21]+[.G21]" office:value-type="float" office:value="1169.3" calcext:value-type="float">
            <text:p>1169.3</text:p>
          </table:table-cell>
          <table:table-cell office:value-type="float" office:value="17.8" calcext:value-type="float">
            <text:p>17.8</text:p>
          </table:table-cell>
          <table:table-cell table:formula="of:=[.D21]+[.I21]" office:value-type="float" office:value="1157.8" calcext:value-type="float">
            <text:p>1157.8</text:p>
          </table:table-cell>
          <table:table-cell table:formula="of:=([.F21]+[.H21]+[.J21])/3" office:value-type="float" office:value="1165.03333333333" calcext:value-type="float">
            <text:p>1165.03333333333</text:p>
          </table:table-cell>
          <table:table-cell office:value-type="float" office:value="100" calcext:value-type="float">
            <text:p>100</text:p>
          </table:table-cell>
          <table:table-cell table:formula="of:=[.D21]+[.L21]" office:value-type="float" office:value="1240" calcext:value-type="float">
            <text:p>1240</text:p>
          </table:table-cell>
          <table:table-cell office:value-type="float" office:value="107" calcext:value-type="float">
            <text:p>107</text:p>
          </table:table-cell>
          <table:table-cell table:formula="of:=[.D21]+[.N21]" office:value-type="float" office:value="1247" calcext:value-type="float">
            <text:p>1247</text:p>
          </table:table-cell>
          <table:table-cell office:value-type="float" office:value="62.4" calcext:value-type="float">
            <text:p>62.4</text:p>
          </table:table-cell>
          <table:table-cell table:formula="of:=[.D21]+[.P21]" office:value-type="float" office:value="1202.4" calcext:value-type="float">
            <text:p>1202.4</text:p>
          </table:table-cell>
          <table:table-cell table:formula="of:=([.M21]+[.O21]+[.Q21])/3" office:value-type="float" office:value="1229.8" calcext:value-type="float">
            <text:p>1229.8</text:p>
          </table:table-cell>
          <table:table-cell table:formula="of:=[.V21]/MAX([.$V$4:.$V$39]) + [.$T$2] *([.U21]/MAX([.$U$4:.$U$39]))" office:value-type="float" office:value="0.787193003201965" calcext:value-type="float">
            <text:p>0.787193003201965</text:p>
          </table:table-cell>
          <table:table-cell table:formula="of:=[.V21]/MAX([.$V$4:.$V$39]) + [.$V$2] *([.U21]/MAX([.$U$4:.$U$39]))" office:value-type="float" office:value="0.81797973472021" calcext:value-type="float">
            <text:p>0.81797973472021</text:p>
          </table:table-cell>
          <table:table-cell office:value-type="float" office:value="97.2427721987556" calcext:value-type="float">
            <text:p>97.2427721987556</text:p>
          </table:table-cell>
          <table:table-cell office:value-type="float" office:value="6014123" calcext:value-type="float">
            <text:p>6014123</text:p>
          </table:table-cell>
          <table:table-cell office:value-type="float" office:value="1682205" calcext:value-type="float">
            <text:p>16822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35.6" calcext:value-type="float">
            <text:p>35.6</text:p>
          </table:table-cell>
          <table:table-cell table:formula="of:=[.D22]+[.E22]" office:value-type="float" office:value="169.6" calcext:value-type="float">
            <text:p>169.6</text:p>
          </table:table-cell>
          <table:table-cell office:value-type="float" office:value="36.3" calcext:value-type="float">
            <text:p>36.3</text:p>
          </table:table-cell>
          <table:table-cell table:formula="of:=[.D22]+[.G22]" office:value-type="float" office:value="170.3" calcext:value-type="float">
            <text:p>170.3</text:p>
          </table:table-cell>
          <table:table-cell office:value-type="float" office:value="21.7" calcext:value-type="float">
            <text:p>21.7</text:p>
          </table:table-cell>
          <table:table-cell table:formula="of:=[.D22]+[.I22]" office:value-type="float" office:value="155.7" calcext:value-type="float">
            <text:p>155.7</text:p>
          </table:table-cell>
          <table:table-cell table:formula="of:=([.F22]+[.H22]+[.J22])/3" office:value-type="float" office:value="165.2" calcext:value-type="float">
            <text:p>165.2</text:p>
          </table:table-cell>
          <table:table-cell office:value-type="float" office:value="125" calcext:value-type="float">
            <text:p>125</text:p>
          </table:table-cell>
          <table:table-cell table:formula="of:=[.D22]+[.L22]"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table:formula="of:=[.D22]+[.N22]" office:value-type="float" office:value="264" calcext:value-type="float">
            <text:p>264</text:p>
          </table:table-cell>
          <table:table-cell office:value-type="float" office:value="79.3" calcext:value-type="float">
            <text:p>79.3</text:p>
          </table:table-cell>
          <table:table-cell table:formula="of:=[.D22]+[.P22]" office:value-type="float" office:value="213.3" calcext:value-type="float">
            <text:p>213.3</text:p>
          </table:table-cell>
          <table:table-cell table:formula="of:=([.M22]+[.O22]+[.Q22])/3" office:value-type="float" office:value="245.433333333333" calcext:value-type="float">
            <text:p>245.433333333333</text:p>
          </table:table-cell>
          <table:table-cell table:formula="of:=[.V22]/MAX([.$V$4:.$V$39]) + [.$T$2] *([.U22]/MAX([.$U$4:.$U$39]))" office:value-type="float" office:value="0.0866826323024847" calcext:value-type="float">
            <text:p>0.086682632302485</text:p>
          </table:table-cell>
          <table:table-cell table:formula="of:=[.V22]/MAX([.$V$4:.$V$39]) + [.$V$2] *([.U22]/MAX([.$U$4:.$U$39]))" office:value-type="float" office:value="0.129083756680001" calcext:value-type="float">
            <text:p>0.129083756680001</text:p>
          </table:table-cell>
          <table:table-cell office:value-type="float" office:value="133.927918797432" calcext:value-type="float">
            <text:p>133.927918797432</text:p>
          </table:table-cell>
          <table:table-cell office:value-type="float" office:value="485519" calcext:value-type="float">
            <text:p>485519</text:p>
          </table:table-cell>
          <table:table-cell office:value-type="float" office:value="390213" calcext:value-type="float">
            <text:p>39021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29.4" calcext:value-type="float">
            <text:p>29.4</text:p>
          </table:table-cell>
          <table:table-cell table:formula="of:=[.D23]+[.E23]" office:value-type="float" office:value="342.4" calcext:value-type="float">
            <text:p>342.4</text:p>
          </table:table-cell>
          <table:table-cell office:value-type="float" office:value="30.2" calcext:value-type="float">
            <text:p>30.2</text:p>
          </table:table-cell>
          <table:table-cell table:formula="of:=[.D23]+[.G23]" office:value-type="float" office:value="343.2" calcext:value-type="float">
            <text:p>343.2</text:p>
          </table:table-cell>
          <table:table-cell office:value-type="float" office:value="17.9" calcext:value-type="float">
            <text:p>17.9</text:p>
          </table:table-cell>
          <table:table-cell table:formula="of:=[.D23]+[.I23]" office:value-type="float" office:value="330.9" calcext:value-type="float">
            <text:p>330.9</text:p>
          </table:table-cell>
          <table:table-cell table:formula="of:=([.F23]+[.H23]+[.J23])/3" office:value-type="float" office:value="338.833333333333" calcext:value-type="float">
            <text:p>338.833333333333</text:p>
          </table:table-cell>
          <table:table-cell office:value-type="float" office:value="104" calcext:value-type="float">
            <text:p>104</text:p>
          </table:table-cell>
          <table:table-cell table:formula="of:=[.D23]+[.L23]" office:value-type="float" office:value="417" calcext:value-type="float">
            <text:p>417</text:p>
          </table:table-cell>
          <table:table-cell office:value-type="float" office:value="109" calcext:value-type="float">
            <text:p>109</text:p>
          </table:table-cell>
          <table:table-cell table:formula="of:=[.D23]+[.N23]" office:value-type="float" office:value="422" calcext:value-type="float">
            <text:p>422</text:p>
          </table:table-cell>
          <table:table-cell office:value-type="float" office:value="66.7" calcext:value-type="float">
            <text:p>66.7</text:p>
          </table:table-cell>
          <table:table-cell table:formula="of:=[.D23]+[.P23]" office:value-type="float" office:value="379.7" calcext:value-type="float">
            <text:p>379.7</text:p>
          </table:table-cell>
          <table:table-cell table:formula="of:=([.M23]+[.O23]+[.Q23])/3" office:value-type="float" office:value="406.233333333333" calcext:value-type="float">
            <text:p>406.233333333333</text:p>
          </table:table-cell>
          <table:table-cell table:formula="of:=[.V23]/MAX([.$V$4:.$V$39]) + [.$T$2] *([.U23]/MAX([.$U$4:.$U$39]))" office:value-type="float" office:value="0.182584144923615" calcext:value-type="float">
            <text:p>0.182584144923615</text:p>
          </table:table-cell>
          <table:table-cell table:formula="of:=[.V23]/MAX([.$V$4:.$V$39]) + [.$V$2] *([.U23]/MAX([.$U$4:.$U$39]))" office:value-type="float" office:value="0.215329565896485" calcext:value-type="float">
            <text:p>0.215329565896485</text:p>
          </table:table-cell>
          <table:table-cell office:value-type="float" office:value="103.429476114734" calcext:value-type="float">
            <text:p>103.429476114734</text:p>
          </table:table-cell>
          <table:table-cell office:value-type="float" office:value="1278938" calcext:value-type="float">
            <text:p>1278938</text:p>
          </table:table-cell>
          <table:table-cell office:value-type="float" office:value="864455" calcext:value-type="float">
            <text:p>86445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28.3" calcext:value-type="float">
            <text:p>28.3</text:p>
          </table:table-cell>
          <table:table-cell table:formula="of:=[.D24]+[.E24]" office:value-type="float" office:value="598.3" calcext:value-type="float">
            <text:p>598.3</text:p>
          </table:table-cell>
          <table:table-cell office:value-type="float" office:value="29.5" calcext:value-type="float">
            <text:p>29.5</text:p>
          </table:table-cell>
          <table:table-cell table:formula="of:=[.D24]+[.G24]" office:value-type="float" office:value="599.5" calcext:value-type="float">
            <text:p>599.5</text:p>
          </table:table-cell>
          <table:table-cell office:value-type="float" office:value="17.9" calcext:value-type="float">
            <text:p>17.9</text:p>
          </table:table-cell>
          <table:table-cell table:formula="of:=[.D24]+[.I24]" office:value-type="float" office:value="587.9" calcext:value-type="float">
            <text:p>587.9</text:p>
          </table:table-cell>
          <table:table-cell table:formula="of:=([.F24]+[.H24]+[.J24])/3" office:value-type="float" office:value="595.233333333333" calcext:value-type="float">
            <text:p>595.233333333333</text:p>
          </table:table-cell>
          <table:table-cell office:value-type="float" office:value="101" calcext:value-type="float">
            <text:p>101</text:p>
          </table:table-cell>
          <table:table-cell table:formula="of:=[.D24]+[.L24]"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 table:formula="of:=[.D24]+[.N24]" office:value-type="float" office:value="676" calcext:value-type="float">
            <text:p>676</text:p>
          </table:table-cell>
          <table:table-cell office:value-type="float" office:value="70" calcext:value-type="float">
            <text:p>70</text:p>
          </table:table-cell>
          <table:table-cell table:formula="of:=[.D24]+[.P24]" office:value-type="float" office:value="640" calcext:value-type="float">
            <text:p>640</text:p>
          </table:table-cell>
          <table:table-cell table:formula="of:=([.M24]+[.O24]+[.Q24])/3" office:value-type="float" office:value="662.333333333333" calcext:value-type="float">
            <text:p>662.333333333333</text:p>
          </table:table-cell>
          <table:table-cell table:formula="of:=[.V24]/MAX([.$V$4:.$V$39]) + [.$T$2] *([.U24]/MAX([.$U$4:.$U$39]))" office:value-type="float" office:value="0.338845896820056" calcext:value-type="float">
            <text:p>0.338845896820056</text:p>
          </table:table-cell>
          <table:table-cell table:formula="of:=[.V24]/MAX([.$V$4:.$V$39]) + [.$V$2] *([.U24]/MAX([.$U$4:.$U$39]))" office:value-type="float" office:value="0.370243035908656" calcext:value-type="float">
            <text:p>0.370243035908656</text:p>
          </table:table-cell>
          <table:table-cell office:value-type="float" office:value="99.1708016252387" calcext:value-type="float">
            <text:p>99.1708016252387</text:p>
          </table:table-cell>
          <table:table-cell office:value-type="float" office:value="2506566" calcext:value-type="float">
            <text:p>2506566</text:p>
          </table:table-cell>
          <table:table-cell office:value-type="float" office:value="1335191" calcext:value-type="float">
            <text:p>1335191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8" calcext:value-type="float">
            <text:p>818</text:p>
          </table:table-cell>
          <table:table-cell office:value-type="float" office:value="28.5" calcext:value-type="float">
            <text:p>28.5</text:p>
          </table:table-cell>
          <table:table-cell table:formula="of:=[.D25]+[.E25]" office:value-type="float" office:value="846.5" calcext:value-type="float">
            <text:p>846.5</text:p>
          </table:table-cell>
          <table:table-cell office:value-type="float" office:value="29.5" calcext:value-type="float">
            <text:p>29.5</text:p>
          </table:table-cell>
          <table:table-cell table:formula="of:=[.D25]+[.G25]" office:value-type="float" office:value="847.5" calcext:value-type="float">
            <text:p>847.5</text:p>
          </table:table-cell>
          <table:table-cell office:value-type="float" office:value="17.9" calcext:value-type="float">
            <text:p>17.9</text:p>
          </table:table-cell>
          <table:table-cell table:formula="of:=[.D25]+[.I25]" office:value-type="float" office:value="835.9" calcext:value-type="float">
            <text:p>835.9</text:p>
          </table:table-cell>
          <table:table-cell table:formula="of:=([.F25]+[.H25]+[.J25])/3" office:value-type="float" office:value="843.3" calcext:value-type="float">
            <text:p>843.3</text:p>
          </table:table-cell>
          <table:table-cell office:value-type="float" office:value="101" calcext:value-type="float">
            <text:p>101</text:p>
          </table:table-cell>
          <table:table-cell table:formula="of:=[.D25]+[.L25]" office:value-type="float" office:value="919" calcext:value-type="float">
            <text:p>919</text:p>
          </table:table-cell>
          <table:table-cell office:value-type="float" office:value="104" calcext:value-type="float">
            <text:p>104</text:p>
          </table:table-cell>
          <table:table-cell table:formula="of:=[.D25]+[.N25]" office:value-type="float" office:value="922" calcext:value-type="float">
            <text:p>922</text:p>
          </table:table-cell>
          <table:table-cell office:value-type="float" office:value="64.5" calcext:value-type="float">
            <text:p>64.5</text:p>
          </table:table-cell>
          <table:table-cell table:formula="of:=[.D25]+[.P25]" office:value-type="float" office:value="882.5" calcext:value-type="float">
            <text:p>882.5</text:p>
          </table:table-cell>
          <table:table-cell table:formula="of:=([.M25]+[.O25]+[.Q25])/3" office:value-type="float" office:value="907.833333333333" calcext:value-type="float">
            <text:p>907.833333333333</text:p>
          </table:table-cell>
          <table:table-cell table:formula="of:=[.V25]/MAX([.$V$4:.$V$39]) + [.$T$2] *([.U25]/MAX([.$U$4:.$U$39]))" office:value-type="float" office:value="0.527298198315019" calcext:value-type="float">
            <text:p>0.527298198315019</text:p>
          </table:table-cell>
          <table:table-cell table:formula="of:=[.V25]/MAX([.$V$4:.$V$39]) + [.$V$2] *([.U25]/MAX([.$U$4:.$U$39]))" office:value-type="float" office:value="0.558241912757555" calcext:value-type="float">
            <text:p>0.558241912757555</text:p>
          </table:table-cell>
          <table:table-cell office:value-type="float" office:value="97.7386174539367" calcext:value-type="float">
            <text:p>97.7386174539367</text:p>
          </table:table-cell>
          <table:table-cell office:value-type="float" office:value="3981778" calcext:value-type="float">
            <text:p>3981778</text:p>
          </table:table-cell>
          <table:table-cell office:value-type="float" office:value="1599971" calcext:value-type="float">
            <text:p>159997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8.1" calcext:value-type="float">
            <text:p>28.1</text:p>
          </table:table-cell>
          <table:table-cell table:formula="of:=[.D26]+[.E26]" office:value-type="float" office:value="1138.1" calcext:value-type="float">
            <text:p>1138.1</text:p>
          </table:table-cell>
          <table:table-cell table:style-name="ce1" office:value-type="float" office:value="29.3" calcext:value-type="float">
            <text:p>29.3</text:p>
          </table:table-cell>
          <table:table-cell table:formula="of:=[.D26]+[.G26]" office:value-type="float" office:value="1139.3" calcext:value-type="float">
            <text:p>1139.3</text:p>
          </table:table-cell>
          <table:table-cell table:style-name="ce1" office:value-type="float" office:value="17.7" calcext:value-type="float">
            <text:p>17.7</text:p>
          </table:table-cell>
          <table:table-cell table:formula="of:=[.D26]+[.I26]" office:value-type="float" office:value="1127.7" calcext:value-type="float">
            <text:p>1127.7</text:p>
          </table:table-cell>
          <table:table-cell table:formula="of:=([.F26]+[.H26]+[.J26])/3" office:value-type="float" office:value="1135.03333333333" calcext:value-type="float">
            <text:p>1135.03333333333</text:p>
          </table:table-cell>
          <table:table-cell table:style-name="ce1" office:value-type="float" office:value="99.2" calcext:value-type="float">
            <text:p>99.2</text:p>
          </table:table-cell>
          <table:table-cell table:formula="of:=[.D26]+[.L26]" office:value-type="float" office:value="1209.2" calcext:value-type="float">
            <text:p>1209.2</text:p>
          </table:table-cell>
          <table:table-cell table:style-name="ce1" office:value-type="float" office:value="105" calcext:value-type="float">
            <text:p>105</text:p>
          </table:table-cell>
          <table:table-cell table:formula="of:=[.D26]+[.N26]" office:value-type="float" office:value="1215" calcext:value-type="float">
            <text:p>1215</text:p>
          </table:table-cell>
          <table:table-cell table:style-name="ce1" office:value-type="float" office:value="63.4" calcext:value-type="float">
            <text:p>63.4</text:p>
          </table:table-cell>
          <table:table-cell table:formula="of:=[.D26]+[.P26]" office:value-type="float" office:value="1173.4" calcext:value-type="float">
            <text:p>1173.4</text:p>
          </table:table-cell>
          <table:table-cell table:formula="of:=([.M26]+[.O26]+[.Q26])/3" office:value-type="float" office:value="1199.2" calcext:value-type="float">
            <text:p>1199.2</text:p>
          </table:table-cell>
          <table:table-cell table:formula="of:=[.V26]/MAX([.$V$4:.$V$39]) + [.$T$2] *([.U26]/MAX([.$U$4:.$U$39]))" office:value-type="float" office:value="0.719203005959118" calcext:value-type="float">
            <text:p>0.719203005959118</text:p>
          </table:table-cell>
          <table:table-cell table:formula="of:=[.V26]/MAX([.$V$4:.$V$39]) + [.$V$2] *([.U26]/MAX([.$U$4:.$U$39]))" office:value-type="float" office:value="0.749918383097216" calcext:value-type="float">
            <text:p>0.749918383097216</text:p>
          </table:table-cell>
          <table:table-cell table:style-name="ce1" office:value-type="float" office:value="97.0173927124668" calcext:value-type="float">
            <text:p>97.0173927124668</text:p>
          </table:table-cell>
          <table:table-cell table:style-name="ce1" office:value-type="float" office:value="5482959" calcext:value-type="float">
            <text:p>5482959</text:p>
          </table:table-cell>
          <table:table-cell table:style-name="ce1" office:value-type="float" office:value="1678995" calcext:value-type="float">
            <text:p>167899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28" calcext:value-type="float">
            <text:p>28</text:p>
          </table:table-cell>
          <table:table-cell table:formula="of:=[.D27]+[.E27]" office:value-type="float" office:value="1308" calcext:value-type="float">
            <text:p>1308</text:p>
          </table:table-cell>
          <table:table-cell office:value-type="float" office:value="28.8" calcext:value-type="float">
            <text:p>28.8</text:p>
          </table:table-cell>
          <table:table-cell table:formula="of:=[.D27]+[.G27]" office:value-type="float" office:value="1308.8" calcext:value-type="float">
            <text:p>1308.8</text:p>
          </table:table-cell>
          <table:table-cell office:value-type="float" office:value="17.7" calcext:value-type="float">
            <text:p>17.7</text:p>
          </table:table-cell>
          <table:table-cell table:formula="of:=[.D27]+[.I27]" office:value-type="float" office:value="1297.7" calcext:value-type="float">
            <text:p>1297.7</text:p>
          </table:table-cell>
          <table:table-cell table:formula="of:=([.F27]+[.H27]+[.J27])/3" office:value-type="float" office:value="1304.83333333333" calcext:value-type="float">
            <text:p>1304.83333333333</text:p>
          </table:table-cell>
          <table:table-cell office:value-type="float" office:value="99.1" calcext:value-type="float">
            <text:p>99.1</text:p>
          </table:table-cell>
          <table:table-cell table:formula="of:=[.D27]+[.L27]" office:value-type="float" office:value="1379.1" calcext:value-type="float">
            <text:p>1379.1</text:p>
          </table:table-cell>
          <table:table-cell office:value-type="float" office:value="104" calcext:value-type="float">
            <text:p>104</text:p>
          </table:table-cell>
          <table:table-cell table:formula="of:=[.D27]+[.N27]" office:value-type="float" office:value="1384" calcext:value-type="float">
            <text:p>1384</text:p>
          </table:table-cell>
          <table:table-cell office:value-type="float" office:value="64" calcext:value-type="float">
            <text:p>64</text:p>
          </table:table-cell>
          <table:table-cell table:formula="of:=[.D27]+[.P27]" office:value-type="float" office:value="1344" calcext:value-type="float">
            <text:p>1344</text:p>
          </table:table-cell>
          <table:table-cell table:formula="of:=([.M27]+[.O27]+[.Q27])/3" office:value-type="float" office:value="1369.03333333333" calcext:value-type="float">
            <text:p>1369.03333333333</text:p>
          </table:table-cell>
          <table:table-cell table:formula="of:=[.V27]/MAX([.$V$4:.$V$39]) + [.$T$2] *([.U27]/MAX([.$U$4:.$U$39]))" office:value-type="float" office:value="0.887370591135922" calcext:value-type="float">
            <text:p>0.887370591135922</text:p>
          </table:table-cell>
          <table:table-cell table:formula="of:=[.V27]/MAX([.$V$4:.$V$39]) + [.$V$2] *([.U27]/MAX([.$U$4:.$U$39]))" office:value-type="float" office:value="0.917977673486729" calcext:value-type="float">
            <text:p>0.917977673486729</text:p>
          </table:table-cell>
          <table:table-cell office:value-type="float" office:value="96.6753334937228" calcext:value-type="float">
            <text:p>96.6753334937228</text:p>
          </table:table-cell>
          <table:table-cell office:value-type="float" office:value="6798039" calcext:value-type="float">
            <text:p>6798039</text:p>
          </table:table-cell>
          <table:table-cell office:value-type="float" office:value="1703941" calcext:value-type="float">
            <text:p>170394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0.3" calcext:value-type="float">
            <text:p>30.3</text:p>
          </table:table-cell>
          <table:table-cell table:formula="of:=[.D28]+[.E28]" office:value-type="float" office:value="318.3" calcext:value-type="float">
            <text:p>318.3</text:p>
          </table:table-cell>
          <table:table-cell office:value-type="float" office:value="31" calcext:value-type="float">
            <text:p>31</text:p>
          </table:table-cell>
          <table:table-cell table:formula="of:=[.D28]+[.G28]" office:value-type="float" office:value="319" calcext:value-type="float">
            <text:p>319</text:p>
          </table:table-cell>
          <table:table-cell office:value-type="float" office:value="18.4" calcext:value-type="float">
            <text:p>18.4</text:p>
          </table:table-cell>
          <table:table-cell table:formula="of:=[.D28]+[.I28]" office:value-type="float" office:value="306.4" calcext:value-type="float">
            <text:p>306.4</text:p>
          </table:table-cell>
          <table:table-cell table:formula="of:=([.F28]+[.H28]+[.J28])/3" office:value-type="float" office:value="314.566666666667" calcext:value-type="float">
            <text:p>314.566666666667</text:p>
          </table:table-cell>
          <table:table-cell office:value-type="float" office:value="107" calcext:value-type="float">
            <text:p>107</text:p>
          </table:table-cell>
          <table:table-cell table:formula="of:=[.D28]+[.L28]" office:value-type="float" office:value="395" calcext:value-type="float">
            <text:p>395</text:p>
          </table:table-cell>
          <table:table-cell office:value-type="float" office:value="111" calcext:value-type="float">
            <text:p>111</text:p>
          </table:table-cell>
          <table:table-cell table:formula="of:=[.D28]+[.N28]" office:value-type="float" office:value="399" calcext:value-type="float">
            <text:p>399</text:p>
          </table:table-cell>
          <table:table-cell office:value-type="float" office:value="66.4" calcext:value-type="float">
            <text:p>66.4</text:p>
          </table:table-cell>
          <table:table-cell table:formula="of:=[.D28]+[.P28]" office:value-type="float" office:value="354.4" calcext:value-type="float">
            <text:p>354.4</text:p>
          </table:table-cell>
          <table:table-cell table:formula="of:=([.M28]+[.O28]+[.Q28])/3" office:value-type="float" office:value="382.8" calcext:value-type="float">
            <text:p>382.8</text:p>
          </table:table-cell>
          <table:table-cell table:formula="of:=[.V28]/MAX([.$V$4:.$V$39]) + [.$T$2] *([.U28]/MAX([.$U$4:.$U$39]))" office:value-type="float" office:value="0.167544968852072" calcext:value-type="float">
            <text:p>0.167544968852072</text:p>
          </table:table-cell>
          <table:table-cell table:formula="of:=[.V28]/MAX([.$V$4:.$V$39]) + [.$V$2] *([.U28]/MAX([.$U$4:.$U$39]))" office:value-type="float" office:value="0.201698160757746" calcext:value-type="float">
            <text:p>0.201698160757746</text:p>
          </table:table-cell>
          <table:table-cell office:value-type="float" office:value="107.876052330387" calcext:value-type="float">
            <text:p>107.876052330387</text:p>
          </table:table-cell>
          <table:table-cell office:value-type="float" office:value="1154997" calcext:value-type="float">
            <text:p>1154997</text:p>
          </table:table-cell>
          <table:table-cell office:value-type="float" office:value="863393" calcext:value-type="float">
            <text:p>86339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28.5" calcext:value-type="float">
            <text:p>28.5</text:p>
          </table:table-cell>
          <table:table-cell table:formula="of:=[.D29]+[.E29]" office:value-type="float" office:value="536.5" calcext:value-type="float">
            <text:p>536.5</text:p>
          </table:table-cell>
          <table:table-cell office:value-type="float" office:value="29.8" calcext:value-type="float">
            <text:p>29.8</text:p>
          </table:table-cell>
          <table:table-cell table:formula="of:=[.D29]+[.G29]" office:value-type="float" office:value="537.8" calcext:value-type="float">
            <text:p>537.8</text:p>
          </table:table-cell>
          <table:table-cell office:value-type="float" office:value="17.6" calcext:value-type="float">
            <text:p>17.6</text:p>
          </table:table-cell>
          <table:table-cell table:formula="of:=[.D29]+[.I29]" office:value-type="float" office:value="525.6" calcext:value-type="float">
            <text:p>525.6</text:p>
          </table:table-cell>
          <table:table-cell table:formula="of:=([.F29]+[.H29]+[.J29])/3" office:value-type="float" office:value="533.3" calcext:value-type="float">
            <text:p>533.3</text:p>
          </table:table-cell>
          <table:table-cell office:value-type="float" office:value="102" calcext:value-type="float">
            <text:p>102</text:p>
          </table:table-cell>
          <table:table-cell table:formula="of:=[.D29]+[.L29]" office:value-type="float" office:value="610" calcext:value-type="float">
            <text:p>610</text:p>
          </table:table-cell>
          <table:table-cell office:value-type="float" office:value="106" calcext:value-type="float">
            <text:p>106</text:p>
          </table:table-cell>
          <table:table-cell table:formula="of:=[.D29]+[.N29]" office:value-type="float" office:value="614" calcext:value-type="float">
            <text:p>614</text:p>
          </table:table-cell>
          <table:table-cell office:value-type="float" office:value="63.4" calcext:value-type="float">
            <text:p>63.4</text:p>
          </table:table-cell>
          <table:table-cell table:formula="of:=[.D29]+[.P29]" office:value-type="float" office:value="571.4" calcext:value-type="float">
            <text:p>571.4</text:p>
          </table:table-cell>
          <table:table-cell table:formula="of:=([.M29]+[.O29]+[.Q29])/3" office:value-type="float" office:value="598.466666666667" calcext:value-type="float">
            <text:p>598.466666666667</text:p>
          </table:table-cell>
          <table:table-cell table:formula="of:=[.V29]/MAX([.$V$4:.$V$39]) + [.$T$2] *([.U29]/MAX([.$U$4:.$U$39]))" office:value-type="float" office:value="0.307232619207387" calcext:value-type="float">
            <text:p>0.307232619207387</text:p>
          </table:table-cell>
          <table:table-cell table:formula="of:=[.V29]/MAX([.$V$4:.$V$39]) + [.$V$2] *([.U29]/MAX([.$U$4:.$U$39]))" office:value-type="float" office:value="0.338924132869881" calcext:value-type="float">
            <text:p>0.338924132869881</text:p>
          </table:table-cell>
          <table:table-cell office:value-type="float" office:value="100.100611261359" calcext:value-type="float">
            <text:p>100.100611261359</text:p>
          </table:table-cell>
          <table:table-cell office:value-type="float" office:value="2258107" calcext:value-type="float">
            <text:p>2258107</text:p>
          </table:table-cell>
          <table:table-cell office:value-type="float" office:value="1322951" calcext:value-type="float">
            <text:p>1322951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float" office:value="28.6" calcext:value-type="float">
            <text:p>28.6</text:p>
          </table:table-cell>
          <table:table-cell table:formula="of:=[.D30]+[.E30]" office:value-type="float" office:value="778.6" calcext:value-type="float">
            <text:p>778.6</text:p>
          </table:table-cell>
          <table:table-cell office:value-type="float" office:value="29.3" calcext:value-type="float">
            <text:p>29.3</text:p>
          </table:table-cell>
          <table:table-cell table:formula="of:=[.D30]+[.G30]" office:value-type="float" office:value="779.3" calcext:value-type="float">
            <text:p>779.3</text:p>
          </table:table-cell>
          <table:table-cell office:value-type="float" office:value="17.7" calcext:value-type="float">
            <text:p>17.7</text:p>
          </table:table-cell>
          <table:table-cell table:formula="of:=[.D30]+[.I30]" office:value-type="float" office:value="767.7" calcext:value-type="float">
            <text:p>767.7</text:p>
          </table:table-cell>
          <table:table-cell table:formula="of:=([.F30]+[.H30]+[.J30])/3" office:value-type="float" office:value="775.2" calcext:value-type="float">
            <text:p>775.2</text:p>
          </table:table-cell>
          <table:table-cell office:value-type="float" office:value="102" calcext:value-type="float">
            <text:p>102</text:p>
          </table:table-cell>
          <table:table-cell table:formula="of:=[.D30]+[.L30]" office:value-type="float" office:value="852" calcext:value-type="float">
            <text:p>852</text:p>
          </table:table-cell>
          <table:table-cell office:value-type="float" office:value="106" calcext:value-type="float">
            <text:p>106</text:p>
          </table:table-cell>
          <table:table-cell table:formula="of:=[.D30]+[.N30]" office:value-type="float" office:value="856" calcext:value-type="float">
            <text:p>856</text:p>
          </table:table-cell>
          <table:table-cell office:value-type="float" office:value="64.3" calcext:value-type="float">
            <text:p>64.3</text:p>
          </table:table-cell>
          <table:table-cell table:formula="of:=[.D30]+[.P30]" office:value-type="float" office:value="814.3" calcext:value-type="float">
            <text:p>814.3</text:p>
          </table:table-cell>
          <table:table-cell table:formula="of:=([.M30]+[.O30]+[.Q30])/3" office:value-type="float" office:value="840.766666666667" calcext:value-type="float">
            <text:p>840.766666666667</text:p>
          </table:table-cell>
          <table:table-cell table:formula="of:=[.V30]/MAX([.$V$4:.$V$39]) + [.$T$2] *([.U30]/MAX([.$U$4:.$U$39]))" office:value-type="float" office:value="0.474936467044665" calcext:value-type="float">
            <text:p>0.474936467044665</text:p>
          </table:table-cell>
          <table:table-cell table:formula="of:=[.V30]/MAX([.$V$4:.$V$39]) + [.$V$2] *([.U30]/MAX([.$U$4:.$U$39]))" office:value-type="float" office:value="0.50616980005745" calcext:value-type="float">
            <text:p>0.50616980005745</text:p>
          </table:table-cell>
          <table:table-cell office:value-type="float" office:value="98.6534048075285" calcext:value-type="float">
            <text:p>98.6534048075285</text:p>
          </table:table-cell>
          <table:table-cell office:value-type="float" office:value="3571147" calcext:value-type="float">
            <text:p>3571147</text:p>
          </table:table-cell>
          <table:table-cell office:value-type="float" office:value="1590899" calcext:value-type="float">
            <text:p>15908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4" calcext:value-type="float">
            <text:p>984</text:p>
          </table:table-cell>
          <table:table-cell office:value-type="float" office:value="28.2" calcext:value-type="float">
            <text:p>28.2</text:p>
          </table:table-cell>
          <table:table-cell table:formula="of:=[.D31]+[.E31]" office:value-type="float" office:value="1012.2" calcext:value-type="float">
            <text:p>1012.2</text:p>
          </table:table-cell>
          <table:table-cell office:value-type="float" office:value="29" calcext:value-type="float">
            <text:p>29</text:p>
          </table:table-cell>
          <table:table-cell table:formula="of:=[.D31]+[.G31]" office:value-type="float" office:value="1013" calcext:value-type="float">
            <text:p>1013</text:p>
          </table:table-cell>
          <table:table-cell office:value-type="float" office:value="17.7" calcext:value-type="float">
            <text:p>17.7</text:p>
          </table:table-cell>
          <table:table-cell table:formula="of:=[.D31]+[.I31]" office:value-type="float" office:value="1001.7" calcext:value-type="float">
            <text:p>1001.7</text:p>
          </table:table-cell>
          <table:table-cell table:formula="of:=([.F31]+[.H31]+[.J31])/3" office:value-type="float" office:value="1008.96666666667" calcext:value-type="float">
            <text:p>1008.96666666667</text:p>
          </table:table-cell>
          <table:table-cell office:value-type="float" office:value="101" calcext:value-type="float">
            <text:p>101</text:p>
          </table:table-cell>
          <table:table-cell table:formula="of:=[.D31]+[.L31]" office:value-type="float" office:value="1085" calcext:value-type="float">
            <text:p>1085</text:p>
          </table:table-cell>
          <table:table-cell office:value-type="float" office:value="104" calcext:value-type="float">
            <text:p>104</text:p>
          </table:table-cell>
          <table:table-cell table:formula="of:=[.D31]+[.N31]" office:value-type="float" office:value="1088" calcext:value-type="float">
            <text:p>1088</text:p>
          </table:table-cell>
          <table:table-cell office:value-type="float" office:value="64.1" calcext:value-type="float">
            <text:p>64.1</text:p>
          </table:table-cell>
          <table:table-cell table:formula="of:=[.D31]+[.P31]" office:value-type="float" office:value="1048.1" calcext:value-type="float">
            <text:p>1048.1</text:p>
          </table:table-cell>
          <table:table-cell table:formula="of:=([.M31]+[.O31]+[.Q31])/3" office:value-type="float" office:value="1073.7" calcext:value-type="float">
            <text:p>1073.7</text:p>
          </table:table-cell>
          <table:table-cell table:formula="of:=[.V31]/MAX([.$V$4:.$V$39]) + [.$T$2] *([.U31]/MAX([.$U$4:.$U$39]))" office:value-type="float" office:value="0.650860310529815" calcext:value-type="float">
            <text:p>0.650860310529815</text:p>
          </table:table-cell>
          <table:table-cell table:formula="of:=[.V31]/MAX([.$V$4:.$V$39]) + [.$V$2] *([.U31]/MAX([.$U$4:.$U$39]))" office:value-type="float" office:value="0.681641610026619" calcext:value-type="float">
            <text:p>0.681641610026619</text:p>
          </table:table-cell>
          <table:table-cell office:value-type="float" office:value="97.2256146507627" calcext:value-type="float">
            <text:p>97.2256146507627</text:p>
          </table:table-cell>
          <table:table-cell office:value-type="float" office:value="4948416" calcext:value-type="float">
            <text:p>4948416</text:p>
          </table:table-cell>
          <table:table-cell office:value-type="float" office:value="1677019" calcext:value-type="float">
            <text:p>16770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30" calcext:value-type="float">
            <text:p>1230</text:p>
          </table:table-cell>
          <table:table-cell office:value-type="float" office:value="28.8" calcext:value-type="float">
            <text:p>28.8</text:p>
          </table:table-cell>
          <table:table-cell table:formula="of:=[.D32]+[.E32]" office:value-type="float" office:value="1258.8" calcext:value-type="float">
            <text:p>1258.8</text:p>
          </table:table-cell>
          <table:table-cell office:value-type="float" office:value="29.4" calcext:value-type="float">
            <text:p>29.4</text:p>
          </table:table-cell>
          <table:table-cell table:formula="of:=[.D32]+[.G32]" office:value-type="float" office:value="1259.4" calcext:value-type="float">
            <text:p>1259.4</text:p>
          </table:table-cell>
          <table:table-cell office:value-type="float" office:value="17.5" calcext:value-type="float">
            <text:p>17.5</text:p>
          </table:table-cell>
          <table:table-cell table:formula="of:=[.D32]+[.I32]" office:value-type="float" office:value="1247.5" calcext:value-type="float">
            <text:p>1247.5</text:p>
          </table:table-cell>
          <table:table-cell table:formula="of:=([.F32]+[.H32]+[.J32])/3" office:value-type="float" office:value="1255.23333333333" calcext:value-type="float">
            <text:p>1255.23333333333</text:p>
          </table:table-cell>
          <table:table-cell office:value-type="float" office:value="99.5" calcext:value-type="float">
            <text:p>99.5</text:p>
          </table:table-cell>
          <table:table-cell table:formula="of:=[.D32]+[.L32]" office:value-type="float" office:value="1329.5" calcext:value-type="float">
            <text:p>1329.5</text:p>
          </table:table-cell>
          <table:table-cell office:value-type="float" office:value="104" calcext:value-type="float">
            <text:p>104</text:p>
          </table:table-cell>
          <table:table-cell table:formula="of:=[.D32]+[.N32]" office:value-type="float" office:value="1334" calcext:value-type="float">
            <text:p>1334</text:p>
          </table:table-cell>
          <table:table-cell office:value-type="float" office:value="64.8" calcext:value-type="float">
            <text:p>64.8</text:p>
          </table:table-cell>
          <table:table-cell table:formula="of:=[.D32]+[.P32]" office:value-type="float" office:value="1294.8" calcext:value-type="float">
            <text:p>1294.8</text:p>
          </table:table-cell>
          <table:table-cell table:formula="of:=([.M32]+[.O32]+[.Q32])/3" office:value-type="float" office:value="1319.43333333333" calcext:value-type="float">
            <text:p>1319.43333333333</text:p>
          </table:table-cell>
          <table:table-cell table:formula="of:=[.V32]/MAX([.$V$4:.$V$39]) + [.$T$2] *([.U32]/MAX([.$U$4:.$U$39]))" office:value-type="float" office:value="0.829386657840421" calcext:value-type="float">
            <text:p>0.829386657840421</text:p>
          </table:table-cell>
          <table:table-cell table:formula="of:=[.V32]/MAX([.$V$4:.$V$39]) + [.$V$2] *([.U32]/MAX([.$U$4:.$U$39]))" office:value-type="float" office:value="0.859995403129343" calcext:value-type="float">
            <text:p>0.859995403129343</text:p>
          </table:table-cell>
          <table:table-cell office:value-type="float" office:value="96.680586039359" calcext:value-type="float">
            <text:p>96.680586039359</text:p>
          </table:table-cell>
          <table:table-cell office:value-type="float" office:value="6344763" calcext:value-type="float">
            <text:p>6344763</text:p>
          </table:table-cell>
          <table:table-cell office:value-type="float" office:value="1703071" calcext:value-type="float">
            <text:p>1703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20" calcext:value-type="float">
            <text:p>1320</text:p>
          </table:table-cell>
          <table:table-cell office:value-type="float" office:value="28.9" calcext:value-type="float">
            <text:p>28.9</text:p>
          </table:table-cell>
          <table:table-cell table:formula="of:=[.D33]+[.E33]" office:value-type="float" office:value="1348.9" calcext:value-type="float">
            <text:p>1348.9</text:p>
          </table:table-cell>
          <table:table-cell office:value-type="float" office:value="28.9" calcext:value-type="float">
            <text:p>28.9</text:p>
          </table:table-cell>
          <table:table-cell table:formula="of:=[.D33]+[.G33]" office:value-type="float" office:value="1348.9" calcext:value-type="float">
            <text:p>1348.9</text:p>
          </table:table-cell>
          <table:table-cell office:value-type="float" office:value="17.5" calcext:value-type="float">
            <text:p>17.5</text:p>
          </table:table-cell>
          <table:table-cell table:formula="of:=[.D33]+[.I33]" office:value-type="float" office:value="1337.5" calcext:value-type="float">
            <text:p>1337.5</text:p>
          </table:table-cell>
          <table:table-cell table:formula="of:=([.F33]+[.H33]+[.J33])/3" office:value-type="float" office:value="1345.1" calcext:value-type="float">
            <text:p>1345.1</text:p>
          </table:table-cell>
          <table:table-cell office:value-type="float" office:value="98.7" calcext:value-type="float">
            <text:p>98.7</text:p>
          </table:table-cell>
          <table:table-cell table:formula="of:=[.D33]+[.L33]" office:value-type="float" office:value="1418.7" calcext:value-type="float">
            <text:p>1418.7</text:p>
          </table:table-cell>
          <table:table-cell office:value-type="float" office:value="105" calcext:value-type="float">
            <text:p>105</text:p>
          </table:table-cell>
          <table:table-cell table:formula="of:=[.D33]+[.N33]" office:value-type="float" office:value="1425" calcext:value-type="float">
            <text:p>1425</text:p>
          </table:table-cell>
          <table:table-cell office:value-type="float" office:value="64.2" calcext:value-type="float">
            <text:p>64.2</text:p>
          </table:table-cell>
          <table:table-cell table:formula="of:=[.D33]+[.P33]" office:value-type="float" office:value="1384.2" calcext:value-type="float">
            <text:p>1384.2</text:p>
          </table:table-cell>
          <table:table-cell table:formula="of:=([.M33]+[.O33]+[.Q33])/3" office:value-type="float" office:value="1409.3" calcext:value-type="float">
            <text:p>1409.3</text:p>
          </table:table-cell>
          <table:table-cell table:formula="of:=[.V33]/MAX([.$V$4:.$V$39]) + [.$T$2] *([.U33]/MAX([.$U$4:.$U$39]))" office:value-type="float" office:value="0.961927432970919" calcext:value-type="float">
            <text:p>0.961927432970919</text:p>
          </table:table-cell>
          <table:table-cell table:formula="of:=[.V33]/MAX([.$V$4:.$V$39]) + [.$V$2] *([.U33]/MAX([.$U$4:.$U$39]))" office:value-type="float" office:value="0.992529481701005" calcext:value-type="float">
            <text:p>0.992529481701005</text:p>
          </table:table-cell>
          <table:table-cell office:value-type="float" office:value="96.6594343316806" calcext:value-type="float">
            <text:p>96.6594343316806</text:p>
          </table:table-cell>
          <table:table-cell office:value-type="float" office:value="7380883" calcext:value-type="float">
            <text:p>7380883</text:p>
          </table:table-cell>
          <table:table-cell office:value-type="float" office:value="1713989" calcext:value-type="float">
            <text:p>17139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30.5" calcext:value-type="float">
            <text:p>30.5</text:p>
          </table:table-cell>
          <table:table-cell table:formula="of:=[.D34]+[.E34]" office:value-type="float" office:value="505.5" calcext:value-type="float">
            <text:p>505.5</text:p>
          </table:table-cell>
          <table:table-cell office:value-type="float" office:value="29.5" calcext:value-type="float">
            <text:p>29.5</text:p>
          </table:table-cell>
          <table:table-cell table:formula="of:=[.D34]+[.G34]" office:value-type="float" office:value="504.5" calcext:value-type="float">
            <text:p>504.5</text:p>
          </table:table-cell>
          <table:table-cell office:value-type="float" office:value="17.6" calcext:value-type="float">
            <text:p>17.6</text:p>
          </table:table-cell>
          <table:table-cell table:formula="of:=[.D34]+[.I34]" office:value-type="float" office:value="492.6" calcext:value-type="float">
            <text:p>492.6</text:p>
          </table:table-cell>
          <table:table-cell table:formula="of:=([.F34]+[.H34]+[.J34])/3" office:value-type="float" office:value="500.866666666667" calcext:value-type="float">
            <text:p>500.866666666667</text:p>
          </table:table-cell>
          <table:table-cell office:value-type="float" office:value="103" calcext:value-type="float">
            <text:p>103</text:p>
          </table:table-cell>
          <table:table-cell table:formula="of:=[.D34]+[.L34]"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table:formula="of:=[.D34]+[.N34]" office:value-type="float" office:value="581" calcext:value-type="float">
            <text:p>581</text:p>
          </table:table-cell>
          <table:table-cell office:value-type="float" office:value="66.9" calcext:value-type="float">
            <text:p>66.9</text:p>
          </table:table-cell>
          <table:table-cell table:formula="of:=[.D34]+[.P34]" office:value-type="float" office:value="541.9" calcext:value-type="float">
            <text:p>541.9</text:p>
          </table:table-cell>
          <table:table-cell table:formula="of:=([.M34]+[.O34]+[.Q34])/3" office:value-type="float" office:value="566.966666666667" calcext:value-type="float">
            <text:p>566.966666666667</text:p>
          </table:table-cell>
          <table:table-cell table:formula="of:=[.V34]/MAX([.$V$4:.$V$39]) + [.$T$2] *([.U34]/MAX([.$U$4:.$U$39]))" office:value-type="float" office:value="0.27460226602986" calcext:value-type="float">
            <text:p>0.27460226602986</text:p>
          </table:table-cell>
          <table:table-cell table:formula="of:=[.V34]/MAX([.$V$4:.$V$39]) + [.$V$2] *([.U34]/MAX([.$U$4:.$U$39]))" office:value-type="float" office:value="0.30671582236891" calcext:value-type="float">
            <text:p>0.30671582236891</text:p>
          </table:table-cell>
          <table:table-cell office:value-type="float" office:value="101.433672545573" calcext:value-type="float">
            <text:p>101.433672545573</text:p>
          </table:table-cell>
          <table:table-cell office:value-type="float" office:value="2001119" calcext:value-type="float">
            <text:p>2001119</text:p>
          </table:table-cell>
          <table:table-cell office:value-type="float" office:value="1306391" calcext:value-type="float">
            <text:p>13063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7" calcext:value-type="float">
            <text:p>697</text:p>
          </table:table-cell>
          <table:table-cell office:value-type="float" office:value="29.8" calcext:value-type="float">
            <text:p>29.8</text:p>
          </table:table-cell>
          <table:table-cell table:formula="of:=[.D35]+[.E35]" office:value-type="float" office:value="726.8" calcext:value-type="float">
            <text:p>726.8</text:p>
          </table:table-cell>
          <table:table-cell office:value-type="float" office:value="29.3" calcext:value-type="float">
            <text:p>29.3</text:p>
          </table:table-cell>
          <table:table-cell table:formula="of:=[.D35]+[.G35]" office:value-type="float" office:value="726.3" calcext:value-type="float">
            <text:p>726.3</text:p>
          </table:table-cell>
          <table:table-cell office:value-type="float" office:value="17.7" calcext:value-type="float">
            <text:p>17.7</text:p>
          </table:table-cell>
          <table:table-cell table:formula="of:=[.D35]+[.I35]" office:value-type="float" office:value="714.7" calcext:value-type="float">
            <text:p>714.7</text:p>
          </table:table-cell>
          <table:table-cell table:formula="of:=([.F35]+[.H35]+[.J35])/3" office:value-type="float" office:value="722.6" calcext:value-type="float">
            <text:p>722.6</text:p>
          </table:table-cell>
          <table:table-cell office:value-type="float" office:value="102" calcext:value-type="float">
            <text:p>102</text:p>
          </table:table-cell>
          <table:table-cell table:formula="of:=[.D35]+[.L35]" office:value-type="float" office:value="799" calcext:value-type="float">
            <text:p>799</text:p>
          </table:table-cell>
          <table:table-cell office:value-type="float" office:value="106" calcext:value-type="float">
            <text:p>106</text:p>
          </table:table-cell>
          <table:table-cell table:formula="of:=[.D35]+[.N35]" office:value-type="float" office:value="803" calcext:value-type="float">
            <text:p>803</text:p>
          </table:table-cell>
          <table:table-cell office:value-type="float" office:value="65.9" calcext:value-type="float">
            <text:p>65.9</text:p>
          </table:table-cell>
          <table:table-cell table:formula="of:=[.D35]+[.P35]" office:value-type="float" office:value="762.9" calcext:value-type="float">
            <text:p>762.9</text:p>
          </table:table-cell>
          <table:table-cell table:formula="of:=([.M35]+[.O35]+[.Q35])/3" office:value-type="float" office:value="788.3" calcext:value-type="float">
            <text:p>788.3</text:p>
          </table:table-cell>
          <table:table-cell table:formula="of:=[.V35]/MAX([.$V$4:.$V$39]) + [.$T$2] *([.U35]/MAX([.$U$4:.$U$39]))" office:value-type="float" office:value="0.427332160150398" calcext:value-type="float">
            <text:p>0.427332160150398</text:p>
          </table:table-cell>
          <table:table-cell table:formula="of:=[.V35]/MAX([.$V$4:.$V$39]) + [.$V$2] *([.U35]/MAX([.$U$4:.$U$39]))" office:value-type="float" office:value="0.458799144013994" calcext:value-type="float">
            <text:p>0.458799144013994</text:p>
          </table:table-cell>
          <table:table-cell office:value-type="float" office:value="99.3914128824" calcext:value-type="float">
            <text:p>99.3914128824</text:p>
          </table:table-cell>
          <table:table-cell office:value-type="float" office:value="3197959" calcext:value-type="float">
            <text:p>3197959</text:p>
          </table:table-cell>
          <table:table-cell office:value-type="float" office:value="1579179" calcext:value-type="float">
            <text:p>15791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37" calcext:value-type="float">
            <text:p>937</text:p>
          </table:table-cell>
          <table:table-cell office:value-type="float" office:value="29.8" calcext:value-type="float">
            <text:p>29.8</text:p>
          </table:table-cell>
          <table:table-cell table:formula="of:=[.D36]+[.E36]" office:value-type="float" office:value="966.8" calcext:value-type="float">
            <text:p>966.8</text:p>
          </table:table-cell>
          <table:table-cell office:value-type="float" office:value="29.7" calcext:value-type="float">
            <text:p>29.7</text:p>
          </table:table-cell>
          <table:table-cell table:formula="of:=[.D36]+[.G36]" office:value-type="float" office:value="966.7" calcext:value-type="float">
            <text:p>966.7</text:p>
          </table:table-cell>
          <table:table-cell office:value-type="float" office:value="17.7" calcext:value-type="float">
            <text:p>17.7</text:p>
          </table:table-cell>
          <table:table-cell table:formula="of:=[.D36]+[.I36]" office:value-type="float" office:value="954.7" calcext:value-type="float">
            <text:p>954.7</text:p>
          </table:table-cell>
          <table:table-cell table:formula="of:=([.F36]+[.H36]+[.J36])/3" office:value-type="float" office:value="962.733333333333" calcext:value-type="float">
            <text:p>962.733333333333</text:p>
          </table:table-cell>
          <table:table-cell office:value-type="float" office:value="102" calcext:value-type="float">
            <text:p>102</text:p>
          </table:table-cell>
          <table:table-cell table:formula="of:=[.D36]+[.L36]" office:value-type="float" office:value="1039" calcext:value-type="float">
            <text:p>1039</text:p>
          </table:table-cell>
          <table:table-cell office:value-type="float" office:value="107" calcext:value-type="float">
            <text:p>107</text:p>
          </table:table-cell>
          <table:table-cell table:formula="of:=[.D36]+[.N36]" office:value-type="float" office:value="1044" calcext:value-type="float">
            <text:p>1044</text:p>
          </table:table-cell>
          <table:table-cell office:value-type="float" office:value="67.8" calcext:value-type="float">
            <text:p>67.8</text:p>
          </table:table-cell>
          <table:table-cell table:formula="of:=[.D36]+[.P36]" office:value-type="float" office:value="1004.8" calcext:value-type="float">
            <text:p>1004.8</text:p>
          </table:table-cell>
          <table:table-cell table:formula="of:=([.M36]+[.O36]+[.Q36])/3" office:value-type="float" office:value="1029.26666666667" calcext:value-type="float">
            <text:p>1029.26666666667</text:p>
          </table:table-cell>
          <table:table-cell table:formula="of:=[.V36]/MAX([.$V$4:.$V$39]) + [.$T$2] *([.U36]/MAX([.$U$4:.$U$39]))" office:value-type="float" office:value="0.588105612849647" calcext:value-type="float">
            <text:p>0.588105612849647</text:p>
          </table:table-cell>
          <table:table-cell table:formula="of:=[.V36]/MAX([.$V$4:.$V$39]) + [.$V$2] *([.U36]/MAX([.$U$4:.$U$39]))" office:value-type="float" office:value="0.619162125119787" calcext:value-type="float">
            <text:p>0.619162125119787</text:p>
          </table:table-cell>
          <table:table-cell office:value-type="float" office:value="98.0948999468587" calcext:value-type="float">
            <text:p>98.0948999468587</text:p>
          </table:table-cell>
          <table:table-cell office:value-type="float" office:value="4456607" calcext:value-type="float">
            <text:p>4456607</text:p>
          </table:table-cell>
          <table:table-cell office:value-type="float" office:value="1675303" calcext:value-type="float">
            <text:p>16753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0" calcext:value-type="float">
            <text:p>1070</text:p>
          </table:table-cell>
          <table:table-cell office:value-type="float" office:value="28.5" calcext:value-type="float">
            <text:p>28.5</text:p>
          </table:table-cell>
          <table:table-cell table:formula="of:=[.D37]+[.E37]" office:value-type="float" office:value="1098.5" calcext:value-type="float">
            <text:p>1098.5</text:p>
          </table:table-cell>
          <table:table-cell office:value-type="float" office:value="29" calcext:value-type="float">
            <text:p>29</text:p>
          </table:table-cell>
          <table:table-cell table:formula="of:=[.D37]+[.G37]" office:value-type="float" office:value="1099" calcext:value-type="float">
            <text:p>1099</text:p>
          </table:table-cell>
          <table:table-cell office:value-type="float" office:value="17.6" calcext:value-type="float">
            <text:p>17.6</text:p>
          </table:table-cell>
          <table:table-cell table:formula="of:=[.D37]+[.I37]" office:value-type="float" office:value="1087.6" calcext:value-type="float">
            <text:p>1087.6</text:p>
          </table:table-cell>
          <table:table-cell table:formula="of:=([.F37]+[.H37]+[.J37])/3" office:value-type="float" office:value="1095.03333333333" calcext:value-type="float">
            <text:p>1095.03333333333</text:p>
          </table:table-cell>
          <table:table-cell office:value-type="float" office:value="100" calcext:value-type="float">
            <text:p>100</text:p>
          </table:table-cell>
          <table:table-cell table:formula="of:=[.D37]+[.L37]" office:value-type="float" office:value="1170" calcext:value-type="float">
            <text:p>1170</text:p>
          </table:table-cell>
          <table:table-cell office:value-type="float" office:value="104" calcext:value-type="float">
            <text:p>104</text:p>
          </table:table-cell>
          <table:table-cell table:formula="of:=[.D37]+[.N37]" office:value-type="float" office:value="1174" calcext:value-type="float">
            <text:p>1174</text:p>
          </table:table-cell>
          <table:table-cell office:value-type="float" office:value="64.3" calcext:value-type="float">
            <text:p>64.3</text:p>
          </table:table-cell>
          <table:table-cell table:formula="of:=[.D37]+[.P37]" office:value-type="float" office:value="1134.3" calcext:value-type="float">
            <text:p>1134.3</text:p>
          </table:table-cell>
          <table:table-cell table:formula="of:=([.M37]+[.O37]+[.Q37])/3" office:value-type="float" office:value="1159.43333333333" calcext:value-type="float">
            <text:p>1159.43333333333</text:p>
          </table:table-cell>
          <table:table-cell table:formula="of:=[.V37]/MAX([.$V$4:.$V$39]) + [.$T$2] *([.U37]/MAX([.$U$4:.$U$39]))" office:value-type="float" office:value="0.751369264733308" calcext:value-type="float">
            <text:p>0.751369264733308</text:p>
          </table:table-cell>
          <table:table-cell table:formula="of:=[.V37]/MAX([.$V$4:.$V$39]) + [.$V$2] *([.U37]/MAX([.$U$4:.$U$39]))" office:value-type="float" office:value="0.782013370267694" calcext:value-type="float">
            <text:p>0.782013370267694</text:p>
          </table:table-cell>
          <table:table-cell office:value-type="float" office:value="96.7922746832971" calcext:value-type="float">
            <text:p>96.7922746832971</text:p>
          </table:table-cell>
          <table:table-cell office:value-type="float" office:value="5734730" calcext:value-type="float">
            <text:p>5734730</text:p>
          </table:table-cell>
          <table:table-cell office:value-type="float" office:value="1702621" calcext:value-type="float">
            <text:p>17026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70" calcext:value-type="float">
            <text:p>1270</text:p>
          </table:table-cell>
          <table:table-cell office:value-type="float" office:value="28.1" calcext:value-type="float">
            <text:p>28.1</text:p>
          </table:table-cell>
          <table:table-cell table:formula="of:=[.D38]+[.E38]" office:value-type="float" office:value="1298.1" calcext:value-type="float">
            <text:p>1298.1</text:p>
          </table:table-cell>
          <table:table-cell office:value-type="float" office:value="29.1" calcext:value-type="float">
            <text:p>29.1</text:p>
          </table:table-cell>
          <table:table-cell table:formula="of:=[.D38]+[.G38]" office:value-type="float" office:value="1299.1" calcext:value-type="float">
            <text:p>1299.1</text:p>
          </table:table-cell>
          <table:table-cell office:value-type="float" office:value="17.5" calcext:value-type="float">
            <text:p>17.5</text:p>
          </table:table-cell>
          <table:table-cell table:formula="of:=[.D38]+[.I38]" office:value-type="float" office:value="1287.5" calcext:value-type="float">
            <text:p>1287.5</text:p>
          </table:table-cell>
          <table:table-cell table:formula="of:=([.F38]+[.H38]+[.J38])/3" office:value-type="float" office:value="1294.9" calcext:value-type="float">
            <text:p>1294.9</text:p>
          </table:table-cell>
          <table:table-cell office:value-type="float" office:value="98.5" calcext:value-type="float">
            <text:p>98.5</text:p>
          </table:table-cell>
          <table:table-cell table:formula="of:=[.D38]+[.L38]" office:value-type="float" office:value="1368.5" calcext:value-type="float">
            <text:p>1368.5</text:p>
          </table:table-cell>
          <table:table-cell office:value-type="float" office:value="105" calcext:value-type="float">
            <text:p>105</text:p>
          </table:table-cell>
          <table:table-cell table:formula="of:=[.D38]+[.N38]" office:value-type="float" office:value="1375" calcext:value-type="float">
            <text:p>1375</text:p>
          </table:table-cell>
          <table:table-cell office:value-type="float" office:value="65" calcext:value-type="float">
            <text:p>65</text:p>
          </table:table-cell>
          <table:table-cell table:formula="of:=[.D38]+[.P38]" office:value-type="float" office:value="1335" calcext:value-type="float">
            <text:p>1335</text:p>
          </table:table-cell>
          <table:table-cell table:formula="of:=([.M38]+[.O38]+[.Q38])/3" office:value-type="float" office:value="1359.5" calcext:value-type="float">
            <text:p>1359.5</text:p>
          </table:table-cell>
          <table:table-cell table:formula="of:=[.V38]/MAX([.$V$4:.$V$39]) + [.$T$2] *([.U38]/MAX([.$U$4:.$U$39]))" office:value-type="float" office:value="0.917708942975204" calcext:value-type="float">
            <text:p>0.917708942975204</text:p>
          </table:table-cell>
          <table:table-cell table:formula="of:=[.V38]/MAX([.$V$4:.$V$39]) + [.$V$2] *([.U38]/MAX([.$U$4:.$U$39]))" office:value-type="float" office:value="0.948252037384553" calcext:value-type="float">
            <text:p>0.948252037384553</text:p>
          </table:table-cell>
          <table:table-cell office:value-type="float" office:value="96.4732215933084" calcext:value-type="float">
            <text:p>96.4732215933084</text:p>
          </table:table-cell>
          <table:table-cell office:value-type="float" office:value="7035488" calcext:value-type="float">
            <text:p>7035488</text:p>
          </table:table-cell>
          <table:table-cell office:value-type="float" office:value="1713733" calcext:value-type="float">
            <text:p>17137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80" calcext:value-type="float">
            <text:p>1380</text:p>
          </table:table-cell>
          <table:table-cell office:value-type="float" office:value="27.7" calcext:value-type="float">
            <text:p>27.7</text:p>
          </table:table-cell>
          <table:table-cell table:formula="of:=[.D39]+[.E39]" office:value-type="float" office:value="1407.7" calcext:value-type="float">
            <text:p>1407.7</text:p>
          </table:table-cell>
          <table:table-cell office:value-type="float" office:value="29.2" calcext:value-type="float">
            <text:p>29.2</text:p>
          </table:table-cell>
          <table:table-cell table:formula="of:=[.D39]+[.G39]" office:value-type="float" office:value="1409.2" calcext:value-type="float">
            <text:p>1409.2</text:p>
          </table:table-cell>
          <table:table-cell office:value-type="float" office:value="17.5" calcext:value-type="float">
            <text:p>17.5</text:p>
          </table:table-cell>
          <table:table-cell table:formula="of:=[.D39]+[.I39]" office:value-type="float" office:value="1397.5" calcext:value-type="float">
            <text:p>1397.5</text:p>
          </table:table-cell>
          <table:table-cell table:formula="of:=([.F39]+[.H39]+[.J39])/3" office:value-type="float" office:value="1404.8" calcext:value-type="float">
            <text:p>1404.8</text:p>
          </table:table-cell>
          <table:table-cell office:value-type="float" office:value="100" calcext:value-type="float">
            <text:p>100</text:p>
          </table:table-cell>
          <table:table-cell table:formula="of:=[.D39]+[.L39]" office:value-type="float" office:value="1480" calcext:value-type="float">
            <text:p>1480</text:p>
          </table:table-cell>
          <table:table-cell office:value-type="float" office:value="104" calcext:value-type="float">
            <text:p>104</text:p>
          </table:table-cell>
          <table:table-cell table:formula="of:=[.D39]+[.N39]" office:value-type="float" office:value="1484" calcext:value-type="float">
            <text:p>1484</text:p>
          </table:table-cell>
          <table:table-cell office:value-type="float" office:value="64.1" calcext:value-type="float">
            <text:p>64.1</text:p>
          </table:table-cell>
          <table:table-cell table:formula="of:=[.D39]+[.P39]" office:value-type="float" office:value="1444.1" calcext:value-type="float">
            <text:p>1444.1</text:p>
          </table:table-cell>
          <table:table-cell table:formula="of:=([.M39]+[.O39]+[.Q39])/3" office:value-type="float" office:value="1469.36666666667" calcext:value-type="float">
            <text:p>1469.36666666667</text:p>
          </table:table-cell>
          <table:table-cell table:formula="of:=[.V39]/MAX([.$V$4:.$V$39]) + [.$T$2] *([.U39]/MAX([.$U$4:.$U$39]))" office:value-type="float" office:value="1.01767252015614" calcext:value-type="float">
            <text:p>1.01767252015614</text:p>
          </table:table-cell>
          <table:table-cell table:formula="of:=[.V39]/MAX([.$V$4:.$V$39]) + [.$V$2] *([.U39]/MAX([.$U$4:.$U$39]))" office:value-type="float" office:value="1.04816665077605" calcext:value-type="float">
            <text:p>1.04816665077605</text:p>
          </table:table-cell>
          <table:table-cell office:value-type="float" office:value="96.318564882862" calcext:value-type="float">
            <text:p>96.318564882862</text:p>
          </table:table-cell>
          <table:table-cell office:value-type="float" office:value="7817139" calcext:value-type="float">
            <text:p>7817139</text:p>
          </table:table-cell>
          <table:table-cell office:value-type="float" office:value="1718371" calcext:value-type="float">
            <text:p>171837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16"/>
          <table:table-cell table:style-name="ce2" table:formula="of:=CORREL([.S4:.S39];[.K4:.K39])" office:value-type="float" office:value="0.993878332195695" calcext:value-type="float">
            <text:p>0.993878332195695</text:p>
          </table:table-cell>
          <table:table-cell table:style-name="ce2" table:formula="of:=CORREL([.T4:.T39];[.R4:.R39])" office:value-type="float" office:value="0.994292067646921" calcext:value-type="float">
            <text:p>0.994292067646921</text:p>
          </table:table-cell>
          <table:table-cell table:style-name="ce2" table:formula="of:=CORREL([.U4:.U39];[.E4:.E39])" office:value-type="float" office:value="0.999617895315821" calcext:value-type="float">
            <text:p>0.999617895315821</text:p>
          </table:table-cell>
          <table:table-cell table:style-name="ce2" table:formula="of:=CORREL([.V4:.V39];[.D4:.D39])" office:value-type="float" office:value="0.995042864277706" calcext:value-type="float">
            <text:p>0.995042864277706</text:p>
          </table:table-cell>
          <table:table-cell table:style-name="ce2" table:formula="of:=CORREL([.W4:.W39];[.D4:.D39])" office:value-type="float" office:value="0.930841657451633" calcext:value-type="float">
            <text:p>0.9308416574516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e (ms)</text:p>
          </table:table-cell>
          <table:table-cell office:value-type="string" calcext:value-type="string">
            <text:p>Build 256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Build 512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1 Frame 512 (ms)</text:p>
          </table:table-cell>
          <table:table-cell table:style-name="Default" office:value-type="string" calcext:value-type="string">
            <text:p>2 Render 512 (ms)</text:p>
          </table:table-cell>
          <table:table-cell office:value-type="string" calcext:value-type="string">
            <text:p>2 Frame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 office:value-type="string" calcext:value-type="string">
            <text:p>SAH c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BVH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8.2" calcext:value-type="float">
            <text:p>28.2</text:p>
          </table:table-cell>
          <table:table-cell table:style-name="ce5" table:formula="of:=[.D42]+[.E42]" office:value-type="float" office:value="902.2" calcext:value-type="float">
            <text:p>902.2</text:p>
          </table:table-cell>
          <table:table-cell office:value-type="float" office:value="29.3" calcext:value-type="float">
            <text:p>29.3</text:p>
          </table:table-cell>
          <table:table-cell table:style-name="ce9" table:formula="of:=[.G42]+[.D42]" office:value-type="float" office:value="903.3" calcext:value-type="float">
            <text:p>903.3</text:p>
          </table:table-cell>
          <table:table-cell office:value-type="float" office:value="18.6" calcext:value-type="float">
            <text:p>18.6</text:p>
          </table:table-cell>
          <table:table-cell table:style-name="ce72" table:formula="of:=[.I42]+[.D42]" office:value-type="float" office:value="892.6" calcext:value-type="float">
            <text:p>892.6</text:p>
          </table:table-cell>
          <table:table-cell table:style-name="ce75" table:formula="of:=([.F42]+[.H42]+[.J42])/3" office:value-type="float" office:value="899.366666666667" calcext:value-type="float">
            <text:p>899.366666666667</text:p>
          </table:table-cell>
          <table:table-cell/>
          <table:table-cell table:style-name="Default" office:value-type="float" office:value="103" calcext:value-type="float">
            <text:p>103</text:p>
          </table:table-cell>
          <table:table-cell table:style-name="ce71" table:formula="of:=[.M42]+[.D42]" office:value-type="float" office:value="977" calcext:value-type="float">
            <text:p>977</text:p>
          </table:table-cell>
          <table:table-cell table:style-name="ce81" office:value-type="float" office:value="110" calcext:value-type="float">
            <text:p>110</text:p>
          </table:table-cell>
          <table:table-cell table:style-name="ce73" table:formula="of:=[.O42]+[.D42]" office:value-type="float" office:value="984" calcext:value-type="float">
            <text:p>984</text:p>
          </table:table-cell>
          <table:table-cell table:style-name="ce85" office:value-type="float" office:value="66.3" calcext:value-type="float">
            <text:p>66.3</text:p>
          </table:table-cell>
          <table:table-cell table:style-name="ce89" table:formula="of:=[.Q42]+[.D42]" office:value-type="float" office:value="940.3" calcext:value-type="float">
            <text:p>940.3</text:p>
          </table:table-cell>
          <table:table-cell table:style-name="ce78" table:formula="of:=([.N42]+[.P42]+[.R42])/3" office:value-type="float" office:value="967.1" calcext:value-type="float">
            <text:p>967.1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HR Fast</text:p>
          </table:table-cell>
          <table:table-cell table:style-name="ce3"/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2.7" calcext:value-type="float">
            <text:p>32.7</text:p>
          </table:table-cell>
          <table:table-cell table:style-name="ce5" table:formula="of:=[.D43]+[.E43]" office:value-type="float" office:value="175.7" calcext:value-type="float">
            <text:p>175.7</text:p>
          </table:table-cell>
          <table:table-cell table:style-name="ce3" office:value-type="float" office:value="33.6" calcext:value-type="float">
            <text:p>33.6</text:p>
          </table:table-cell>
          <table:table-cell table:style-name="ce9" table:formula="of:=[.G43]+[.D43]" office:value-type="float" office:value="176.6" calcext:value-type="float">
            <text:p>176.6</text:p>
          </table:table-cell>
          <table:table-cell table:style-name="ce3" office:value-type="float" office:value="19.5" calcext:value-type="float">
            <text:p>19.5</text:p>
          </table:table-cell>
          <table:table-cell table:style-name="ce72" table:formula="of:=[.I43]+[.D43]" office:value-type="float" office:value="162.5" calcext:value-type="float">
            <text:p>162.5</text:p>
          </table:table-cell>
          <table:table-cell table:style-name="ce75" table:formula="of:=([.F43]+[.H43]+[.J43])/3" office:value-type="float" office:value="171.6" calcext:value-type="float">
            <text:p>171.6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71" table:formula="of:=[.M43]+[.D43]" office:value-type="float" office:value="257" calcext:value-type="float">
            <text:p>257</text:p>
          </table:table-cell>
          <table:table-cell table:style-name="ce82" office:value-type="float" office:value="119" calcext:value-type="float">
            <text:p>119</text:p>
          </table:table-cell>
          <table:table-cell table:style-name="ce73" table:formula="of:=[.O43]+[.D43]" office:value-type="float" office:value="262" calcext:value-type="float">
            <text:p>262</text:p>
          </table:table-cell>
          <table:table-cell table:style-name="ce86" office:value-type="float" office:value="71.1" calcext:value-type="float">
            <text:p>71.1</text:p>
          </table:table-cell>
          <table:table-cell table:style-name="ce89" table:formula="of:=[.Q43]+[.D43]" office:value-type="float" office:value="214.1" calcext:value-type="float">
            <text:p>214.1</text:p>
          </table:table-cell>
          <table:table-cell table:style-name="ce78" table:formula="of:=([.N43]+[.P43]+[.R43])/3" office:value-type="float" office:value="244.366666666667" calcext:value-type="float">
            <text:p>244.366666666667</text:p>
          </table:table-cell>
          <table:table-cell table:style-name="ce3" office:value-type="float" office:value="118.115878880252" calcext:value-type="float">
            <text:p>118.115878880252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HR HQ</text:p>
          </table:table-cell>
          <table:table-cell table:style-name="ce3"/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28.1" calcext:value-type="float">
            <text:p>28.1</text:p>
          </table:table-cell>
          <table:table-cell table:style-name="ce5" table:formula="of:=[.D44]+[.E44]" office:value-type="float" office:value="1138.1" calcext:value-type="float">
            <text:p>1138.1</text:p>
          </table:table-cell>
          <table:table-cell table:style-name="ce3" office:value-type="float" office:value="29.3" calcext:value-type="float">
            <text:p>29.3</text:p>
          </table:table-cell>
          <table:table-cell table:style-name="ce9" table:formula="of:=[.G44]+[.D44]" office:value-type="float" office:value="1139.3" calcext:value-type="float">
            <text:p>1139.3</text:p>
          </table:table-cell>
          <table:table-cell table:style-name="ce3" office:value-type="float" office:value="17.7" calcext:value-type="float">
            <text:p>17.7</text:p>
          </table:table-cell>
          <table:table-cell table:style-name="ce72" table:formula="of:=[.I44]+[.D44]" office:value-type="float" office:value="1127.7" calcext:value-type="float">
            <text:p>1127.7</text:p>
          </table:table-cell>
          <table:table-cell table:style-name="ce75" table:formula="of:=([.F44]+[.H44]+[.J44])/3" office:value-type="float" office:value="1135.03333333333" calcext:value-type="float">
            <text:p>1135.03333333333</text:p>
          </table:table-cell>
          <table:table-cell/>
          <table:table-cell table:style-name="ce3" office:value-type="float" office:value="99.2" calcext:value-type="float">
            <text:p>99.2</text:p>
          </table:table-cell>
          <table:table-cell table:style-name="ce71" table:formula="of:=[.M44]+[.D44]" office:value-type="float" office:value="1209.2" calcext:value-type="float">
            <text:p>1209.2</text:p>
          </table:table-cell>
          <table:table-cell table:style-name="ce82" office:value-type="float" office:value="105" calcext:value-type="float">
            <text:p>105</text:p>
          </table:table-cell>
          <table:table-cell table:style-name="ce73" table:formula="of:=[.O44]+[.D44]" office:value-type="float" office:value="1215" calcext:value-type="float">
            <text:p>1215</text:p>
          </table:table-cell>
          <table:table-cell table:style-name="ce87" office:value-type="float" office:value="63.4" calcext:value-type="float">
            <text:p>63.4</text:p>
          </table:table-cell>
          <table:table-cell table:style-name="ce89" table:formula="of:=[.Q44]+[.D44]" office:value-type="float" office:value="1173.4" calcext:value-type="float">
            <text:p>1173.4</text:p>
          </table:table-cell>
          <table:table-cell table:style-name="ce78" table:formula="of:=([.N44]+[.P44]+[.R44])/3" office:value-type="float" office:value="1199.2" calcext:value-type="float">
            <text:p>1199.2</text:p>
          </table:table-cell>
          <table:table-cell table:style-name="ce3" office:value-type="float" office:value="97.0173927124668" calcext:value-type="float">
            <text:p>97.0173927124668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 Search</text:p>
          </table:table-cell>
          <table:table-cell office:value-type="float" office:value="4070" calcext:value-type="float">
            <text:p>4070</text:p>
          </table:table-cell>
          <table:table-cell office:value-type="float" office:value="65.5" calcext:value-type="float">
            <text:p>65.5</text:p>
          </table:table-cell>
          <table:table-cell office:value-type="float" office:value="39.1" calcext:value-type="float">
            <text:p>39.1</text:p>
          </table:table-cell>
          <table:table-cell table:style-name="ce5" table:formula="of:=[.D45]+[.E45]" office:value-type="float" office:value="104.6" calcext:value-type="float">
            <text:p>104.6</text:p>
          </table:table-cell>
          <table:table-cell office:value-type="float" office:value="39.7" calcext:value-type="float">
            <text:p>39.7</text:p>
          </table:table-cell>
          <table:table-cell table:style-name="ce9" table:formula="of:=[.G45]+[.D45]" office:value-type="float" office:value="105.2" calcext:value-type="float">
            <text:p>105.2</text:p>
          </table:table-cell>
          <table:table-cell office:value-type="float" office:value="23.8" calcext:value-type="float">
            <text:p>23.8</text:p>
          </table:table-cell>
          <table:table-cell table:style-name="ce72" table:formula="of:=[.I45]+[.D45]" office:value-type="float" office:value="89.3" calcext:value-type="float">
            <text:p>89.3</text:p>
          </table:table-cell>
          <table:table-cell table:style-name="ce75" table:formula="of:=([.F45]+[.H45]+[.J45])/3" office:value-type="float" office:value="99.7" calcext:value-type="float">
            <text:p>99.7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137" calcext:value-type="float">
            <text:p>137</text:p>
          </table:table-cell>
          <table:table-cell table:style-name="ce71" table:formula="of:=[.M45]+[.L45]" office:value-type="float" office:value="206" calcext:value-type="float">
            <text:p>206</text:p>
          </table:table-cell>
          <table:table-cell table:style-name="ce81" office:value-type="float" office:value="154" calcext:value-type="float">
            <text:p>154</text:p>
          </table:table-cell>
          <table:table-cell table:style-name="ce73" table:formula="of:=[.O45]+[.L45]" office:value-type="float" office:value="223" calcext:value-type="float">
            <text:p>223</text:p>
          </table:table-cell>
          <table:table-cell table:style-name="ce85" office:value-type="float" office:value="87.3" calcext:value-type="float">
            <text:p>87.3</text:p>
          </table:table-cell>
          <table:table-cell table:style-name="ce89" table:formula="of:=[.Q45]+[.L45]" office:value-type="float" office:value="156.3" calcext:value-type="float">
            <text:p>156.3</text:p>
          </table:table-cell>
          <table:table-cell table:style-name="ce78" table:formula="of:=([.N45]+[.P45]+[.R45])/3" office:value-type="float" office:value="195.1" calcext:value-type="float">
            <text:p>195.1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yesian Optimization</text:p>
          </table:table-cell>
          <table:table-cell office:value-type="float" office:value="33.3" calcext:value-type="float">
            <text:p>33.3</text:p>
          </table:table-cell>
          <table:table-cell office:value-type="float" office:value="45.6" calcext:value-type="float">
            <text:p>45.6</text:p>
          </table:table-cell>
          <table:table-cell office:value-type="float" office:value="49.7" calcext:value-type="float">
            <text:p>49.7</text:p>
          </table:table-cell>
          <table:table-cell table:style-name="ce5" table:formula="of:=[.D46]+[.E46]" office:value-type="float" office:value="95.3" calcext:value-type="float">
            <text:p>95.3</text:p>
          </table:table-cell>
          <table:table-cell office:value-type="float" office:value="52.6" calcext:value-type="float">
            <text:p>52.6</text:p>
          </table:table-cell>
          <table:table-cell table:style-name="ce9" table:formula="of:=[.G46]+[.D46]" office:value-type="float" office:value="98.2" calcext:value-type="float">
            <text:p>98.2</text:p>
          </table:table-cell>
          <table:table-cell office:value-type="float" office:value="29" calcext:value-type="float">
            <text:p>29</text:p>
          </table:table-cell>
          <table:table-cell table:style-name="ce72" table:formula="of:=[.I46]+[.D46]" office:value-type="float" office:value="74.6" calcext:value-type="float">
            <text:p>74.6</text:p>
          </table:table-cell>
          <table:table-cell table:style-name="ce75" table:formula="of:=([.F46]+[.H46]+[.J46])/3" office:value-type="float" office:value="89.3666666666667" calcext:value-type="float">
            <text:p>89.366666666666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173" calcext:value-type="float">
            <text:p>173</text:p>
          </table:table-cell>
          <table:table-cell table:style-name="ce71" table:formula="of:=[.M46]+[.L46]" office:value-type="float" office:value="217.1" calcext:value-type="float">
            <text:p>217.1</text:p>
          </table:table-cell>
          <table:table-cell table:style-name="ce81" office:value-type="float" office:value="183" calcext:value-type="float">
            <text:p>183</text:p>
          </table:table-cell>
          <table:table-cell table:style-name="ce73" table:formula="of:=[.O46]+[.L46]" office:value-type="float" office:value="227.1" calcext:value-type="float">
            <text:p>227.1</text:p>
          </table:table-cell>
          <table:table-cell table:style-name="ce85" office:value-type="float" office:value="104" calcext:value-type="float">
            <text:p>104</text:p>
          </table:table-cell>
          <table:table-cell table:style-name="ce89" table:formula="of:=[.Q46]+[.L46]" office:value-type="float" office:value="148.1" calcext:value-type="float">
            <text:p>148.1</text:p>
          </table:table-cell>
          <table:table-cell table:style-name="ce78" table:formula="of:=([.N46]+[.P46]+[.R46])/3" office:value-type="float" office:value="197.433333333333" calcext:value-type="float">
            <text:p>197.433333333333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ing Factor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3 Render 256 (ms)</text:p>
          </table:table-cell>
          <table:table-cell office:value-type="string" calcext:value-type="string">
            <text:p>Render avg 256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Render avg 512 (ms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.1" calcext:value-type="float">
            <text:p>29.1</text:p>
          </table:table-cell>
          <table:table-cell office:value-type="float" office:value="72.4" calcext:value-type="float">
            <text:p>72.4</text:p>
          </table:table-cell>
          <table:table-cell office:value-type="float" office:value="76.5" calcext:value-type="float">
            <text:p>76.5</text:p>
          </table:table-cell>
          <table:table-cell table:style-name="Default" office:value-type="float" office:value="42.5" calcext:value-type="float">
            <text:p>42.5</text:p>
          </table:table-cell>
          <table:table-cell table:style-name="ce67" table:formula="of:=([.D50]+[.E50]+[.F50])/3" office:value-type="float" office:value="63.8" calcext:value-type="float">
            <text:p>63.8</text:p>
          </table:table-cell>
          <table:table-cell table:style-name="Default"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table:style-name="Default" office:value-type="float" office:value="155" calcext:value-type="float">
            <text:p>155</text:p>
          </table:table-cell>
          <table:table-cell table:style-name="ce76" table:formula="of:=([.H50]+[.I50]+[.J50])/3" office:value-type="float" office:value="232.333333333333" calcext:value-type="float">
            <text:p>232.33333333333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.2" calcext:value-type="float">
            <text:p>29.2</text:p>
          </table:table-cell>
          <table:table-cell office:value-type="float" office:value="69.5" calcext:value-type="float">
            <text:p>69.5</text:p>
          </table:table-cell>
          <table:table-cell office:value-type="float" office:value="75.9" calcext:value-type="float">
            <text:p>75.9</text:p>
          </table:table-cell>
          <table:table-cell table:style-name="Default" office:value-type="float" office:value="45.9" calcext:value-type="float">
            <text:p>45.9</text:p>
          </table:table-cell>
          <table:table-cell table:style-name="ce67" table:formula="of:=([.D51]+[.E51]+[.F51])/3" office:value-type="float" office:value="63.7666666666667" calcext:value-type="float">
            <text:p>63.7666666666667</text:p>
          </table:table-cell>
          <table:table-cell table:style-name="Default"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161" calcext:value-type="float">
            <text:p>161</text:p>
          </table:table-cell>
          <table:table-cell table:style-name="ce76" table:formula="of:=([.H51]+[.I51]+[.J51])/3" office:value-type="float" office:value="230" calcext:value-type="float">
            <text:p>23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4" calcext:value-type="float">
            <text:p>29.4</text:p>
          </table:table-cell>
          <table:table-cell office:value-type="float" office:value="69.6" calcext:value-type="float">
            <text:p>69.6</text:p>
          </table:table-cell>
          <table:table-cell office:value-type="float" office:value="76.8" calcext:value-type="float">
            <text:p>76.8</text:p>
          </table:table-cell>
          <table:table-cell table:style-name="Default" office:value-type="float" office:value="47.2" calcext:value-type="float">
            <text:p>47.2</text:p>
          </table:table-cell>
          <table:table-cell table:style-name="ce67" table:formula="of:=([.D52]+[.E52]+[.F52])/3" office:value-type="float" office:value="64.5333333333333" calcext:value-type="float">
            <text:p>64.5333333333333</text:p>
          </table:table-cell>
          <table:table-cell table:style-name="Default"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173" calcext:value-type="float">
            <text:p>173</text:p>
          </table:table-cell>
          <table:table-cell table:style-name="ce76" table:formula="of:=([.H52]+[.I52]+[.J52])/3" office:value-type="float" office:value="236.666666666667" calcext:value-type="float">
            <text:p>236.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.8" calcext:value-type="float">
            <text:p>29.8</text:p>
          </table:table-cell>
          <table:table-cell office:value-type="float" office:value="79.4" calcext:value-type="float">
            <text:p>79.4</text:p>
          </table:table-cell>
          <table:table-cell office:value-type="float" office:value="83.5" calcext:value-type="float">
            <text:p>83.5</text:p>
          </table:table-cell>
          <table:table-cell table:style-name="Default" office:value-type="float" office:value="54.6" calcext:value-type="float">
            <text:p>54.6</text:p>
          </table:table-cell>
          <table:table-cell table:style-name="ce67" table:formula="of:=([.D53]+[.E53]+[.F53])/3" office:value-type="float" office:value="72.5" calcext:value-type="float">
            <text:p>72.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194" calcext:value-type="float">
            <text:p>194</text:p>
          </table:table-cell>
          <table:table-cell table:style-name="ce76" table:formula="of:=([.H53]+[.I53]+[.J53])/3" office:value-type="float" office:value="261.666666666667" calcext:value-type="float">
            <text:p>261.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calcext:conditional-formats>
          <calcext:conditional-format calcext:target-range-address="Dragon.F4:Dragon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H4:Dragon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J4:Dragon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K4:Dragon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Q4:Dragon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O4:Dragon.O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M4:Dragon.M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R4:Dragon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S4:Dragon.S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T4:Dragon.T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F42:Dragon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H42:Dragon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J42:Dragon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K42:Dragon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G50:Dragon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K50:Dragon.K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O42:Dragon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Q44:Dragon.Q46 Dragon.Q42:Dragon.Q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S42:Dragon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S42:Dragon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Q43:Dragon.Q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N42:Dragon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P42:Dragon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R42:Dragon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Bunny" table:style-name="ta1">
        <table:shapes>
          <draw:frame draw:z-index="0" draw:style-name="gr1" draw:text-style-name="P1" svg:width="15.985cm" svg:height="9.031cm" svg:x="3.398cm" svg:y="25.146cm">
            <draw:object draw:notify-on-update-of-ranges="Bunny.C4:Bunny.C9 Bunny.B4:Bunny.B4 Bunny.D4:Bunny.D9 Bunny.C10:Bunny.C15 Bunny.B10:Bunny.B10 Bunny.D10:Bunny.D15 Bunny.C16:Bunny.C21 Bunny.B16:Bunny.B16 Bunny.D16:Bunny.D21 Bunny.C22:Bunny.C27 Bunny.B22:Bunny.B22 Bunny.D22:Bunny.D27 Bunny.C28:Bunny.C33 Bunny.B28:Bunny.B28 Bunny.D28:Bunny.D33 Bunny.C34:Bunny.C39 Bunny.B34:Bunny.B34 Bunny.D34:Bunny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31cm" svg:x="21.438cm" svg:y="25.09cm">
            <draw:object draw:notify-on-update-of-ranges="Bunny.C4:Bunny.C9 Bunny.B4:Bunny.B4 Bunny.V4:Bunny.V9 Bunny.C10:Bunny.C15 Bunny.B10:Bunny.B10 Bunny.V10:Bunny.V15 Bunny.C16:Bunny.C21 Bunny.B16:Bunny.B16 Bunny.V16:Bunny.V21 Bunny.C22:Bunny.C27 Bunny.B22:Bunny.B22 Bunny.V22:Bunny.V27 Bunny.C28:Bunny.C33 Bunny.B28:Bunny.B28 Bunny.V28:Bunny.V33 Bunny.C34:Bunny.C39 Bunny.B34:Bunny.B34 Bunny.V34:Bunny.V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5cm" svg:height="9.031cm" svg:x="38.852cm" svg:y="25.03cm">
            <draw:object draw:notify-on-update-of-ranges="Bunny.C4:Bunny.C9 Bunny.B4:Bunny.B4 Bunny.W4:Bunny.W9 Bunny.C10:Bunny.C15 Bunny.B10:Bunny.B10 Bunny.W10:Bunny.W15 Bunny.C16:Bunny.C21 Bunny.B16:Bunny.B16 Bunny.W16:Bunny.W21 Bunny.C22:Bunny.C27 Bunny.B22:Bunny.B22 Bunny.W22:Bunny.W27 Bunny.C28:Bunny.C33 Bunny.B28:Bunny.B28 Bunny.W28:Bunny.W33 Bunny.C34:Bunny.C39 Bunny.B34:Bunny.B34 Bunny.W34:Bunny.W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3"/>
        <table:table-column table:style-name="co7" table:default-cell-style-name="Default"/>
        <table:table-column table:style-name="co8" table:default-cell-style-name="ce98"/>
        <table:table-column table:style-name="co9" table:default-cell-style-name="Default"/>
        <table:table-column table:style-name="co10" table:default-cell-style-name="ce100"/>
        <table:table-column table:style-name="co11" table:default-cell-style-name="ce104"/>
        <table:table-column table:style-name="co12" table:default-cell-style-name="Default"/>
        <table:table-column table:style-name="co13" table:default-cell-style-name="ce107"/>
        <table:table-column table:style-name="co14" table:default-cell-style-name="Default"/>
        <table:table-column table:style-name="co2" table:default-cell-style-name="ce110"/>
        <table:table-column table:style-name="co15" table:default-cell-style-name="Default"/>
        <table:table-column table:style-name="co16" table:default-cell-style-name="ce115"/>
        <table:table-column table:style-name="co17" table:default-cell-style-name="ce118"/>
        <table:table-column table:style-name="co18" table:default-cell-style-name="ce121"/>
        <table:table-column table:style-name="co19" table:default-cell-style-name="ce1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table:style-name="Default" office:value-type="float" office:value="9000000" calcext:value-type="float">
            <text:p>9000000</text:p>
          </table:table-cell>
          <table:table-cell office:value-type="string" calcext:value-type="string">
            <text:p>Frame size const: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style-name="Default" table:formula="of:=(2*([.A6]/[.$T$1])+65536/[.$V$1])/3" office:value-type="float" office:value="0.0980514074074074" calcext:value-type="float">
            <text:p>0.098051407407407</text:p>
          </table:table-cell>
          <table:table-cell office:value-type="string" calcext:value-type="string">
            <text:p>Omega 512:</text:p>
          </table:table-cell>
          <table:table-cell table:formula="of:=(2*([.A6]/[.$T$1])+262144/[.$V$1])/3" office:value-type="float" office:value="0.360195407407407" calcext:value-type="float">
            <text:p>0.360195407407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1 Render 512 (ms)</text:p>
          </table:table-cell>
          <table:table-cell table:style-name="Default" office:value-type="string" calcext:value-type="string">
            <text:p>1 Frame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2 Frame 512 (ms)</text:p>
          </table:table-cell>
          <table:table-cell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number-columns-repeated="2" table:style-name="Default" office:value-type="string" calcext:value-type="string">
            <text:p>Trade-off cost SAH 256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5.99" calcext:value-type="float">
            <text:p>5.99</text:p>
          </table:table-cell>
          <table:table-cell office:value-type="float" office:value="41.6" calcext:value-type="float">
            <text:p>41.6</text:p>
          </table:table-cell>
          <table:table-cell table:formula="of:=[.D4]+[.E4]" office:value-type="float" office:value="47.59" calcext:value-type="float">
            <text:p>47.59</text:p>
          </table:table-cell>
          <table:table-cell office:value-type="float" office:value="25.8" calcext:value-type="float">
            <text:p>25.8</text:p>
          </table:table-cell>
          <table:table-cell table:formula="of:=[.D4]+[.G4]" office:value-type="float" office:value="31.79" calcext:value-type="float">
            <text:p>31.79</text:p>
          </table:table-cell>
          <table:table-cell office:value-type="float" office:value="32.1" calcext:value-type="float">
            <text:p>32.1</text:p>
          </table:table-cell>
          <table:table-cell table:formula="of:=[.D4]+[.I4]" office:value-type="float" office:value="38.09" calcext:value-type="float">
            <text:p>38.09</text:p>
          </table:table-cell>
          <table:table-cell table:formula="of:=([.F4]+[.H4]+[.J4])/3" office:value-type="float" office:value="39.1566666666667" calcext:value-type="float">
            <text:p>39.1566666666667</text:p>
          </table:table-cell>
          <table:table-cell office:value-type="float" office:value="157" calcext:value-type="float">
            <text:p>157</text:p>
          </table:table-cell>
          <table:table-cell table:formula="of:=[.D4]+[.L4]" office:value-type="float" office:value="162.99" calcext:value-type="float">
            <text:p>162.99</text:p>
          </table:table-cell>
          <table:table-cell office:value-type="float" office:value="94.8" calcext:value-type="float">
            <text:p>94.8</text:p>
          </table:table-cell>
          <table:table-cell table:formula="of:=[.D4]+[.N4]" office:value-type="float" office:value="100.79" calcext:value-type="float">
            <text:p>100.79</text:p>
          </table:table-cell>
          <table:table-cell office:value-type="float" office:value="120" calcext:value-type="float">
            <text:p>120</text:p>
          </table:table-cell>
          <table:table-cell table:formula="of:=[.D4]+[.P4]" office:value-type="float" office:value="125.99" calcext:value-type="float">
            <text:p>125.99</text:p>
          </table:table-cell>
          <table:table-cell table:formula="of:=([.M4]+[.O4]+[.Q4])/3" office:value-type="float" office:value="129.923333333333" calcext:value-type="float">
            <text:p>129.923333333333</text:p>
          </table:table-cell>
          <table:table-cell table:formula="of:=[.V4]/MAX([.$V$4:.$V$39]) + [.$T$2] *([.U4]/MAX([.$U$4:.$U$39]))" office:value-type="float" office:value="0.106674691646021" calcext:value-type="float">
            <text:p>0.106674691646021</text:p>
          </table:table-cell>
          <table:table-cell table:formula="of:=[.V4]/MAX([.$V$4:.$V$39]) + [.$V$2] *([.U4]/MAX([.$U$4:.$U$39]))" office:value-type="float" office:value="0.368818691646021" calcext:value-type="float">
            <text:p>0.368818691646021</text:p>
          </table:table-cell>
          <table:table-cell office:value-type="float" office:value="186.212624339821" calcext:value-type="float">
            <text:p>186.212624339821</text:p>
          </table:table-cell>
          <table:table-cell office:value-type="float" office:value="12578" calcext:value-type="float">
            <text:p>12578</text:p>
          </table:table-cell>
          <table:table-cell office:value-type="float" office:value="7805" calcext:value-type="float">
            <text:p>7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table:formula="of:=[.D5]+[.E5]" office:value-type="float" office:value="40.9" calcext:value-type="float">
            <text:p>40.9</text:p>
          </table:table-cell>
          <table:table-cell office:value-type="float" office:value="15.5" calcext:value-type="float">
            <text:p>15.5</text:p>
          </table:table-cell>
          <table:table-cell table:formula="of:=[.D5]+[.G5]" office:value-type="float" office:value="30.1" calcext:value-type="float">
            <text:p>30.1</text:p>
          </table:table-cell>
          <table:table-cell office:value-type="float" office:value="20.7" calcext:value-type="float">
            <text:p>20.7</text:p>
          </table:table-cell>
          <table:table-cell table:formula="of:=[.D5]+[.I5]" office:value-type="float" office:value="35.3" calcext:value-type="float">
            <text:p>35.3</text:p>
          </table:table-cell>
          <table:table-cell table:formula="of:=([.F5]+[.H5]+[.J5])/3" office:value-type="float" office:value="35.4333333333333" calcext:value-type="float">
            <text:p>35.4333333333333</text:p>
          </table:table-cell>
          <table:table-cell office:value-type="float" office:value="97" calcext:value-type="float">
            <text:p>97</text:p>
          </table:table-cell>
          <table:table-cell table:formula="of:=[.D5]+[.L5]" office:value-type="float" office:value="111.6" calcext:value-type="float">
            <text:p>111.6</text:p>
          </table:table-cell>
          <table:table-cell office:value-type="float" office:value="57.2" calcext:value-type="float">
            <text:p>57.2</text:p>
          </table:table-cell>
          <table:table-cell table:formula="of:=[.D5]+[.N5]" office:value-type="float" office:value="71.8" calcext:value-type="float">
            <text:p>71.8</text:p>
          </table:table-cell>
          <table:table-cell office:value-type="float" office:value="75.8" calcext:value-type="float">
            <text:p>75.8</text:p>
          </table:table-cell>
          <table:table-cell table:formula="of:=[.D5]+[.P5]" office:value-type="float" office:value="90.4" calcext:value-type="float">
            <text:p>90.4</text:p>
          </table:table-cell>
          <table:table-cell table:formula="of:=([.M5]+[.O5]+[.Q5])/3" office:value-type="float" office:value="91.2666666666667" calcext:value-type="float">
            <text:p>91.2666666666667</text:p>
          </table:table-cell>
          <table:table-cell table:formula="of:=[.V5]/MAX([.$V$4:.$V$39]) + [.$T$2] *([.U5]/MAX([.$U$4:.$U$39]))" office:value-type="float" office:value="0.0807251119045499" calcext:value-type="float">
            <text:p>0.08072511190455</text:p>
          </table:table-cell>
          <table:table-cell table:formula="of:=[.V5]/MAX([.$V$4:.$V$39]) + [.$V$2] *([.U5]/MAX([.$U$4:.$U$39]))" office:value-type="float" office:value="0.214108520828806" calcext:value-type="float">
            <text:p>0.214108520828806</text:p>
          </table:table-cell>
          <table:table-cell office:value-type="float" office:value="94.7482094542587" calcext:value-type="float">
            <text:p>94.7482094542587</text:p>
          </table:table-cell>
          <table:table-cell office:value-type="float" office:value="44976" calcext:value-type="float">
            <text:p>44976</text:p>
          </table:table-cell>
          <table:table-cell office:value-type="float" office:value="27705" calcext:value-type="float">
            <text:p>27705</text:p>
          </table:table-cell>
          <table:table-cell table:number-columns-repeated="5"/>
        </table:table-row>
        <table:table-row table:style-name="ro1">
          <table:table-cell office:value-type="float" office:value="144046" calcext:value-type="float">
            <text:p>144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6" calcext:value-type="float">
            <text:p>43.6</text:p>
          </table:table-cell>
          <table:table-cell office:value-type="float" office:value="24.2" calcext:value-type="float">
            <text:p>24.2</text:p>
          </table:table-cell>
          <table:table-cell table:formula="of:=[.D6]+[.E6]" office:value-type="float" office:value="67.8" calcext:value-type="float">
            <text:p>67.8</text:p>
          </table:table-cell>
          <table:table-cell office:value-type="float" office:value="13.6" calcext:value-type="float">
            <text:p>13.6</text:p>
          </table:table-cell>
          <table:table-cell table:formula="of:=[.D6]+[.G6]" office:value-type="float" office:value="57.2" calcext:value-type="float">
            <text:p>57.2</text:p>
          </table:table-cell>
          <table:table-cell office:value-type="float" office:value="18.7" calcext:value-type="float">
            <text:p>18.7</text:p>
          </table:table-cell>
          <table:table-cell table:formula="of:=[.D6]+[.I6]" office:value-type="float" office:value="62.3" calcext:value-type="float">
            <text:p>62.3</text:p>
          </table:table-cell>
          <table:table-cell table:formula="of:=([.F6]+[.H6]+[.J6])/3" office:value-type="float" office:value="62.4333333333333" calcext:value-type="float">
            <text:p>62.4333333333333</text:p>
          </table:table-cell>
          <table:table-cell office:value-type="float" office:value="85.1" calcext:value-type="float">
            <text:p>85.1</text:p>
          </table:table-cell>
          <table:table-cell table:formula="of:=[.D6]+[.L6]" office:value-type="float" office:value="128.7" calcext:value-type="float">
            <text:p>128.7</text:p>
          </table:table-cell>
          <table:table-cell office:value-type="float" office:value="50.2" calcext:value-type="float">
            <text:p>50.2</text:p>
          </table:table-cell>
          <table:table-cell table:formula="of:=[.D6]+[.N6]" office:value-type="float" office:value="93.8" calcext:value-type="float">
            <text:p>93.8</text:p>
          </table:table-cell>
          <table:table-cell office:value-type="float" office:value="68.5" calcext:value-type="float">
            <text:p>68.5</text:p>
          </table:table-cell>
          <table:table-cell table:formula="of:=[.D6]+[.P6]" office:value-type="float" office:value="112.1" calcext:value-type="float">
            <text:p>112.1</text:p>
          </table:table-cell>
          <table:table-cell table:formula="of:=([.M6]+[.O6]+[.Q6])/3" office:value-type="float" office:value="111.533333333333" calcext:value-type="float">
            <text:p>111.533333333333</text:p>
          </table:table-cell>
          <table:table-cell table:formula="of:=[.V6]/MAX([.$V$4:.$V$39]) + [.$T$2] *([.U6]/MAX([.$U$4:.$U$39]))" office:value-type="float" office:value="0.145474112118694" calcext:value-type="float">
            <text:p>0.145474112118694</text:p>
          </table:table-cell>
          <table:table-cell table:formula="of:=[.V6]/MAX([.$V$4:.$V$39]) + [.$V$2] *([.U6]/MAX([.$U$4:.$U$39]))" office:value-type="float" office:value="0.248741426198607" calcext:value-type="float">
            <text:p>0.248741426198607</text:p>
          </table:table-cell>
          <table:table-cell office:value-type="float" office:value="73.3553984197432" calcext:value-type="float">
            <text:p>73.3553984197432</text:p>
          </table:table-cell>
          <table:table-cell office:value-type="float" office:value="155850" calcext:value-type="float">
            <text:p>155850</text:p>
          </table:table-cell>
          <table:table-cell office:value-type="float" office:value="92671" calcext:value-type="float">
            <text:p>926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23.6" calcext:value-type="float">
            <text:p>23.6</text:p>
          </table:table-cell>
          <table:table-cell table:formula="of:=[.D7]+[.E7]" office:value-type="float" office:value="139.6" calcext:value-type="float">
            <text:p>139.6</text:p>
          </table:table-cell>
          <table:table-cell office:value-type="float" office:value="14.1" calcext:value-type="float">
            <text:p>14.1</text:p>
          </table:table-cell>
          <table:table-cell table:formula="of:=[.D7]+[.G7]" office:value-type="float" office:value="130.1" calcext:value-type="float">
            <text:p>130.1</text:p>
          </table:table-cell>
          <table:table-cell office:value-type="float" office:value="20.3" calcext:value-type="float">
            <text:p>20.3</text:p>
          </table:table-cell>
          <table:table-cell table:formula="of:=[.D7]+[.I7]" office:value-type="float" office:value="136.3" calcext:value-type="float">
            <text:p>136.3</text:p>
          </table:table-cell>
          <table:table-cell table:formula="of:=([.F7]+[.H7]+[.J7])/3" office:value-type="float" office:value="135.333333333333" calcext:value-type="float">
            <text:p>135.333333333333</text:p>
          </table:table-cell>
          <table:table-cell office:value-type="float" office:value="86.9" calcext:value-type="float">
            <text:p>86.9</text:p>
          </table:table-cell>
          <table:table-cell table:formula="of:=[.D7]+[.L7]" office:value-type="float" office:value="202.9" calcext:value-type="float">
            <text:p>202.9</text:p>
          </table:table-cell>
          <table:table-cell office:value-type="float" office:value="51.3" calcext:value-type="float">
            <text:p>51.3</text:p>
          </table:table-cell>
          <table:table-cell table:formula="of:=[.D7]+[.N7]" office:value-type="float" office:value="167.3" calcext:value-type="float">
            <text:p>167.3</text:p>
          </table:table-cell>
          <table:table-cell office:value-type="float" office:value="70" calcext:value-type="float">
            <text:p>70</text:p>
          </table:table-cell>
          <table:table-cell table:formula="of:=[.D7]+[.P7]" office:value-type="float" office:value="186" calcext:value-type="float">
            <text:p>186</text:p>
          </table:table-cell>
          <table:table-cell table:formula="of:=([.M7]+[.O7]+[.Q7])/3" office:value-type="float" office:value="185.4" calcext:value-type="float">
            <text:p>185.4</text:p>
          </table:table-cell>
          <table:table-cell table:formula="of:=[.V7]/MAX([.$V$4:.$V$39]) + [.$T$2] *([.U7]/MAX([.$U$4:.$U$39]))" office:value-type="float" office:value="0.331933575563512" calcext:value-type="float">
            <text:p>0.331933575563512</text:p>
          </table:table-cell>
          <table:table-cell table:formula="of:=[.V7]/MAX([.$V$4:.$V$39]) + [.$V$2] *([.U7]/MAX([.$U$4:.$U$39]))" office:value-type="float" office:value="0.432857392638141" calcext:value-type="float">
            <text:p>0.432857392638141</text:p>
          </table:table-cell>
          <table:table-cell office:value-type="float" office:value="71.6907075342511" calcext:value-type="float">
            <text:p>71.6907075342511</text:p>
          </table:table-cell>
          <table:table-cell office:value-type="float" office:value="429100" calcext:value-type="float">
            <text:p>429100</text:p>
          </table:table-cell>
          <table:table-cell office:value-type="float" office:value="215589" calcext:value-type="float">
            <text:p>215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23.9" calcext:value-type="float">
            <text:p>23.9</text:p>
          </table:table-cell>
          <table:table-cell table:formula="of:=[.D8]+[.E8]" office:value-type="float" office:value="208.9" calcext:value-type="float">
            <text:p>208.9</text:p>
          </table:table-cell>
          <table:table-cell office:value-type="float" office:value="14.3" calcext:value-type="float">
            <text:p>14.3</text:p>
          </table:table-cell>
          <table:table-cell table:formula="of:=[.D8]+[.G8]" office:value-type="float" office:value="199.3" calcext:value-type="float">
            <text:p>199.3</text:p>
          </table:table-cell>
          <table:table-cell office:value-type="float" office:value="20.3" calcext:value-type="float">
            <text:p>20.3</text:p>
          </table:table-cell>
          <table:table-cell table:formula="of:=[.D8]+[.I8]" office:value-type="float" office:value="205.3" calcext:value-type="float">
            <text:p>205.3</text:p>
          </table:table-cell>
          <table:table-cell table:formula="of:=([.F8]+[.H8]+[.J8])/3" office:value-type="float" office:value="204.5" calcext:value-type="float">
            <text:p>204.5</text:p>
          </table:table-cell>
          <table:table-cell office:value-type="float" office:value="87.7" calcext:value-type="float">
            <text:p>87.7</text:p>
          </table:table-cell>
          <table:table-cell table:formula="of:=[.D8]+[.L8]" office:value-type="float" office:value="272.7" calcext:value-type="float">
            <text:p>272.7</text:p>
          </table:table-cell>
          <table:table-cell office:value-type="float" office:value="53.1" calcext:value-type="float">
            <text:p>53.1</text:p>
          </table:table-cell>
          <table:table-cell table:formula="of:=[.D8]+[.N8]" office:value-type="float" office:value="238.1" calcext:value-type="float">
            <text:p>238.1</text:p>
          </table:table-cell>
          <table:table-cell office:value-type="float" office:value="71.2" calcext:value-type="float">
            <text:p>71.2</text:p>
          </table:table-cell>
          <table:table-cell table:formula="of:=[.D8]+[.P8]" office:value-type="float" office:value="256.2" calcext:value-type="float">
            <text:p>256.2</text:p>
          </table:table-cell>
          <table:table-cell table:formula="of:=([.M8]+[.O8]+[.Q8])/3" office:value-type="float" office:value="255.666666666667" calcext:value-type="float">
            <text:p>255.666666666667</text:p>
          </table:table-cell>
          <table:table-cell table:formula="of:=[.V8]/MAX([.$V$4:.$V$39]) + [.$T$2] *([.U8]/MAX([.$U$4:.$U$39]))" office:value-type="float" office:value="0.578037440176578" calcext:value-type="float">
            <text:p>0.578037440176578</text:p>
          </table:table-cell>
          <table:table-cell table:formula="of:=[.V8]/MAX([.$V$4:.$V$39]) + [.$V$2] *([.U8]/MAX([.$U$4:.$U$39]))" office:value-type="float" office:value="0.679139623620491" calcext:value-type="float">
            <text:p>0.679139623620491</text:p>
          </table:table-cell>
          <table:table-cell office:value-type="float" office:value="71.8174091551856" calcext:value-type="float">
            <text:p>71.8174091551856</text:p>
          </table:table-cell>
          <table:table-cell office:value-type="float" office:value="787972" calcext:value-type="float">
            <text:p>787972</text:p>
          </table:table-cell>
          <table:table-cell office:value-type="float" office:value="282065" calcext:value-type="float">
            <text:p>282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23.7" calcext:value-type="float">
            <text:p>23.7</text:p>
          </table:table-cell>
          <table:table-cell table:formula="of:=[.D9]+[.E9]" office:value-type="float" office:value="275.7" calcext:value-type="float">
            <text:p>275.7</text:p>
          </table:table-cell>
          <table:table-cell office:value-type="float" office:value="14.4" calcext:value-type="float">
            <text:p>14.4</text:p>
          </table:table-cell>
          <table:table-cell table:formula="of:=[.D9]+[.G9]" office:value-type="float" office:value="266.4" calcext:value-type="float">
            <text:p>266.4</text:p>
          </table:table-cell>
          <table:table-cell office:value-type="float" office:value="21.5" calcext:value-type="float">
            <text:p>21.5</text:p>
          </table:table-cell>
          <table:table-cell table:formula="of:=[.D9]+[.I9]" office:value-type="float" office:value="273.5" calcext:value-type="float">
            <text:p>273.5</text:p>
          </table:table-cell>
          <table:table-cell table:formula="of:=([.F9]+[.H9]+[.J9])/3" office:value-type="float" office:value="271.866666666667" calcext:value-type="float">
            <text:p>271.866666666667</text:p>
          </table:table-cell>
          <table:table-cell office:value-type="float" office:value="87.2" calcext:value-type="float">
            <text:p>87.2</text:p>
          </table:table-cell>
          <table:table-cell table:formula="of:=[.D9]+[.L9]" office:value-type="float" office:value="339.2" calcext:value-type="float">
            <text:p>339.2</text:p>
          </table:table-cell>
          <table:table-cell office:value-type="float" office:value="51.8" calcext:value-type="float">
            <text:p>51.8</text:p>
          </table:table-cell>
          <table:table-cell table:formula="of:=[.D9]+[.N9]" office:value-type="float" office:value="303.8" calcext:value-type="float">
            <text:p>303.8</text:p>
          </table:table-cell>
          <table:table-cell office:value-type="float" office:value="71" calcext:value-type="float">
            <text:p>71</text:p>
          </table:table-cell>
          <table:table-cell table:formula="of:=[.D9]+[.P9]" office:value-type="float" office:value="323" calcext:value-type="float">
            <text:p>323</text:p>
          </table:table-cell>
          <table:table-cell table:formula="of:=([.M9]+[.O9]+[.Q9])/3" office:value-type="float" office:value="322" calcext:value-type="float">
            <text:p>322</text:p>
          </table:table-cell>
          <table:table-cell table:formula="of:=[.V9]/MAX([.$V$4:.$V$39]) + [.$T$2] *([.U9]/MAX([.$U$4:.$U$39]))" office:value-type="float" office:value="0.806757800059008" calcext:value-type="float">
            <text:p>0.806757800059008</text:p>
          </table:table-cell>
          <table:table-cell table:formula="of:=[.V9]/MAX([.$V$4:.$V$39]) + [.$V$2] *([.U9]/MAX([.$U$4:.$U$39]))" office:value-type="float" office:value="0.907223176607017" calcext:value-type="float">
            <text:p>0.907223176607017</text:p>
          </table:table-cell>
          <table:table-cell office:value-type="float" office:value="71.3650566951486" calcext:value-type="float">
            <text:p>71.3650566951486</text:p>
          </table:table-cell>
          <table:table-cell office:value-type="float" office:value="1121933" calcext:value-type="float">
            <text:p>1121933</text:p>
          </table:table-cell>
          <table:table-cell office:value-type="float" office:value="287719" calcext:value-type="float">
            <text:p>287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office:value-type="float" office:value="29.8" calcext:value-type="float">
            <text:p>29.8</text:p>
          </table:table-cell>
          <table:table-cell table:formula="of:=[.D10]+[.E10]" office:value-type="float" office:value="40.5" calcext:value-type="float">
            <text:p>40.5</text:p>
          </table:table-cell>
          <table:table-cell office:value-type="float" office:value="19" calcext:value-type="float">
            <text:p>19</text:p>
          </table:table-cell>
          <table:table-cell table:formula="of:=[.D10]+[.G10]" office:value-type="float" office:value="29.7" calcext:value-type="float">
            <text:p>29.7</text:p>
          </table:table-cell>
          <table:table-cell office:value-type="float" office:value="24.2" calcext:value-type="float">
            <text:p>24.2</text:p>
          </table:table-cell>
          <table:table-cell table:formula="of:=[.D10]+[.I10]" office:value-type="float" office:value="34.9" calcext:value-type="float">
            <text:p>34.9</text:p>
          </table:table-cell>
          <table:table-cell table:formula="of:=([.F10]+[.H10]+[.J10])/3" office:value-type="float" office:value="35.0333333333333" calcext:value-type="float">
            <text:p>35.0333333333333</text:p>
          </table:table-cell>
          <table:table-cell office:value-type="float" office:value="112" calcext:value-type="float">
            <text:p>112</text:p>
          </table:table-cell>
          <table:table-cell table:formula="of:=[.D10]+[.L10]" office:value-type="float" office:value="122.7" calcext:value-type="float">
            <text:p>122.7</text:p>
          </table:table-cell>
          <table:table-cell office:value-type="float" office:value="71.5" calcext:value-type="float">
            <text:p>71.5</text:p>
          </table:table-cell>
          <table:table-cell table:formula="of:=[.D10]+[.N10]" office:value-type="float" office:value="82.2" calcext:value-type="float">
            <text:p>82.2</text:p>
          </table:table-cell>
          <table:table-cell office:value-type="float" office:value="89" calcext:value-type="float">
            <text:p>89</text:p>
          </table:table-cell>
          <table:table-cell table:formula="of:=[.D10]+[.P10]" office:value-type="float" office:value="99.7" calcext:value-type="float">
            <text:p>99.7</text:p>
          </table:table-cell>
          <table:table-cell table:formula="of:=([.M10]+[.O10]+[.Q10])/3" office:value-type="float" office:value="101.533333333333" calcext:value-type="float">
            <text:p>101.533333333333</text:p>
          </table:table-cell>
          <table:table-cell table:formula="of:=[.V10]/MAX([.$V$4:.$V$39]) + [.$T$2] *([.U10]/MAX([.$U$4:.$U$39]))" office:value-type="float" office:value="0.0831711288148884" calcext:value-type="float">
            <text:p>0.083171128814888</text:p>
          </table:table-cell>
          <table:table-cell table:formula="of:=[.V10]/MAX([.$V$4:.$V$39]) + [.$V$2] *([.U10]/MAX([.$U$4:.$U$39]))" office:value-type="float" office:value="0.25055692658436" calcext:value-type="float">
            <text:p>0.25055692658436</text:p>
          </table:table-cell>
          <table:table-cell office:value-type="float" office:value="118.901629180404" calcext:value-type="float">
            <text:p>118.901629180404</text:p>
          </table:table-cell>
          <table:table-cell office:value-type="float" office:value="29993" calcext:value-type="float">
            <text:p>29993</text:p>
          </table:table-cell>
          <table:table-cell office:value-type="float" office:value="21165" calcext:value-type="float">
            <text:p>211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.1" calcext:value-type="float">
            <text:p>32.1</text:p>
          </table:table-cell>
          <table:table-cell office:value-type="float" office:value="23.8" calcext:value-type="float">
            <text:p>23.8</text:p>
          </table:table-cell>
          <table:table-cell table:formula="of:=[.D11]+[.E11]" office:value-type="float" office:value="55.9" calcext:value-type="float">
            <text:p>55.9</text:p>
          </table:table-cell>
          <table:table-cell office:value-type="float" office:value="14.8" calcext:value-type="float">
            <text:p>14.8</text:p>
          </table:table-cell>
          <table:table-cell table:formula="of:=[.D11]+[.G11]" office:value-type="float" office:value="46.9" calcext:value-type="float">
            <text:p>46.9</text:p>
          </table:table-cell>
          <table:table-cell office:value-type="float" office:value="19.3" calcext:value-type="float">
            <text:p>19.3</text:p>
          </table:table-cell>
          <table:table-cell table:formula="of:=[.D11]+[.I11]" office:value-type="float" office:value="51.4" calcext:value-type="float">
            <text:p>51.4</text:p>
          </table:table-cell>
          <table:table-cell table:formula="of:=([.F11]+[.H11]+[.J11])/3" office:value-type="float" office:value="51.4" calcext:value-type="float">
            <text:p>51.4</text:p>
          </table:table-cell>
          <table:table-cell office:value-type="float" office:value="89" calcext:value-type="float">
            <text:p>89</text:p>
          </table:table-cell>
          <table:table-cell table:formula="of:=[.D11]+[.L11]" office:value-type="float" office:value="121.1" calcext:value-type="float">
            <text:p>121.1</text:p>
          </table:table-cell>
          <table:table-cell office:value-type="float" office:value="52.3" calcext:value-type="float">
            <text:p>52.3</text:p>
          </table:table-cell>
          <table:table-cell table:formula="of:=[.D11]+[.N11]" office:value-type="float" office:value="84.4" calcext:value-type="float">
            <text:p>84.4</text:p>
          </table:table-cell>
          <table:table-cell office:value-type="float" office:value="69.1" calcext:value-type="float">
            <text:p>69.1</text:p>
          </table:table-cell>
          <table:table-cell table:formula="of:=[.D11]+[.P11]" office:value-type="float" office:value="101.2" calcext:value-type="float">
            <text:p>101.2</text:p>
          </table:table-cell>
          <table:table-cell table:formula="of:=([.M11]+[.O11]+[.Q11])/3" office:value-type="float" office:value="102.233333333333" calcext:value-type="float">
            <text:p>102.233333333333</text:p>
          </table:table-cell>
          <table:table-cell table:formula="of:=[.V11]/MAX([.$V$4:.$V$39]) + [.$T$2] *([.U11]/MAX([.$U$4:.$U$39]))" office:value-type="float" office:value="0.116927249801863" calcext:value-type="float">
            <text:p>0.116927249801863</text:p>
          </table:table-cell>
          <table:table-cell table:formula="of:=[.V11]/MAX([.$V$4:.$V$39]) + [.$V$2] *([.U11]/MAX([.$U$4:.$U$39]))" office:value-type="float" office:value="0.225932183248572" calcext:value-type="float">
            <text:p>0.225932183248572</text:p>
          </table:table-cell>
          <table:table-cell office:value-type="float" office:value="77.4310864376038" calcext:value-type="float">
            <text:p>77.4310864376038</text:p>
          </table:table-cell>
          <table:table-cell office:value-type="float" office:value="111081" calcext:value-type="float">
            <text:p>111081</text:p>
          </table:table-cell>
          <table:table-cell office:value-type="float" office:value="75377" calcext:value-type="float">
            <text:p>753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.1" calcext:value-type="float">
            <text:p>87.1</text:p>
          </table:table-cell>
          <table:table-cell office:value-type="float" office:value="23.6" calcext:value-type="float">
            <text:p>23.6</text:p>
          </table:table-cell>
          <table:table-cell table:formula="of:=[.D12]+[.E12]" office:value-type="float" office:value="110.7" calcext:value-type="float">
            <text:p>110.7</text:p>
          </table:table-cell>
          <table:table-cell office:value-type="float" office:value="14.2" calcext:value-type="float">
            <text:p>14.2</text:p>
          </table:table-cell>
          <table:table-cell table:formula="of:=[.D12]+[.G12]" office:value-type="float" office:value="101.3" calcext:value-type="float">
            <text:p>101.3</text:p>
          </table:table-cell>
          <table:table-cell office:value-type="float" office:value="19.7" calcext:value-type="float">
            <text:p>19.7</text:p>
          </table:table-cell>
          <table:table-cell table:formula="of:=[.D12]+[.I12]" office:value-type="float" office:value="106.8" calcext:value-type="float">
            <text:p>106.8</text:p>
          </table:table-cell>
          <table:table-cell table:formula="of:=([.F12]+[.H12]+[.J12])/3" office:value-type="float" office:value="106.266666666667" calcext:value-type="float">
            <text:p>106.266666666667</text:p>
          </table:table-cell>
          <table:table-cell office:value-type="float" office:value="87.1" calcext:value-type="float">
            <text:p>87.1</text:p>
          </table:table-cell>
          <table:table-cell table:formula="of:=[.D12]+[.L12]" office:value-type="float" office:value="174.2" calcext:value-type="float">
            <text:p>174.2</text:p>
          </table:table-cell>
          <table:table-cell office:value-type="float" office:value="51.8" calcext:value-type="float">
            <text:p>51.8</text:p>
          </table:table-cell>
          <table:table-cell table:formula="of:=[.D12]+[.N12]" office:value-type="float" office:value="138.9" calcext:value-type="float">
            <text:p>138.9</text:p>
          </table:table-cell>
          <table:table-cell office:value-type="float" office:value="71.2" calcext:value-type="float">
            <text:p>71.2</text:p>
          </table:table-cell>
          <table:table-cell table:formula="of:=[.D12]+[.P12]" office:value-type="float" office:value="158.3" calcext:value-type="float">
            <text:p>158.3</text:p>
          </table:table-cell>
          <table:table-cell table:formula="of:=([.M12]+[.O12]+[.Q12])/3" office:value-type="float" office:value="157.133333333333" calcext:value-type="float">
            <text:p>157.133333333333</text:p>
          </table:table-cell>
          <table:table-cell table:formula="of:=[.V12]/MAX([.$V$4:.$V$39]) + [.$T$2] *([.U12]/MAX([.$U$4:.$U$39]))" office:value-type="float" office:value="0.263607127524498" calcext:value-type="float">
            <text:p>0.263607127524498</text:p>
          </table:table-cell>
          <table:table-cell table:formula="of:=[.V12]/MAX([.$V$4:.$V$39]) + [.$V$2] *([.U12]/MAX([.$U$4:.$U$39]))" office:value-type="float" office:value="0.36487815383235" calcext:value-type="float">
            <text:p>0.36487815383235</text:p>
          </table:table-cell>
          <table:table-cell office:value-type="float" office:value="71.9373458037268" calcext:value-type="float">
            <text:p>71.9373458037268</text:p>
          </table:table-cell>
          <table:table-cell office:value-type="float" office:value="329249" calcext:value-type="float">
            <text:p>329249</text:p>
          </table:table-cell>
          <table:table-cell office:value-type="float" office:value="192361" calcext:value-type="float">
            <text:p>1923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formula="of:=[.D13]+[.E13]" office:value-type="float" office:value="186" calcext:value-type="float">
            <text:p>186</text:p>
          </table:table-cell>
          <table:table-cell office:value-type="float" office:value="14.3" calcext:value-type="float">
            <text:p>14.3</text:p>
          </table:table-cell>
          <table:table-cell table:formula="of:=[.D13]+[.G13]" office:value-type="float" office:value="176.3" calcext:value-type="float">
            <text:p>176.3</text:p>
          </table:table-cell>
          <table:table-cell office:value-type="float" office:value="19.9" calcext:value-type="float">
            <text:p>19.9</text:p>
          </table:table-cell>
          <table:table-cell table:formula="of:=[.D13]+[.I13]" office:value-type="float" office:value="181.9" calcext:value-type="float">
            <text:p>181.9</text:p>
          </table:table-cell>
          <table:table-cell table:formula="of:=([.F13]+[.H13]+[.J13])/3" office:value-type="float" office:value="181.4" calcext:value-type="float">
            <text:p>181.4</text:p>
          </table:table-cell>
          <table:table-cell office:value-type="float" office:value="88.6" calcext:value-type="float">
            <text:p>88.6</text:p>
          </table:table-cell>
          <table:table-cell table:formula="of:=[.D13]+[.L13]" office:value-type="float" office:value="250.6" calcext:value-type="float">
            <text:p>250.6</text:p>
          </table:table-cell>
          <table:table-cell office:value-type="float" office:value="53.3" calcext:value-type="float">
            <text:p>53.3</text:p>
          </table:table-cell>
          <table:table-cell table:formula="of:=[.D13]+[.N13]" office:value-type="float" office:value="215.3" calcext:value-type="float">
            <text:p>215.3</text:p>
          </table:table-cell>
          <table:table-cell office:value-type="float" office:value="75.1" calcext:value-type="float">
            <text:p>75.1</text:p>
          </table:table-cell>
          <table:table-cell table:formula="of:=[.D13]+[.P13]" office:value-type="float" office:value="237.1" calcext:value-type="float">
            <text:p>237.1</text:p>
          </table:table-cell>
          <table:table-cell table:formula="of:=([.M13]+[.O13]+[.Q13])/3" office:value-type="float" office:value="234.333333333333" calcext:value-type="float">
            <text:p>234.333333333333</text:p>
          </table:table-cell>
          <table:table-cell table:formula="of:=[.V13]/MAX([.$V$4:.$V$39]) + [.$T$2] *([.U13]/MAX([.$U$4:.$U$39]))" office:value-type="float" office:value="0.483341156610924" calcext:value-type="float">
            <text:p>0.483341156610924</text:p>
          </table:table-cell>
          <table:table-cell table:formula="of:=[.V13]/MAX([.$V$4:.$V$39]) + [.$V$2] *([.U13]/MAX([.$U$4:.$U$39]))" office:value-type="float" office:value="0.584793702986285" calcext:value-type="float">
            <text:p>0.584793702986285</text:p>
          </table:table-cell>
          <table:table-cell office:value-type="float" office:value="72.0662876377616" calcext:value-type="float">
            <text:p>72.0662876377616</text:p>
          </table:table-cell>
          <table:table-cell office:value-type="float" office:value="649656" calcext:value-type="float">
            <text:p>649656</text:p>
          </table:table-cell>
          <table:table-cell office:value-type="float" office:value="276043" calcext:value-type="float">
            <text:p>276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3.8" calcext:value-type="float">
            <text:p>23.8</text:p>
          </table:table-cell>
          <table:table-cell table:formula="of:=[.D14]+[.E14]" office:value-type="float" office:value="242.8" calcext:value-type="float">
            <text:p>242.8</text:p>
          </table:table-cell>
          <table:table-cell office:value-type="float" office:value="14.4" calcext:value-type="float">
            <text:p>14.4</text:p>
          </table:table-cell>
          <table:table-cell table:formula="of:=[.D14]+[.G14]" office:value-type="float" office:value="233.4" calcext:value-type="float">
            <text:p>233.4</text:p>
          </table:table-cell>
          <table:table-cell office:value-type="float" office:value="19.9" calcext:value-type="float">
            <text:p>19.9</text:p>
          </table:table-cell>
          <table:table-cell table:formula="of:=[.D14]+[.I14]" office:value-type="float" office:value="238.9" calcext:value-type="float">
            <text:p>238.9</text:p>
          </table:table-cell>
          <table:table-cell table:formula="of:=([.F14]+[.H14]+[.J14])/3" office:value-type="float" office:value="238.366666666667" calcext:value-type="float">
            <text:p>238.366666666667</text:p>
          </table:table-cell>
          <table:table-cell office:value-type="float" office:value="88" calcext:value-type="float">
            <text:p>88</text:p>
          </table:table-cell>
          <table:table-cell table:formula="of:=[.D14]+[.L14]" office:value-type="float" office:value="307" calcext:value-type="float">
            <text:p>307</text:p>
          </table:table-cell>
          <table:table-cell office:value-type="float" office:value="52.2" calcext:value-type="float">
            <text:p>52.2</text:p>
          </table:table-cell>
          <table:table-cell table:formula="of:=[.D14]+[.N14]" office:value-type="float" office:value="271.2" calcext:value-type="float">
            <text:p>271.2</text:p>
          </table:table-cell>
          <table:table-cell office:value-type="float" office:value="73.6" calcext:value-type="float">
            <text:p>73.6</text:p>
          </table:table-cell>
          <table:table-cell table:formula="of:=[.D14]+[.P14]" office:value-type="float" office:value="292.6" calcext:value-type="float">
            <text:p>292.6</text:p>
          </table:table-cell>
          <table:table-cell table:formula="of:=([.M14]+[.O14]+[.Q14])/3" office:value-type="float" office:value="290.266666666667" calcext:value-type="float">
            <text:p>290.266666666667</text:p>
          </table:table-cell>
          <table:table-cell table:formula="of:=[.V14]/MAX([.$V$4:.$V$39]) + [.$T$2] *([.U14]/MAX([.$U$4:.$U$39]))" office:value-type="float" office:value="0.700730362124319" calcext:value-type="float">
            <text:p>0.700730362124319</text:p>
          </table:table-cell>
          <table:table-cell table:formula="of:=[.V14]/MAX([.$V$4:.$V$39]) + [.$V$2] *([.U14]/MAX([.$U$4:.$U$39]))" office:value-type="float" office:value="0.801394474311946" calcext:value-type="float">
            <text:p>0.801394474311946</text:p>
          </table:table-cell>
          <table:table-cell office:value-type="float" office:value="71.5062275211191" calcext:value-type="float">
            <text:p>71.5062275211191</text:p>
          </table:table-cell>
          <table:table-cell office:value-type="float" office:value="967172" calcext:value-type="float">
            <text:p>967172</text:p>
          </table:table-cell>
          <table:table-cell office:value-type="float" office:value="287559" calcext:value-type="float">
            <text:p>2875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23.7" calcext:value-type="float">
            <text:p>23.7</text:p>
          </table:table-cell>
          <table:table-cell table:formula="of:=[.D15]+[.E15]" office:value-type="float" office:value="295.7" calcext:value-type="float">
            <text:p>295.7</text:p>
          </table:table-cell>
          <table:table-cell office:value-type="float" office:value="14.1" calcext:value-type="float">
            <text:p>14.1</text:p>
          </table:table-cell>
          <table:table-cell table:formula="of:=[.D15]+[.G15]" office:value-type="float" office:value="286.1" calcext:value-type="float">
            <text:p>286.1</text:p>
          </table:table-cell>
          <table:table-cell office:value-type="float" office:value="19.7" calcext:value-type="float">
            <text:p>19.7</text:p>
          </table:table-cell>
          <table:table-cell table:formula="of:=[.D15]+[.I15]" office:value-type="float" office:value="291.7" calcext:value-type="float">
            <text:p>291.7</text:p>
          </table:table-cell>
          <table:table-cell table:formula="of:=([.F15]+[.H15]+[.J15])/3" office:value-type="float" office:value="291.166666666667" calcext:value-type="float">
            <text:p>291.166666666667</text:p>
          </table:table-cell>
          <table:table-cell office:value-type="float" office:value="87.9" calcext:value-type="float">
            <text:p>87.9</text:p>
          </table:table-cell>
          <table:table-cell table:formula="of:=[.D15]+[.L15]" office:value-type="float" office:value="359.9" calcext:value-type="float">
            <text:p>359.9</text:p>
          </table:table-cell>
          <table:table-cell office:value-type="float" office:value="52.7" calcext:value-type="float">
            <text:p>52.7</text:p>
          </table:table-cell>
          <table:table-cell table:formula="of:=[.D15]+[.N15]" office:value-type="float" office:value="324.7" calcext:value-type="float">
            <text:p>324.7</text:p>
          </table:table-cell>
          <table:table-cell office:value-type="float" office:value="70.3" calcext:value-type="float">
            <text:p>70.3</text:p>
          </table:table-cell>
          <table:table-cell table:formula="of:=[.D15]+[.P15]" office:value-type="float" office:value="342.3" calcext:value-type="float">
            <text:p>342.3</text:p>
          </table:table-cell>
          <table:table-cell table:formula="of:=([.M15]+[.O15]+[.Q15])/3" office:value-type="float" office:value="342.3" calcext:value-type="float">
            <text:p>342.3</text:p>
          </table:table-cell>
          <table:table-cell table:formula="of:=[.V15]/MAX([.$V$4:.$V$39]) + [.$T$2] *([.U15]/MAX([.$U$4:.$U$39]))" office:value-type="float" office:value="0.871310277641909" calcext:value-type="float">
            <text:p>0.871310277641909</text:p>
          </table:table-cell>
          <table:table-cell table:formula="of:=[.V15]/MAX([.$V$4:.$V$39]) + [.$V$2] *([.U15]/MAX([.$U$4:.$U$39]))" office:value-type="float" office:value="0.971535218452508" calcext:value-type="float">
            <text:p>0.971535218452508</text:p>
          </table:table-cell>
          <table:table-cell office:value-type="float" office:value="71.1942644220161" calcext:value-type="float">
            <text:p>71.1942644220161</text:p>
          </table:table-cell>
          <table:table-cell office:value-type="float" office:value="1216221" calcext:value-type="float">
            <text:p>1216221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.6" calcext:value-type="float">
            <text:p>27.6</text:p>
          </table:table-cell>
          <table:table-cell office:value-type="float" office:value="25" calcext:value-type="float">
            <text:p>25</text:p>
          </table:table-cell>
          <table:table-cell table:formula="of:=[.D16]+[.E16]" office:value-type="float" office:value="52.6" calcext:value-type="float">
            <text:p>52.6</text:p>
          </table:table-cell>
          <table:table-cell office:value-type="float" office:value="15.3" calcext:value-type="float">
            <text:p>15.3</text:p>
          </table:table-cell>
          <table:table-cell table:formula="of:=[.D16]+[.G16]" office:value-type="float" office:value="42.9" calcext:value-type="float">
            <text:p>42.9</text:p>
          </table:table-cell>
          <table:table-cell office:value-type="float" office:value="20.3" calcext:value-type="float">
            <text:p>20.3</text:p>
          </table:table-cell>
          <table:table-cell table:formula="of:=[.D16]+[.I16]" office:value-type="float" office:value="47.9" calcext:value-type="float">
            <text:p>47.9</text:p>
          </table:table-cell>
          <table:table-cell table:formula="of:=([.F16]+[.H16]+[.J16])/3" office:value-type="float" office:value="47.8" calcext:value-type="float">
            <text:p>47.8</text:p>
          </table:table-cell>
          <table:table-cell office:value-type="float" office:value="93.2" calcext:value-type="float">
            <text:p>93.2</text:p>
          </table:table-cell>
          <table:table-cell table:formula="of:=[.D16]+[.L16]" office:value-type="float" office:value="120.8" calcext:value-type="float">
            <text:p>120.8</text:p>
          </table:table-cell>
          <table:table-cell office:value-type="float" office:value="56.6" calcext:value-type="float">
            <text:p>56.6</text:p>
          </table:table-cell>
          <table:table-cell table:formula="of:=[.D16]+[.N16]" office:value-type="float" office:value="84.2" calcext:value-type="float">
            <text:p>84.2</text:p>
          </table:table-cell>
          <table:table-cell office:value-type="float" office:value="72.8" calcext:value-type="float">
            <text:p>72.8</text:p>
          </table:table-cell>
          <table:table-cell table:formula="of:=[.D16]+[.P16]" office:value-type="float" office:value="100.4" calcext:value-type="float">
            <text:p>100.4</text:p>
          </table:table-cell>
          <table:table-cell table:formula="of:=([.M16]+[.O16]+[.Q16])/3" office:value-type="float" office:value="101.8" calcext:value-type="float">
            <text:p>101.8</text:p>
          </table:table-cell>
          <table:table-cell table:formula="of:=[.V16]/MAX([.$V$4:.$V$39]) + [.$T$2] *([.U16]/MAX([.$U$4:.$U$39]))" office:value-type="float" office:value="0.102817573290038" calcext:value-type="float">
            <text:p>0.102817573290038</text:p>
          </table:table-cell>
          <table:table-cell table:formula="of:=[.V16]/MAX([.$V$4:.$V$39]) + [.$V$2] *([.U16]/MAX([.$U$4:.$U$39]))" office:value-type="float" office:value="0.224111421218538" calcext:value-type="float">
            <text:p>0.224111421218538</text:p>
          </table:table-cell>
          <table:table-cell office:value-type="float" office:value="86.1604528009074" calcext:value-type="float">
            <text:p>86.1604528009074</text:p>
          </table:table-cell>
          <table:table-cell office:value-type="float" office:value="83796" calcext:value-type="float">
            <text:p>83796</text:p>
          </table:table-cell>
          <table:table-cell office:value-type="float" office:value="63995" calcext:value-type="float">
            <text:p>639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23.7" calcext:value-type="float">
            <text:p>23.7</text:p>
          </table:table-cell>
          <table:table-cell table:formula="of:=[.D17]+[.E17]" office:value-type="float" office:value="96.1" calcext:value-type="float">
            <text:p>96.1</text:p>
          </table:table-cell>
          <table:table-cell table:style-name="ce6" office:value-type="float" office:value="14.1" calcext:value-type="float">
            <text:p>14.1</text:p>
          </table:table-cell>
          <table:table-cell table:formula="of:=[.D17]+[.G17]" office:value-type="float" office:value="86.5" calcext:value-type="float">
            <text:p>86.5</text:p>
          </table:table-cell>
          <table:table-cell table:style-name="ce1" office:value-type="float" office:value="19.5" calcext:value-type="float">
            <text:p>19.5</text:p>
          </table:table-cell>
          <table:table-cell table:formula="of:=[.D17]+[.I17]" office:value-type="float" office:value="91.9" calcext:value-type="float">
            <text:p>91.9</text:p>
          </table:table-cell>
          <table:table-cell table:formula="of:=([.F17]+[.H17]+[.J17])/3" office:value-type="float" office:value="91.5" calcext:value-type="float">
            <text:p>91.5</text:p>
          </table:table-cell>
          <table:table-cell table:style-name="ce1" office:value-type="float" office:value="88.1" calcext:value-type="float">
            <text:p>88.1</text:p>
          </table:table-cell>
          <table:table-cell table:formula="of:=[.D17]+[.L17]" office:value-type="float" office:value="160.5" calcext:value-type="float">
            <text:p>160.5</text:p>
          </table:table-cell>
          <table:table-cell table:style-name="ce1" office:value-type="float" office:value="52" calcext:value-type="float">
            <text:p>52</text:p>
          </table:table-cell>
          <table:table-cell table:formula="of:=[.D17]+[.N17]" office:value-type="float" office:value="124.4" calcext:value-type="float">
            <text:p>124.4</text:p>
          </table:table-cell>
          <table:table-cell table:style-name="ce1" office:value-type="float" office:value="69.6" calcext:value-type="float">
            <text:p>69.6</text:p>
          </table:table-cell>
          <table:table-cell table:formula="of:=[.D17]+[.P17]" office:value-type="float" office:value="142" calcext:value-type="float">
            <text:p>142</text:p>
          </table:table-cell>
          <table:table-cell table:formula="of:=([.M17]+[.O17]+[.Q17])/3" office:value-type="float" office:value="142.3" calcext:value-type="float">
            <text:p>142.3</text:p>
          </table:table-cell>
          <table:table-cell table:formula="of:=[.V17]/MAX([.$V$4:.$V$39]) + [.$T$2] *([.U17]/MAX([.$U$4:.$U$39]))" office:value-type="float" office:value="0.212677087732381" calcext:value-type="float">
            <text:p>0.212677087732381</text:p>
          </table:table-cell>
          <table:table-cell table:formula="of:=[.V17]/MAX([.$V$4:.$V$39]) + [.$V$2] *([.U17]/MAX([.$U$4:.$U$39]))" office:value-type="float" office:value="0.315218311981293" calcext:value-type="float">
            <text:p>0.315218311981293</text:p>
          </table:table-cell>
          <table:table-cell table:style-name="ce1" office:value-type="float" office:value="72.8396242920227" calcext:value-type="float">
            <text:p>72.8396242920227</text:p>
          </table:table-cell>
          <table:table-cell table:style-name="ce1" office:value-type="float" office:value="254269" calcext:value-type="float">
            <text:p>254269</text:p>
          </table:table-cell>
          <table:table-cell table:style-name="ce1" office:value-type="float" office:value="169495" calcext:value-type="float">
            <text:p>169495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formula="of:=[.D18]+[.E18]" office:value-type="float" office:value="160" calcext:value-type="float">
            <text:p>160</text:p>
          </table:table-cell>
          <table:table-cell office:value-type="float" office:value="14.3" calcext:value-type="float">
            <text:p>14.3</text:p>
          </table:table-cell>
          <table:table-cell table:formula="of:=[.D18]+[.G18]" office:value-type="float" office:value="150.3" calcext:value-type="float">
            <text:p>150.3</text:p>
          </table:table-cell>
          <table:table-cell office:value-type="float" office:value="20" calcext:value-type="float">
            <text:p>20</text:p>
          </table:table-cell>
          <table:table-cell table:formula="of:=[.D18]+[.I18]" office:value-type="float" office:value="156" calcext:value-type="float">
            <text:p>156</text:p>
          </table:table-cell>
          <table:table-cell table:formula="of:=([.F18]+[.H18]+[.J18])/3" office:value-type="float" office:value="155.433333333333" calcext:value-type="float">
            <text:p>155.433333333333</text:p>
          </table:table-cell>
          <table:table-cell office:value-type="float" office:value="88.7" calcext:value-type="float">
            <text:p>88.7</text:p>
          </table:table-cell>
          <table:table-cell table:formula="of:=[.D18]+[.L18]" office:value-type="float" office:value="224.7" calcext:value-type="float">
            <text:p>224.7</text:p>
          </table:table-cell>
          <table:table-cell office:value-type="float" office:value="52.6" calcext:value-type="float">
            <text:p>52.6</text:p>
          </table:table-cell>
          <table:table-cell table:formula="of:=[.D18]+[.N18]" office:value-type="float" office:value="188.6" calcext:value-type="float">
            <text:p>188.6</text:p>
          </table:table-cell>
          <table:table-cell office:value-type="float" office:value="71.2" calcext:value-type="float">
            <text:p>71.2</text:p>
          </table:table-cell>
          <table:table-cell table:formula="of:=[.D18]+[.P18]" office:value-type="float" office:value="207.2" calcext:value-type="float">
            <text:p>207.2</text:p>
          </table:table-cell>
          <table:table-cell table:formula="of:=([.M18]+[.O18]+[.Q18])/3" office:value-type="float" office:value="206.833333333333" calcext:value-type="float">
            <text:p>206.833333333333</text:p>
          </table:table-cell>
          <table:table-cell table:formula="of:=[.V18]/MAX([.$V$4:.$V$39]) + [.$T$2] *([.U18]/MAX([.$U$4:.$U$39]))" office:value-type="float" office:value="0.405588349075197" calcext:value-type="float">
            <text:p>0.405588349075197</text:p>
          </table:table-cell>
          <table:table-cell table:formula="of:=[.V18]/MAX([.$V$4:.$V$39]) + [.$V$2] *([.U18]/MAX([.$U$4:.$U$39]))" office:value-type="float" office:value="0.507363593204453" calcext:value-type="float">
            <text:p>0.507363593204453</text:p>
          </table:table-cell>
          <table:table-cell office:value-type="float" office:value="72.2955143056285" calcext:value-type="float">
            <text:p>72.2955143056285</text:p>
          </table:table-cell>
          <table:table-cell office:value-type="float" office:value="536069" calcext:value-type="float">
            <text:p>536069</text:p>
          </table:table-cell>
          <table:table-cell office:value-type="float" office:value="267235" calcext:value-type="float">
            <text:p>2672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4.1" calcext:value-type="float">
            <text:p>24.1</text:p>
          </table:table-cell>
          <table:table-cell table:formula="of:=[.D19]+[.E19]" office:value-type="float" office:value="217.1" calcext:value-type="float">
            <text:p>217.1</text:p>
          </table:table-cell>
          <table:table-cell office:value-type="float" office:value="14.3" calcext:value-type="float">
            <text:p>14.3</text:p>
          </table:table-cell>
          <table:table-cell table:formula="of:=[.D19]+[.G19]" office:value-type="float" office:value="207.3" calcext:value-type="float">
            <text:p>207.3</text:p>
          </table:table-cell>
          <table:table-cell office:value-type="float" office:value="20" calcext:value-type="float">
            <text:p>20</text:p>
          </table:table-cell>
          <table:table-cell table:formula="of:=[.D19]+[.I19]" office:value-type="float" office:value="213" calcext:value-type="float">
            <text:p>213</text:p>
          </table:table-cell>
          <table:table-cell table:formula="of:=([.F19]+[.H19]+[.J19])/3" office:value-type="float" office:value="212.466666666667" calcext:value-type="float">
            <text:p>212.466666666667</text:p>
          </table:table-cell>
          <table:table-cell office:value-type="float" office:value="88.2" calcext:value-type="float">
            <text:p>88.2</text:p>
          </table:table-cell>
          <table:table-cell table:formula="of:=[.D19]+[.L19]" office:value-type="float" office:value="281.2" calcext:value-type="float">
            <text:p>281.2</text:p>
          </table:table-cell>
          <table:table-cell office:value-type="float" office:value="52.2" calcext:value-type="float">
            <text:p>52.2</text:p>
          </table:table-cell>
          <table:table-cell table:formula="of:=[.D19]+[.N19]" office:value-type="float" office:value="245.2" calcext:value-type="float">
            <text:p>245.2</text:p>
          </table:table-cell>
          <table:table-cell office:value-type="float" office:value="70.4" calcext:value-type="float">
            <text:p>70.4</text:p>
          </table:table-cell>
          <table:table-cell table:formula="of:=[.D19]+[.P19]" office:value-type="float" office:value="263.4" calcext:value-type="float">
            <text:p>263.4</text:p>
          </table:table-cell>
          <table:table-cell table:formula="of:=([.M19]+[.O19]+[.Q19])/3" office:value-type="float" office:value="263.266666666667" calcext:value-type="float">
            <text:p>263.266666666667</text:p>
          </table:table-cell>
          <table:table-cell table:formula="of:=[.V19]/MAX([.$V$4:.$V$39]) + [.$T$2] *([.U19]/MAX([.$U$4:.$U$39]))" office:value-type="float" office:value="0.603217804420916" calcext:value-type="float">
            <text:p>0.603217804420916</text:p>
          </table:table-cell>
          <table:table-cell table:formula="of:=[.V19]/MAX([.$V$4:.$V$39]) + [.$V$2] *([.U19]/MAX([.$U$4:.$U$39]))" office:value-type="float" office:value="0.704269226382087" calcext:value-type="float">
            <text:p>0.704269226382087</text:p>
          </table:table-cell>
          <table:table-cell office:value-type="float" office:value="71.7813510004437" calcext:value-type="float">
            <text:p>71.7813510004437</text:p>
          </table:table-cell>
          <table:table-cell office:value-type="float" office:value="824728" calcext:value-type="float">
            <text:p>824728</text:p>
          </table:table-cell>
          <table:table-cell office:value-type="float" office:value="287087" calcext:value-type="float">
            <text:p>287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office:value-type="float" office:value="23.8" calcext:value-type="float">
            <text:p>23.8</text:p>
          </table:table-cell>
          <table:table-cell table:formula="of:=[.D20]+[.E20]" office:value-type="float" office:value="274.8" calcext:value-type="float">
            <text:p>274.8</text:p>
          </table:table-cell>
          <table:table-cell office:value-type="float" office:value="14.3" calcext:value-type="float">
            <text:p>14.3</text:p>
          </table:table-cell>
          <table:table-cell table:formula="of:=[.D20]+[.G20]" office:value-type="float" office:value="265.3" calcext:value-type="float">
            <text:p>265.3</text:p>
          </table:table-cell>
          <table:table-cell office:value-type="float" office:value="19.9" calcext:value-type="float">
            <text:p>19.9</text:p>
          </table:table-cell>
          <table:table-cell table:formula="of:=[.D20]+[.I20]" office:value-type="float" office:value="270.9" calcext:value-type="float">
            <text:p>270.9</text:p>
          </table:table-cell>
          <table:table-cell table:formula="of:=([.F20]+[.H20]+[.J20])/3" office:value-type="float" office:value="270.333333333333" calcext:value-type="float">
            <text:p>270.333333333333</text:p>
          </table:table-cell>
          <table:table-cell office:value-type="float" office:value="87.6" calcext:value-type="float">
            <text:p>87.6</text:p>
          </table:table-cell>
          <table:table-cell table:formula="of:=[.D20]+[.L20]" office:value-type="float" office:value="338.6" calcext:value-type="float">
            <text:p>338.6</text:p>
          </table:table-cell>
          <table:table-cell office:value-type="float" office:value="52.5" calcext:value-type="float">
            <text:p>52.5</text:p>
          </table:table-cell>
          <table:table-cell table:formula="of:=[.D20]+[.N20]" office:value-type="float" office:value="303.5" calcext:value-type="float">
            <text:p>303.5</text:p>
          </table:table-cell>
          <table:table-cell office:value-type="float" office:value="70" calcext:value-type="float">
            <text:p>70</text:p>
          </table:table-cell>
          <table:table-cell table:formula="of:=[.D20]+[.P20]" office:value-type="float" office:value="321" calcext:value-type="float">
            <text:p>321</text:p>
          </table:table-cell>
          <table:table-cell table:formula="of:=([.M20]+[.O20]+[.Q20])/3" office:value-type="float" office:value="321.033333333333" calcext:value-type="float">
            <text:p>321.033333333333</text:p>
          </table:table-cell>
          <table:table-cell table:formula="of:=[.V20]/MAX([.$V$4:.$V$39]) + [.$T$2] *([.U20]/MAX([.$U$4:.$U$39]))" office:value-type="float" office:value="0.797524049917992" calcext:value-type="float">
            <text:p>0.797524049917992</text:p>
          </table:table-cell>
          <table:table-cell table:formula="of:=[.V20]/MAX([.$V$4:.$V$39]) + [.$V$2] *([.U20]/MAX([.$U$4:.$U$39]))" office:value-type="float" office:value="0.897876827291548" calcext:value-type="float">
            <text:p>0.897876827291548</text:p>
          </table:table-cell>
          <table:table-cell office:value-type="float" office:value="71.2850724583423" calcext:value-type="float">
            <text:p>71.2850724583423</text:p>
          </table:table-cell>
          <table:table-cell office:value-type="float" office:value="1108526" calcext:value-type="float">
            <text:p>1108526</text:p>
          </table:table-cell>
          <table:table-cell office:value-type="float" office:value="287789" calcext:value-type="float">
            <text:p>28778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float" office:value="23.7" calcext:value-type="float">
            <text:p>23.7</text:p>
          </table:table-cell>
          <table:table-cell table:formula="of:=[.D21]+[.E21]" office:value-type="float" office:value="320.7" calcext:value-type="float">
            <text:p>320.7</text:p>
          </table:table-cell>
          <table:table-cell office:value-type="float" office:value="14.5" calcext:value-type="float">
            <text:p>14.5</text:p>
          </table:table-cell>
          <table:table-cell table:formula="of:=[.D21]+[.G21]" office:value-type="float" office:value="311.5" calcext:value-type="float">
            <text:p>311.5</text:p>
          </table:table-cell>
          <table:table-cell office:value-type="float" office:value="19.4" calcext:value-type="float">
            <text:p>19.4</text:p>
          </table:table-cell>
          <table:table-cell table:formula="of:=[.D21]+[.I21]" office:value-type="float" office:value="316.4" calcext:value-type="float">
            <text:p>316.4</text:p>
          </table:table-cell>
          <table:table-cell table:formula="of:=([.F21]+[.H21]+[.J21])/3" office:value-type="float" office:value="316.2" calcext:value-type="float">
            <text:p>316.2</text:p>
          </table:table-cell>
          <table:table-cell office:value-type="float" office:value="87.6" calcext:value-type="float">
            <text:p>87.6</text:p>
          </table:table-cell>
          <table:table-cell table:formula="of:=[.D21]+[.L21]" office:value-type="float" office:value="384.6" calcext:value-type="float">
            <text:p>384.6</text:p>
          </table:table-cell>
          <table:table-cell office:value-type="float" office:value="51.7" calcext:value-type="float">
            <text:p>51.7</text:p>
          </table:table-cell>
          <table:table-cell table:formula="of:=[.D21]+[.N21]" office:value-type="float" office:value="348.7" calcext:value-type="float">
            <text:p>348.7</text:p>
          </table:table-cell>
          <table:table-cell office:value-type="float" office:value="69.5" calcext:value-type="float">
            <text:p>69.5</text:p>
          </table:table-cell>
          <table:table-cell table:formula="of:=[.D21]+[.P21]" office:value-type="float" office:value="366.5" calcext:value-type="float">
            <text:p>366.5</text:p>
          </table:table-cell>
          <table:table-cell table:formula="of:=([.M21]+[.O21]+[.Q21])/3" office:value-type="float" office:value="366.6" calcext:value-type="float">
            <text:p>366.6</text:p>
          </table:table-cell>
          <table:table-cell table:formula="of:=[.V21]/MAX([.$V$4:.$V$39]) + [.$T$2] *([.U21]/MAX([.$U$4:.$U$39]))" office:value-type="float" office:value="0.940183199710337" calcext:value-type="float">
            <text:p>0.940183199710337</text:p>
          </table:table-cell>
          <table:table-cell table:formula="of:=[.V21]/MAX([.$V$4:.$V$39]) + [.$V$2] *([.U21]/MAX([.$U$4:.$U$39]))" office:value-type="float" office:value="1.04019673703615" calcext:value-type="float">
            <text:p>1.04019673703615</text:p>
          </table:table-cell>
          <table:table-cell office:value-type="float" office:value="71.044095058244" calcext:value-type="float">
            <text:p>71.044095058244</text:p>
          </table:table-cell>
          <table:table-cell office:value-type="float" office:value="1316795" calcext:value-type="float">
            <text:p>1316795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60.9" calcext:value-type="float">
            <text:p>60.9</text:p>
          </table:table-cell>
          <table:table-cell office:value-type="float" office:value="24.3" calcext:value-type="float">
            <text:p>24.3</text:p>
          </table:table-cell>
          <table:table-cell table:formula="of:=[.D22]+[.E22]" office:value-type="float" office:value="85.2" calcext:value-type="float">
            <text:p>85.2</text:p>
          </table:table-cell>
          <table:table-cell office:value-type="float" office:value="14.6" calcext:value-type="float">
            <text:p>14.6</text:p>
          </table:table-cell>
          <table:table-cell table:formula="of:=[.D22]+[.G22]" office:value-type="float" office:value="75.5" calcext:value-type="float">
            <text:p>75.5</text:p>
          </table:table-cell>
          <table:table-cell office:value-type="float" office:value="19.1" calcext:value-type="float">
            <text:p>19.1</text:p>
          </table:table-cell>
          <table:table-cell table:formula="of:=[.D22]+[.I22]" office:value-type="float" office:value="80" calcext:value-type="float">
            <text:p>80</text:p>
          </table:table-cell>
          <table:table-cell table:formula="of:=([.F22]+[.H22]+[.J22])/3" office:value-type="float" office:value="80.2333333333333" calcext:value-type="float">
            <text:p>80.2333333333333</text:p>
          </table:table-cell>
          <table:table-cell office:value-type="float" office:value="89.8" calcext:value-type="float">
            <text:p>89.8</text:p>
          </table:table-cell>
          <table:table-cell table:formula="of:=[.D22]+[.L22]" office:value-type="float" office:value="150.7" calcext:value-type="float">
            <text:p>150.7</text:p>
          </table:table-cell>
          <table:table-cell office:value-type="float" office:value="53.6" calcext:value-type="float">
            <text:p>53.6</text:p>
          </table:table-cell>
          <table:table-cell table:formula="of:=[.D22]+[.N22]" office:value-type="float" office:value="114.5" calcext:value-type="float">
            <text:p>114.5</text:p>
          </table:table-cell>
          <table:table-cell office:value-type="float" office:value="69.9" calcext:value-type="float">
            <text:p>69.9</text:p>
          </table:table-cell>
          <table:table-cell table:formula="of:=[.D22]+[.P22]" office:value-type="float" office:value="130.8" calcext:value-type="float">
            <text:p>130.8</text:p>
          </table:table-cell>
          <table:table-cell table:formula="of:=([.M22]+[.O22]+[.Q22])/3" office:value-type="float" office:value="132" calcext:value-type="float">
            <text:p>132</text:p>
          </table:table-cell>
          <table:table-cell table:formula="of:=[.V22]/MAX([.$V$4:.$V$39]) + [.$T$2] *([.U22]/MAX([.$U$4:.$U$39]))" office:value-type="float" office:value="0.175804877743585" calcext:value-type="float">
            <text:p>0.175804877743585</text:p>
          </table:table-cell>
          <table:table-cell table:formula="of:=[.V22]/MAX([.$V$4:.$V$39]) + [.$V$2] *([.U22]/MAX([.$U$4:.$U$39]))" office:value-type="float" office:value="0.281813764372066" calcext:value-type="float">
            <text:p>0.281813764372066</text:p>
          </table:table-cell>
          <table:table-cell office:value-type="float" office:value="75.3028601929929" calcext:value-type="float">
            <text:p>75.3028601929929</text:p>
          </table:table-cell>
          <table:table-cell office:value-type="float" office:value="198595" calcext:value-type="float">
            <text:p>198595</text:p>
          </table:table-cell>
          <table:table-cell office:value-type="float" office:value="148903" calcext:value-type="float">
            <text:p>14890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24.4" calcext:value-type="float">
            <text:p>24.4</text:p>
          </table:table-cell>
          <table:table-cell table:formula="of:=[.D23]+[.E23]" office:value-type="float" office:value="143.4" calcext:value-type="float">
            <text:p>143.4</text:p>
          </table:table-cell>
          <table:table-cell office:value-type="float" office:value="14.4" calcext:value-type="float">
            <text:p>14.4</text:p>
          </table:table-cell>
          <table:table-cell table:formula="of:=[.D23]+[.G23]" office:value-type="float" office:value="133.4" calcext:value-type="float">
            <text:p>133.4</text:p>
          </table:table-cell>
          <table:table-cell office:value-type="float" office:value="19.4" calcext:value-type="float">
            <text:p>19.4</text:p>
          </table:table-cell>
          <table:table-cell table:formula="of:=[.D23]+[.I23]" office:value-type="float" office:value="138.4" calcext:value-type="float">
            <text:p>138.4</text:p>
          </table:table-cell>
          <table:table-cell table:formula="of:=([.F23]+[.H23]+[.J23])/3" office:value-type="float" office:value="138.4" calcext:value-type="float">
            <text:p>138.4</text:p>
          </table:table-cell>
          <table:table-cell office:value-type="float" office:value="89.9" calcext:value-type="float">
            <text:p>89.9</text:p>
          </table:table-cell>
          <table:table-cell table:formula="of:=[.D23]+[.L23]" office:value-type="float" office:value="208.9" calcext:value-type="float">
            <text:p>208.9</text:p>
          </table:table-cell>
          <table:table-cell office:value-type="float" office:value="53.1" calcext:value-type="float">
            <text:p>53.1</text:p>
          </table:table-cell>
          <table:table-cell table:formula="of:=[.D23]+[.N23]" office:value-type="float" office:value="172.1" calcext:value-type="float">
            <text:p>172.1</text:p>
          </table:table-cell>
          <table:table-cell office:value-type="float" office:value="71" calcext:value-type="float">
            <text:p>71</text:p>
          </table:table-cell>
          <table:table-cell table:formula="of:=[.D23]+[.P23]" office:value-type="float" office:value="190" calcext:value-type="float">
            <text:p>190</text:p>
          </table:table-cell>
          <table:table-cell table:formula="of:=([.M23]+[.O23]+[.Q23])/3" office:value-type="float" office:value="190.333333333333" calcext:value-type="float">
            <text:p>190.333333333333</text:p>
          </table:table-cell>
          <table:table-cell table:formula="of:=[.V23]/MAX([.$V$4:.$V$39]) + [.$T$2] *([.U23]/MAX([.$U$4:.$U$39]))" office:value-type="float" office:value="0.339840465691381" calcext:value-type="float">
            <text:p>0.339840465691381</text:p>
          </table:table-cell>
          <table:table-cell table:formula="of:=[.V23]/MAX([.$V$4:.$V$39]) + [.$V$2] *([.U23]/MAX([.$U$4:.$U$39]))" office:value-type="float" office:value="0.44218125396501" calcext:value-type="float">
            <text:p>0.44218125396501</text:p>
          </table:table-cell>
          <table:table-cell office:value-type="float" office:value="72.6972456414732" calcext:value-type="float">
            <text:p>72.6972456414732</text:p>
          </table:table-cell>
          <table:table-cell office:value-type="float" office:value="439860" calcext:value-type="float">
            <text:p>439860</text:p>
          </table:table-cell>
          <table:table-cell office:value-type="float" office:value="254609" calcext:value-type="float">
            <text:p>25460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24.3" calcext:value-type="float">
            <text:p>24.3</text:p>
          </table:table-cell>
          <table:table-cell table:formula="of:=[.D24]+[.E24]" office:value-type="float" office:value="195.3" calcext:value-type="float">
            <text:p>195.3</text:p>
          </table:table-cell>
          <table:table-cell office:value-type="float" office:value="14.3" calcext:value-type="float">
            <text:p>14.3</text:p>
          </table:table-cell>
          <table:table-cell table:formula="of:=[.D24]+[.G24]" office:value-type="float" office:value="185.3" calcext:value-type="float">
            <text:p>185.3</text:p>
          </table:table-cell>
          <table:table-cell office:value-type="float" office:value="19.5" calcext:value-type="float">
            <text:p>19.5</text:p>
          </table:table-cell>
          <table:table-cell table:formula="of:=[.D24]+[.I24]" office:value-type="float" office:value="190.5" calcext:value-type="float">
            <text:p>190.5</text:p>
          </table:table-cell>
          <table:table-cell table:formula="of:=([.F24]+[.H24]+[.J24])/3" office:value-type="float" office:value="190.366666666667" calcext:value-type="float">
            <text:p>190.366666666667</text:p>
          </table:table-cell>
          <table:table-cell office:value-type="float" office:value="88.8" calcext:value-type="float">
            <text:p>88.8</text:p>
          </table:table-cell>
          <table:table-cell table:formula="of:=[.D24]+[.L24]" office:value-type="float" office:value="259.8" calcext:value-type="float">
            <text:p>259.8</text:p>
          </table:table-cell>
          <table:table-cell office:value-type="float" office:value="52.3" calcext:value-type="float">
            <text:p>52.3</text:p>
          </table:table-cell>
          <table:table-cell table:formula="of:=[.D24]+[.N24]" office:value-type="float" office:value="223.3" calcext:value-type="float">
            <text:p>223.3</text:p>
          </table:table-cell>
          <table:table-cell office:value-type="float" office:value="70.5" calcext:value-type="float">
            <text:p>70.5</text:p>
          </table:table-cell>
          <table:table-cell table:formula="of:=[.D24]+[.P24]" office:value-type="float" office:value="241.5" calcext:value-type="float">
            <text:p>241.5</text:p>
          </table:table-cell>
          <table:table-cell table:formula="of:=([.M24]+[.O24]+[.Q24])/3" office:value-type="float" office:value="241.533333333333" calcext:value-type="float">
            <text:p>241.533333333333</text:p>
          </table:table-cell>
          <table:table-cell table:formula="of:=[.V24]/MAX([.$V$4:.$V$39]) + [.$T$2] *([.U24]/MAX([.$U$4:.$U$39]))" office:value-type="float" office:value="0.520502434409718" calcext:value-type="float">
            <text:p>0.520502434409718</text:p>
          </table:table-cell>
          <table:table-cell table:formula="of:=[.V24]/MAX([.$V$4:.$V$39]) + [.$V$2] *([.U24]/MAX([.$U$4:.$U$39]))" office:value-type="float" office:value="0.622125030006491" calcext:value-type="float">
            <text:p>0.622125030006491</text:p>
          </table:table-cell>
          <table:table-cell office:value-type="float" office:value="72.187081216047" calcext:value-type="float">
            <text:p>72.187081216047</text:p>
          </table:table-cell>
          <table:table-cell office:value-type="float" office:value="703767" calcext:value-type="float">
            <text:p>703767</text:p>
          </table:table-cell>
          <table:table-cell office:value-type="float" office:value="286035" calcext:value-type="float">
            <text:p>28603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3.9" calcext:value-type="float">
            <text:p>23.9</text:p>
          </table:table-cell>
          <table:table-cell table:formula="of:=[.D25]+[.E25]" office:value-type="float" office:value="243.9" calcext:value-type="float">
            <text:p>243.9</text:p>
          </table:table-cell>
          <table:table-cell office:value-type="float" office:value="15.5" calcext:value-type="float">
            <text:p>15.5</text:p>
          </table:table-cell>
          <table:table-cell table:formula="of:=[.D25]+[.G25]" office:value-type="float" office:value="235.5" calcext:value-type="float">
            <text:p>235.5</text:p>
          </table:table-cell>
          <table:table-cell office:value-type="float" office:value="19.5" calcext:value-type="float">
            <text:p>19.5</text:p>
          </table:table-cell>
          <table:table-cell table:formula="of:=[.D25]+[.I25]" office:value-type="float" office:value="239.5" calcext:value-type="float">
            <text:p>239.5</text:p>
          </table:table-cell>
          <table:table-cell table:formula="of:=([.F25]+[.H25]+[.J25])/3" office:value-type="float" office:value="239.633333333333" calcext:value-type="float">
            <text:p>239.633333333333</text:p>
          </table:table-cell>
          <table:table-cell office:value-type="float" office:value="88.4" calcext:value-type="float">
            <text:p>88.4</text:p>
          </table:table-cell>
          <table:table-cell table:formula="of:=[.D25]+[.L25]" office:value-type="float" office:value="308.4" calcext:value-type="float">
            <text:p>308.4</text:p>
          </table:table-cell>
          <table:table-cell office:value-type="float" office:value="52.5" calcext:value-type="float">
            <text:p>52.5</text:p>
          </table:table-cell>
          <table:table-cell table:formula="of:=[.D25]+[.N25]" office:value-type="float" office:value="272.5" calcext:value-type="float">
            <text:p>272.5</text:p>
          </table:table-cell>
          <table:table-cell office:value-type="float" office:value="70.1" calcext:value-type="float">
            <text:p>70.1</text:p>
          </table:table-cell>
          <table:table-cell table:formula="of:=[.D25]+[.P25]" office:value-type="float" office:value="290.1" calcext:value-type="float">
            <text:p>290.1</text:p>
          </table:table-cell>
          <table:table-cell table:formula="of:=([.M25]+[.O25]+[.Q25])/3" office:value-type="float" office:value="290.333333333333" calcext:value-type="float">
            <text:p>290.333333333333</text:p>
          </table:table-cell>
          <table:table-cell table:formula="of:=[.V25]/MAX([.$V$4:.$V$39]) + [.$T$2] *([.U25]/MAX([.$U$4:.$U$39]))" office:value-type="float" office:value="0.696084844137986" calcext:value-type="float">
            <text:p>0.696084844137986</text:p>
          </table:table-cell>
          <table:table-cell table:formula="of:=[.V25]/MAX([.$V$4:.$V$39]) + [.$V$2] *([.U25]/MAX([.$U$4:.$U$39]))" office:value-type="float" office:value="0.796758131369622" calcext:value-type="float">
            <text:p>0.796758131369622</text:p>
          </table:table-cell>
          <table:table-cell office:value-type="float" office:value="71.5127449658183" calcext:value-type="float">
            <text:p>71.5127449658183</text:p>
          </table:table-cell>
          <table:table-cell office:value-type="float" office:value="960391" calcext:value-type="float">
            <text:p>960391</text:p>
          </table:table-cell>
          <table:table-cell office:value-type="float" office:value="287771" calcext:value-type="float">
            <text:p>28777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3.9" calcext:value-type="float">
            <text:p>23.9</text:p>
          </table:table-cell>
          <table:table-cell table:formula="of:=[.D26]+[.E26]" office:value-type="float" office:value="300.9" calcext:value-type="float">
            <text:p>300.9</text:p>
          </table:table-cell>
          <table:table-cell table:style-name="ce1" office:value-type="float" office:value="15.1" calcext:value-type="float">
            <text:p>15.1</text:p>
          </table:table-cell>
          <table:table-cell table:formula="of:=[.D26]+[.G26]" office:value-type="float" office:value="292.1" calcext:value-type="float">
            <text:p>292.1</text:p>
          </table:table-cell>
          <table:table-cell table:style-name="ce1" office:value-type="float" office:value="19.3" calcext:value-type="float">
            <text:p>19.3</text:p>
          </table:table-cell>
          <table:table-cell table:formula="of:=[.D26]+[.I26]" office:value-type="float" office:value="296.3" calcext:value-type="float">
            <text:p>296.3</text:p>
          </table:table-cell>
          <table:table-cell table:formula="of:=([.F26]+[.H26]+[.J26])/3" office:value-type="float" office:value="296.433333333333" calcext:value-type="float">
            <text:p>296.433333333333</text:p>
          </table:table-cell>
          <table:table-cell table:style-name="ce1" office:value-type="float" office:value="89.3" calcext:value-type="float">
            <text:p>89.3</text:p>
          </table:table-cell>
          <table:table-cell table:formula="of:=[.D26]+[.L26]" office:value-type="float" office:value="366.3" calcext:value-type="float">
            <text:p>366.3</text:p>
          </table:table-cell>
          <table:table-cell table:style-name="ce1" office:value-type="float" office:value="52.5" calcext:value-type="float">
            <text:p>52.5</text:p>
          </table:table-cell>
          <table:table-cell table:formula="of:=[.D26]+[.N26]" office:value-type="float" office:value="329.5" calcext:value-type="float">
            <text:p>329.5</text:p>
          </table:table-cell>
          <table:table-cell table:style-name="ce1" office:value-type="float" office:value="70.1" calcext:value-type="float">
            <text:p>70.1</text:p>
          </table:table-cell>
          <table:table-cell table:formula="of:=[.D26]+[.P26]" office:value-type="float" office:value="347.1" calcext:value-type="float">
            <text:p>347.1</text:p>
          </table:table-cell>
          <table:table-cell table:formula="of:=([.M26]+[.O26]+[.Q26])/3" office:value-type="float" office:value="347.633333333333" calcext:value-type="float">
            <text:p>347.633333333333</text:p>
          </table:table-cell>
          <table:table-cell table:formula="of:=[.V26]/MAX([.$V$4:.$V$39]) + [.$T$2] *([.U26]/MAX([.$U$4:.$U$39]))" office:value-type="float" office:value="0.873666044042649" calcext:value-type="float">
            <text:p>0.873666044042649</text:p>
          </table:table-cell>
          <table:table-cell table:formula="of:=[.V26]/MAX([.$V$4:.$V$39]) + [.$V$2] *([.U26]/MAX([.$U$4:.$U$39]))" office:value-type="float" office:value="0.973845421876313" calcext:value-type="float">
            <text:p>0.973845421876313</text:p>
          </table:table-cell>
          <table:table-cell table:style-name="ce1" office:value-type="float" office:value="71.1618989987831" calcext:value-type="float">
            <text:p>71.1618989987831</text:p>
          </table:table-cell>
          <table:table-cell table:style-name="ce1" office:value-type="float" office:value="1219682" calcext:value-type="float">
            <text:p>1219682</text:p>
          </table:table-cell>
          <table:table-cell table:style-name="ce1"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float" office:value="23.7" calcext:value-type="float">
            <text:p>23.7</text:p>
          </table:table-cell>
          <table:table-cell table:formula="of:=[.D27]+[.E27]" office:value-type="float" office:value="350.7" calcext:value-type="float">
            <text:p>350.7</text:p>
          </table:table-cell>
          <table:table-cell office:value-type="float" office:value="14.7" calcext:value-type="float">
            <text:p>14.7</text:p>
          </table:table-cell>
          <table:table-cell table:formula="of:=[.D27]+[.G27]" office:value-type="float" office:value="341.7" calcext:value-type="float">
            <text:p>341.7</text:p>
          </table:table-cell>
          <table:table-cell office:value-type="float" office:value="19.3" calcext:value-type="float">
            <text:p>19.3</text:p>
          </table:table-cell>
          <table:table-cell table:formula="of:=[.D27]+[.I27]" office:value-type="float" office:value="346.3" calcext:value-type="float">
            <text:p>346.3</text:p>
          </table:table-cell>
          <table:table-cell table:formula="of:=([.F27]+[.H27]+[.J27])/3" office:value-type="float" office:value="346.233333333333" calcext:value-type="float">
            <text:p>346.233333333333</text:p>
          </table:table-cell>
          <table:table-cell office:value-type="float" office:value="87.7" calcext:value-type="float">
            <text:p>87.7</text:p>
          </table:table-cell>
          <table:table-cell table:formula="of:=[.D27]+[.L27]" office:value-type="float" office:value="414.7" calcext:value-type="float">
            <text:p>414.7</text:p>
          </table:table-cell>
          <table:table-cell office:value-type="float" office:value="53" calcext:value-type="float">
            <text:p>53</text:p>
          </table:table-cell>
          <table:table-cell table:formula="of:=[.D27]+[.N27]" office:value-type="float" office:value="380" calcext:value-type="float">
            <text:p>380</text:p>
          </table:table-cell>
          <table:table-cell office:value-type="float" office:value="69.7" calcext:value-type="float">
            <text:p>69.7</text:p>
          </table:table-cell>
          <table:table-cell table:formula="of:=[.D27]+[.P27]" office:value-type="float" office:value="396.7" calcext:value-type="float">
            <text:p>396.7</text:p>
          </table:table-cell>
          <table:table-cell table:formula="of:=([.M27]+[.O27]+[.Q27])/3" office:value-type="float" office:value="397.133333333333" calcext:value-type="float">
            <text:p>397.133333333333</text:p>
          </table:table-cell>
          <table:table-cell table:formula="of:=[.V27]/MAX([.$V$4:.$V$39]) + [.$T$2] *([.U27]/MAX([.$U$4:.$U$39]))" office:value-type="float" office:value="1.0126631593331" calcext:value-type="float">
            <text:p>1.0126631593331</text:p>
          </table:table-cell>
          <table:table-cell table:formula="of:=[.V27]/MAX([.$V$4:.$V$39]) + [.$V$2] *([.U27]/MAX([.$U$4:.$U$39]))" office:value-type="float" office:value="1.11237228533075" calcext:value-type="float">
            <text:p>1.11237228533075</text:p>
          </table:table-cell>
          <table:table-cell office:value-type="float" office:value="70.827858057598" calcext:value-type="float">
            <text:p>70.827858057598</text:p>
          </table:table-cell>
          <table:table-cell office:value-type="float" office:value="1422681" calcext:value-type="float">
            <text:p>1422681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4.5" calcext:value-type="float">
            <text:p>24.5</text:p>
          </table:table-cell>
          <table:table-cell table:formula="of:=[.D28]+[.E28]" office:value-type="float" office:value="128.5" calcext:value-type="float">
            <text:p>128.5</text:p>
          </table:table-cell>
          <table:table-cell office:value-type="float" office:value="14.6" calcext:value-type="float">
            <text:p>14.6</text:p>
          </table:table-cell>
          <table:table-cell table:formula="of:=[.D28]+[.G28]" office:value-type="float" office:value="118.6" calcext:value-type="float">
            <text:p>118.6</text:p>
          </table:table-cell>
          <table:table-cell office:value-type="float" office:value="19.4" calcext:value-type="float">
            <text:p>19.4</text:p>
          </table:table-cell>
          <table:table-cell table:formula="of:=[.D28]+[.I28]" office:value-type="float" office:value="123.4" calcext:value-type="float">
            <text:p>123.4</text:p>
          </table:table-cell>
          <table:table-cell table:formula="of:=([.F28]+[.H28]+[.J28])/3" office:value-type="float" office:value="123.5" calcext:value-type="float">
            <text:p>123.5</text:p>
          </table:table-cell>
          <table:table-cell office:value-type="float" office:value="91.1" calcext:value-type="float">
            <text:p>91.1</text:p>
          </table:table-cell>
          <table:table-cell table:formula="of:=[.D28]+[.L28]" office:value-type="float" office:value="195.1" calcext:value-type="float">
            <text:p>195.1</text:p>
          </table:table-cell>
          <table:table-cell office:value-type="float" office:value="53.4" calcext:value-type="float">
            <text:p>53.4</text:p>
          </table:table-cell>
          <table:table-cell table:formula="of:=[.D28]+[.N28]" office:value-type="float" office:value="157.4" calcext:value-type="float">
            <text:p>157.4</text:p>
          </table:table-cell>
          <table:table-cell office:value-type="float" office:value="71.1" calcext:value-type="float">
            <text:p>71.1</text:p>
          </table:table-cell>
          <table:table-cell table:formula="of:=[.D28]+[.P28]" office:value-type="float" office:value="175.1" calcext:value-type="float">
            <text:p>175.1</text:p>
          </table:table-cell>
          <table:table-cell table:formula="of:=([.M28]+[.O28]+[.Q28])/3" office:value-type="float" office:value="175.866666666667" calcext:value-type="float">
            <text:p>175.866666666667</text:p>
          </table:table-cell>
          <table:table-cell table:formula="of:=[.V28]/MAX([.$V$4:.$V$39]) + [.$T$2] *([.U28]/MAX([.$U$4:.$U$39]))" office:value-type="float" office:value="0.28618999773075" calcext:value-type="float">
            <text:p>0.28618999773075</text:p>
          </table:table-cell>
          <table:table-cell table:formula="of:=[.V28]/MAX([.$V$4:.$V$39]) + [.$V$2] *([.U28]/MAX([.$U$4:.$U$39]))" office:value-type="float" office:value="0.389912717846205" calcext:value-type="float">
            <text:p>0.389912717846205</text:p>
          </table:table-cell>
          <table:table-cell office:value-type="float" office:value="73.6788937239206" calcext:value-type="float">
            <text:p>73.6788937239206</text:p>
          </table:table-cell>
          <table:table-cell office:value-type="float" office:value="360851" calcext:value-type="float">
            <text:p>360851</text:p>
          </table:table-cell>
          <table:table-cell office:value-type="float" office:value="238367" calcext:value-type="float">
            <text:p>238367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table:formula="of:=[.D29]+[.E29]" office:value-type="float" office:value="178" calcext:value-type="float">
            <text:p>178</text:p>
          </table:table-cell>
          <table:table-cell office:value-type="float" office:value="14.2" calcext:value-type="float">
            <text:p>14.2</text:p>
          </table:table-cell>
          <table:table-cell table:formula="of:=[.D29]+[.G29]" office:value-type="float" office:value="167.2" calcext:value-type="float">
            <text:p>167.2</text:p>
          </table:table-cell>
          <table:table-cell office:value-type="float" office:value="19.7" calcext:value-type="float">
            <text:p>19.7</text:p>
          </table:table-cell>
          <table:table-cell table:formula="of:=[.D29]+[.I29]" office:value-type="float" office:value="172.7" calcext:value-type="float">
            <text:p>172.7</text:p>
          </table:table-cell>
          <table:table-cell table:formula="of:=([.F29]+[.H29]+[.J29])/3" office:value-type="float" office:value="172.633333333333" calcext:value-type="float">
            <text:p>172.633333333333</text:p>
          </table:table-cell>
          <table:table-cell office:value-type="float" office:value="89.7" calcext:value-type="float">
            <text:p>89.7</text:p>
          </table:table-cell>
          <table:table-cell table:formula="of:=[.D29]+[.L29]" office:value-type="float" office:value="242.7" calcext:value-type="float">
            <text:p>242.7</text:p>
          </table:table-cell>
          <table:table-cell office:value-type="float" office:value="52.6" calcext:value-type="float">
            <text:p>52.6</text:p>
          </table:table-cell>
          <table:table-cell table:formula="of:=[.D29]+[.N29]" office:value-type="float" office:value="205.6" calcext:value-type="float">
            <text:p>205.6</text:p>
          </table:table-cell>
          <table:table-cell office:value-type="float" office:value="71.1" calcext:value-type="float">
            <text:p>71.1</text:p>
          </table:table-cell>
          <table:table-cell table:formula="of:=[.D29]+[.P29]" office:value-type="float" office:value="224.1" calcext:value-type="float">
            <text:p>224.1</text:p>
          </table:table-cell>
          <table:table-cell table:formula="of:=([.M29]+[.O29]+[.Q29])/3" office:value-type="float" office:value="224.133333333333" calcext:value-type="float">
            <text:p>224.133333333333</text:p>
          </table:table-cell>
          <table:table-cell table:formula="of:=[.V29]/MAX([.$V$4:.$V$39]) + [.$T$2] *([.U29]/MAX([.$U$4:.$U$39]))" office:value-type="float" office:value="0.447759942928791" calcext:value-type="float">
            <text:p>0.447759942928791</text:p>
          </table:table-cell>
          <table:table-cell table:formula="of:=[.V29]/MAX([.$V$4:.$V$39]) + [.$V$2] *([.U29]/MAX([.$U$4:.$U$39]))" office:value-type="float" office:value="0.549879533955122" calcext:value-type="float">
            <text:p>0.549879533955122</text:p>
          </table:table-cell>
          <table:table-cell office:value-type="float" office:value="72.5401193295381" calcext:value-type="float">
            <text:p>72.5401193295381</text:p>
          </table:table-cell>
          <table:table-cell office:value-type="float" office:value="597393" calcext:value-type="float">
            <text:p>597393</text:p>
          </table:table-cell>
          <table:table-cell office:value-type="float" office:value="283563" calcext:value-type="float">
            <text:p>28356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table:formula="of:=[.D30]+[.E30]" office:value-type="float" office:value="224" calcext:value-type="float">
            <text:p>224</text:p>
          </table:table-cell>
          <table:table-cell office:value-type="float" office:value="14.2" calcext:value-type="float">
            <text:p>14.2</text:p>
          </table:table-cell>
          <table:table-cell table:formula="of:=[.D30]+[.G30]" office:value-type="float" office:value="213.2" calcext:value-type="float">
            <text:p>213.2</text:p>
          </table:table-cell>
          <table:table-cell office:value-type="float" office:value="19.5" calcext:value-type="float">
            <text:p>19.5</text:p>
          </table:table-cell>
          <table:table-cell table:formula="of:=[.D30]+[.I30]" office:value-type="float" office:value="218.5" calcext:value-type="float">
            <text:p>218.5</text:p>
          </table:table-cell>
          <table:table-cell table:formula="of:=([.F30]+[.H30]+[.J30])/3" office:value-type="float" office:value="218.566666666667" calcext:value-type="float">
            <text:p>218.566666666667</text:p>
          </table:table-cell>
          <table:table-cell office:value-type="float" office:value="88.3" calcext:value-type="float">
            <text:p>88.3</text:p>
          </table:table-cell>
          <table:table-cell table:formula="of:=[.D30]+[.L30]" office:value-type="float" office:value="287.3" calcext:value-type="float">
            <text:p>287.3</text:p>
          </table:table-cell>
          <table:table-cell office:value-type="float" office:value="52.1" calcext:value-type="float">
            <text:p>52.1</text:p>
          </table:table-cell>
          <table:table-cell table:formula="of:=[.D30]+[.N30]" office:value-type="float" office:value="251.1" calcext:value-type="float">
            <text:p>251.1</text:p>
          </table:table-cell>
          <table:table-cell office:value-type="float" office:value="70.4" calcext:value-type="float">
            <text:p>70.4</text:p>
          </table:table-cell>
          <table:table-cell table:formula="of:=[.D30]+[.P30]" office:value-type="float" office:value="269.4" calcext:value-type="float">
            <text:p>269.4</text:p>
          </table:table-cell>
          <table:table-cell table:formula="of:=([.M30]+[.O30]+[.Q30])/3" office:value-type="float" office:value="269.266666666667" calcext:value-type="float">
            <text:p>269.266666666667</text:p>
          </table:table-cell>
          <table:table-cell table:formula="of:=[.V30]/MAX([.$V$4:.$V$39]) + [.$T$2] *([.U30]/MAX([.$U$4:.$U$39]))" office:value-type="float" office:value="0.610987119488652" calcext:value-type="float">
            <text:p>0.610987119488652</text:p>
          </table:table-cell>
          <table:table-cell table:formula="of:=[.V30]/MAX([.$V$4:.$V$39]) + [.$V$2] *([.U30]/MAX([.$U$4:.$U$39]))" office:value-type="float" office:value="0.712121743677574" calcext:value-type="float">
            <text:p>0.712121743677574</text:p>
          </table:table-cell>
          <table:table-cell office:value-type="float" office:value="71.8404532693508" calcext:value-type="float">
            <text:p>71.8404532693508</text:p>
          </table:table-cell>
          <table:table-cell office:value-type="float" office:value="836015" calcext:value-type="float">
            <text:p>836015</text:p>
          </table:table-cell>
          <table:table-cell office:value-type="float" office:value="287709" calcext:value-type="float">
            <text:p>287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4.3" calcext:value-type="float">
            <text:p>24.3</text:p>
          </table:table-cell>
          <table:table-cell table:formula="of:=[.D31]+[.E31]" office:value-type="float" office:value="270.3" calcext:value-type="float">
            <text:p>270.3</text:p>
          </table:table-cell>
          <table:table-cell office:value-type="float" office:value="14.2" calcext:value-type="float">
            <text:p>14.2</text:p>
          </table:table-cell>
          <table:table-cell table:formula="of:=[.D31]+[.G31]" office:value-type="float" office:value="260.2" calcext:value-type="float">
            <text:p>260.2</text:p>
          </table:table-cell>
          <table:table-cell office:value-type="float" office:value="19.5" calcext:value-type="float">
            <text:p>19.5</text:p>
          </table:table-cell>
          <table:table-cell table:formula="of:=[.D31]+[.I31]" office:value-type="float" office:value="265.5" calcext:value-type="float">
            <text:p>265.5</text:p>
          </table:table-cell>
          <table:table-cell table:formula="of:=([.F31]+[.H31]+[.J31])/3" office:value-type="float" office:value="265.333333333333" calcext:value-type="float">
            <text:p>265.333333333333</text:p>
          </table:table-cell>
          <table:table-cell office:value-type="float" office:value="88.7" calcext:value-type="float">
            <text:p>88.7</text:p>
          </table:table-cell>
          <table:table-cell table:formula="of:=[.D31]+[.L31]" office:value-type="float" office:value="334.7" calcext:value-type="float">
            <text:p>334.7</text:p>
          </table:table-cell>
          <table:table-cell office:value-type="float" office:value="51.9" calcext:value-type="float">
            <text:p>51.9</text:p>
          </table:table-cell>
          <table:table-cell table:formula="of:=[.D31]+[.N31]" office:value-type="float" office:value="297.9" calcext:value-type="float">
            <text:p>297.9</text:p>
          </table:table-cell>
          <table:table-cell office:value-type="float" office:value="70.2" calcext:value-type="float">
            <text:p>70.2</text:p>
          </table:table-cell>
          <table:table-cell table:formula="of:=[.D31]+[.P31]" office:value-type="float" office:value="316.2" calcext:value-type="float">
            <text:p>316.2</text:p>
          </table:table-cell>
          <table:table-cell table:formula="of:=([.M31]+[.O31]+[.Q31])/3" office:value-type="float" office:value="316.266666666667" calcext:value-type="float">
            <text:p>316.266666666667</text:p>
          </table:table-cell>
          <table:table-cell table:formula="of:=[.V31]/MAX([.$V$4:.$V$39]) + [.$T$2] *([.U31]/MAX([.$U$4:.$U$39]))" office:value-type="float" office:value="0.772056065280544" calcext:value-type="float">
            <text:p>0.772056065280544</text:p>
          </table:table-cell>
          <table:table-cell table:formula="of:=[.V31]/MAX([.$V$4:.$V$39]) + [.$V$2] *([.U31]/MAX([.$U$4:.$U$39]))" office:value-type="float" office:value="0.872431146539979" calcext:value-type="float">
            <text:p>0.872431146539979</text:p>
          </table:table-cell>
          <table:table-cell office:value-type="float" office:value="71.3009159074487" calcext:value-type="float">
            <text:p>71.3009159074487</text:p>
          </table:table-cell>
          <table:table-cell office:value-type="float" office:value="1071366" calcext:value-type="float">
            <text:p>1071366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3.8" calcext:value-type="float">
            <text:p>23.8</text:p>
          </table:table-cell>
          <table:table-cell table:formula="of:=[.D32]+[.E32]" office:value-type="float" office:value="323.8" calcext:value-type="float">
            <text:p>323.8</text:p>
          </table:table-cell>
          <table:table-cell office:value-type="float" office:value="14.2" calcext:value-type="float">
            <text:p>14.2</text:p>
          </table:table-cell>
          <table:table-cell table:formula="of:=[.D32]+[.G32]" office:value-type="float" office:value="314.2" calcext:value-type="float">
            <text:p>314.2</text:p>
          </table:table-cell>
          <table:table-cell office:value-type="float" office:value="19.3" calcext:value-type="float">
            <text:p>19.3</text:p>
          </table:table-cell>
          <table:table-cell table:formula="of:=[.D32]+[.I32]" office:value-type="float" office:value="319.3" calcext:value-type="float">
            <text:p>319.3</text:p>
          </table:table-cell>
          <table:table-cell table:formula="of:=([.F32]+[.H32]+[.J32])/3" office:value-type="float" office:value="319.1" calcext:value-type="float">
            <text:p>319.1</text:p>
          </table:table-cell>
          <table:table-cell office:value-type="float" office:value="88.3" calcext:value-type="float">
            <text:p>88.3</text:p>
          </table:table-cell>
          <table:table-cell table:formula="of:=[.D32]+[.L32]" office:value-type="float" office:value="388.3" calcext:value-type="float">
            <text:p>388.3</text:p>
          </table:table-cell>
          <table:table-cell office:value-type="float" office:value="52" calcext:value-type="float">
            <text:p>52</text:p>
          </table:table-cell>
          <table:table-cell table:formula="of:=[.D32]+[.N32]" office:value-type="float" office:value="352" calcext:value-type="float">
            <text:p>352</text:p>
          </table:table-cell>
          <table:table-cell office:value-type="float" office:value="69.9" calcext:value-type="float">
            <text:p>69.9</text:p>
          </table:table-cell>
          <table:table-cell table:formula="of:=[.D32]+[.P32]" office:value-type="float" office:value="369.9" calcext:value-type="float">
            <text:p>369.9</text:p>
          </table:table-cell>
          <table:table-cell table:formula="of:=([.M32]+[.O32]+[.Q32])/3" office:value-type="float" office:value="370.066666666667" calcext:value-type="float">
            <text:p>370.066666666667</text:p>
          </table:table-cell>
          <table:table-cell table:formula="of:=[.V32]/MAX([.$V$4:.$V$39]) + [.$T$2] *([.U32]/MAX([.$U$4:.$U$39]))" office:value-type="float" office:value="0.935628880017557" calcext:value-type="float">
            <text:p>0.935628880017557</text:p>
          </table:table-cell>
          <table:table-cell table:formula="of:=[.V32]/MAX([.$V$4:.$V$39]) + [.$V$2] *([.U32]/MAX([.$U$4:.$U$39]))" office:value-type="float" office:value="1.03560214464599" calcext:value-type="float">
            <text:p>1.03560214464599</text:p>
          </table:table-cell>
          <table:table-cell office:value-type="float" office:value="71.0154875575216" calcext:value-type="float">
            <text:p>71.0154875575216</text:p>
          </table:table-cell>
          <table:table-cell office:value-type="float" office:value="1310174" calcext:value-type="float">
            <text:p>131017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3.8" calcext:value-type="float">
            <text:p>23.8</text:p>
          </table:table-cell>
          <table:table-cell table:formula="of:=[.D33]+[.E33]" office:value-type="float" office:value="361.8" calcext:value-type="float">
            <text:p>361.8</text:p>
          </table:table-cell>
          <table:table-cell office:value-type="float" office:value="15.8" calcext:value-type="float">
            <text:p>15.8</text:p>
          </table:table-cell>
          <table:table-cell table:formula="of:=[.D33]+[.G33]" office:value-type="float" office:value="353.8" calcext:value-type="float">
            <text:p>353.8</text:p>
          </table:table-cell>
          <table:table-cell office:value-type="float" office:value="19.3" calcext:value-type="float">
            <text:p>19.3</text:p>
          </table:table-cell>
          <table:table-cell table:formula="of:=[.D33]+[.I33]" office:value-type="float" office:value="357.3" calcext:value-type="float">
            <text:p>357.3</text:p>
          </table:table-cell>
          <table:table-cell table:formula="of:=([.F33]+[.H33]+[.J33])/3" office:value-type="float" office:value="357.633333333333" calcext:value-type="float">
            <text:p>357.633333333333</text:p>
          </table:table-cell>
          <table:table-cell office:value-type="float" office:value="88.3" calcext:value-type="float">
            <text:p>88.3</text:p>
          </table:table-cell>
          <table:table-cell table:formula="of:=[.D33]+[.L33]" office:value-type="float" office:value="426.3" calcext:value-type="float">
            <text:p>426.3</text:p>
          </table:table-cell>
          <table:table-cell office:value-type="float" office:value="52.7" calcext:value-type="float">
            <text:p>52.7</text:p>
          </table:table-cell>
          <table:table-cell table:formula="of:=[.D33]+[.N33]" office:value-type="float" office:value="390.7" calcext:value-type="float">
            <text:p>390.7</text:p>
          </table:table-cell>
          <table:table-cell office:value-type="float" office:value="69.3" calcext:value-type="float">
            <text:p>69.3</text:p>
          </table:table-cell>
          <table:table-cell table:formula="of:=[.D33]+[.P33]" office:value-type="float" office:value="407.3" calcext:value-type="float">
            <text:p>407.3</text:p>
          </table:table-cell>
          <table:table-cell table:formula="of:=([.M33]+[.O33]+[.Q33])/3" office:value-type="float" office:value="408.1" calcext:value-type="float">
            <text:p>408.1</text:p>
          </table:table-cell>
          <table:table-cell table:formula="of:=[.V33]/MAX([.$V$4:.$V$39]) + [.$T$2] *([.U33]/MAX([.$U$4:.$U$39]))" office:value-type="float" office:value="1.03732768201956" calcext:value-type="float">
            <text:p>1.03732768201956</text:p>
          </table:table-cell>
          <table:table-cell table:formula="of:=[.V33]/MAX([.$V$4:.$V$39]) + [.$V$2] *([.U33]/MAX([.$U$4:.$U$39]))" office:value-type="float" office:value="1.13712459604731" calcext:value-type="float">
            <text:p>1.13712459604731</text:p>
          </table:table-cell>
          <table:table-cell office:value-type="float" office:value="70.8902178273091" calcext:value-type="float">
            <text:p>70.8902178273091</text:p>
          </table:table-cell>
          <table:table-cell office:value-type="float" office:value="1458609" calcext:value-type="float">
            <text:p>145860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5.5" calcext:value-type="float">
            <text:p>25.5</text:p>
          </table:table-cell>
          <table:table-cell table:formula="of:=[.D34]+[.E34]" office:value-type="float" office:value="161.5" calcext:value-type="float">
            <text:p>161.5</text:p>
          </table:table-cell>
          <table:table-cell office:value-type="float" office:value="15" calcext:value-type="float">
            <text:p>15</text:p>
          </table:table-cell>
          <table:table-cell table:formula="of:=[.D34]+[.G34]" office:value-type="float" office:value="151" calcext:value-type="float">
            <text:p>151</text:p>
          </table:table-cell>
          <table:table-cell office:value-type="float" office:value="19.5" calcext:value-type="float">
            <text:p>19.5</text:p>
          </table:table-cell>
          <table:table-cell table:formula="of:=[.D34]+[.I34]" office:value-type="float" office:value="155.5" calcext:value-type="float">
            <text:p>155.5</text:p>
          </table:table-cell>
          <table:table-cell table:formula="of:=([.F34]+[.H34]+[.J34])/3" office:value-type="float" office:value="156" calcext:value-type="float">
            <text:p>156</text:p>
          </table:table-cell>
          <table:table-cell office:value-type="float" office:value="91.3" calcext:value-type="float">
            <text:p>91.3</text:p>
          </table:table-cell>
          <table:table-cell table:formula="of:=[.D34]+[.L34]" office:value-type="float" office:value="227.3" calcext:value-type="float">
            <text:p>227.3</text:p>
          </table:table-cell>
          <table:table-cell office:value-type="float" office:value="53.2" calcext:value-type="float">
            <text:p>53.2</text:p>
          </table:table-cell>
          <table:table-cell table:formula="of:=[.D34]+[.N34]" office:value-type="float" office:value="189.2" calcext:value-type="float">
            <text:p>189.2</text:p>
          </table:table-cell>
          <table:table-cell office:value-type="float" office:value="71.2" calcext:value-type="float">
            <text:p>71.2</text:p>
          </table:table-cell>
          <table:table-cell table:formula="of:=[.D34]+[.P34]" office:value-type="float" office:value="207.2" calcext:value-type="float">
            <text:p>207.2</text:p>
          </table:table-cell>
          <table:table-cell table:formula="of:=([.M34]+[.O34]+[.Q34])/3" office:value-type="float" office:value="207.9" calcext:value-type="float">
            <text:p>207.9</text:p>
          </table:table-cell>
          <table:table-cell table:formula="of:=[.V34]/MAX([.$V$4:.$V$39]) + [.$T$2] *([.U34]/MAX([.$U$4:.$U$39]))" office:value-type="float" office:value="0.385252246899456" calcext:value-type="float">
            <text:p>0.385252246899456</text:p>
          </table:table-cell>
          <table:table-cell table:formula="of:=[.V34]/MAX([.$V$4:.$V$39]) + [.$V$2] *([.U34]/MAX([.$U$4:.$U$39]))" office:value-type="float" office:value="0.488428913873314" calcext:value-type="float">
            <text:p>0.488428913873314</text:p>
          </table:table-cell>
          <table:table-cell office:value-type="float" office:value="73.2910077203286" calcext:value-type="float">
            <text:p>73.2910077203286</text:p>
          </table:table-cell>
          <table:table-cell office:value-type="float" office:value="505642" calcext:value-type="float">
            <text:p>505642</text:p>
          </table:table-cell>
          <table:table-cell office:value-type="float" office:value="278255" calcext:value-type="float">
            <text:p>278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.3" calcext:value-type="float">
            <text:p>25.3</text:p>
          </table:table-cell>
          <table:table-cell table:formula="of:=[.D35]+[.E35]" office:value-type="float" office:value="204.3" calcext:value-type="float">
            <text:p>204.3</text:p>
          </table:table-cell>
          <table:table-cell office:value-type="float" office:value="15.3" calcext:value-type="float">
            <text:p>15.3</text:p>
          </table:table-cell>
          <table:table-cell table:formula="of:=[.D35]+[.G35]" office:value-type="float" office:value="194.3" calcext:value-type="float">
            <text:p>194.3</text:p>
          </table:table-cell>
          <table:table-cell office:value-type="float" office:value="19.6" calcext:value-type="float">
            <text:p>19.6</text:p>
          </table:table-cell>
          <table:table-cell table:formula="of:=[.D35]+[.I35]" office:value-type="float" office:value="198.6" calcext:value-type="float">
            <text:p>198.6</text:p>
          </table:table-cell>
          <table:table-cell table:formula="of:=([.F35]+[.H35]+[.J35])/3" office:value-type="float" office:value="199.066666666667" calcext:value-type="float">
            <text:p>199.066666666667</text:p>
          </table:table-cell>
          <table:table-cell office:value-type="float" office:value="90.5" calcext:value-type="float">
            <text:p>90.5</text:p>
          </table:table-cell>
          <table:table-cell table:formula="of:=[.D35]+[.L35]" office:value-type="float" office:value="269.5" calcext:value-type="float">
            <text:p>269.5</text:p>
          </table:table-cell>
          <table:table-cell office:value-type="float" office:value="52.2" calcext:value-type="float">
            <text:p>52.2</text:p>
          </table:table-cell>
          <table:table-cell table:formula="of:=[.D35]+[.N35]" office:value-type="float" office:value="231.2" calcext:value-type="float">
            <text:p>231.2</text:p>
          </table:table-cell>
          <table:table-cell office:value-type="float" office:value="71" calcext:value-type="float">
            <text:p>71</text:p>
          </table:table-cell>
          <table:table-cell table:formula="of:=[.D35]+[.P35]" office:value-type="float" office:value="250" calcext:value-type="float">
            <text:p>250</text:p>
          </table:table-cell>
          <table:table-cell table:formula="of:=([.M35]+[.O35]+[.Q35])/3" office:value-type="float" office:value="250.233333333333" calcext:value-type="float">
            <text:p>250.233333333333</text:p>
          </table:table-cell>
          <table:table-cell table:formula="of:=[.V35]/MAX([.$V$4:.$V$39]) + [.$T$2] *([.U35]/MAX([.$U$4:.$U$39]))" office:value-type="float" office:value="0.53180517649671" calcext:value-type="float">
            <text:p>0.53180517649671</text:p>
          </table:table-cell>
          <table:table-cell table:formula="of:=[.V35]/MAX([.$V$4:.$V$39]) + [.$V$2] *([.U35]/MAX([.$U$4:.$U$39]))" office:value-type="float" office:value="0.633455781791993" calcext:value-type="float">
            <text:p>0.633455781791993</text:p>
          </table:table-cell>
          <table:table-cell office:value-type="float" office:value="72.206977759422" calcext:value-type="float">
            <text:p>72.206977759422</text:p>
          </table:table-cell>
          <table:table-cell office:value-type="float" office:value="720238" calcext:value-type="float">
            <text:p>720238</text:p>
          </table:table-cell>
          <table:table-cell office:value-type="float" office:value="287461" calcext:value-type="float">
            <text:p>2874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5.7" calcext:value-type="float">
            <text:p>25.7</text:p>
          </table:table-cell>
          <table:table-cell table:formula="of:=[.D36]+[.E36]" office:value-type="float" office:value="248.7" calcext:value-type="float">
            <text:p>248.7</text:p>
          </table:table-cell>
          <table:table-cell office:value-type="float" office:value="14.5" calcext:value-type="float">
            <text:p>14.5</text:p>
          </table:table-cell>
          <table:table-cell table:formula="of:=[.D36]+[.G36]" office:value-type="float" office:value="237.5" calcext:value-type="float">
            <text:p>237.5</text:p>
          </table:table-cell>
          <table:table-cell office:value-type="float" office:value="19.6" calcext:value-type="float">
            <text:p>19.6</text:p>
          </table:table-cell>
          <table:table-cell table:formula="of:=[.D36]+[.I36]" office:value-type="float" office:value="242.6" calcext:value-type="float">
            <text:p>242.6</text:p>
          </table:table-cell>
          <table:table-cell table:formula="of:=([.F36]+[.H36]+[.J36])/3" office:value-type="float" office:value="242.933333333333" calcext:value-type="float">
            <text:p>242.933333333333</text:p>
          </table:table-cell>
          <table:table-cell office:value-type="float" office:value="89.4" calcext:value-type="float">
            <text:p>89.4</text:p>
          </table:table-cell>
          <table:table-cell table:formula="of:=[.D36]+[.L36]" office:value-type="float" office:value="312.4" calcext:value-type="float">
            <text:p>312.4</text:p>
          </table:table-cell>
          <table:table-cell office:value-type="float" office:value="52.2" calcext:value-type="float">
            <text:p>52.2</text:p>
          </table:table-cell>
          <table:table-cell table:formula="of:=[.D36]+[.N36]" office:value-type="float" office:value="275.2" calcext:value-type="float">
            <text:p>275.2</text:p>
          </table:table-cell>
          <table:table-cell office:value-type="float" office:value="70.3" calcext:value-type="float">
            <text:p>70.3</text:p>
          </table:table-cell>
          <table:table-cell table:formula="of:=[.D36]+[.P36]" office:value-type="float" office:value="293.3" calcext:value-type="float">
            <text:p>293.3</text:p>
          </table:table-cell>
          <table:table-cell table:formula="of:=([.M36]+[.O36]+[.Q36])/3" office:value-type="float" office:value="293.633333333333" calcext:value-type="float">
            <text:p>293.633333333333</text:p>
          </table:table-cell>
          <table:table-cell table:formula="of:=[.V36]/MAX([.$V$4:.$V$39]) + [.$T$2] *([.U36]/MAX([.$U$4:.$U$39]))" office:value-type="float" office:value="0.682049725792081" calcext:value-type="float">
            <text:p>0.682049725792081</text:p>
          </table:table-cell>
          <table:table-cell table:formula="of:=[.V36]/MAX([.$V$4:.$V$39]) + [.$V$2] *([.U36]/MAX([.$U$4:.$U$39]))" office:value-type="float" office:value="0.782892101449218" calcext:value-type="float">
            <text:p>0.782892101449218</text:p>
          </table:table-cell>
          <table:table-cell office:value-type="float" office:value="71.6328560477352" calcext:value-type="float">
            <text:p>71.6328560477352</text:p>
          </table:table-cell>
          <table:table-cell office:value-type="float" office:value="939827" calcext:value-type="float">
            <text:p>939827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5.1" calcext:value-type="float">
            <text:p>25.1</text:p>
          </table:table-cell>
          <table:table-cell table:formula="of:=[.D37]+[.E37]" office:value-type="float" office:value="271.1" calcext:value-type="float">
            <text:p>271.1</text:p>
          </table:table-cell>
          <table:table-cell office:value-type="float" office:value="14.9" calcext:value-type="float">
            <text:p>14.9</text:p>
          </table:table-cell>
          <table:table-cell table:formula="of:=[.D37]+[.G37]" office:value-type="float" office:value="260.9" calcext:value-type="float">
            <text:p>260.9</text:p>
          </table:table-cell>
          <table:table-cell office:value-type="float" office:value="19.9" calcext:value-type="float">
            <text:p>19.9</text:p>
          </table:table-cell>
          <table:table-cell table:formula="of:=[.D37]+[.I37]" office:value-type="float" office:value="265.9" calcext:value-type="float">
            <text:p>265.9</text:p>
          </table:table-cell>
          <table:table-cell table:formula="of:=([.F37]+[.H37]+[.J37])/3" office:value-type="float" office:value="265.966666666667" calcext:value-type="float">
            <text:p>265.966666666667</text:p>
          </table:table-cell>
          <table:table-cell office:value-type="float" office:value="89" calcext:value-type="float">
            <text:p>89</text:p>
          </table:table-cell>
          <table:table-cell table:formula="of:=[.D37]+[.L37]" office:value-type="float" office:value="335" calcext:value-type="float">
            <text:p>335</text:p>
          </table:table-cell>
          <table:table-cell office:value-type="float" office:value="51.8" calcext:value-type="float">
            <text:p>51.8</text:p>
          </table:table-cell>
          <table:table-cell table:formula="of:=[.D37]+[.N37]" office:value-type="float" office:value="297.8" calcext:value-type="float">
            <text:p>297.8</text:p>
          </table:table-cell>
          <table:table-cell office:value-type="float" office:value="70.6" calcext:value-type="float">
            <text:p>70.6</text:p>
          </table:table-cell>
          <table:table-cell table:formula="of:=[.D37]+[.P37]" office:value-type="float" office:value="316.6" calcext:value-type="float">
            <text:p>316.6</text:p>
          </table:table-cell>
          <table:table-cell table:formula="of:=([.M37]+[.O37]+[.Q37])/3" office:value-type="float" office:value="316.466666666667" calcext:value-type="float">
            <text:p>316.466666666667</text:p>
          </table:table-cell>
          <table:table-cell table:formula="of:=[.V37]/MAX([.$V$4:.$V$39]) + [.$T$2] *([.U37]/MAX([.$U$4:.$U$39]))" office:value-type="float" office:value="0.832454014301423" calcext:value-type="float">
            <text:p>0.832454014301423</text:p>
          </table:table-cell>
          <table:table-cell table:formula="of:=[.V37]/MAX([.$V$4:.$V$39]) + [.$V$2] *([.U37]/MAX([.$U$4:.$U$39]))" office:value-type="float" office:value="0.932616460413174" calcext:value-type="float">
            <text:p>0.932616460413174</text:p>
          </table:table-cell>
          <table:table-cell office:value-type="float" office:value="71.1498716383554" calcext:value-type="float">
            <text:p>71.1498716383554</text:p>
          </table:table-cell>
          <table:table-cell office:value-type="float" office:value="1159579" calcext:value-type="float">
            <text:p>115957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24.7" calcext:value-type="float">
            <text:p>24.7</text:p>
          </table:table-cell>
          <table:table-cell table:formula="of:=[.D38]+[.E38]" office:value-type="float" office:value="317.7" calcext:value-type="float">
            <text:p>317.7</text:p>
          </table:table-cell>
          <table:table-cell office:value-type="float" office:value="15.3" calcext:value-type="float">
            <text:p>15.3</text:p>
          </table:table-cell>
          <table:table-cell table:formula="of:=[.D38]+[.G38]" office:value-type="float" office:value="308.3" calcext:value-type="float">
            <text:p>308.3</text:p>
          </table:table-cell>
          <table:table-cell office:value-type="float" office:value="19.4" calcext:value-type="float">
            <text:p>19.4</text:p>
          </table:table-cell>
          <table:table-cell table:formula="of:=[.D38]+[.I38]" office:value-type="float" office:value="312.4" calcext:value-type="float">
            <text:p>312.4</text:p>
          </table:table-cell>
          <table:table-cell table:formula="of:=([.F38]+[.H38]+[.J38])/3" office:value-type="float" office:value="312.8" calcext:value-type="float">
            <text:p>312.8</text:p>
          </table:table-cell>
          <table:table-cell office:value-type="float" office:value="90.1" calcext:value-type="float">
            <text:p>90.1</text:p>
          </table:table-cell>
          <table:table-cell table:formula="of:=[.D38]+[.L38]" office:value-type="float" office:value="383.1" calcext:value-type="float">
            <text:p>383.1</text:p>
          </table:table-cell>
          <table:table-cell office:value-type="float" office:value="52" calcext:value-type="float">
            <text:p>52</text:p>
          </table:table-cell>
          <table:table-cell table:formula="of:=[.D38]+[.N38]"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table:formula="of:=[.D38]+[.P38]" office:value-type="float" office:value="363" calcext:value-type="float">
            <text:p>363</text:p>
          </table:table-cell>
          <table:table-cell table:formula="of:=([.M38]+[.O38]+[.Q38])/3" office:value-type="float" office:value="363.7" calcext:value-type="float">
            <text:p>363.7</text:p>
          </table:table-cell>
          <table:table-cell table:formula="of:=[.V38]/MAX([.$V$4:.$V$39]) + [.$T$2] *([.U38]/MAX([.$U$4:.$U$39]))" office:value-type="float" office:value="0.986097267533151" calcext:value-type="float">
            <text:p>0.986097267533151</text:p>
          </table:table-cell>
          <table:table-cell table:formula="of:=[.V38]/MAX([.$V$4:.$V$39]) + [.$V$2] *([.U38]/MAX([.$U$4:.$U$39]))" office:value-type="float" office:value="1.08599289679264" calcext:value-type="float">
            <text:p>1.08599289679264</text:p>
          </table:table-cell>
          <table:table-cell office:value-type="float" office:value="70.9603396777598" calcext:value-type="float">
            <text:p>70.9603396777598</text:p>
          </table:table-cell>
          <table:table-cell office:value-type="float" office:value="1383830" calcext:value-type="float">
            <text:p>1383830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float" office:value="25.1" calcext:value-type="float">
            <text:p>25.1</text:p>
          </table:table-cell>
          <table:table-cell table:formula="of:=[.D39]+[.E39]" office:value-type="float" office:value="349.1" calcext:value-type="float">
            <text:p>349.1</text:p>
          </table:table-cell>
          <table:table-cell office:value-type="float" office:value="14.9" calcext:value-type="float">
            <text:p>14.9</text:p>
          </table:table-cell>
          <table:table-cell table:formula="of:=[.D39]+[.G39]" office:value-type="float" office:value="338.9" calcext:value-type="float">
            <text:p>338.9</text:p>
          </table:table-cell>
          <table:table-cell office:value-type="float" office:value="19.4" calcext:value-type="float">
            <text:p>19.4</text:p>
          </table:table-cell>
          <table:table-cell table:formula="of:=[.D39]+[.I39]" office:value-type="float" office:value="343.4" calcext:value-type="float">
            <text:p>343.4</text:p>
          </table:table-cell>
          <table:table-cell table:formula="of:=([.F39]+[.H39]+[.J39])/3" office:value-type="float" office:value="343.8" calcext:value-type="float">
            <text:p>343.8</text:p>
          </table:table-cell>
          <table:table-cell office:value-type="float" office:value="88.1" calcext:value-type="float">
            <text:p>88.1</text:p>
          </table:table-cell>
          <table:table-cell table:formula="of:=[.D39]+[.L39]" office:value-type="float" office:value="412.1" calcext:value-type="float">
            <text:p>412.1</text:p>
          </table:table-cell>
          <table:table-cell office:value-type="float" office:value="51.8" calcext:value-type="float">
            <text:p>51.8</text:p>
          </table:table-cell>
          <table:table-cell table:formula="of:=[.D39]+[.N39]" office:value-type="float" office:value="375.8" calcext:value-type="float">
            <text:p>375.8</text:p>
          </table:table-cell>
          <table:table-cell office:value-type="float" office:value="69.8" calcext:value-type="float">
            <text:p>69.8</text:p>
          </table:table-cell>
          <table:table-cell table:formula="of:=[.D39]+[.P39]" office:value-type="float" office:value="393.8" calcext:value-type="float">
            <text:p>393.8</text:p>
          </table:table-cell>
          <table:table-cell table:formula="of:=([.M39]+[.O39]+[.Q39])/3" office:value-type="float" office:value="393.9" calcext:value-type="float">
            <text:p>393.9</text:p>
          </table:table-cell>
          <table:table-cell table:formula="of:=[.V39]/MAX([.$V$4:.$V$39]) + [.$T$2] *([.U39]/MAX([.$U$4:.$U$39]))" office:value-type="float" office:value="1.02006083888865" calcext:value-type="float">
            <text:p>1.02006083888865</text:p>
          </table:table-cell>
          <table:table-cell table:formula="of:=[.V39]/MAX([.$V$4:.$V$39]) + [.$V$2] *([.U39]/MAX([.$U$4:.$U$39]))" office:value-type="float" office:value="1.11969173882288" calcext:value-type="float">
            <text:p>1.11969173882288</text:p>
          </table:table-cell>
          <table:table-cell office:value-type="float" office:value="70.7722905810973" calcext:value-type="float">
            <text:p>70.7722905810973</text:p>
          </table:table-cell>
          <table:table-cell office:value-type="float" office:value="1433514" calcext:value-type="float">
            <text:p>143351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16"/>
          <table:table-cell table:style-name="ce2" table:formula="of:=CORREL([.S4:.S39];[.K4:.K39])" office:value-type="float" office:value="0.996472417320891" calcext:value-type="float">
            <text:p>0.996472417320891</text:p>
          </table:table-cell>
          <table:table-cell table:style-name="ce2" table:formula="of:=CORREL([.T4:.T39];[.R4:.R39])" office:value-type="float" office:value="0.994881271443405" calcext:value-type="float">
            <text:p>0.994881271443405</text:p>
          </table:table-cell>
          <table:table-cell table:style-name="ce2" table:formula="of:=CORREL([.U4:.U39];[.E4:.E39])" office:value-type="float" office:value="0.973063339233946" calcext:value-type="float">
            <text:p>0.973063339233946</text:p>
          </table:table-cell>
          <table:table-cell table:style-name="ce2" table:formula="of:=CORREL([.V4:.V39];[.D4:.D39])" office:value-type="float" office:value="0.99691815553298" calcext:value-type="float">
            <text:p>0.99691815553298</text:p>
          </table:table-cell>
          <table:table-cell table:style-name="ce2" table:formula="of:=CORREL([.W4:.W39];[.D4:.D39])" office:value-type="float" office:value="0.839041935337884" calcext:value-type="float">
            <text:p>0.839041935337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e (ms)</text:p>
          </table:table-cell>
          <table:table-cell office:value-type="string" calcext:value-type="string">
            <text:p>Build 256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Build 512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1 Frame 512 (ms)</text:p>
          </table:table-cell>
          <table:table-cell table:style-name="Default" office:value-type="string" calcext:value-type="string">
            <text:p>2 Render 512 (ms)</text:p>
          </table:table-cell>
          <table:table-cell office:value-type="string" calcext:value-type="string">
            <text:p>2 Frame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LBVH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8.4" calcext:value-type="float">
            <text:p>28.4</text:p>
          </table:table-cell>
          <table:table-cell table:style-name="ce94" table:formula="of:=[.D42]+[.E42]" office:value-type="float" office:value="176.4" calcext:value-type="float">
            <text:p>176.4</text:p>
          </table:table-cell>
          <table:table-cell office:value-type="float" office:value="14.7" calcext:value-type="float">
            <text:p>14.7</text:p>
          </table:table-cell>
          <table:table-cell table:style-name="ce99" table:formula="of:=[.G42]+[.D42]" office:value-type="float" office:value="162.7" calcext:value-type="float">
            <text:p>162.7</text:p>
          </table:table-cell>
          <table:table-cell office:value-type="float" office:value="19.4" calcext:value-type="float">
            <text:p>19.4</text:p>
          </table:table-cell>
          <table:table-cell table:style-name="ce102" table:formula="of:=[.I42]+[.D42]" office:value-type="float" office:value="167.4" calcext:value-type="float">
            <text:p>167.4</text:p>
          </table:table-cell>
          <table:table-cell table:style-name="ce105" table:formula="of:=([.F42]+[.H42]+[.J42])/3" office:value-type="float" office:value="168.833333333333" calcext:value-type="float">
            <text:p>168.833333333333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06" calcext:value-type="float">
            <text:p>106</text:p>
          </table:table-cell>
          <table:table-cell table:style-name="ce108" table:formula="of:=[.L42]+[.M42]" office:value-type="float" office:value="254" calcext:value-type="float">
            <text:p>254</text:p>
          </table:table-cell>
          <table:table-cell table:style-name="ce111" office:value-type="float" office:value="54" calcext:value-type="float">
            <text:p>54</text:p>
          </table:table-cell>
          <table:table-cell table:style-name="ce113" table:formula="of:=[.L42]+[.O42]" office:value-type="float" office:value="202" calcext:value-type="float">
            <text:p>202</text:p>
          </table:table-cell>
          <table:table-cell table:style-name="ce116" office:value-type="float" office:value="71" calcext:value-type="float">
            <text:p>71</text:p>
          </table:table-cell>
          <table:table-cell table:style-name="ce119" table:formula="of:=[.L42]+[.Q42]" office:value-type="float" office:value="219" calcext:value-type="float">
            <text:p>219</text:p>
          </table:table-cell>
          <table:table-cell table:style-name="ce103" table:formula="of:=([.M42]+[.O42]+[.Q42])/3" office:value-type="float" office:value="77" calcext:value-type="float">
            <text:p>77</text:p>
          </table:table-cell>
          <table:table-cell table:style-name="Default" office:value-type="float" office:value="84.9659608836359" calcext:value-type="float">
            <text:p>84.9659608836359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HR Fast</text:p>
          </table:table-cell>
          <table:table-cell table:style-name="ce3"/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23.7" calcext:value-type="float">
            <text:p>23.7</text:p>
          </table:table-cell>
          <table:table-cell table:style-name="ce94" table:formula="of:=[.D43]+[.E43]" office:value-type="float" office:value="96.1" calcext:value-type="float">
            <text:p>96.1</text:p>
          </table:table-cell>
          <table:table-cell table:style-name="ce7" office:value-type="float" office:value="14.1" calcext:value-type="float">
            <text:p>14.1</text:p>
          </table:table-cell>
          <table:table-cell table:style-name="ce99" table:formula="of:=[.G43]+[.D43]" office:value-type="float" office:value="86.5" calcext:value-type="float">
            <text:p>86.5</text:p>
          </table:table-cell>
          <table:table-cell table:style-name="ce3" office:value-type="float" office:value="19.5" calcext:value-type="float">
            <text:p>19.5</text:p>
          </table:table-cell>
          <table:table-cell table:style-name="ce102" table:formula="of:=[.I43]+[.D43]" office:value-type="float" office:value="91.9" calcext:value-type="float">
            <text:p>91.9</text:p>
          </table:table-cell>
          <table:table-cell table:style-name="ce105" table:formula="of:=([.F43]+[.H43]+[.J43])/3" office:value-type="float" office:value="91.5" calcext:value-type="float">
            <text:p>91.5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88.1" calcext:value-type="float">
            <text:p>88.1</text:p>
          </table:table-cell>
          <table:table-cell table:style-name="ce109" table:formula="of:=[.L43]+[.M43]" office:value-type="float" office:value="160.5" calcext:value-type="float">
            <text:p>160.5</text:p>
          </table:table-cell>
          <table:table-cell table:style-name="ce112" office:value-type="float" office:value="52" calcext:value-type="float">
            <text:p>52</text:p>
          </table:table-cell>
          <table:table-cell table:style-name="ce114" table:formula="of:=[.L43]+[.O43]" office:value-type="float" office:value="124.4" calcext:value-type="float">
            <text:p>124.4</text:p>
          </table:table-cell>
          <table:table-cell table:style-name="ce117" office:value-type="float" office:value="69.6" calcext:value-type="float">
            <text:p>69.6</text:p>
          </table:table-cell>
          <table:table-cell table:style-name="ce101" table:formula="of:=[.L43]+[.Q43]" office:value-type="float" office:value="142" calcext:value-type="float">
            <text:p>142</text:p>
          </table:table-cell>
          <table:table-cell table:style-name="ce123" table:formula="of:=([.M43]+[.O43]+[.Q43])/3" office:value-type="float" office:value="69.9" calcext:value-type="float">
            <text:p>69.9</text:p>
          </table:table-cell>
          <table:table-cell table:style-name="ce3" office:value-type="float" office:value="72.8396242920227" calcext:value-type="float">
            <text:p>72.8396242920227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HR HQ</text:p>
          </table:table-cell>
          <table:table-cell table:style-name="ce3"/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.9" calcext:value-type="float">
            <text:p>23.9</text:p>
          </table:table-cell>
          <table:table-cell table:style-name="ce94" table:formula="of:=[.D44]+[.E44]" office:value-type="float" office:value="300.9" calcext:value-type="float">
            <text:p>300.9</text:p>
          </table:table-cell>
          <table:table-cell table:style-name="ce3" office:value-type="float" office:value="15.1" calcext:value-type="float">
            <text:p>15.1</text:p>
          </table:table-cell>
          <table:table-cell table:style-name="ce99" table:formula="of:=[.G44]+[.D44]" office:value-type="float" office:value="292.1" calcext:value-type="float">
            <text:p>292.1</text:p>
          </table:table-cell>
          <table:table-cell table:style-name="ce3" office:value-type="float" office:value="19.3" calcext:value-type="float">
            <text:p>19.3</text:p>
          </table:table-cell>
          <table:table-cell table:style-name="ce102" table:formula="of:=[.I44]+[.D44]" office:value-type="float" office:value="296.3" calcext:value-type="float">
            <text:p>296.3</text:p>
          </table:table-cell>
          <table:table-cell table:style-name="ce105" table:formula="of:=([.F44]+[.H44]+[.J44])/3" office:value-type="float" office:value="296.433333333333" calcext:value-type="float">
            <text:p>296.43333333333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9.3" calcext:value-type="float">
            <text:p>89.3</text:p>
          </table:table-cell>
          <table:table-cell table:style-name="ce109" table:formula="of:=[.L44]+[.M44]" office:value-type="float" office:value="366.3" calcext:value-type="float">
            <text:p>366.3</text:p>
          </table:table-cell>
          <table:table-cell table:style-name="ce112" office:value-type="float" office:value="52.5" calcext:value-type="float">
            <text:p>52.5</text:p>
          </table:table-cell>
          <table:table-cell table:style-name="ce114" table:formula="of:=[.L44]+[.O44]" office:value-type="float" office:value="329.5" calcext:value-type="float">
            <text:p>329.5</text:p>
          </table:table-cell>
          <table:table-cell table:style-name="ce117" office:value-type="float" office:value="70.1" calcext:value-type="float">
            <text:p>70.1</text:p>
          </table:table-cell>
          <table:table-cell table:style-name="ce101" table:formula="of:=[.L44]+[.Q44]" office:value-type="float" office:value="347.1" calcext:value-type="float">
            <text:p>347.1</text:p>
          </table:table-cell>
          <table:table-cell table:style-name="ce123" table:formula="of:=([.M44]+[.O44]+[.Q44])/3" office:value-type="float" office:value="70.6333333333333" calcext:value-type="float">
            <text:p>70.6333333333333</text:p>
          </table:table-cell>
          <table:table-cell table:style-name="ce3" office:value-type="float" office:value="71.1618989987831" calcext:value-type="float">
            <text:p>71.1618989987831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 Search</text:p>
          </table:table-cell>
          <table:table-cell office:value-type="float" office:value="1370" calcext:value-type="float">
            <text:p>1370</text:p>
          </table:table-cell>
          <table:table-cell office:value-type="float" office:value="14.1" calcext:value-type="float">
            <text:p>14.1</text:p>
          </table:table-cell>
          <table:table-cell office:value-type="float" office:value="25.6" calcext:value-type="float">
            <text:p>25.6</text:p>
          </table:table-cell>
          <table:table-cell table:style-name="ce94" table:formula="of:=[.D45]+[.E45]" office:value-type="float" office:value="39.7" calcext:value-type="float">
            <text:p>39.7</text:p>
          </table:table-cell>
          <table:table-cell office:value-type="float" office:value="15.4" calcext:value-type="float">
            <text:p>15.4</text:p>
          </table:table-cell>
          <table:table-cell table:style-name="ce99" table:formula="of:=[.G45]+[.D45]" office:value-type="float" office:value="29.5" calcext:value-type="float">
            <text:p>29.5</text:p>
          </table:table-cell>
          <table:table-cell office:value-type="float" office:value="20.1" calcext:value-type="float">
            <text:p>20.1</text:p>
          </table:table-cell>
          <table:table-cell table:style-name="ce102" table:formula="of:=[.I45]+[.D45]" office:value-type="float" office:value="34.2" calcext:value-type="float">
            <text:p>34.2</text:p>
          </table:table-cell>
          <table:table-cell table:style-name="ce105" table:formula="of:=([.F45]+[.H45]+[.J45])/3" office:value-type="float" office:value="34.4666666666667" calcext:value-type="float">
            <text:p>34.4666666666667</text:p>
          </table:table-cell>
          <table:table-cell office:value-type="float" office:value="14.1" calcext:value-type="float">
            <text:p>14.1</text:p>
          </table:table-cell>
          <table:table-cell table:style-name="Default" office:value-type="float" office:value="98.5" calcext:value-type="float">
            <text:p>98.5</text:p>
          </table:table-cell>
          <table:table-cell table:style-name="ce109" table:formula="of:=[.L45]+[.M45]" office:value-type="float" office:value="112.6" calcext:value-type="float">
            <text:p>112.6</text:p>
          </table:table-cell>
          <table:table-cell table:style-name="ce111" office:value-type="float" office:value="58" calcext:value-type="float">
            <text:p>58</text:p>
          </table:table-cell>
          <table:table-cell table:style-name="ce114" table:formula="of:=[.L45]+[.O45]" office:value-type="float" office:value="72.1" calcext:value-type="float">
            <text:p>72.1</text:p>
          </table:table-cell>
          <table:table-cell table:style-name="ce116" office:value-type="float" office:value="75" calcext:value-type="float">
            <text:p>75</text:p>
          </table:table-cell>
          <table:table-cell table:style-name="ce101" table:formula="of:=[.L45]+[.Q45]" office:value-type="float" office:value="89.1" calcext:value-type="float">
            <text:p>89.1</text:p>
          </table:table-cell>
          <table:table-cell table:style-name="ce123" table:formula="of:=([.M45]+[.O45]+[.Q45])/3" office:value-type="float" office:value="77.1666666666667" calcext:value-type="float">
            <text:p>77.1666666666667</text:p>
          </table:table-cell>
          <table:table-cell table:style-name="Default" office:value-type="float" office:value="94.7482094542587" calcext:value-type="float">
            <text:p>94.74820945425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yesian Optimization</text:p>
          </table:table-cell>
          <table:table-cell office:value-type="float" office:value="5.29" calcext:value-type="float">
            <text:p>5.29</text:p>
          </table:table-cell>
          <table:table-cell office:value-type="float" office:value="25.7" calcext:value-type="float">
            <text:p>25.7</text:p>
          </table:table-cell>
          <table:table-cell office:value-type="float" office:value="23.7" calcext:value-type="float">
            <text:p>23.7</text:p>
          </table:table-cell>
          <table:table-cell table:style-name="ce94" table:formula="of:=[.D46]+[.E46]" office:value-type="float" office:value="49.4" calcext:value-type="float">
            <text:p>49.4</text:p>
          </table:table-cell>
          <table:table-cell office:value-type="float" office:value="14.4" calcext:value-type="float">
            <text:p>14.4</text:p>
          </table:table-cell>
          <table:table-cell table:style-name="ce99" table:formula="of:=[.G46]+[.D46]" office:value-type="float" office:value="40.1" calcext:value-type="float">
            <text:p>40.1</text:p>
          </table:table-cell>
          <table:table-cell office:value-type="float" office:value="18.8" calcext:value-type="float">
            <text:p>18.8</text:p>
          </table:table-cell>
          <table:table-cell table:style-name="ce102" table:formula="of:=[.I46]+[.D46]" office:value-type="float" office:value="44.5" calcext:value-type="float">
            <text:p>44.5</text:p>
          </table:table-cell>
          <table:table-cell table:style-name="ce105" table:formula="of:=([.F46]+[.H46]+[.J46])/3" office:value-type="float" office:value="44.6666666666667" calcext:value-type="float">
            <text:p>44.6666666666667</text:p>
          </table:table-cell>
          <table:table-cell office:value-type="float" office:value="25.7" calcext:value-type="float">
            <text:p>25.7</text:p>
          </table:table-cell>
          <table:table-cell table:style-name="Default" office:value-type="float" office:value="87.8" calcext:value-type="float">
            <text:p>87.8</text:p>
          </table:table-cell>
          <table:table-cell table:style-name="ce109" table:formula="of:=[.L46]+[.M46]" office:value-type="float" office:value="113.5" calcext:value-type="float">
            <text:p>113.5</text:p>
          </table:table-cell>
          <table:table-cell table:style-name="ce111" office:value-type="float" office:value="51.9" calcext:value-type="float">
            <text:p>51.9</text:p>
          </table:table-cell>
          <table:table-cell table:style-name="ce114" table:formula="of:=[.L46]+[.O46]" office:value-type="float" office:value="77.6" calcext:value-type="float">
            <text:p>77.6</text:p>
          </table:table-cell>
          <table:table-cell table:style-name="ce116" office:value-type="float" office:value="69.3" calcext:value-type="float">
            <text:p>69.3</text:p>
          </table:table-cell>
          <table:table-cell table:style-name="ce101" table:formula="of:=[.L46]+[.Q46]" office:value-type="float" office:value="95" calcext:value-type="float">
            <text:p>95</text:p>
          </table:table-cell>
          <table:table-cell table:style-name="ce123" table:formula="of:=([.M46]+[.O46]+[.Q46])/3" office:value-type="float" office:value="69.6666666666667" calcext:value-type="float">
            <text:p>69.6666666666667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ing Factor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3 Render 256 (ms)</text:p>
          </table:table-cell>
          <table:table-cell office:value-type="string" calcext:value-type="string">
            <text:p>Render avg 256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Render avg 512 (ms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26.8" calcext:value-type="float">
            <text:p>26.8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0.3" calcext:value-type="float">
            <text:p>20.3</text:p>
          </table:table-cell>
          <table:table-cell table:style-name="ce97" table:formula="of:=([.D50]+[.E50]+[.F50])/3" office:value-type="float" office:value="20.8666666666667" calcext:value-type="float">
            <text:p>20.8666666666667</text:p>
          </table:table-cell>
          <table:table-cell table:style-name="Default" office:value-type="float" office:value="98.9" calcext:value-type="float">
            <text:p>98.9</text:p>
          </table:table-cell>
          <table:table-cell office:value-type="float" office:value="57.9" calcext:value-type="float">
            <text:p>57.9</text:p>
          </table:table-cell>
          <table:table-cell table:style-name="Default" office:value-type="float" office:value="74.7" calcext:value-type="float">
            <text:p>74.7</text:p>
          </table:table-cell>
          <table:table-cell table:style-name="ce106" table:formula="of:=([.H50]+[.I50]+[.J50])/3" office:value-type="float" office:value="77.1666666666667" calcext:value-type="float">
            <text:p>77.1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.1</text:p>
          </table:table-cell>
          <table:table-cell office:value-type="float" office:value="25.2" calcext:value-type="float">
            <text:p>25.2</text:p>
          </table:table-cell>
          <table:table-cell office:value-type="float" office:value="13.1" calcext:value-type="float">
            <text:p>13.1</text:p>
          </table:table-cell>
          <table:table-cell table:style-name="Default" office:value-type="float" office:value="16.9" calcext:value-type="float">
            <text:p>16.9</text:p>
          </table:table-cell>
          <table:table-cell table:style-name="ce97" table:formula="of:=([.D51]+[.E51]+[.F51])/3" office:value-type="float" office:value="18.4" calcext:value-type="float">
            <text:p>18.4</text:p>
          </table:table-cell>
          <table:table-cell table:style-name="Default" office:value-type="float" office:value="96.4" calcext:value-type="float">
            <text:p>96.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63.3" calcext:value-type="float">
            <text:p>63.3</text:p>
          </table:table-cell>
          <table:table-cell table:style-name="ce106" table:formula="of:=([.H51]+[.I51]+[.J51])/3" office:value-type="float" office:value="69.9" calcext:value-type="float">
            <text:p>69.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26.7" calcext:value-type="float">
            <text:p>26.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.9" calcext:value-type="float">
            <text:p>20.9</text:p>
          </table:table-cell>
          <table:table-cell table:style-name="ce97" table:formula="of:=([.D52]+[.E52]+[.F52])/3" office:value-type="float" office:value="20.8666666666667" calcext:value-type="float">
            <text:p>20.8666666666667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6.2" calcext:value-type="float">
            <text:p>56.2</text:p>
          </table:table-cell>
          <table:table-cell table:style-name="Default" office:value-type="float" office:value="78.6" calcext:value-type="float">
            <text:p>78.6</text:p>
          </table:table-cell>
          <table:table-cell table:style-name="ce106" table:formula="of:=([.H52]+[.I52]+[.J52])/3" office:value-type="float" office:value="78.2666666666667" calcext:value-type="float">
            <text:p>78.2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.5" calcext:value-type="float">
            <text:p>14.5</text:p>
          </table:table-cell>
          <table:table-cell office:value-type="float" office:value="31.7" calcext:value-type="float">
            <text:p>31.7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.1" calcext:value-type="float">
            <text:p>23.1</text:p>
          </table:table-cell>
          <table:table-cell table:style-name="ce97" table:formula="of:=([.D53]+[.E53]+[.F53])/3" office:value-type="float" office:value="24.4333333333333" calcext:value-type="float">
            <text:p>24.4333333333333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69.9" calcext:value-type="float">
            <text:p>69.9</text:p>
          </table:table-cell>
          <table:table-cell table:style-name="Default" office:value-type="float" office:value="87.7" calcext:value-type="float">
            <text:p>87.7</text:p>
          </table:table-cell>
          <table:table-cell table:style-name="ce106" table:formula="of:=([.H53]+[.I53]+[.J53])/3" office:value-type="float" office:value="92.8666666666667" calcext:value-type="float">
            <text:p>92.8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calcext:conditional-formats>
          <calcext:conditional-format calcext:target-range-address="Bunny.F4:Bunny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H4:Bunny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J4:Bunny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K4:Bunny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Q4:Bunny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O4:Bunny.O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M4:Bunny.M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R4:Bunny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S4:Bunny.S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T4:Bunny.T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F42:Bunny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H42:Bunny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J42:Bunny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K42:Bunny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G50:Bunny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K50:Bunny.K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O42:Bunny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Q42:Bunny.Q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N43:Bunny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N42:Bunny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P43:Bunny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P42:Bunny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R43:Bunny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R42:Bunny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S42:Bunny.S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S42:Bunny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9:45:48.078859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0:28:20.785219690</meta:creation-date>
    <dc:date>2021-09-21T15:15:13.497870492</dc:date>
    <meta:editing-duration>P1DT14M3S</meta:editing-duration>
    <meta:editing-cycles>46</meta:editing-cycles>
    <meta:generator>LibreOffice/7.1.5.2$Linux_X86_64 LibreOffice_project/10$Build-2</meta:generator>
    <meta:document-statistic meta:table-count="3" meta:cell-count="2670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084cm" svg:y="0.316cm" chart:style-name="ch2">
          <text:p>Build Performance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Bunny.C4:Bunny.D9 Bunny.B4:Bunny.B4 Bunny.B10:Bunny.B10 Bunny.D10:Bunny.D39 Bunny.B16:Bunny.B16 Bunny.B22:Bunny.B22 Bunny.B28:Bunny.B28 Bunny.B34:Bunny.B34" chart:data-source-has-labels="row" svg:x="1.33cm" svg:y="2.138cm" svg:width="12.332cm" svg:height="5.733cm">
          <chart:coordinate-region svg:x="2.137cm" svg:y="2.337cm" svg:width="11.338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789cm" chart:style-name="ch9">
              <text:p>time in ḿs</text:p>
            </chart:title>
            <chart:grid chart:style-name="ch10" chart:class="major"/>
          </chart:axis>
          <chart:series chart:style-name="ch11" chart:values-cell-range-address="Bunny.D4:Bunny.D9" chart:label-cell-address="Bunny.B4:Bunny.B4" chart:class="chart:scatter">
            <chart:domain table:cell-range-address="Bunny.C4:Bunny.C9"/>
            <chart:data-point chart:repeated="6"/>
          </chart:series>
          <chart:series chart:style-name="ch12" chart:values-cell-range-address="Bunny.D10:Bunny.D15" chart:label-cell-address="Bunny.B10:Bunny.B10" chart:class="chart:scatter">
            <chart:domain table:cell-range-address="Bunny.C10:Bunny.C15"/>
            <chart:data-point chart:repeated="6"/>
          </chart:series>
          <chart:series chart:style-name="ch13" chart:values-cell-range-address="Bunny.D16:Bunny.D21" chart:label-cell-address="Bunny.B16:Bunny.B16" chart:class="chart:scatter">
            <chart:domain table:cell-range-address="Bunny.C16:Bunny.C21"/>
            <chart:data-point chart:repeated="6"/>
          </chart:series>
          <chart:series chart:style-name="ch14" chart:values-cell-range-address="Bunny.D22:Bunny.D27" chart:label-cell-address="Bunny.B22:Bunny.B22" chart:class="chart:scatter">
            <chart:domain table:cell-range-address="Bunny.C22:Bunny.C27"/>
            <chart:data-point chart:repeated="6"/>
          </chart:series>
          <chart:series chart:style-name="ch15" chart:values-cell-range-address="Bunny.D28:Bunny.D33" chart:label-cell-address="Bunny.B28:Bunny.B28" chart:class="chart:scatter">
            <chart:domain table:cell-range-address="Bunny.C28:Bunny.C33"/>
            <chart:data-point chart:repeated="6"/>
          </chart:series>
          <chart:series chart:style-name="ch16" chart:values-cell-range-address="Bunny.D34:Bunny.D39" chart:label-cell-address="Bunny.B34:Bunny.B34" chart:class="chart:scatter">
            <chart:domain table:cell-range-address="Bunny.C34:Bunny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Bunny.B4:Bunny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Bunny.B10:Bunny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Bunny.B16:Bunny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Bunny.B22:Bunny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Bunny.B28:Bunny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Bunny.B34:Bunny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unny.C4:Bunny.C9</svg:desc>
                </draw:g>
              </table:table-cell>
              <table:table-cell office:value-type="float" office:value="5.99">
                <text:p>5.99</text:p>
                <draw:g>
                  <svg:desc>Bunny.D4:Bunny.D9</svg:desc>
                </draw:g>
              </table:table-cell>
              <table:table-cell office:value-type="float" office:value="5">
                <text:p>5</text:p>
                <draw:g>
                  <svg:desc>Bunny.C10:Bunny.C15</svg:desc>
                </draw:g>
              </table:table-cell>
              <table:table-cell office:value-type="float" office:value="10.7">
                <text:p>10.7</text:p>
                <draw:g>
                  <svg:desc>Bunny.D10:Bunny.D15</svg:desc>
                </draw:g>
              </table:table-cell>
              <table:table-cell office:value-type="float" office:value="5">
                <text:p>5</text:p>
                <draw:g>
                  <svg:desc>Bunny.C16:Bunny.C21</svg:desc>
                </draw:g>
              </table:table-cell>
              <table:table-cell office:value-type="float" office:value="27.6">
                <text:p>27.6</text:p>
                <draw:g>
                  <svg:desc>Bunny.D16:Bunny.D21</svg:desc>
                </draw:g>
              </table:table-cell>
              <table:table-cell office:value-type="float" office:value="5">
                <text:p>5</text:p>
                <draw:g>
                  <svg:desc>Bunny.C22:Bunny.C27</svg:desc>
                </draw:g>
              </table:table-cell>
              <table:table-cell office:value-type="float" office:value="60.9">
                <text:p>60.9</text:p>
                <draw:g>
                  <svg:desc>Bunny.D22:Bunny.D27</svg:desc>
                </draw:g>
              </table:table-cell>
              <table:table-cell office:value-type="float" office:value="5">
                <text:p>5</text:p>
                <draw:g>
                  <svg:desc>Bunny.C28:Bunny.C33</svg:desc>
                </draw:g>
              </table:table-cell>
              <table:table-cell office:value-type="float" office:value="104">
                <text:p>104</text:p>
                <draw:g>
                  <svg:desc>Bunny.D28:Bunny.D33</svg:desc>
                </draw:g>
              </table:table-cell>
              <table:table-cell office:value-type="float" office:value="5">
                <text:p>5</text:p>
                <draw:g>
                  <svg:desc>Bunny.C34:Bunny.C39</svg:desc>
                </draw:g>
              </table:table-cell>
              <table:table-cell office:value-type="float" office:value="136">
                <text:p>136</text:p>
                <draw:g>
                  <svg:desc>Bunny.D34:Bunny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4.6">
                <text:p>14.6</text:p>
              </table:table-cell>
              <table:table-cell office:value-type="float" office:value="6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6">
                <text:p>6</text:p>
              </table:table-cell>
              <table:table-cell office:value-type="float" office:value="72.4">
                <text:p>72.4</text:p>
              </table:table-cell>
              <table:table-cell office:value-type="float" office:value="6">
                <text:p>6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3.6">
                <text:p>43.6</text:p>
              </table:table-cell>
              <table:table-cell office:value-type="float" office:value="7">
                <text:p>7</text:p>
              </table:table-cell>
              <table:table-cell office:value-type="float" office:value="87.1">
                <text:p>87.1</text:p>
              </table:table-cell>
              <table:table-cell office:value-type="float" office:value="7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162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8">
                <text:p>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219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277">
                <text:p>277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10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338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891cm" svg:y="0.316cm" chart:style-name="ch2">
          <text:p>Build Cost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Bunny.C4:Bunny.C9 Bunny.B4:Bunny.B4 Bunny.V4:Bunny.V39 Bunny.B10:Bunny.B10 Bunny.B16:Bunny.B16 Bunny.B22:Bunny.B22 Bunny.B28:Bunny.B28 Bunny.B34:Bunny.B34" chart:data-source-has-labels="row" svg:x="1.33cm" svg:y="2.138cm" svg:width="12.332cm" svg:height="5.733cm">
          <chart:coordinate-region svg:x="2.692cm" svg:y="2.338cm" svg:width="10.598cm" svg:height="4.886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948cm" chart:style-name="ch9">
              <text:p>cut size sum</text:p>
            </chart:title>
            <chart:grid chart:style-name="ch10" chart:class="major"/>
          </chart:axis>
          <chart:series chart:style-name="ch11" chart:values-cell-range-address="Bunny.V4:Bunny.V9" chart:label-cell-address="Bunny.B4:Bunny.B4" chart:class="chart:scatter">
            <chart:domain table:cell-range-address="Bunny.C4:Bunny.C9"/>
            <chart:data-point chart:repeated="6"/>
          </chart:series>
          <chart:series chart:style-name="ch12" chart:values-cell-range-address="Bunny.V10:Bunny.V15" chart:label-cell-address="Bunny.B10:Bunny.B10" chart:class="chart:scatter">
            <chart:domain table:cell-range-address="Bunny.C10:Bunny.C15"/>
            <chart:data-point chart:repeated="6"/>
          </chart:series>
          <chart:series chart:style-name="ch13" chart:values-cell-range-address="Bunny.V16:Bunny.V21" chart:label-cell-address="Bunny.B16:Bunny.B16" chart:class="chart:scatter">
            <chart:domain table:cell-range-address="Bunny.C16:Bunny.C21"/>
            <chart:data-point chart:repeated="6"/>
          </chart:series>
          <chart:series chart:style-name="ch14" chart:values-cell-range-address="Bunny.V22:Bunny.V27" chart:label-cell-address="Bunny.B22:Bunny.B22" chart:class="chart:scatter">
            <chart:domain table:cell-range-address="Bunny.C22:Bunny.C27"/>
            <chart:data-point chart:repeated="6"/>
          </chart:series>
          <chart:series chart:style-name="ch15" chart:values-cell-range-address="Bunny.V28:Bunny.V33" chart:label-cell-address="Bunny.B28:Bunny.B28" chart:class="chart:scatter">
            <chart:domain table:cell-range-address="Bunny.C28:Bunny.C33"/>
            <chart:data-point chart:repeated="6"/>
          </chart:series>
          <chart:series chart:style-name="ch16" chart:values-cell-range-address="Bunny.V34:Bunny.V39" chart:label-cell-address="Bunny.B34:Bunny.B34" chart:class="chart:scatter">
            <chart:domain table:cell-range-address="Bunny.C34:Bunny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Bunny.B4:Bunny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Bunny.B10:Bunny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Bunny.B16:Bunny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Bunny.B22:Bunny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Bunny.B28:Bunny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Bunny.B34:Bunny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unny.C4:Bunny.C9</svg:desc>
                </draw:g>
              </table:table-cell>
              <table:table-cell office:value-type="float" office:value="12578">
                <text:p>12578</text:p>
                <draw:g>
                  <svg:desc>Bunny.V4:Bunny.V9</svg:desc>
                </draw:g>
              </table:table-cell>
              <table:table-cell office:value-type="float" office:value="5">
                <text:p>5</text:p>
                <draw:g>
                  <svg:desc>Bunny.C10:Bunny.C15</svg:desc>
                </draw:g>
              </table:table-cell>
              <table:table-cell office:value-type="float" office:value="29993">
                <text:p>29993</text:p>
                <draw:g>
                  <svg:desc>Bunny.V10:Bunny.V15</svg:desc>
                </draw:g>
              </table:table-cell>
              <table:table-cell office:value-type="float" office:value="5">
                <text:p>5</text:p>
                <draw:g>
                  <svg:desc>Bunny.C16:Bunny.C21</svg:desc>
                </draw:g>
              </table:table-cell>
              <table:table-cell office:value-type="float" office:value="83796">
                <text:p>83796</text:p>
                <draw:g>
                  <svg:desc>Bunny.V16:Bunny.V21</svg:desc>
                </draw:g>
              </table:table-cell>
              <table:table-cell office:value-type="float" office:value="5">
                <text:p>5</text:p>
                <draw:g>
                  <svg:desc>Bunny.C22:Bunny.C27</svg:desc>
                </draw:g>
              </table:table-cell>
              <table:table-cell office:value-type="float" office:value="198595">
                <text:p>198595</text:p>
                <draw:g>
                  <svg:desc>Bunny.V22:Bunny.V27</svg:desc>
                </draw:g>
              </table:table-cell>
              <table:table-cell office:value-type="float" office:value="5">
                <text:p>5</text:p>
                <draw:g>
                  <svg:desc>Bunny.C28:Bunny.C33</svg:desc>
                </draw:g>
              </table:table-cell>
              <table:table-cell office:value-type="float" office:value="360851">
                <text:p>360851</text:p>
                <draw:g>
                  <svg:desc>Bunny.V28:Bunny.V33</svg:desc>
                </draw:g>
              </table:table-cell>
              <table:table-cell office:value-type="float" office:value="5">
                <text:p>5</text:p>
                <draw:g>
                  <svg:desc>Bunny.C34:Bunny.C39</svg:desc>
                </draw:g>
              </table:table-cell>
              <table:table-cell office:value-type="float" office:value="505642">
                <text:p>505642</text:p>
                <draw:g>
                  <svg:desc>Bunny.V34:Bunny.V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4976">
                <text:p>44976</text:p>
              </table:table-cell>
              <table:table-cell office:value-type="float" office:value="6">
                <text:p>6</text:p>
              </table:table-cell>
              <table:table-cell office:value-type="float" office:value="111081">
                <text:p>111081</text:p>
              </table:table-cell>
              <table:table-cell office:value-type="float" office:value="6">
                <text:p>6</text:p>
              </table:table-cell>
              <table:table-cell office:value-type="float" office:value="254269">
                <text:p>254269</text:p>
              </table:table-cell>
              <table:table-cell office:value-type="float" office:value="6">
                <text:p>6</text:p>
              </table:table-cell>
              <table:table-cell office:value-type="float" office:value="439860">
                <text:p>439860</text:p>
              </table:table-cell>
              <table:table-cell office:value-type="float" office:value="6">
                <text:p>6</text:p>
              </table:table-cell>
              <table:table-cell office:value-type="float" office:value="597393">
                <text:p>597393</text:p>
              </table:table-cell>
              <table:table-cell office:value-type="float" office:value="6">
                <text:p>6</text:p>
              </table:table-cell>
              <table:table-cell office:value-type="float" office:value="720238">
                <text:p>720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5850">
                <text:p>155850</text:p>
              </table:table-cell>
              <table:table-cell office:value-type="float" office:value="7">
                <text:p>7</text:p>
              </table:table-cell>
              <table:table-cell office:value-type="float" office:value="329249">
                <text:p>329249</text:p>
              </table:table-cell>
              <table:table-cell office:value-type="float" office:value="7">
                <text:p>7</text:p>
              </table:table-cell>
              <table:table-cell office:value-type="float" office:value="536069">
                <text:p>536069</text:p>
              </table:table-cell>
              <table:table-cell office:value-type="float" office:value="7">
                <text:p>7</text:p>
              </table:table-cell>
              <table:table-cell office:value-type="float" office:value="703767">
                <text:p>703767</text:p>
              </table:table-cell>
              <table:table-cell office:value-type="float" office:value="7">
                <text:p>7</text:p>
              </table:table-cell>
              <table:table-cell office:value-type="float" office:value="836015">
                <text:p>836015</text:p>
              </table:table-cell>
              <table:table-cell office:value-type="float" office:value="7">
                <text:p>7</text:p>
              </table:table-cell>
              <table:table-cell office:value-type="float" office:value="939827">
                <text:p>939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29100">
                <text:p>429100</text:p>
              </table:table-cell>
              <table:table-cell office:value-type="float" office:value="8">
                <text:p>8</text:p>
              </table:table-cell>
              <table:table-cell office:value-type="float" office:value="649656">
                <text:p>649656</text:p>
              </table:table-cell>
              <table:table-cell office:value-type="float" office:value="8">
                <text:p>8</text:p>
              </table:table-cell>
              <table:table-cell office:value-type="float" office:value="824728">
                <text:p>824728</text:p>
              </table:table-cell>
              <table:table-cell office:value-type="float" office:value="8">
                <text:p>8</text:p>
              </table:table-cell>
              <table:table-cell office:value-type="float" office:value="960391">
                <text:p>960391</text:p>
              </table:table-cell>
              <table:table-cell office:value-type="float" office:value="8">
                <text:p>8</text:p>
              </table:table-cell>
              <table:table-cell office:value-type="float" office:value="1071366">
                <text:p>1071366</text:p>
              </table:table-cell>
              <table:table-cell office:value-type="float" office:value="8">
                <text:p>8</text:p>
              </table:table-cell>
              <table:table-cell office:value-type="float" office:value="1159579">
                <text:p>1159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87972">
                <text:p>787972</text:p>
              </table:table-cell>
              <table:table-cell office:value-type="float" office:value="9">
                <text:p>9</text:p>
              </table:table-cell>
              <table:table-cell office:value-type="float" office:value="967172">
                <text:p>967172</text:p>
              </table:table-cell>
              <table:table-cell office:value-type="float" office:value="9">
                <text:p>9</text:p>
              </table:table-cell>
              <table:table-cell office:value-type="float" office:value="1108526">
                <text:p>1108526</text:p>
              </table:table-cell>
              <table:table-cell office:value-type="float" office:value="9">
                <text:p>9</text:p>
              </table:table-cell>
              <table:table-cell office:value-type="float" office:value="1219682">
                <text:p>1219682</text:p>
              </table:table-cell>
              <table:table-cell office:value-type="float" office:value="9">
                <text:p>9</text:p>
              </table:table-cell>
              <table:table-cell office:value-type="float" office:value="1310174">
                <text:p>1310174</text:p>
              </table:table-cell>
              <table:table-cell office:value-type="float" office:value="9">
                <text:p>9</text:p>
              </table:table-cell>
              <table:table-cell office:value-type="float" office:value="1383830">
                <text:p>1383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21933">
                <text:p>1121933</text:p>
              </table:table-cell>
              <table:table-cell office:value-type="float" office:value="10">
                <text:p>10</text:p>
              </table:table-cell>
              <table:table-cell office:value-type="float" office:value="1216221">
                <text:p>1216221</text:p>
              </table:table-cell>
              <table:table-cell office:value-type="float" office:value="10">
                <text:p>10</text:p>
              </table:table-cell>
              <table:table-cell office:value-type="float" office:value="1316795">
                <text:p>1316795</text:p>
              </table:table-cell>
              <table:table-cell office:value-type="float" office:value="10">
                <text:p>10</text:p>
              </table:table-cell>
              <table:table-cell office:value-type="float" office:value="1422681">
                <text:p>1422681</text:p>
              </table:table-cell>
              <table:table-cell office:value-type="float" office:value="10">
                <text:p>10</text:p>
              </table:table-cell>
              <table:table-cell office:value-type="float" office:value="1458609">
                <text:p>1458609</text:p>
              </table:table-cell>
              <table:table-cell office:value-type="float" office:value="10">
                <text:p>10</text:p>
              </table:table-cell>
              <table:table-cell office:value-type="float" office:value="1433514">
                <text:p>1433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957cm" svg:y="0.316cm" chart:style-name="ch2">
          <text:p>BVH Size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Bunny.C4:Bunny.C9 Bunny.B4:Bunny.B4 Bunny.W4:Bunny.W39 Bunny.B10:Bunny.B10 Bunny.B16:Bunny.B16 Bunny.B22:Bunny.B22 Bunny.B28:Bunny.B28 Bunny.B34:Bunny.B34" chart:data-source-has-labels="row" svg:x="1.33cm" svg:y="2.138cm" svg:width="12.332cm" svg:height="5.733cm">
          <chart:coordinate-region svg:x="2.692cm" svg:y="2.337cm" svg:width="10.783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352cm" chart:style-name="ch9">
              <text:p>size</text:p>
            </chart:title>
            <chart:grid chart:style-name="ch10" chart:class="major"/>
          </chart:axis>
          <chart:series chart:style-name="ch11" chart:values-cell-range-address="Bunny.W4:Bunny.W9" chart:label-cell-address="Bunny.B4:Bunny.B4" chart:class="chart:scatter">
            <chart:domain table:cell-range-address="Bunny.C4:Bunny.C9"/>
            <chart:data-point chart:repeated="6"/>
          </chart:series>
          <chart:series chart:style-name="ch12" chart:values-cell-range-address="Bunny.W10:Bunny.W15" chart:label-cell-address="Bunny.B10:Bunny.B10" chart:class="chart:scatter">
            <chart:domain table:cell-range-address="Bunny.C10:Bunny.C15"/>
            <chart:data-point chart:repeated="6"/>
          </chart:series>
          <chart:series chart:style-name="ch13" chart:values-cell-range-address="Bunny.W16:Bunny.W21" chart:label-cell-address="Bunny.B16:Bunny.B16" chart:class="chart:scatter">
            <chart:domain table:cell-range-address="Bunny.C16:Bunny.C21"/>
            <chart:data-point chart:repeated="6"/>
          </chart:series>
          <chart:series chart:style-name="ch14" chart:values-cell-range-address="Bunny.W22:Bunny.W27" chart:label-cell-address="Bunny.B22:Bunny.B22" chart:class="chart:scatter">
            <chart:domain table:cell-range-address="Bunny.C22:Bunny.C27"/>
            <chart:data-point chart:repeated="6"/>
          </chart:series>
          <chart:series chart:style-name="ch15" chart:values-cell-range-address="Bunny.W28:Bunny.W33" chart:label-cell-address="Bunny.B28:Bunny.B28" chart:class="chart:scatter">
            <chart:domain table:cell-range-address="Bunny.C28:Bunny.C33"/>
            <chart:data-point chart:repeated="6"/>
          </chart:series>
          <chart:series chart:style-name="ch16" chart:values-cell-range-address="Bunny.W34:Bunny.W39" chart:label-cell-address="Bunny.B34:Bunny.B34" chart:class="chart:scatter">
            <chart:domain table:cell-range-address="Bunny.C34:Bunny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Bunny.B4:Bunny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Bunny.B10:Bunny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Bunny.B16:Bunny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Bunny.B22:Bunny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Bunny.B28:Bunny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Bunny.B34:Bunny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unny.C4:Bunny.C9</svg:desc>
                </draw:g>
              </table:table-cell>
              <table:table-cell office:value-type="float" office:value="7805">
                <text:p>7805</text:p>
                <draw:g>
                  <svg:desc>Bunny.W4:Bunny.W9</svg:desc>
                </draw:g>
              </table:table-cell>
              <table:table-cell office:value-type="float" office:value="5">
                <text:p>5</text:p>
                <draw:g>
                  <svg:desc>Bunny.C10:Bunny.C15</svg:desc>
                </draw:g>
              </table:table-cell>
              <table:table-cell office:value-type="float" office:value="21165">
                <text:p>21165</text:p>
                <draw:g>
                  <svg:desc>Bunny.W10:Bunny.W15</svg:desc>
                </draw:g>
              </table:table-cell>
              <table:table-cell office:value-type="float" office:value="5">
                <text:p>5</text:p>
                <draw:g>
                  <svg:desc>Bunny.C16:Bunny.C21</svg:desc>
                </draw:g>
              </table:table-cell>
              <table:table-cell office:value-type="float" office:value="63995">
                <text:p>63995</text:p>
                <draw:g>
                  <svg:desc>Bunny.W16:Bunny.W21</svg:desc>
                </draw:g>
              </table:table-cell>
              <table:table-cell office:value-type="float" office:value="5">
                <text:p>5</text:p>
                <draw:g>
                  <svg:desc>Bunny.C22:Bunny.C27</svg:desc>
                </draw:g>
              </table:table-cell>
              <table:table-cell office:value-type="float" office:value="148903">
                <text:p>148903</text:p>
                <draw:g>
                  <svg:desc>Bunny.W22:Bunny.W27</svg:desc>
                </draw:g>
              </table:table-cell>
              <table:table-cell office:value-type="float" office:value="5">
                <text:p>5</text:p>
                <draw:g>
                  <svg:desc>Bunny.C28:Bunny.C33</svg:desc>
                </draw:g>
              </table:table-cell>
              <table:table-cell office:value-type="float" office:value="238367">
                <text:p>238367</text:p>
                <draw:g>
                  <svg:desc>Bunny.W28:Bunny.W33</svg:desc>
                </draw:g>
              </table:table-cell>
              <table:table-cell office:value-type="float" office:value="5">
                <text:p>5</text:p>
                <draw:g>
                  <svg:desc>Bunny.C34:Bunny.C39</svg:desc>
                </draw:g>
              </table:table-cell>
              <table:table-cell office:value-type="float" office:value="278255">
                <text:p>278255</text:p>
                <draw:g>
                  <svg:desc>Bunny.W34:Bunny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7705">
                <text:p>27705</text:p>
              </table:table-cell>
              <table:table-cell office:value-type="float" office:value="6">
                <text:p>6</text:p>
              </table:table-cell>
              <table:table-cell office:value-type="float" office:value="75377">
                <text:p>75377</text:p>
              </table:table-cell>
              <table:table-cell office:value-type="float" office:value="6">
                <text:p>6</text:p>
              </table:table-cell>
              <table:table-cell office:value-type="float" office:value="169495">
                <text:p>169495</text:p>
              </table:table-cell>
              <table:table-cell office:value-type="float" office:value="6">
                <text:p>6</text:p>
              </table:table-cell>
              <table:table-cell office:value-type="float" office:value="254609">
                <text:p>254609</text:p>
              </table:table-cell>
              <table:table-cell office:value-type="float" office:value="6">
                <text:p>6</text:p>
              </table:table-cell>
              <table:table-cell office:value-type="float" office:value="283563">
                <text:p>283563</text:p>
              </table:table-cell>
              <table:table-cell office:value-type="float" office:value="6">
                <text:p>6</text:p>
              </table:table-cell>
              <table:table-cell office:value-type="float" office:value="287461">
                <text:p>28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2671">
                <text:p>92671</text:p>
              </table:table-cell>
              <table:table-cell office:value-type="float" office:value="7">
                <text:p>7</text:p>
              </table:table-cell>
              <table:table-cell office:value-type="float" office:value="192361">
                <text:p>192361</text:p>
              </table:table-cell>
              <table:table-cell office:value-type="float" office:value="7">
                <text:p>7</text:p>
              </table:table-cell>
              <table:table-cell office:value-type="float" office:value="267235">
                <text:p>267235</text:p>
              </table:table-cell>
              <table:table-cell office:value-type="float" office:value="7">
                <text:p>7</text:p>
              </table:table-cell>
              <table:table-cell office:value-type="float" office:value="286035">
                <text:p>286035</text:p>
              </table:table-cell>
              <table:table-cell office:value-type="float" office:value="7">
                <text:p>7</text:p>
              </table:table-cell>
              <table:table-cell office:value-type="float" office:value="287709">
                <text:p>287709</text:p>
              </table:table-cell>
              <table:table-cell office:value-type="float" office:value="7">
                <text:p>7</text:p>
              </table:table-cell>
              <table:table-cell office:value-type="float" office:value="287803">
                <text:p>287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15589">
                <text:p>215589</text:p>
              </table:table-cell>
              <table:table-cell office:value-type="float" office:value="8">
                <text:p>8</text:p>
              </table:table-cell>
              <table:table-cell office:value-type="float" office:value="276043">
                <text:p>276043</text:p>
              </table:table-cell>
              <table:table-cell office:value-type="float" office:value="8">
                <text:p>8</text:p>
              </table:table-cell>
              <table:table-cell office:value-type="float" office:value="287087">
                <text:p>287087</text:p>
              </table:table-cell>
              <table:table-cell office:value-type="float" office:value="8">
                <text:p>8</text:p>
              </table:table-cell>
              <table:table-cell office:value-type="float" office:value="287771">
                <text:p>287771</text:p>
              </table:table-cell>
              <table:table-cell office:value-type="float" office:value="8">
                <text:p>8</text:p>
              </table:table-cell>
              <table:table-cell office:value-type="float" office:value="287805">
                <text:p>287805</text:p>
              </table:table-cell>
              <table:table-cell office:value-type="float" office:value="8">
                <text:p>8</text:p>
              </table:table-cell>
              <table:table-cell office:value-type="float" office:value="287805">
                <text:p>2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82065">
                <text:p>282065</text:p>
              </table:table-cell>
              <table:table-cell office:value-type="float" office:value="9">
                <text:p>9</text:p>
              </table:table-cell>
              <table:table-cell office:value-type="float" office:value="287559">
                <text:p>287559</text:p>
              </table:table-cell>
              <table:table-cell office:value-type="float" office:value="9">
                <text:p>9</text:p>
              </table:table-cell>
              <table:table-cell office:value-type="float" office:value="287789">
                <text:p>287789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87719">
                <text:p>287719</text:p>
              </table:table-cell>
              <table:table-cell office:value-type="float" office:value="10">
                <text:p>10</text:p>
              </table:table-cell>
              <table:table-cell office:value-type="float" office:value="287803">
                <text:p>287803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084cm" svg:y="0.316cm" chart:style-name="ch2">
          <text:p>Build Performance</text:p>
        </chart:title>
        <chart:subtitle svg:x="7.288cm" svg:y="1.275cm" chart:style-name="ch3">
          <text:p>Dragon</text:p>
        </chart:subtitle>
        <chart:legend chart:legend-position="end" svg:x="13.981cm" svg:y="2.972cm" style:legend-expansion="high" chart:style-name="ch4"/>
        <chart:plot-area chart:style-name="ch5" table:cell-range-address="Dragon.C4:Dragon.D9 Dragon.B4:Dragon.B4 Dragon.B10:Dragon.B10 Dragon.D10:Dragon.D39 Dragon.B16:Dragon.B16 Dragon.B22:Dragon.B22 Dragon.B28:Dragon.B28 Dragon.B34:Dragon.B34" chart:data-source-has-labels="row" svg:x="1.33cm" svg:y="2.138cm" svg:width="12.332cm" svg:height="5.733cm">
          <chart:coordinate-region svg:x="2.137cm" svg:y="2.337cm" svg:width="11.153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789cm" chart:style-name="ch9">
              <text:p>time in ḿs</text:p>
            </chart:title>
            <chart:grid chart:style-name="ch10" chart:class="major"/>
          </chart:axis>
          <chart:series chart:style-name="ch11" chart:values-cell-range-address="Dragon.D4:Dragon.D9" chart:label-cell-address="Dragon.B4:Dragon.B4" chart:class="chart:scatter">
            <chart:domain table:cell-range-address="Dragon.C4:Dragon.C9"/>
            <chart:data-point chart:repeated="6"/>
          </chart:series>
          <chart:series chart:style-name="ch12" chart:values-cell-range-address="Dragon.D10:Dragon.D15" chart:label-cell-address="Dragon.B10:Dragon.B10" chart:class="chart:scatter">
            <chart:domain table:cell-range-address="Dragon.C10:Dragon.C15"/>
            <chart:data-point chart:repeated="6"/>
          </chart:series>
          <chart:series chart:style-name="ch13" chart:values-cell-range-address="Dragon.D16:Dragon.D21" chart:label-cell-address="Dragon.B16:Dragon.B16" chart:class="chart:scatter">
            <chart:domain table:cell-range-address="Dragon.C16:Dragon.C21"/>
            <chart:data-point chart:repeated="6"/>
          </chart:series>
          <chart:series chart:style-name="ch14" chart:values-cell-range-address="Dragon.D22:Dragon.D27" chart:label-cell-address="Dragon.B22:Dragon.B22" chart:class="chart:scatter">
            <chart:domain table:cell-range-address="Dragon.C22:Dragon.C27"/>
            <chart:data-point chart:repeated="6"/>
          </chart:series>
          <chart:series chart:style-name="ch15" chart:values-cell-range-address="Dragon.D28:Dragon.D33" chart:label-cell-address="Dragon.B28:Dragon.B28" chart:class="chart:scatter">
            <chart:domain table:cell-range-address="Dragon.C28:Dragon.C33"/>
            <chart:data-point chart:repeated="6"/>
          </chart:series>
          <chart:series chart:style-name="ch16" chart:values-cell-range-address="Dragon.D34:Dragon.D39" chart:label-cell-address="Dragon.B34:Dragon.B34" chart:class="chart:scatter">
            <chart:domain table:cell-range-address="Dragon.C34:Dragon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Dragon.B4:Dragon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Dragon.B10:Dragon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Dragon.B16:Dragon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Dragon.B22:Dragon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Dragon.B28:Dragon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Dragon.B34:Dragon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ragon.C4:Dragon.C9</svg:desc>
                </draw:g>
              </table:table-cell>
              <table:table-cell office:value-type="float" office:value="18.5">
                <text:p>18.5</text:p>
                <draw:g>
                  <svg:desc>Dragon.D4:Dragon.D9</svg:desc>
                </draw:g>
              </table:table-cell>
              <table:table-cell office:value-type="float" office:value="5">
                <text:p>5</text:p>
                <draw:g>
                  <svg:desc>Dragon.C10:Dragon.C15</svg:desc>
                </draw:g>
              </table:table-cell>
              <table:table-cell office:value-type="float" office:value="28">
                <text:p>28</text:p>
                <draw:g>
                  <svg:desc>Dragon.D10:Dragon.D15</svg:desc>
                </draw:g>
              </table:table-cell>
              <table:table-cell office:value-type="float" office:value="5">
                <text:p>5</text:p>
                <draw:g>
                  <svg:desc>Dragon.C16:Dragon.C21</svg:desc>
                </draw:g>
              </table:table-cell>
              <table:table-cell office:value-type="float" office:value="50.2">
                <text:p>50.2</text:p>
                <draw:g>
                  <svg:desc>Dragon.D16:Dragon.D21</svg:desc>
                </draw:g>
              </table:table-cell>
              <table:table-cell office:value-type="float" office:value="5">
                <text:p>5</text:p>
                <draw:g>
                  <svg:desc>Dragon.C22:Dragon.C27</svg:desc>
                </draw:g>
              </table:table-cell>
              <table:table-cell office:value-type="float" office:value="134">
                <text:p>134</text:p>
                <draw:g>
                  <svg:desc>Dragon.D22:Dragon.D27</svg:desc>
                </draw:g>
              </table:table-cell>
              <table:table-cell office:value-type="float" office:value="5">
                <text:p>5</text:p>
                <draw:g>
                  <svg:desc>Dragon.C28:Dragon.C33</svg:desc>
                </draw:g>
              </table:table-cell>
              <table:table-cell office:value-type="float" office:value="288">
                <text:p>288</text:p>
                <draw:g>
                  <svg:desc>Dragon.D28:Dragon.D33</svg:desc>
                </draw:g>
              </table:table-cell>
              <table:table-cell office:value-type="float" office:value="5">
                <text:p>5</text:p>
                <draw:g>
                  <svg:desc>Dragon.C34:Dragon.C39</svg:desc>
                </draw:g>
              </table:table-cell>
              <table:table-cell office:value-type="float" office:value="475">
                <text:p>475</text:p>
                <draw:g>
                  <svg:desc>Dragon.D34:Dragon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8.4">
                <text:p>28.4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313">
                <text:p>313</text:p>
              </table:table-cell>
              <table:table-cell office:value-type="float" office:value="6">
                <text:p>6</text:p>
              </table:table-cell>
              <table:table-cell office:value-type="float" office:value="508">
                <text:p>508</text:p>
              </table:table-cell>
              <table:table-cell office:value-type="float" office:value="6">
                <text:p>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5.2">
                <text:p>65.2</text:p>
              </table:table-cell>
              <table:table-cell office:value-type="float" office:value="7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7">
                <text:p>7</text:p>
              </table:table-cell>
              <table:table-cell office:value-type="float" office:value="337">
                <text:p>337</text:p>
              </table:table-cell>
              <table:table-cell office:value-type="float" office:value="7">
                <text:p>7</text:p>
              </table:table-cell>
              <table:table-cell office:value-type="float" office:value="570">
                <text:p>570</text:p>
              </table:table-cell>
              <table:table-cell office:value-type="float" office:value="7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7">
                <text:p>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366">
                <text:p>366</text:p>
              </table:table-cell>
              <table:table-cell office:value-type="float" office:value="8">
                <text:p>8</text:p>
              </table:table-cell>
              <table:table-cell office:value-type="float" office:value="601">
                <text:p>601</text:p>
              </table:table-cell>
              <table:table-cell office:value-type="float" office:value="8">
                <text:p>8</text:p>
              </table:table-cell>
              <table:table-cell office:value-type="float" office:value="818">
                <text:p>818</text:p>
              </table:table-cell>
              <table:table-cell office:value-type="float" office:value="8">
                <text:p>8</text:p>
              </table:table-cell>
              <table:table-cell office:value-type="float" office:value="984">
                <text:p>984</text:p>
              </table:table-cell>
              <table:table-cell office:value-type="float" office:value="8">
                <text:p>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23">
                <text:p>423</text:p>
              </table:table-cell>
              <table:table-cell office:value-type="float" office:value="9">
                <text:p>9</text:p>
              </table:table-cell>
              <table:table-cell office:value-type="float" office:value="726">
                <text:p>726</text:p>
              </table:table-cell>
              <table:table-cell office:value-type="float" office:value="9">
                <text:p>9</text:p>
              </table:table-cell>
              <table:table-cell office:value-type="float" office:value="921">
                <text:p>921</text:p>
              </table:table-cell>
              <table:table-cell office:value-type="float" office:value="9">
                <text:p>9</text:p>
              </table:table-cell>
              <table:table-cell office:value-type="float" office:value="1110">
                <text:p>1110</text:p>
              </table:table-cell>
              <table:table-cell office:value-type="float" office:value="9">
                <text:p>9</text:p>
              </table:table-cell>
              <table:table-cell office:value-type="float" office:value="1230">
                <text:p>1230</text:p>
              </table:table-cell>
              <table:table-cell office:value-type="float" office:value="9">
                <text:p>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17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980">
                <text:p>980</text:p>
              </table:table-cell>
              <table:table-cell office:value-type="float" office:value="10">
                <text:p>10</text:p>
              </table:table-cell>
              <table:table-cell office:value-type="float" office:value="1140">
                <text:p>1140</text:p>
              </table:table-cell>
              <table:table-cell office:value-type="float" office:value="10">
                <text:p>10</text:p>
              </table:table-cell>
              <table:table-cell office:value-type="float" office:value="1280">
                <text:p>1280</text:p>
              </table:table-cell>
              <table:table-cell office:value-type="float" office:value="10">
                <text:p>10</text:p>
              </table:table-cell>
              <table:table-cell office:value-type="float" office:value="1320">
                <text:p>1320</text:p>
              </table:table-cell>
              <table:table-cell office:value-type="float" office:value="10">
                <text:p>10</text:p>
              </table:table-cell>
              <table:table-cell office:value-type="float" office:value="1380">
                <text:p>13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891cm" svg:y="0.316cm" chart:style-name="ch2">
          <text:p>Build Cost</text:p>
        </chart:title>
        <chart:subtitle svg:x="7.288cm" svg:y="1.275cm" chart:style-name="ch3">
          <text:p>Dragon</text:p>
        </chart:subtitle>
        <chart:legend chart:legend-position="end" svg:x="13.981cm" svg:y="2.972cm" style:legend-expansion="high" chart:style-name="ch4"/>
        <chart:plot-area chart:style-name="ch5" table:cell-range-address="Dragon.C4:Dragon.C9 Dragon.B4:Dragon.B4 Dragon.V4:Dragon.V39 Dragon.B10:Dragon.B10 Dragon.B16:Dragon.B16 Dragon.B22:Dragon.B22 Dragon.B28:Dragon.B28 Dragon.B34:Dragon.B34" chart:data-source-has-labels="row" svg:x="1.33cm" svg:y="2.138cm" svg:width="12.332cm" svg:height="5.733cm">
          <chart:coordinate-region svg:x="2.877cm" svg:y="2.337cm" svg:width="10.598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948cm" chart:style-name="ch9">
              <text:p>cut size sum</text:p>
            </chart:title>
            <chart:grid chart:style-name="ch10" chart:class="major"/>
          </chart:axis>
          <chart:series chart:style-name="ch11" chart:values-cell-range-address="Dragon.V4:Dragon.V9" chart:label-cell-address="Dragon.B4:Dragon.B4" chart:class="chart:scatter">
            <chart:domain table:cell-range-address="Dragon.C4:Dragon.C9"/>
            <chart:data-point chart:repeated="6"/>
          </chart:series>
          <chart:series chart:style-name="ch12" chart:values-cell-range-address="Dragon.V10:Dragon.V15" chart:label-cell-address="Dragon.B10:Dragon.B10" chart:class="chart:scatter">
            <chart:domain table:cell-range-address="Dragon.C10:Dragon.C15"/>
            <chart:data-point chart:repeated="6"/>
          </chart:series>
          <chart:series chart:style-name="ch13" chart:values-cell-range-address="Dragon.V16:Dragon.V21" chart:label-cell-address="Dragon.B16:Dragon.B16" chart:class="chart:scatter">
            <chart:domain table:cell-range-address="Dragon.C16:Dragon.C21"/>
            <chart:data-point chart:repeated="6"/>
          </chart:series>
          <chart:series chart:style-name="ch14" chart:values-cell-range-address="Dragon.V22:Dragon.V27" chart:label-cell-address="Dragon.B22:Dragon.B22" chart:class="chart:scatter">
            <chart:domain table:cell-range-address="Dragon.C22:Dragon.C27"/>
            <chart:data-point chart:repeated="6"/>
          </chart:series>
          <chart:series chart:style-name="ch15" chart:values-cell-range-address="Dragon.V28:Dragon.V33" chart:label-cell-address="Dragon.B28:Dragon.B28" chart:class="chart:scatter">
            <chart:domain table:cell-range-address="Dragon.C28:Dragon.C33"/>
            <chart:data-point chart:repeated="6"/>
          </chart:series>
          <chart:series chart:style-name="ch16" chart:values-cell-range-address="Dragon.V34:Dragon.V39" chart:label-cell-address="Dragon.B34:Dragon.B34" chart:class="chart:scatter">
            <chart:domain table:cell-range-address="Dragon.C34:Dragon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Dragon.B4:Dragon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Dragon.B10:Dragon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Dragon.B16:Dragon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Dragon.B22:Dragon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Dragon.B28:Dragon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Dragon.B34:Dragon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ragon.C4:Dragon.C9</svg:desc>
                </draw:g>
              </table:table-cell>
              <table:table-cell office:value-type="float" office:value="17899">
                <text:p>17899</text:p>
                <draw:g>
                  <svg:desc>Dragon.V4:Dragon.V9</svg:desc>
                </draw:g>
              </table:table-cell>
              <table:table-cell office:value-type="float" office:value="5">
                <text:p>5</text:p>
                <draw:g>
                  <svg:desc>Dragon.C10:Dragon.C15</svg:desc>
                </draw:g>
              </table:table-cell>
              <table:table-cell office:value-type="float" office:value="45531">
                <text:p>45531</text:p>
                <draw:g>
                  <svg:desc>Dragon.V10:Dragon.V15</svg:desc>
                </draw:g>
              </table:table-cell>
              <table:table-cell office:value-type="float" office:value="5">
                <text:p>5</text:p>
                <draw:g>
                  <svg:desc>Dragon.C16:Dragon.C21</svg:desc>
                </draw:g>
              </table:table-cell>
              <table:table-cell office:value-type="float" office:value="150947">
                <text:p>150947</text:p>
                <draw:g>
                  <svg:desc>Dragon.V16:Dragon.V21</svg:desc>
                </draw:g>
              </table:table-cell>
              <table:table-cell office:value-type="float" office:value="5">
                <text:p>5</text:p>
                <draw:g>
                  <svg:desc>Dragon.C22:Dragon.C27</svg:desc>
                </draw:g>
              </table:table-cell>
              <table:table-cell office:value-type="float" office:value="485519">
                <text:p>485519</text:p>
                <draw:g>
                  <svg:desc>Dragon.V22:Dragon.V27</svg:desc>
                </draw:g>
              </table:table-cell>
              <table:table-cell office:value-type="float" office:value="5">
                <text:p>5</text:p>
                <draw:g>
                  <svg:desc>Dragon.C28:Dragon.C33</svg:desc>
                </draw:g>
              </table:table-cell>
              <table:table-cell office:value-type="float" office:value="1154997">
                <text:p>1154997</text:p>
                <draw:g>
                  <svg:desc>Dragon.V28:Dragon.V33</svg:desc>
                </draw:g>
              </table:table-cell>
              <table:table-cell office:value-type="float" office:value="5">
                <text:p>5</text:p>
                <draw:g>
                  <svg:desc>Dragon.C34:Dragon.C39</svg:desc>
                </draw:g>
              </table:table-cell>
              <table:table-cell office:value-type="float" office:value="2001119">
                <text:p>2001119</text:p>
                <draw:g>
                  <svg:desc>Dragon.V34:Dragon.V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6308">
                <text:p>66308</text:p>
              </table:table-cell>
              <table:table-cell office:value-type="float" office:value="6">
                <text:p>6</text:p>
              </table:table-cell>
              <table:table-cell office:value-type="float" office:value="184955">
                <text:p>184955</text:p>
              </table:table-cell>
              <table:table-cell office:value-type="float" office:value="6">
                <text:p>6</text:p>
              </table:table-cell>
              <table:table-cell office:value-type="float" office:value="549706">
                <text:p>549706</text:p>
              </table:table-cell>
              <table:table-cell office:value-type="float" office:value="6">
                <text:p>6</text:p>
              </table:table-cell>
              <table:table-cell office:value-type="float" office:value="1278938">
                <text:p>1278938</text:p>
              </table:table-cell>
              <table:table-cell office:value-type="float" office:value="6">
                <text:p>6</text:p>
              </table:table-cell>
              <table:table-cell office:value-type="float" office:value="2258107">
                <text:p>2258107</text:p>
              </table:table-cell>
              <table:table-cell office:value-type="float" office:value="6">
                <text:p>6</text:p>
              </table:table-cell>
              <table:table-cell office:value-type="float" office:value="3197959">
                <text:p>3197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4941">
                <text:p>234941</text:p>
              </table:table-cell>
              <table:table-cell office:value-type="float" office:value="7">
                <text:p>7</text:p>
              </table:table-cell>
              <table:table-cell office:value-type="float" office:value="631269">
                <text:p>631269</text:p>
              </table:table-cell>
              <table:table-cell office:value-type="float" office:value="7">
                <text:p>7</text:p>
              </table:table-cell>
              <table:table-cell office:value-type="float" office:value="1427804">
                <text:p>1427804</text:p>
              </table:table-cell>
              <table:table-cell office:value-type="float" office:value="7">
                <text:p>7</text:p>
              </table:table-cell>
              <table:table-cell office:value-type="float" office:value="2506566">
                <text:p>2506566</text:p>
              </table:table-cell>
              <table:table-cell office:value-type="float" office:value="7">
                <text:p>7</text:p>
              </table:table-cell>
              <table:table-cell office:value-type="float" office:value="3571147">
                <text:p>3571147</text:p>
              </table:table-cell>
              <table:table-cell office:value-type="float" office:value="7">
                <text:p>7</text:p>
              </table:table-cell>
              <table:table-cell office:value-type="float" office:value="4456607">
                <text:p>4456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659">
                <text:p>771659</text:p>
              </table:table-cell>
              <table:table-cell office:value-type="float" office:value="8">
                <text:p>8</text:p>
              </table:table-cell>
              <table:table-cell office:value-type="float" office:value="1642619">
                <text:p>1642619</text:p>
              </table:table-cell>
              <table:table-cell office:value-type="float" office:value="8">
                <text:p>8</text:p>
              </table:table-cell>
              <table:table-cell office:value-type="float" office:value="2825846">
                <text:p>2825846</text:p>
              </table:table-cell>
              <table:table-cell office:value-type="float" office:value="8">
                <text:p>8</text:p>
              </table:table-cell>
              <table:table-cell office:value-type="float" office:value="3981778">
                <text:p>3981778</text:p>
              </table:table-cell>
              <table:table-cell office:value-type="float" office:value="8">
                <text:p>8</text:p>
              </table:table-cell>
              <table:table-cell office:value-type="float" office:value="4948416">
                <text:p>4948416</text:p>
              </table:table-cell>
              <table:table-cell office:value-type="float" office:value="8">
                <text:p>8</text:p>
              </table:table-cell>
              <table:table-cell office:value-type="float" office:value="5734730">
                <text:p>57347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15924">
                <text:p>1915924</text:p>
              </table:table-cell>
              <table:table-cell office:value-type="float" office:value="9">
                <text:p>9</text:p>
              </table:table-cell>
              <table:table-cell office:value-type="float" office:value="3202459">
                <text:p>3202459</text:p>
              </table:table-cell>
              <table:table-cell office:value-type="float" office:value="9">
                <text:p>9</text:p>
              </table:table-cell>
              <table:table-cell office:value-type="float" office:value="4449494">
                <text:p>4449494</text:p>
              </table:table-cell>
              <table:table-cell office:value-type="float" office:value="9">
                <text:p>9</text:p>
              </table:table-cell>
              <table:table-cell office:value-type="float" office:value="5482959">
                <text:p>5482959</text:p>
              </table:table-cell>
              <table:table-cell office:value-type="float" office:value="9">
                <text:p>9</text:p>
              </table:table-cell>
              <table:table-cell office:value-type="float" office:value="6344763">
                <text:p>6344763</text:p>
              </table:table-cell>
              <table:table-cell office:value-type="float" office:value="9">
                <text:p>9</text:p>
              </table:table-cell>
              <table:table-cell office:value-type="float" office:value="7035488">
                <text:p>7035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629658">
                <text:p>3629658</text:p>
              </table:table-cell>
              <table:table-cell office:value-type="float" office:value="10">
                <text:p>10</text:p>
              </table:table-cell>
              <table:table-cell office:value-type="float" office:value="4879411">
                <text:p>4879411</text:p>
              </table:table-cell>
              <table:table-cell office:value-type="float" office:value="10">
                <text:p>10</text:p>
              </table:table-cell>
              <table:table-cell office:value-type="float" office:value="6014123">
                <text:p>6014123</text:p>
              </table:table-cell>
              <table:table-cell office:value-type="float" office:value="10">
                <text:p>10</text:p>
              </table:table-cell>
              <table:table-cell office:value-type="float" office:value="6798039">
                <text:p>6798039</text:p>
              </table:table-cell>
              <table:table-cell office:value-type="float" office:value="10">
                <text:p>10</text:p>
              </table:table-cell>
              <table:table-cell office:value-type="float" office:value="7380883">
                <text:p>7380883</text:p>
              </table:table-cell>
              <table:table-cell office:value-type="float" office:value="10">
                <text:p>10</text:p>
              </table:table-cell>
              <table:table-cell office:value-type="float" office:value="7817139">
                <text:p>78171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957cm" svg:y="0.316cm" chart:style-name="ch2">
          <text:p>BVH Size</text:p>
        </chart:title>
        <chart:subtitle svg:x="7.288cm" svg:y="1.275cm" chart:style-name="ch3">
          <text:p>Dragon</text:p>
        </chart:subtitle>
        <chart:legend chart:legend-position="end" svg:x="13.981cm" svg:y="2.972cm" style:legend-expansion="high" chart:style-name="ch4"/>
        <chart:plot-area chart:style-name="ch5" table:cell-range-address="Dragon.C4:Dragon.C9 Dragon.B4:Dragon.B4 Dragon.W4:Dragon.W39 Dragon.B10:Dragon.B10 Dragon.B16:Dragon.B16 Dragon.B22:Dragon.B22 Dragon.B28:Dragon.B28 Dragon.B34:Dragon.B34" chart:data-source-has-labels="row" svg:x="1.33cm" svg:y="2.138cm" svg:width="12.332cm" svg:height="5.733cm">
          <chart:coordinate-region svg:x="2.692cm" svg:y="2.337cm" svg:width="10.598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352cm" chart:style-name="ch9">
              <text:p>size</text:p>
            </chart:title>
            <chart:grid chart:style-name="ch10" chart:class="major"/>
          </chart:axis>
          <chart:series chart:style-name="ch11" chart:values-cell-range-address="Dragon.W4:Dragon.W9" chart:label-cell-address="Dragon.B4:Dragon.B4" chart:class="chart:scatter">
            <chart:domain table:cell-range-address="Dragon.C4:Dragon.C9"/>
            <chart:data-point chart:repeated="6"/>
          </chart:series>
          <chart:series chart:style-name="ch12" chart:values-cell-range-address="Dragon.W10:Dragon.W15" chart:label-cell-address="Dragon.B10:Dragon.B10" chart:class="chart:scatter">
            <chart:domain table:cell-range-address="Dragon.C10:Dragon.C15"/>
            <chart:data-point chart:repeated="6"/>
          </chart:series>
          <chart:series chart:style-name="ch13" chart:values-cell-range-address="Dragon.W16:Dragon.W21" chart:label-cell-address="Dragon.B16:Dragon.B16" chart:class="chart:scatter">
            <chart:domain table:cell-range-address="Dragon.C16:Dragon.C21"/>
            <chart:data-point chart:repeated="6"/>
          </chart:series>
          <chart:series chart:style-name="ch14" chart:values-cell-range-address="Dragon.W22:Dragon.W27" chart:label-cell-address="Dragon.B22:Dragon.B22" chart:class="chart:scatter">
            <chart:domain table:cell-range-address="Dragon.C22:Dragon.C27"/>
            <chart:data-point chart:repeated="6"/>
          </chart:series>
          <chart:series chart:style-name="ch15" chart:values-cell-range-address="Dragon.W28:Dragon.W33" chart:label-cell-address="Dragon.B28:Dragon.B28" chart:class="chart:scatter">
            <chart:domain table:cell-range-address="Dragon.C28:Dragon.C33"/>
            <chart:data-point chart:repeated="6"/>
          </chart:series>
          <chart:series chart:style-name="ch16" chart:values-cell-range-address="Dragon.W34:Dragon.W39" chart:label-cell-address="Dragon.B34:Dragon.B34" chart:class="chart:scatter">
            <chart:domain table:cell-range-address="Dragon.C34:Dragon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Dragon.B4:Dragon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Dragon.B10:Dragon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Dragon.B16:Dragon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Dragon.B22:Dragon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Dragon.B28:Dragon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Dragon.B34:Dragon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ragon.C4:Dragon.C9</svg:desc>
                </draw:g>
              </table:table-cell>
              <table:table-cell office:value-type="float" office:value="10915">
                <text:p>10915</text:p>
                <draw:g>
                  <svg:desc>Dragon.W4:Dragon.W9</svg:desc>
                </draw:g>
              </table:table-cell>
              <table:table-cell office:value-type="float" office:value="5">
                <text:p>5</text:p>
                <draw:g>
                  <svg:desc>Dragon.C10:Dragon.C15</svg:desc>
                </draw:g>
              </table:table-cell>
              <table:table-cell office:value-type="float" office:value="32113">
                <text:p>32113</text:p>
                <draw:g>
                  <svg:desc>Dragon.W10:Dragon.W15</svg:desc>
                </draw:g>
              </table:table-cell>
              <table:table-cell office:value-type="float" office:value="5">
                <text:p>5</text:p>
                <draw:g>
                  <svg:desc>Dragon.C16:Dragon.C21</svg:desc>
                </draw:g>
              </table:table-cell>
              <table:table-cell office:value-type="float" office:value="119503">
                <text:p>119503</text:p>
                <draw:g>
                  <svg:desc>Dragon.W16:Dragon.W21</svg:desc>
                </draw:g>
              </table:table-cell>
              <table:table-cell office:value-type="float" office:value="5">
                <text:p>5</text:p>
                <draw:g>
                  <svg:desc>Dragon.C22:Dragon.C27</svg:desc>
                </draw:g>
              </table:table-cell>
              <table:table-cell office:value-type="float" office:value="390213">
                <text:p>390213</text:p>
                <draw:g>
                  <svg:desc>Dragon.W22:Dragon.W27</svg:desc>
                </draw:g>
              </table:table-cell>
              <table:table-cell office:value-type="float" office:value="5">
                <text:p>5</text:p>
                <draw:g>
                  <svg:desc>Dragon.C28:Dragon.C33</svg:desc>
                </draw:g>
              </table:table-cell>
              <table:table-cell office:value-type="float" office:value="863393">
                <text:p>863393</text:p>
                <draw:g>
                  <svg:desc>Dragon.W28:Dragon.W33</svg:desc>
                </draw:g>
              </table:table-cell>
              <table:table-cell office:value-type="float" office:value="5">
                <text:p>5</text:p>
                <draw:g>
                  <svg:desc>Dragon.C34:Dragon.C39</svg:desc>
                </draw:g>
              </table:table-cell>
              <table:table-cell office:value-type="float" office:value="1306391">
                <text:p>1306391</text:p>
                <draw:g>
                  <svg:desc>Dragon.W34:Dragon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0723">
                <text:p>40723</text:p>
              </table:table-cell>
              <table:table-cell office:value-type="float" office:value="6">
                <text:p>6</text:p>
              </table:table-cell>
              <table:table-cell office:value-type="float" office:value="129187">
                <text:p>129187</text:p>
              </table:table-cell>
              <table:table-cell office:value-type="float" office:value="6">
                <text:p>6</text:p>
              </table:table-cell>
              <table:table-cell office:value-type="float" office:value="398117">
                <text:p>398117</text:p>
              </table:table-cell>
              <table:table-cell office:value-type="float" office:value="6">
                <text:p>6</text:p>
              </table:table-cell>
              <table:table-cell office:value-type="float" office:value="864455">
                <text:p>864455</text:p>
              </table:table-cell>
              <table:table-cell office:value-type="float" office:value="6">
                <text:p>6</text:p>
              </table:table-cell>
              <table:table-cell office:value-type="float" office:value="1322951">
                <text:p>1322951</text:p>
              </table:table-cell>
              <table:table-cell office:value-type="float" office:value="6">
                <text:p>6</text:p>
              </table:table-cell>
              <table:table-cell office:value-type="float" office:value="1579179">
                <text:p>1579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3725">
                <text:p>143725</text:p>
              </table:table-cell>
              <table:table-cell office:value-type="float" office:value="7">
                <text:p>7</text:p>
              </table:table-cell>
              <table:table-cell office:value-type="float" office:value="408853">
                <text:p>408853</text:p>
              </table:table-cell>
              <table:table-cell office:value-type="float" office:value="7">
                <text:p>7</text:p>
              </table:table-cell>
              <table:table-cell office:value-type="float" office:value="871445">
                <text:p>871445</text:p>
              </table:table-cell>
              <table:table-cell office:value-type="float" office:value="7">
                <text:p>7</text:p>
              </table:table-cell>
              <table:table-cell office:value-type="float" office:value="1335191">
                <text:p>1335191</text:p>
              </table:table-cell>
              <table:table-cell office:value-type="float" office:value="7">
                <text:p>7</text:p>
              </table:table-cell>
              <table:table-cell office:value-type="float" office:value="1590899">
                <text:p>1590899</text:p>
              </table:table-cell>
              <table:table-cell office:value-type="float" office:value="7">
                <text:p>7</text:p>
              </table:table-cell>
              <table:table-cell office:value-type="float" office:value="1675303">
                <text:p>1675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40435">
                <text:p>440435</text:p>
              </table:table-cell>
              <table:table-cell office:value-type="float" office:value="8">
                <text:p>8</text:p>
              </table:table-cell>
              <table:table-cell office:value-type="float" office:value="891203">
                <text:p>891203</text:p>
              </table:table-cell>
              <table:table-cell office:value-type="float" office:value="8">
                <text:p>8</text:p>
              </table:table-cell>
              <table:table-cell office:value-type="float" office:value="1347769">
                <text:p>1347769</text:p>
              </table:table-cell>
              <table:table-cell office:value-type="float" office:value="8">
                <text:p>8</text:p>
              </table:table-cell>
              <table:table-cell office:value-type="float" office:value="1599971">
                <text:p>1599971</text:p>
              </table:table-cell>
              <table:table-cell office:value-type="float" office:value="8">
                <text:p>8</text:p>
              </table:table-cell>
              <table:table-cell office:value-type="float" office:value="1677019">
                <text:p>1677019</text:p>
              </table:table-cell>
              <table:table-cell office:value-type="float" office:value="8">
                <text:p>8</text:p>
              </table:table-cell>
              <table:table-cell office:value-type="float" office:value="1702621">
                <text:p>1702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14995">
                <text:p>914995</text:p>
              </table:table-cell>
              <table:table-cell office:value-type="float" office:value="9">
                <text:p>9</text:p>
              </table:table-cell>
              <table:table-cell office:value-type="float" office:value="1367381">
                <text:p>1367381</text:p>
              </table:table-cell>
              <table:table-cell office:value-type="float" office:value="9">
                <text:p>9</text:p>
              </table:table-cell>
              <table:table-cell office:value-type="float" office:value="1609111">
                <text:p>1609111</text:p>
              </table:table-cell>
              <table:table-cell office:value-type="float" office:value="9">
                <text:p>9</text:p>
              </table:table-cell>
              <table:table-cell office:value-type="float" office:value="1678995">
                <text:p>1678995</text:p>
              </table:table-cell>
              <table:table-cell office:value-type="float" office:value="9">
                <text:p>9</text:p>
              </table:table-cell>
              <table:table-cell office:value-type="float" office:value="1703071">
                <text:p>1703071</text:p>
              </table:table-cell>
              <table:table-cell office:value-type="float" office:value="9">
                <text:p>9</text:p>
              </table:table-cell>
              <table:table-cell office:value-type="float" office:value="1713733">
                <text:p>1713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83619">
                <text:p>1383619</text:p>
              </table:table-cell>
              <table:table-cell office:value-type="float" office:value="10">
                <text:p>10</text:p>
              </table:table-cell>
              <table:table-cell office:value-type="float" office:value="1617107">
                <text:p>1617107</text:p>
              </table:table-cell>
              <table:table-cell office:value-type="float" office:value="10">
                <text:p>10</text:p>
              </table:table-cell>
              <table:table-cell office:value-type="float" office:value="1682205">
                <text:p>1682205</text:p>
              </table:table-cell>
              <table:table-cell office:value-type="float" office:value="10">
                <text:p>10</text:p>
              </table:table-cell>
              <table:table-cell office:value-type="float" office:value="1703941">
                <text:p>1703941</text:p>
              </table:table-cell>
              <table:table-cell office:value-type="float" office:value="10">
                <text:p>10</text:p>
              </table:table-cell>
              <table:table-cell office:value-type="float" office:value="1713989">
                <text:p>1713989</text:p>
              </table:table-cell>
              <table:table-cell office:value-type="float" office:value="10">
                <text:p>10</text:p>
              </table:table-cell>
              <table:table-cell office:value-type="float" office:value="1718371">
                <text:p>17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084cm" svg:y="0.316cm" chart:style-name="ch2">
          <text:p>Build Performance</text:p>
        </chart:title>
        <chart:subtitle svg:x="6.97cm" svg:y="1.275cm" chart:style-name="ch3">
          <text:p>San Miguel</text:p>
        </chart:subtitle>
        <chart:legend chart:legend-position="end" svg:x="13.981cm" svg:y="2.972cm" style:legend-expansion="high" chart:style-name="ch4"/>
        <chart:plot-area chart:style-name="ch5" table:cell-range-address="SanMiguel.C4:SanMiguel.D9 SanMiguel.B4:SanMiguel.B4 SanMiguel.B10:SanMiguel.B10 SanMiguel.D10:SanMiguel.D39 SanMiguel.B16:SanMiguel.B16 SanMiguel.B22:SanMiguel.B22 SanMiguel.B28:SanMiguel.B28 SanMiguel.B34:SanMiguel.B34" chart:data-source-has-labels="row" svg:x="1.33cm" svg:y="2.138cm" svg:width="12.332cm" svg:height="5.733cm">
          <chart:coordinate-region svg:x="2.322cm" svg:y="2.337cm" svg:width="11.153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789cm" chart:style-name="ch9">
              <text:p>time in ḿs</text:p>
            </chart:title>
            <chart:grid chart:style-name="ch10" chart:class="major"/>
          </chart:axis>
          <chart:series chart:style-name="ch11" chart:values-cell-range-address="SanMiguel.D4:SanMiguel.D9" chart:label-cell-address="SanMiguel.B4:SanMiguel.B4" chart:class="chart:scatter">
            <chart:domain table:cell-range-address="SanMiguel.C4:SanMiguel.C9"/>
            <chart:data-point chart:repeated="6"/>
          </chart:series>
          <chart:series chart:style-name="ch12" chart:values-cell-range-address="SanMiguel.D10:SanMiguel.D15" chart:label-cell-address="SanMiguel.B10:SanMiguel.B10" chart:class="chart:scatter">
            <chart:domain table:cell-range-address="SanMiguel.C10:SanMiguel.C15"/>
            <chart:data-point chart:repeated="6"/>
          </chart:series>
          <chart:series chart:style-name="ch13" chart:values-cell-range-address="SanMiguel.D16:SanMiguel.D21" chart:label-cell-address="SanMiguel.B16:SanMiguel.B16" chart:class="chart:scatter">
            <chart:domain table:cell-range-address="SanMiguel.C16:SanMiguel.C21"/>
            <chart:data-point chart:repeated="6"/>
          </chart:series>
          <chart:series chart:style-name="ch14" chart:values-cell-range-address="SanMiguel.D22:SanMiguel.D27" chart:label-cell-address="SanMiguel.B22:SanMiguel.B22" chart:class="chart:scatter">
            <chart:domain table:cell-range-address="SanMiguel.C22:SanMiguel.C27"/>
            <chart:data-point chart:repeated="6"/>
          </chart:series>
          <chart:series chart:style-name="ch15" chart:values-cell-range-address="SanMiguel.D28:SanMiguel.D33" chart:label-cell-address="SanMiguel.B28:SanMiguel.B28" chart:class="chart:scatter">
            <chart:domain table:cell-range-address="SanMiguel.C28:SanMiguel.C33"/>
            <chart:data-point chart:repeated="6"/>
          </chart:series>
          <chart:series chart:style-name="ch16" chart:values-cell-range-address="SanMiguel.D34:SanMiguel.D39" chart:label-cell-address="SanMiguel.B34:SanMiguel.B34" chart:class="chart:scatter">
            <chart:domain table:cell-range-address="SanMiguel.C34:SanMiguel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anMiguel.B4:SanMiguel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anMiguel.B10:SanMiguel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anMiguel.B16:SanMiguel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anMiguel.B22:SanMiguel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anMiguel.B28:SanMiguel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anMiguel.B34:SanMiguel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anMiguel.C4:SanMiguel.C9</svg:desc>
                </draw:g>
              </table:table-cell>
              <table:table-cell office:value-type="float" office:value="133">
                <text:p>133</text:p>
                <draw:g>
                  <svg:desc>SanMiguel.D4:SanMiguel.D9</svg:desc>
                </draw:g>
              </table:table-cell>
              <table:table-cell office:value-type="float" office:value="5">
                <text:p>5</text:p>
                <draw:g>
                  <svg:desc>SanMiguel.C10:SanMiguel.C15</svg:desc>
                </draw:g>
              </table:table-cell>
              <table:table-cell office:value-type="float" office:value="211">
                <text:p>211</text:p>
                <draw:g>
                  <svg:desc>SanMiguel.D10:SanMiguel.D15</svg:desc>
                </draw:g>
              </table:table-cell>
              <table:table-cell office:value-type="float" office:value="5">
                <text:p>5</text:p>
                <draw:g>
                  <svg:desc>SanMiguel.C16:SanMiguel.C21</svg:desc>
                </draw:g>
              </table:table-cell>
              <table:table-cell office:value-type="float" office:value="318">
                <text:p>318</text:p>
                <draw:g>
                  <svg:desc>SanMiguel.D16:SanMiguel.D21</svg:desc>
                </draw:g>
              </table:table-cell>
              <table:table-cell office:value-type="float" office:value="5">
                <text:p>5</text:p>
                <draw:g>
                  <svg:desc>SanMiguel.C22:SanMiguel.C27</svg:desc>
                </draw:g>
              </table:table-cell>
              <table:table-cell office:value-type="float" office:value="442">
                <text:p>442</text:p>
                <draw:g>
                  <svg:desc>SanMiguel.D22:SanMiguel.D27</svg:desc>
                </draw:g>
              </table:table-cell>
              <table:table-cell office:value-type="float" office:value="5">
                <text:p>5</text:p>
                <draw:g>
                  <svg:desc>SanMiguel.C28:SanMiguel.C33</svg:desc>
                </draw:g>
              </table:table-cell>
              <table:table-cell office:value-type="float" office:value="691">
                <text:p>691</text:p>
                <draw:g>
                  <svg:desc>SanMiguel.D28:SanMiguel.D33</svg:desc>
                </draw:g>
              </table:table-cell>
              <table:table-cell office:value-type="float" office:value="5">
                <text:p>5</text:p>
                <draw:g>
                  <svg:desc>SanMiguel.C34:SanMiguel.C39</svg:desc>
                </draw:g>
              </table:table-cell>
              <table:table-cell office:value-type="float" office:value="1360">
                <text:p>1360</text:p>
                <draw:g>
                  <svg:desc>SanMiguel.D34:SanMiguel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460">
                <text:p>460</text:p>
              </table:table-cell>
              <table:table-cell office:value-type="float" office:value="6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6">
                <text:p>6</text:p>
              </table:table-cell>
              <table:table-cell office:value-type="float" office:value="1240">
                <text:p>1240</text:p>
              </table:table-cell>
              <table:table-cell office:value-type="float" office:value="6">
                <text:p>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7">
                <text:p>7</text:p>
              </table:table-cell>
              <table:table-cell office:value-type="float" office:value="466">
                <text:p>466</text:p>
              </table:table-cell>
              <table:table-cell office:value-type="float" office:value="7">
                <text:p>7</text:p>
              </table:table-cell>
              <table:table-cell office:value-type="float" office:value="694">
                <text:p>694</text:p>
              </table:table-cell>
              <table:table-cell office:value-type="float" office:value="7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7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42">
                <text:p>442</text:p>
              </table:table-cell>
              <table:table-cell office:value-type="float" office:value="8">
                <text:p>8</text:p>
              </table:table-cell>
              <table:table-cell office:value-type="float" office:value="646">
                <text:p>646</text:p>
              </table:table-cell>
              <table:table-cell office:value-type="float" office:value="8">
                <text:p>8</text:p>
              </table:table-cell>
              <table:table-cell office:value-type="float" office:value="1260">
                <text:p>1260</text:p>
              </table:table-cell>
              <table:table-cell office:value-type="float" office:value="8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8">
                <text:p>8</text:p>
              </table:table-cell>
              <table:table-cell office:value-type="float" office:value="2520">
                <text:p>2520</text:p>
              </table:table-cell>
              <table:table-cell office:value-type="float" office:value="8">
                <text:p>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74">
                <text:p>674</text:p>
              </table:table-cell>
              <table:table-cell office:value-type="float" office:value="9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9">
                <text:p>9</text:p>
              </table:table-cell>
              <table:table-cell office:value-type="float" office:value="1710">
                <text:p>1710</text:p>
              </table:table-cell>
              <table:table-cell office:value-type="float" office:value="9">
                <text:p>9</text:p>
              </table:table-cell>
              <table:table-cell office:value-type="float" office:value="2710">
                <text:p>2710</text:p>
              </table:table-cell>
              <table:table-cell office:value-type="float" office:value="9">
                <text:p>9</text:p>
              </table:table-cell>
              <table:table-cell office:value-type="float" office:value="3610">
                <text:p>3610</text:p>
              </table:table-cell>
              <table:table-cell office:value-type="float" office:value="9">
                <text:p>9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30">
                <text:p>1330</text:p>
              </table:table-cell>
              <table:table-cell office:value-type="float" office:value="10">
                <text:p>10</text:p>
              </table:table-cell>
              <table:table-cell office:value-type="float" office:value="1670">
                <text:p>1670</text:p>
              </table:table-cell>
              <table:table-cell office:value-type="float" office:value="10">
                <text:p>10</text:p>
              </table:table-cell>
              <table:table-cell office:value-type="float" office:value="2700">
                <text:p>2700</text:p>
              </table:table-cell>
              <table:table-cell office:value-type="float" office:value="10">
                <text:p>10</text:p>
              </table:table-cell>
              <table:table-cell office:value-type="float" office:value="3660">
                <text:p>3660</text:p>
              </table:table-cell>
              <table:table-cell office:value-type="float" office:value="10">
                <text:p>10</text:p>
              </table:table-cell>
              <table:table-cell office:value-type="float" office:value="4400">
                <text:p>4400</text:p>
              </table:table-cell>
              <table:table-cell office:value-type="float" office:value="10">
                <text:p>10</text:p>
              </table:table-cell>
              <table:table-cell office:value-type="float" office:value="6030">
                <text:p>60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891cm" svg:y="0.316cm" chart:style-name="ch2">
          <text:p>Build Cost</text:p>
        </chart:title>
        <chart:subtitle svg:x="6.97cm" svg:y="1.275cm" chart:style-name="ch3">
          <text:p>San Miguel</text:p>
        </chart:subtitle>
        <chart:legend chart:legend-position="end" svg:x="13.981cm" svg:y="2.972cm" style:legend-expansion="high" chart:style-name="ch4"/>
        <chart:plot-area chart:style-name="ch5" table:cell-range-address="SanMiguel.C4:SanMiguel.C9 SanMiguel.B4:SanMiguel.B4 SanMiguel.V4:SanMiguel.V39 SanMiguel.B10:SanMiguel.B10 SanMiguel.B16:SanMiguel.B16 SanMiguel.B22:SanMiguel.B22 SanMiguel.B28:SanMiguel.B28 SanMiguel.B34:SanMiguel.B34" chart:data-source-has-labels="row" svg:x="1.33cm" svg:y="2.138cm" svg:width="12.332cm" svg:height="5.733cm">
          <chart:coordinate-region svg:x="3.063cm" svg:y="2.337cm" svg:width="10.412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948cm" chart:style-name="ch9">
              <text:p>cut size sum</text:p>
            </chart:title>
            <chart:grid chart:style-name="ch10" chart:class="major"/>
          </chart:axis>
          <chart:series chart:style-name="ch11" chart:values-cell-range-address="SanMiguel.V4:SanMiguel.V9" chart:label-cell-address="SanMiguel.B4:SanMiguel.B4" chart:class="chart:scatter">
            <chart:domain table:cell-range-address="SanMiguel.C4:SanMiguel.C9"/>
            <chart:data-point chart:repeated="6"/>
          </chart:series>
          <chart:series chart:style-name="ch12" chart:values-cell-range-address="SanMiguel.V10:SanMiguel.V15" chart:label-cell-address="SanMiguel.B10:SanMiguel.B10" chart:class="chart:scatter">
            <chart:domain table:cell-range-address="SanMiguel.C10:SanMiguel.C15"/>
            <chart:data-point chart:repeated="6"/>
          </chart:series>
          <chart:series chart:style-name="ch13" chart:values-cell-range-address="SanMiguel.V16:SanMiguel.V21" chart:label-cell-address="SanMiguel.B16:SanMiguel.B16" chart:class="chart:scatter">
            <chart:domain table:cell-range-address="SanMiguel.C16:SanMiguel.C21"/>
            <chart:data-point chart:repeated="6"/>
          </chart:series>
          <chart:series chart:style-name="ch14" chart:values-cell-range-address="SanMiguel.V22:SanMiguel.V27" chart:label-cell-address="SanMiguel.B22:SanMiguel.B22" chart:class="chart:scatter">
            <chart:domain table:cell-range-address="SanMiguel.C22:SanMiguel.C27"/>
            <chart:data-point chart:repeated="6"/>
          </chart:series>
          <chart:series chart:style-name="ch15" chart:values-cell-range-address="SanMiguel.V28:SanMiguel.V33" chart:label-cell-address="SanMiguel.B28:SanMiguel.B28" chart:class="chart:scatter">
            <chart:domain table:cell-range-address="SanMiguel.C28:SanMiguel.C33"/>
            <chart:data-point chart:repeated="6"/>
          </chart:series>
          <chart:series chart:style-name="ch16" chart:values-cell-range-address="SanMiguel.V34:SanMiguel.V39" chart:label-cell-address="SanMiguel.B34:SanMiguel.B34" chart:class="chart:scatter">
            <chart:domain table:cell-range-address="SanMiguel.C34:SanMiguel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anMiguel.B4:SanMiguel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anMiguel.B10:SanMiguel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anMiguel.B16:SanMiguel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anMiguel.B22:SanMiguel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anMiguel.B28:SanMiguel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anMiguel.B34:SanMiguel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anMiguel.C4:SanMiguel.C9</svg:desc>
                </draw:g>
              </table:table-cell>
              <table:table-cell office:value-type="float" office:value="115932">
                <text:p>115932</text:p>
                <draw:g>
                  <svg:desc>SanMiguel.V4:SanMiguel.V9</svg:desc>
                </draw:g>
              </table:table-cell>
              <table:table-cell office:value-type="float" office:value="5">
                <text:p>5</text:p>
                <draw:g>
                  <svg:desc>SanMiguel.C10:SanMiguel.C15</svg:desc>
                </draw:g>
              </table:table-cell>
              <table:table-cell office:value-type="float" office:value="376981">
                <text:p>376981</text:p>
                <draw:g>
                  <svg:desc>SanMiguel.V10:SanMiguel.V15</svg:desc>
                </draw:g>
              </table:table-cell>
              <table:table-cell office:value-type="float" office:value="5">
                <text:p>5</text:p>
                <draw:g>
                  <svg:desc>SanMiguel.C16:SanMiguel.C21</svg:desc>
                </draw:g>
              </table:table-cell>
              <table:table-cell office:value-type="float" office:value="967388">
                <text:p>967388</text:p>
                <draw:g>
                  <svg:desc>SanMiguel.V16:SanMiguel.V21</svg:desc>
                </draw:g>
              </table:table-cell>
              <table:table-cell office:value-type="float" office:value="5">
                <text:p>5</text:p>
                <draw:g>
                  <svg:desc>SanMiguel.C22:SanMiguel.C27</svg:desc>
                </draw:g>
              </table:table-cell>
              <table:table-cell office:value-type="float" office:value="1885415">
                <text:p>1885415</text:p>
                <draw:g>
                  <svg:desc>SanMiguel.V22:SanMiguel.V27</svg:desc>
                </draw:g>
              </table:table-cell>
              <table:table-cell office:value-type="float" office:value="5">
                <text:p>5</text:p>
                <draw:g>
                  <svg:desc>SanMiguel.C28:SanMiguel.C33</svg:desc>
                </draw:g>
              </table:table-cell>
              <table:table-cell office:value-type="float" office:value="3251996">
                <text:p>3251996</text:p>
                <draw:g>
                  <svg:desc>SanMiguel.V28:SanMiguel.V33</svg:desc>
                </draw:g>
              </table:table-cell>
              <table:table-cell office:value-type="float" office:value="5">
                <text:p>5</text:p>
                <draw:g>
                  <svg:desc>SanMiguel.C34:SanMiguel.C39</svg:desc>
                </draw:g>
              </table:table-cell>
              <table:table-cell office:value-type="float" office:value="5122214">
                <text:p>5122214</text:p>
                <draw:g>
                  <svg:desc>SanMiguel.V34:SanMiguel.V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34983">
                <text:p>334983</text:p>
              </table:table-cell>
              <table:table-cell office:value-type="float" office:value="6">
                <text:p>6</text:p>
              </table:table-cell>
              <table:table-cell office:value-type="float" office:value="888013">
                <text:p>888013</text:p>
              </table:table-cell>
              <table:table-cell office:value-type="float" office:value="6">
                <text:p>6</text:p>
              </table:table-cell>
              <table:table-cell office:value-type="float" office:value="1891150">
                <text:p>1891150</text:p>
              </table:table-cell>
              <table:table-cell office:value-type="float" office:value="6">
                <text:p>6</text:p>
              </table:table-cell>
              <table:table-cell office:value-type="float" office:value="3433611">
                <text:p>3433611</text:p>
              </table:table-cell>
              <table:table-cell office:value-type="float" office:value="6">
                <text:p>6</text:p>
              </table:table-cell>
              <table:table-cell office:value-type="float" office:value="5332456">
                <text:p>5332456</text:p>
              </table:table-cell>
              <table:table-cell office:value-type="float" office:value="6">
                <text:p>6</text:p>
              </table:table-cell>
              <table:table-cell office:value-type="float" office:value="7810526">
                <text:p>7810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91786">
                <text:p>891786</text:p>
              </table:table-cell>
              <table:table-cell office:value-type="float" office:value="7">
                <text:p>7</text:p>
              </table:table-cell>
              <table:table-cell office:value-type="float" office:value="1975568">
                <text:p>1975568</text:p>
              </table:table-cell>
              <table:table-cell office:value-type="float" office:value="7">
                <text:p>7</text:p>
              </table:table-cell>
              <table:table-cell office:value-type="float" office:value="3538267">
                <text:p>3538267</text:p>
              </table:table-cell>
              <table:table-cell office:value-type="float" office:value="7">
                <text:p>7</text:p>
              </table:table-cell>
              <table:table-cell office:value-type="float" office:value="5732394">
                <text:p>5732394</text:p>
              </table:table-cell>
              <table:table-cell office:value-type="float" office:value="7">
                <text:p>7</text:p>
              </table:table-cell>
              <table:table-cell office:value-type="float" office:value="8462850">
                <text:p>8462850</text:p>
              </table:table-cell>
              <table:table-cell office:value-type="float" office:value="7">
                <text:p>7</text:p>
              </table:table-cell>
              <table:table-cell office:value-type="float" office:value="11891037">
                <text:p>11891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99954">
                <text:p>1899954</text:p>
              </table:table-cell>
              <table:table-cell office:value-type="float" office:value="8">
                <text:p>8</text:p>
              </table:table-cell>
              <table:table-cell office:value-type="float" office:value="3430401">
                <text:p>3430401</text:p>
              </table:table-cell>
              <table:table-cell office:value-type="float" office:value="8">
                <text:p>8</text:p>
              </table:table-cell>
              <table:table-cell office:value-type="float" office:value="5602274">
                <text:p>5602274</text:p>
              </table:table-cell>
              <table:table-cell office:value-type="float" office:value="8">
                <text:p>8</text:p>
              </table:table-cell>
              <table:table-cell office:value-type="float" office:value="8440688">
                <text:p>8440688</text:p>
              </table:table-cell>
              <table:table-cell office:value-type="float" office:value="8">
                <text:p>8</text:p>
              </table:table-cell>
              <table:table-cell office:value-type="float" office:value="12096037">
                <text:p>12096037</text:p>
              </table:table-cell>
              <table:table-cell office:value-type="float" office:value="8">
                <text:p>8</text:p>
              </table:table-cell>
              <table:table-cell office:value-type="float" office:value="16233639">
                <text:p>16233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678107">
                <text:p>3678107</text:p>
              </table:table-cell>
              <table:table-cell office:value-type="float" office:value="9">
                <text:p>9</text:p>
              </table:table-cell>
              <table:table-cell office:value-type="float" office:value="5933722">
                <text:p>5933722</text:p>
              </table:table-cell>
              <table:table-cell office:value-type="float" office:value="9">
                <text:p>9</text:p>
              </table:table-cell>
              <table:table-cell office:value-type="float" office:value="8826986">
                <text:p>8826986</text:p>
              </table:table-cell>
              <table:table-cell office:value-type="float" office:value="9">
                <text:p>9</text:p>
              </table:table-cell>
              <table:table-cell office:value-type="float" office:value="12681832">
                <text:p>12681832</text:p>
              </table:table-cell>
              <table:table-cell office:value-type="float" office:value="9">
                <text:p>9</text:p>
              </table:table-cell>
              <table:table-cell office:value-type="float" office:value="17234344">
                <text:p>17234344</text:p>
              </table:table-cell>
              <table:table-cell office:value-type="float" office:value="9">
                <text:p>9</text:p>
              </table:table-cell>
              <table:table-cell office:value-type="float" office:value="22144936">
                <text:p>22144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207363">
                <text:p>6207363</text:p>
              </table:table-cell>
              <table:table-cell office:value-type="float" office:value="10">
                <text:p>10</text:p>
              </table:table-cell>
              <table:table-cell office:value-type="float" office:value="9073377">
                <text:p>9073377</text:p>
              </table:table-cell>
              <table:table-cell office:value-type="float" office:value="10">
                <text:p>10</text:p>
              </table:table-cell>
              <table:table-cell office:value-type="float" office:value="12605860">
                <text:p>12605860</text:p>
              </table:table-cell>
              <table:table-cell office:value-type="float" office:value="10">
                <text:p>10</text:p>
              </table:table-cell>
              <table:table-cell office:value-type="float" office:value="16562769">
                <text:p>16562769</text:p>
              </table:table-cell>
              <table:table-cell office:value-type="float" office:value="10">
                <text:p>10</text:p>
              </table:table-cell>
              <table:table-cell office:value-type="float" office:value="20779606">
                <text:p>20779606</text:p>
              </table:table-cell>
              <table:table-cell office:value-type="float" office:value="10">
                <text:p>10</text:p>
              </table:table-cell>
              <table:table-cell office:value-type="float" office:value="25096159">
                <text:p>250961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957cm" svg:y="0.316cm" chart:style-name="ch2">
          <text:p>BVH Size</text:p>
        </chart:title>
        <chart:subtitle svg:x="6.97cm" svg:y="1.275cm" chart:style-name="ch3">
          <text:p>San Miguel</text:p>
        </chart:subtitle>
        <chart:legend chart:legend-position="end" svg:x="13.981cm" svg:y="2.972cm" style:legend-expansion="high" chart:style-name="ch4"/>
        <chart:plot-area chart:style-name="ch5" table:cell-range-address="SanMiguel.C4:SanMiguel.C9 SanMiguel.B4:SanMiguel.B4 SanMiguel.W4:SanMiguel.W39 SanMiguel.B10:SanMiguel.B10 SanMiguel.B16:SanMiguel.B16 SanMiguel.B22:SanMiguel.B22 SanMiguel.B28:SanMiguel.B28 SanMiguel.B34:SanMiguel.B34" chart:data-source-has-labels="row" svg:x="1.33cm" svg:y="2.138cm" svg:width="12.332cm" svg:height="5.733cm">
          <chart:coordinate-region svg:x="2.877cm" svg:y="2.337cm" svg:width="10.412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352cm" chart:style-name="ch9">
              <text:p>size</text:p>
            </chart:title>
            <chart:grid chart:style-name="ch10" chart:class="major"/>
          </chart:axis>
          <chart:series chart:style-name="ch11" chart:values-cell-range-address="SanMiguel.W4:SanMiguel.W9" chart:label-cell-address="SanMiguel.B4:SanMiguel.B4" chart:class="chart:scatter">
            <chart:domain table:cell-range-address="SanMiguel.C4:SanMiguel.C9"/>
            <chart:data-point chart:repeated="6"/>
          </chart:series>
          <chart:series chart:style-name="ch12" chart:values-cell-range-address="SanMiguel.W10:SanMiguel.W15" chart:label-cell-address="SanMiguel.B10:SanMiguel.B10" chart:class="chart:scatter">
            <chart:domain table:cell-range-address="SanMiguel.C10:SanMiguel.C15"/>
            <chart:data-point chart:repeated="6"/>
          </chart:series>
          <chart:series chart:style-name="ch13" chart:values-cell-range-address="SanMiguel.W16:SanMiguel.W21" chart:label-cell-address="SanMiguel.B16:SanMiguel.B16" chart:class="chart:scatter">
            <chart:domain table:cell-range-address="SanMiguel.C16:SanMiguel.C21"/>
            <chart:data-point chart:repeated="6"/>
          </chart:series>
          <chart:series chart:style-name="ch14" chart:values-cell-range-address="SanMiguel.W22:SanMiguel.W27" chart:label-cell-address="SanMiguel.B22:SanMiguel.B22" chart:class="chart:scatter">
            <chart:domain table:cell-range-address="SanMiguel.C22:SanMiguel.C27"/>
            <chart:data-point chart:repeated="6"/>
          </chart:series>
          <chart:series chart:style-name="ch15" chart:values-cell-range-address="SanMiguel.W28:SanMiguel.W33" chart:label-cell-address="SanMiguel.B28:SanMiguel.B28" chart:class="chart:scatter">
            <chart:domain table:cell-range-address="SanMiguel.C28:SanMiguel.C33"/>
            <chart:data-point chart:repeated="6"/>
          </chart:series>
          <chart:series chart:style-name="ch16" chart:values-cell-range-address="SanMiguel.W34:SanMiguel.W39" chart:label-cell-address="SanMiguel.B34:SanMiguel.B34" chart:class="chart:scatter">
            <chart:domain table:cell-range-address="SanMiguel.C34:SanMiguel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anMiguel.B4:SanMiguel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anMiguel.B10:SanMiguel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anMiguel.B16:SanMiguel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anMiguel.B22:SanMiguel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anMiguel.B28:SanMiguel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anMiguel.B34:SanMiguel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anMiguel.C4:SanMiguel.C9</svg:desc>
                </draw:g>
              </table:table-cell>
              <table:table-cell office:value-type="float" office:value="69906">
                <text:p>69906</text:p>
                <draw:g>
                  <svg:desc>SanMiguel.W4:SanMiguel.W9</svg:desc>
                </draw:g>
              </table:table-cell>
              <table:table-cell office:value-type="float" office:value="5">
                <text:p>5</text:p>
                <draw:g>
                  <svg:desc>SanMiguel.C10:SanMiguel.C15</svg:desc>
                </draw:g>
              </table:table-cell>
              <table:table-cell office:value-type="float" office:value="240574">
                <text:p>240574</text:p>
                <draw:g>
                  <svg:desc>SanMiguel.W10:SanMiguel.W15</svg:desc>
                </draw:g>
              </table:table-cell>
              <table:table-cell office:value-type="float" office:value="5">
                <text:p>5</text:p>
                <draw:g>
                  <svg:desc>SanMiguel.C16:SanMiguel.C21</svg:desc>
                </draw:g>
              </table:table-cell>
              <table:table-cell office:value-type="float" office:value="569112">
                <text:p>569112</text:p>
                <draw:g>
                  <svg:desc>SanMiguel.W16:SanMiguel.W21</svg:desc>
                </draw:g>
              </table:table-cell>
              <table:table-cell office:value-type="float" office:value="5">
                <text:p>5</text:p>
                <draw:g>
                  <svg:desc>SanMiguel.C22:SanMiguel.C27</svg:desc>
                </draw:g>
              </table:table-cell>
              <table:table-cell office:value-type="float" office:value="1005626">
                <text:p>1005626</text:p>
                <draw:g>
                  <svg:desc>SanMiguel.W22:SanMiguel.W27</svg:desc>
                </draw:g>
              </table:table-cell>
              <table:table-cell office:value-type="float" office:value="5">
                <text:p>5</text:p>
                <draw:g>
                  <svg:desc>SanMiguel.C28:SanMiguel.C33</svg:desc>
                </draw:g>
              </table:table-cell>
              <table:table-cell office:value-type="float" office:value="1797924">
                <text:p>1797924</text:p>
                <draw:g>
                  <svg:desc>SanMiguel.W28:SanMiguel.W33</svg:desc>
                </draw:g>
              </table:table-cell>
              <table:table-cell office:value-type="float" office:value="5">
                <text:p>5</text:p>
                <draw:g>
                  <svg:desc>SanMiguel.C34:SanMiguel.C39</svg:desc>
                </draw:g>
              </table:table-cell>
              <table:table-cell office:value-type="float" office:value="2816362">
                <text:p>2816362</text:p>
                <draw:g>
                  <svg:desc>SanMiguel.W34:SanMiguel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0044">
                <text:p>200044</text:p>
              </table:table-cell>
              <table:table-cell office:value-type="float" office:value="6">
                <text:p>6</text:p>
              </table:table-cell>
              <table:table-cell office:value-type="float" office:value="514812">
                <text:p>514812</text:p>
              </table:table-cell>
              <table:table-cell office:value-type="float" office:value="6">
                <text:p>6</text:p>
              </table:table-cell>
              <table:table-cell office:value-type="float" office:value="988132">
                <text:p>988132</text:p>
              </table:table-cell>
              <table:table-cell office:value-type="float" office:value="6">
                <text:p>6</text:p>
              </table:table-cell>
              <table:table-cell office:value-type="float" office:value="1705672">
                <text:p>1705672</text:p>
              </table:table-cell>
              <table:table-cell office:value-type="float" office:value="6">
                <text:p>6</text:p>
              </table:table-cell>
              <table:table-cell office:value-type="float" office:value="2578558">
                <text:p>2578558</text:p>
              </table:table-cell>
              <table:table-cell office:value-type="float" office:value="6">
                <text:p>6</text:p>
              </table:table-cell>
              <table:table-cell office:value-type="float" office:value="3752688">
                <text:p>3752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75136">
                <text:p>475136</text:p>
              </table:table-cell>
              <table:table-cell office:value-type="float" office:value="7">
                <text:p>7</text:p>
              </table:table-cell>
              <table:table-cell office:value-type="float" office:value="965624">
                <text:p>965624</text:p>
              </table:table-cell>
              <table:table-cell office:value-type="float" office:value="7">
                <text:p>7</text:p>
              </table:table-cell>
              <table:table-cell office:value-type="float" office:value="1658370">
                <text:p>1658370</text:p>
              </table:table-cell>
              <table:table-cell office:value-type="float" office:value="7">
                <text:p>7</text:p>
              </table:table-cell>
              <table:table-cell office:value-type="float" office:value="2553594">
                <text:p>2553594</text:p>
              </table:table-cell>
              <table:table-cell office:value-type="float" office:value="7">
                <text:p>7</text:p>
              </table:table-cell>
              <table:table-cell office:value-type="float" office:value="3701656">
                <text:p>3701656</text:p>
              </table:table-cell>
              <table:table-cell office:value-type="float" office:value="7">
                <text:p>7</text:p>
              </table:table-cell>
              <table:table-cell office:value-type="float" office:value="5128102">
                <text:p>5128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39846">
                <text:p>839846</text:p>
              </table:table-cell>
              <table:table-cell office:value-type="float" office:value="8">
                <text:p>8</text:p>
              </table:table-cell>
              <table:table-cell office:value-type="float" office:value="1448512">
                <text:p>1448512</text:p>
              </table:table-cell>
              <table:table-cell office:value-type="float" office:value="8">
                <text:p>8</text:p>
              </table:table-cell>
              <table:table-cell office:value-type="float" office:value="2336240">
                <text:p>2336240</text:p>
              </table:table-cell>
              <table:table-cell office:value-type="float" office:value="8">
                <text:p>8</text:p>
              </table:table-cell>
              <table:table-cell office:value-type="float" office:value="3431398">
                <text:p>3431398</text:p>
              </table:table-cell>
              <table:table-cell office:value-type="float" office:value="8">
                <text:p>8</text:p>
              </table:table-cell>
              <table:table-cell office:value-type="float" office:value="4889404">
                <text:p>4889404</text:p>
              </table:table-cell>
              <table:table-cell office:value-type="float" office:value="8">
                <text:p>8</text:p>
              </table:table-cell>
              <table:table-cell office:value-type="float" office:value="6511948">
                <text:p>6511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95980">
                <text:p>1395980</text:p>
              </table:table-cell>
              <table:table-cell office:value-type="float" office:value="9">
                <text:p>9</text:p>
              </table:table-cell>
              <table:table-cell office:value-type="float" office:value="2193578">
                <text:p>2193578</text:p>
              </table:table-cell>
              <table:table-cell office:value-type="float" office:value="9">
                <text:p>9</text:p>
              </table:table-cell>
              <table:table-cell office:value-type="float" office:value="3222134">
                <text:p>3222134</text:p>
              </table:table-cell>
              <table:table-cell office:value-type="float" office:value="9">
                <text:p>9</text:p>
              </table:table-cell>
              <table:table-cell office:value-type="float" office:value="4535346">
                <text:p>4535346</text:p>
              </table:table-cell>
              <table:table-cell office:value-type="float" office:value="9">
                <text:p>9</text:p>
              </table:table-cell>
              <table:table-cell office:value-type="float" office:value="6305606">
                <text:p>6305606</text:p>
              </table:table-cell>
              <table:table-cell office:value-type="float" office:value="9">
                <text:p>9</text:p>
              </table:table-cell>
              <table:table-cell office:value-type="float" office:value="7844830">
                <text:p>7844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84134">
                <text:p>2084134</text:p>
              </table:table-cell>
              <table:table-cell office:value-type="float" office:value="10">
                <text:p>10</text:p>
              </table:table-cell>
              <table:table-cell office:value-type="float" office:value="3026200">
                <text:p>3026200</text:p>
              </table:table-cell>
              <table:table-cell office:value-type="float" office:value="10">
                <text:p>10</text:p>
              </table:table-cell>
              <table:table-cell office:value-type="float" office:value="4206398">
                <text:p>4206398</text:p>
              </table:table-cell>
              <table:table-cell office:value-type="float" office:value="10">
                <text:p>10</text:p>
              </table:table-cell>
              <table:table-cell office:value-type="float" office:value="6018310">
                <text:p>6018310</text:p>
              </table:table-cell>
              <table:table-cell office:value-type="float" office:value="10">
                <text:p>10</text:p>
              </table:table-cell>
              <table:table-cell office:value-type="float" office:value="7504796">
                <text:p>7504796</text:p>
              </table:table-cell>
              <table:table-cell office:value-type="float" office:value="10">
                <text:p>10</text:p>
              </table:table-cell>
              <table:table-cell office:value-type="float" office:value="8688822">
                <text:p>86888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